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ce1"/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443" calcext:value-type="float">
            <text:p>11443</text:p>
          </table:table-cell>
          <table:table-cell table:formula="of:=[.A1]/[.B1]" office:value-type="float" office:value="0.400157301406974" calcext:value-type="float">
            <text:p>0.4001573014</text:p>
          </table:table-cell>
          <table:table-cell office:value-type="float" office:value="8791" calcext:value-type="float">
            <text:p>8791</text:p>
          </table:table-cell>
          <table:table-cell office:value-type="float" office:value="6297" calcext:value-type="float">
            <text:p>6297</text:p>
          </table:table-cell>
          <table:table-cell table:formula="of:=[.D1]/[.E1]" office:value-type="float" office:value="1.39606161664285" calcext:value-type="float">
            <text:p>1.3960616166</text:p>
          </table:table-cell>
          <table:table-cell office:value-type="float" office:value="6514" calcext:value-type="float">
            <text:p>6514</text:p>
          </table:table-cell>
          <table:table-cell office:value-type="float" office:value="4517" calcext:value-type="float">
            <text:p>4517</text:p>
          </table:table-cell>
          <table:table-cell table:formula="of:=[.G1]/[.H1]" office:value-type="float" office:value="1.44210759353553" calcext:value-type="float">
            <text:p>1.4421075935</text:p>
          </table:table-cell>
          <table:table-cell office:value-type="float" office:value="48788" calcext:value-type="float">
            <text:p>48788</text:p>
          </table:table-cell>
          <table:table-cell office:value-type="float" office:value="52458" calcext:value-type="float">
            <text:p>52458</text:p>
          </table:table-cell>
          <table:table-cell table:formula="of:=[.J1]/[.K1]" office:value-type="float" office:value="0.930039269510847" calcext:value-type="float">
            <text:p>0.9300392695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table:formula="of:=AVERAGE([.C1];[.F1]; [.I1]; [.L1] )" office:value-type="float" office:value="1.04209144527405" calcext:value-type="float">
            <text:p>1.0420914453</text:p>
          </table:table-cell>
          <table:table-cell table:formula="of:=AVERAGE([.M1:.P1])" office:value-type="float" office:value="0.10675" calcext:value-type="float">
            <text:p>0.10675</text:p>
          </table:table-cell>
          <table:table-cell office:value-type="float" office:value="3844326.793" calcext:value-type="float">
            <text:p>3844326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/[.B2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[.E2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3965" calcext:value-type="float">
            <text:p>3965</text:p>
          </table:table-cell>
          <table:table-cell table:formula="of:=[.G2]/[.H2]" office:value-type="float" office:value="1.64287515762926" calcext:value-type="float">
            <text:p>1.6428751576</text:p>
          </table:table-cell>
          <table:table-cell office:value-type="float" office:value="48788" calcext:value-type="float">
            <text:p>48788</text:p>
          </table:table-cell>
          <table:table-cell office:value-type="float" office:value="43262" calcext:value-type="float">
            <text:p>43262</text:p>
          </table:table-cell>
          <table:table-cell table:formula="of:=[.J2]/[.K2]" office:value-type="float" office:value="1.12773334566132" calcext:value-type="float">
            <text:p>1.1277333457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639" calcext:value-type="float">
            <text:p>0.0639</text:p>
          </table:table-cell>
          <table:table-cell table:formula="of:=AVERAGE([.I2]; [.L2] )" office:value-type="float" office:value="1.38530425164529" calcext:value-type="float">
            <text:p>1.3853042516</text:p>
          </table:table-cell>
          <table:table-cell table:formula="of:=AVERAGE([.M2:.P2])" office:value-type="float" office:value="0.05955" calcext:value-type="float">
            <text:p>0.05955</text:p>
          </table:table-cell>
          <table:table-cell office:value-type="float" office:value="2525664.584" calcext:value-type="float">
            <text:p>2525664.58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517" calcext:value-type="float">
            <text:p>8517</text:p>
          </table:table-cell>
          <table:table-cell table:formula="of:=[.A3]/[.B3]" office:value-type="float" office:value="0.53763062111072" calcext:value-type="float">
            <text:p>0.5376306211</text:p>
          </table:table-cell>
          <table:table-cell office:value-type="float" office:value="8791" calcext:value-type="float">
            <text:p>8791</text:p>
          </table:table-cell>
          <table:table-cell office:value-type="float" office:value="10662" calcext:value-type="float">
            <text:p>10662</text:p>
          </table:table-cell>
          <table:table-cell table:formula="of:=[.D3]/[.E3]" office:value-type="float" office:value="0.824516976177077" calcext:value-type="float">
            <text:p>0.8245169762</text:p>
          </table:table-cell>
          <table:table-cell office:value-type="float" office:value="6514" calcext:value-type="float">
            <text:p>6514</text:p>
          </table:table-cell>
          <table:table-cell office:value-type="float" office:value="5527" calcext:value-type="float">
            <text:p>5527</text:p>
          </table:table-cell>
          <table:table-cell table:formula="of:=[.G3]/[.H3]" office:value-type="float" office:value="1.17857789035643" calcext:value-type="float">
            <text:p>1.1785778904</text:p>
          </table:table-cell>
          <table:table-cell office:value-type="float" office:value="48788" calcext:value-type="float">
            <text:p>48788</text:p>
          </table:table-cell>
          <table:table-cell office:value-type="float" office:value="55739" calcext:value-type="float">
            <text:p>55739</text:p>
          </table:table-cell>
          <table:table-cell table:formula="of:=[.J3]/[.K3]" office:value-type="float" office:value="0.875293779938643" calcext:value-type="float">
            <text:p>0.8752937799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438" calcext:value-type="float">
            <text:p>0.0438</text:p>
          </table:table-cell>
          <table:table-cell table:formula="of:=AVERAGE([.C3];[.F3]; [.I3]; [.L3] )" office:value-type="float" office:value="0.854004816895718" calcext:value-type="float">
            <text:p>0.8540048169</text:p>
          </table:table-cell>
          <table:table-cell table:formula="of:=AVERAGE([.M3:.P3])" office:value-type="float" office:value="0.039925" calcext:value-type="float">
            <text:p>0.039925</text:p>
          </table:table-cell>
          <table:table-cell office:value-type="float" office:value="1771573.883" calcext:value-type="float">
            <text:p>1771573.88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72" calcext:value-type="float">
            <text:p>9772</text:p>
          </table:table-cell>
          <table:table-cell table:formula="of:=[.A4]/[.B4]" office:value-type="float" office:value="0.468583708555055" calcext:value-type="float">
            <text:p>0.4685837086</text:p>
          </table:table-cell>
          <table:table-cell office:value-type="float" office:value="8791" calcext:value-type="float">
            <text:p>8791</text:p>
          </table:table-cell>
          <table:table-cell office:value-type="float" office:value="10448" calcext:value-type="float">
            <text:p>10448</text:p>
          </table:table-cell>
          <table:table-cell table:formula="of:=[.D4]/[.E4]" office:value-type="float" office:value="0.841405053598775" calcext:value-type="float">
            <text:p>0.8414050536</text:p>
          </table:table-cell>
          <table:table-cell office:value-type="float" office:value="6514" calcext:value-type="float">
            <text:p>6514</text:p>
          </table:table-cell>
          <table:table-cell office:value-type="float" office:value="6847" calcext:value-type="float">
            <text:p>6847</text:p>
          </table:table-cell>
          <table:table-cell table:formula="of:=[.G4]/[.H4]" office:value-type="float" office:value="0.951365561559807" calcext:value-type="float">
            <text:p>0.9513655616</text:p>
          </table:table-cell>
          <table:table-cell office:value-type="float" office:value="48788" calcext:value-type="float">
            <text:p>48788</text:p>
          </table:table-cell>
          <table:table-cell office:value-type="float" office:value="64075" calcext:value-type="float">
            <text:p>64075</text:p>
          </table:table-cell>
          <table:table-cell table:formula="of:=[.J4]/[.K4]" office:value-type="float" office:value="0.761420210690597" calcext:value-type="float">
            <text:p>0.7614202107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46" calcext:value-type="float">
            <text:p>0.046</text:p>
          </table:table-cell>
          <table:table-cell table:formula="of:=AVERAGE([.C4];[.F4]; [.I4]; [.L4] )" office:value-type="float" office:value="0.755693633601059" calcext:value-type="float">
            <text:p>0.7556936336</text:p>
          </table:table-cell>
          <table:table-cell table:formula="of:=AVERAGE([.M4:.P4])" office:value-type="float" office:value="0.042175" calcext:value-type="float">
            <text:p>0.042175</text:p>
          </table:table-cell>
          <table:table-cell office:value-type="float" office:value="1734407.287" calcext:value-type="float">
            <text:p>1734407.28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938" calcext:value-type="float">
            <text:p>4938</text:p>
          </table:table-cell>
          <table:table-cell table:formula="of:=[.A5]/[.B5]" office:value-type="float" office:value="0.927298501417578" calcext:value-type="float">
            <text:p>0.9272985014</text:p>
          </table:table-cell>
          <table:table-cell office:value-type="float" office:value="8791" calcext:value-type="float">
            <text:p>8791</text:p>
          </table:table-cell>
          <table:table-cell office:value-type="float" office:value="5907" calcext:value-type="float">
            <text:p>5907</text:p>
          </table:table-cell>
          <table:table-cell table:formula="of:=[.D5]/[.E5]" office:value-type="float" office:value="1.48823429829016" calcext:value-type="float">
            <text:p>1.4882342983</text:p>
          </table:table-cell>
          <table:table-cell office:value-type="float" office:value="6514" calcext:value-type="float">
            <text:p>6514</text:p>
          </table:table-cell>
          <table:table-cell office:value-type="float" office:value="3059" calcext:value-type="float">
            <text:p>3059</text:p>
          </table:table-cell>
          <table:table-cell table:formula="of:=[.G5]/[.H5]" office:value-type="float" office:value="2.1294540699575" calcext:value-type="float">
            <text:p>2.12945407</text:p>
          </table:table-cell>
          <table:table-cell office:value-type="float" office:value="48788" calcext:value-type="float">
            <text:p>48788</text:p>
          </table:table-cell>
          <table:table-cell office:value-type="float" office:value="29720" calcext:value-type="float">
            <text:p>29720</text:p>
          </table:table-cell>
          <table:table-cell table:formula="of:=[.J5]/[.K5]" office:value-type="float" office:value="1.64158815612382" calcext:value-type="float">
            <text:p>1.6415881561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971" calcext:value-type="float">
            <text:p>0.0971</text:p>
          </table:table-cell>
          <table:table-cell table:formula="of:=AVERAGE([.C5];[.F5]; [.I5]; [.L5] )" office:value-type="float" office:value="1.54664375644727" calcext:value-type="float">
            <text:p>1.5466437564</text:p>
          </table:table-cell>
          <table:table-cell table:formula="of:=AVERAGE([.M5:.P5])" office:value-type="float" office:value="0.090925" calcext:value-type="float">
            <text:p>0.090925</text:p>
          </table:table-cell>
          <table:table-cell office:value-type="float" office:value="4176753.288" calcext:value-type="float">
            <text:p>4176753.28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586" calcext:value-type="float">
            <text:p>11586</text:p>
          </table:table-cell>
          <table:table-cell table:formula="of:=[.A6]/[.B6]" office:value-type="float" office:value="0.395218366994649" calcext:value-type="float">
            <text:p>0.395218367</text:p>
          </table:table-cell>
          <table:table-cell office:value-type="float" office:value="8791" calcext:value-type="float">
            <text:p>8791</text:p>
          </table:table-cell>
          <table:table-cell office:value-type="float" office:value="5967" calcext:value-type="float">
            <text:p>5967</text:p>
          </table:table-cell>
          <table:table-cell table:formula="of:=[.D6]/[.E6]" office:value-type="float" office:value="1.47326964974024" calcext:value-type="float">
            <text:p>1.4732696497</text:p>
          </table:table-cell>
          <table:table-cell office:value-type="float" office:value="6514" calcext:value-type="float">
            <text:p>6514</text:p>
          </table:table-cell>
          <table:table-cell office:value-type="float" office:value="3782" calcext:value-type="float">
            <text:p>3782</text:p>
          </table:table-cell>
          <table:table-cell table:formula="of:=[.G6]/[.H6]" office:value-type="float" office:value="1.72236911686938" calcext:value-type="float">
            <text:p>1.7223691169</text:p>
          </table:table-cell>
          <table:table-cell office:value-type="float" office:value="48788" calcext:value-type="float">
            <text:p>48788</text:p>
          </table:table-cell>
          <table:table-cell office:value-type="float" office:value="52632" calcext:value-type="float">
            <text:p>52632</text:p>
          </table:table-cell>
          <table:table-cell table:formula="of:=[.J6]/[.K6]" office:value-type="float" office:value="0.926964584283326" calcext:value-type="float">
            <text:p>0.9269645843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104" calcext:value-type="float">
            <text:p>0.104</text:p>
          </table:table-cell>
          <table:table-cell table:formula="of:=AVERAGE([.C6];[.F6]; [.I6]; [.L6] )" office:value-type="float" office:value="1.1294554294719" calcext:value-type="float">
            <text:p>1.1294554295</text:p>
          </table:table-cell>
          <table:table-cell table:formula="of:=AVERAGE([.M6:.P6])" office:value-type="float" office:value="0.0985" calcext:value-type="float">
            <text:p>0.0985</text:p>
          </table:table-cell>
          <table:table-cell office:value-type="float" office:value="3847978.327" calcext:value-type="float">
            <text:p>3847978.32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7]/[.B7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8375" calcext:value-type="float">
            <text:p>8375</text:p>
          </table:table-cell>
          <table:table-cell table:formula="of:=[.D7]/[.E7]" office:value-type="float" office:value="1.04967164179104" calcext:value-type="float">
            <text:p>1.0496716418</text:p>
          </table:table-cell>
          <table:table-cell office:value-type="float" office:value="6514" calcext:value-type="float">
            <text:p>6514</text:p>
          </table:table-cell>
          <table:table-cell office:value-type="float" office:value="3831" calcext:value-type="float">
            <text:p>3831</text:p>
          </table:table-cell>
          <table:table-cell table:formula="of:=[.G7]/[.H7]" office:value-type="float" office:value="1.70033933698773" calcext:value-type="float">
            <text:p>1.700339337</text:p>
          </table:table-cell>
          <table:table-cell office:value-type="float" office:value="48788" calcext:value-type="float">
            <text:p>48788</text:p>
          </table:table-cell>
          <table:table-cell office:value-type="float" office:value="43246" calcext:value-type="float">
            <text:p>43246</text:p>
          </table:table-cell>
          <table:table-cell table:formula="of:=[.J7]/[.K7]" office:value-type="float" office:value="1.1281505804005" calcext:value-type="float">
            <text:p>1.1281505804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618" calcext:value-type="float">
            <text:p>0.0618</text:p>
          </table:table-cell>
          <table:table-cell table:formula="of:=AVERAGE([.C7];[.F7]; [.I7]; [.L7] )" office:value-type="float" office:value="1.1161716181796" calcext:value-type="float">
            <text:p>1.1161716182</text:p>
          </table:table-cell>
          <table:table-cell table:formula="of:=AVERAGE([.M7:.P7])" office:value-type="float" office:value="0.057325" calcext:value-type="float">
            <text:p>0.057325</text:p>
          </table:table-cell>
          <table:table-cell office:value-type="float" office:value="2694297.127" calcext:value-type="float">
            <text:p>2694297.12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526" calcext:value-type="float">
            <text:p>12526</text:p>
          </table:table-cell>
          <table:table-cell table:formula="of:=[.A8]/[.B8]" office:value-type="float" office:value="0.365559635957209" calcext:value-type="float">
            <text:p>0.365559636</text:p>
          </table:table-cell>
          <table:table-cell office:value-type="float" office:value="8791" calcext:value-type="float">
            <text:p>8791</text:p>
          </table:table-cell>
          <table:table-cell office:value-type="float" office:value="10709" calcext:value-type="float">
            <text:p>10709</text:p>
          </table:table-cell>
          <table:table-cell table:formula="of:=[.D8]/[.E8]" office:value-type="float" office:value="0.820898309832851" calcext:value-type="float">
            <text:p>0.8208983098</text:p>
          </table:table-cell>
          <table:table-cell office:value-type="float" office:value="6514" calcext:value-type="float">
            <text:p>6514</text:p>
          </table:table-cell>
          <table:table-cell office:value-type="float" office:value="8262" calcext:value-type="float">
            <text:p>8262</text:p>
          </table:table-cell>
          <table:table-cell table:formula="of:=[.G8]/[.H8]" office:value-type="float" office:value="0.788428951827645" calcext:value-type="float">
            <text:p>0.7884289518</text:p>
          </table:table-cell>
          <table:table-cell office:value-type="float" office:value="48788" calcext:value-type="float">
            <text:p>48788</text:p>
          </table:table-cell>
          <table:table-cell office:value-type="float" office:value="67226" calcext:value-type="float">
            <text:p>67226</text:p>
          </table:table-cell>
          <table:table-cell table:formula="of:=[.J8]/[.K8]" office:value-type="float" office:value="0.725731115937286" calcext:value-type="float">
            <text:p>0.7257311159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405" calcext:value-type="float">
            <text:p>0.0405</text:p>
          </table:table-cell>
          <table:table-cell table:formula="of:=AVERAGE([.C8];[.F8]; [.I8]; [.L8] )" office:value-type="float" office:value="0.675154503388748" calcext:value-type="float">
            <text:p>0.6751545034</text:p>
          </table:table-cell>
          <table:table-cell table:formula="of:=AVERAGE([.M8:.P8])" office:value-type="float" office:value="0.03725" calcext:value-type="float">
            <text:p>0.03725</text:p>
          </table:table-cell>
          <table:table-cell office:value-type="float" office:value="1654451.181" calcext:value-type="float">
            <text:p>1654451.18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60" calcext:value-type="float">
            <text:p>13160</text:p>
          </table:table-cell>
          <table:table-cell table:formula="of:=[.A9]/[.B9]" office:value-type="float" office:value="0.347948328267477" calcext:value-type="float">
            <text:p>0.3479483283</text:p>
          </table:table-cell>
          <table:table-cell office:value-type="float" office:value="8791" calcext:value-type="float">
            <text:p>8791</text:p>
          </table:table-cell>
          <table:table-cell office:value-type="float" office:value="10534" calcext:value-type="float">
            <text:p>10534</text:p>
          </table:table-cell>
          <table:table-cell table:formula="of:=[.D9]/[.E9]" office:value-type="float" office:value="0.834535788874122" calcext:value-type="float">
            <text:p>0.8345357889</text:p>
          </table:table-cell>
          <table:table-cell office:value-type="float" office:value="6514" calcext:value-type="float">
            <text:p>6514</text:p>
          </table:table-cell>
          <table:table-cell office:value-type="float" office:value="7124" calcext:value-type="float">
            <text:p>7124</text:p>
          </table:table-cell>
          <table:table-cell table:formula="of:=[.G9]/[.H9]" office:value-type="float" office:value="0.914373947220663" calcext:value-type="float">
            <text:p>0.9143739472</text:p>
          </table:table-cell>
          <table:table-cell office:value-type="float" office:value="48788" calcext:value-type="float">
            <text:p>48788</text:p>
          </table:table-cell>
          <table:table-cell office:value-type="float" office:value="67905" calcext:value-type="float">
            <text:p>67905</text:p>
          </table:table-cell>
          <table:table-cell table:formula="of:=[.J9]/[.K9]" office:value-type="float" office:value="0.718474339150284" calcext:value-type="float">
            <text:p>0.718474339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445" calcext:value-type="float">
            <text:p>0.0445</text:p>
          </table:table-cell>
          <table:table-cell table:formula="of:=AVERAGE([.C9];[.F9]; [.I9]; [.L9] )" office:value-type="float" office:value="0.703833100878136" calcext:value-type="float">
            <text:p>0.7038331009</text:p>
          </table:table-cell>
          <table:table-cell table:formula="of:=AVERAGE([.M9:.P9])" office:value-type="float" office:value="0.041525" calcext:value-type="float">
            <text:p>0.041525</text:p>
          </table:table-cell>
          <table:table-cell office:value-type="float" office:value="1707446.724" calcext:value-type="float">
            <text:p>1707446.72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938" calcext:value-type="float">
            <text:p>4938</text:p>
          </table:table-cell>
          <table:table-cell table:formula="of:=[.A10]/[.B10]" office:value-type="float" office:value="0.927298501417578" calcext:value-type="float">
            <text:p>0.9272985014</text:p>
          </table:table-cell>
          <table:table-cell office:value-type="float" office:value="8791" calcext:value-type="float">
            <text:p>8791</text:p>
          </table:table-cell>
          <table:table-cell office:value-type="float" office:value="5836" calcext:value-type="float">
            <text:p>5836</text:p>
          </table:table-cell>
          <table:table-cell table:formula="of:=[.D10]/[.E10]" office:value-type="float" office:value="1.50633995887594" calcext:value-type="float">
            <text:p>1.5063399589</text:p>
          </table:table-cell>
          <table:table-cell office:value-type="float" office:value="6514" calcext:value-type="float">
            <text:p>6514</text:p>
          </table:table-cell>
          <table:table-cell office:value-type="float" office:value="3099" calcext:value-type="float">
            <text:p>3099</text:p>
          </table:table-cell>
          <table:table-cell table:formula="of:=[.G10]/[.H10]" office:value-type="float" office:value="2.10196837689577" calcext:value-type="float">
            <text:p>2.1019683769</text:p>
          </table:table-cell>
          <table:table-cell office:value-type="float" office:value="48788" calcext:value-type="float">
            <text:p>48788</text:p>
          </table:table-cell>
          <table:table-cell office:value-type="float" office:value="29709" calcext:value-type="float">
            <text:p>29709</text:p>
          </table:table-cell>
          <table:table-cell table:formula="of:=[.J10]/[.K10]" office:value-type="float" office:value="1.64219596755192" calcext:value-type="float">
            <text:p>1.6421959676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968" calcext:value-type="float">
            <text:p>0.0968</text:p>
          </table:table-cell>
          <table:table-cell table:formula="of:=AVERAGE([.C10];[.F10]; [.I10]; [.L10] )" office:value-type="float" office:value="1.5444507011853" calcext:value-type="float">
            <text:p>1.5444507012</text:p>
          </table:table-cell>
          <table:table-cell table:formula="of:=AVERAGE([.M10:.P10])" office:value-type="float" office:value="0.091725" calcext:value-type="float">
            <text:p>0.091725</text:p>
          </table:table-cell>
          <table:table-cell office:value-type="float" office:value="4042763.253" calcext:value-type="float">
            <text:p>4042763.25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921" calcext:value-type="float">
            <text:p>4921</text:p>
          </table:table-cell>
          <table:table-cell table:formula="of:=[.A11]/[.B11]" office:value-type="float" office:value="0.930501930501931" calcext:value-type="float">
            <text:p>0.9305019305</text:p>
          </table:table-cell>
          <table:table-cell office:value-type="float" office:value="8791" calcext:value-type="float">
            <text:p>8791</text:p>
          </table:table-cell>
          <table:table-cell office:value-type="float" office:value="5863" calcext:value-type="float">
            <text:p>5863</text:p>
          </table:table-cell>
          <table:table-cell table:formula="of:=[.D11]/[.E11]" office:value-type="float" office:value="1.4994030359884" calcext:value-type="float">
            <text:p>1.499403036</text:p>
          </table:table-cell>
          <table:table-cell office:value-type="float" office:value="6514" calcext:value-type="float">
            <text:p>6514</text:p>
          </table:table-cell>
          <table:table-cell office:value-type="float" office:value="2940" calcext:value-type="float">
            <text:p>2940</text:p>
          </table:table-cell>
          <table:table-cell table:formula="of:=[.G11]/[.H11]" office:value-type="float" office:value="2.2156462585034" calcext:value-type="float">
            <text:p>2.2156462585</text:p>
          </table:table-cell>
          <table:table-cell office:value-type="float" office:value="48788" calcext:value-type="float">
            <text:p>48788</text:p>
          </table:table-cell>
          <table:table-cell office:value-type="float" office:value="29688" calcext:value-type="float">
            <text:p>29688</text:p>
          </table:table-cell>
          <table:table-cell table:formula="of:=[.J11]/[.K11]" office:value-type="float" office:value="1.64335758555645" calcext:value-type="float">
            <text:p>1.64335758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8" calcext:value-type="float">
            <text:p>0.108</text:p>
          </table:table-cell>
          <table:table-cell table:formula="of:=AVERAGE([.C11];[.F11]; [.I11]; [.L11] )" office:value-type="float" office:value="1.57222720263755" calcext:value-type="float">
            <text:p>1.5722272026</text:p>
          </table:table-cell>
          <table:table-cell table:formula="of:=AVERAGE([.M11:.P11])" office:value-type="float" office:value="0.104" calcext:value-type="float">
            <text:p>0.104</text:p>
          </table:table-cell>
          <table:table-cell office:value-type="float" office:value="4449383.966" calcext:value-type="float">
            <text:p>4449383.96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12]/[.B12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8367" calcext:value-type="float">
            <text:p>8367</text:p>
          </table:table-cell>
          <table:table-cell table:formula="of:=[.D12]/[.E12]" office:value-type="float" office:value="1.05067527190152" calcext:value-type="float">
            <text:p>1.0506752719</text:p>
          </table:table-cell>
          <table:table-cell office:value-type="float" office:value="6514" calcext:value-type="float">
            <text:p>6514</text:p>
          </table:table-cell>
          <table:table-cell office:value-type="float" office:value="3801" calcext:value-type="float">
            <text:p>3801</text:p>
          </table:table-cell>
          <table:table-cell table:formula="of:=[.G12]/[.H12]" office:value-type="float" office:value="1.71375953696396" calcext:value-type="float">
            <text:p>1.713759537</text:p>
          </table:table-cell>
          <table:table-cell office:value-type="float" office:value="48788" calcext:value-type="float">
            <text:p>48788</text:p>
          </table:table-cell>
          <table:table-cell office:value-type="float" office:value="43256" calcext:value-type="float">
            <text:p>43256</text:p>
          </table:table-cell>
          <table:table-cell table:formula="of:=[.J12]/[.K12]" office:value-type="float" office:value="1.12788977251711" calcext:value-type="float">
            <text:p>1.1278897725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95" calcext:value-type="float">
            <text:p>0.0695</text:p>
          </table:table-cell>
          <table:table-cell table:formula="of:=AVERAGE([.C12];[.F12]; [.I12]; [.L12] )" office:value-type="float" office:value="1.11971237373043" calcext:value-type="float">
            <text:p>1.1197123737</text:p>
          </table:table-cell>
          <table:table-cell table:formula="of:=AVERAGE([.M12:.P12])" office:value-type="float" office:value="0.065925" calcext:value-type="float">
            <text:p>0.065925</text:p>
          </table:table-cell>
          <table:table-cell office:value-type="float" office:value="2764278.357" calcext:value-type="float">
            <text:p>2764278.35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303" calcext:value-type="float">
            <text:p>12303</text:p>
          </table:table-cell>
          <table:table-cell table:formula="of:=[.A13]/[.B13]" office:value-type="float" office:value="0.372185645777453" calcext:value-type="float">
            <text:p>0.3721856458</text:p>
          </table:table-cell>
          <table:table-cell office:value-type="float" office:value="8791" calcext:value-type="float">
            <text:p>8791</text:p>
          </table:table-cell>
          <table:table-cell office:value-type="float" office:value="8977" calcext:value-type="float">
            <text:p>8977</text:p>
          </table:table-cell>
          <table:table-cell table:formula="of:=[.D13]/[.E13]" office:value-type="float" office:value="0.979280383201515" calcext:value-type="float">
            <text:p>0.9792803832</text:p>
          </table:table-cell>
          <table:table-cell office:value-type="float" office:value="6514" calcext:value-type="float">
            <text:p>6514</text:p>
          </table:table-cell>
          <table:table-cell office:value-type="float" office:value="5517" calcext:value-type="float">
            <text:p>5517</text:p>
          </table:table-cell>
          <table:table-cell table:formula="of:=[.G13]/[.H13]" office:value-type="float" office:value="1.18071415624434" calcext:value-type="float">
            <text:p>1.1807141562</text:p>
          </table:table-cell>
          <table:table-cell office:value-type="float" office:value="48788" calcext:value-type="float">
            <text:p>48788</text:p>
          </table:table-cell>
          <table:table-cell office:value-type="float" office:value="65697" calcext:value-type="float">
            <text:p>65697</text:p>
          </table:table-cell>
          <table:table-cell table:formula="of:=[.J13]/[.K13]" office:value-type="float" office:value="0.742621428680153" calcext:value-type="float">
            <text:p>0.742621428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428" calcext:value-type="float">
            <text:p>0.0428</text:p>
          </table:table-cell>
          <table:table-cell table:formula="of:=AVERAGE([.C13];[.F13]; [.I13]; [.L13] )" office:value-type="float" office:value="0.818700403475864" calcext:value-type="float">
            <text:p>0.8187004035</text:p>
          </table:table-cell>
          <table:table-cell table:formula="of:=AVERAGE([.M13:.P13])" office:value-type="float" office:value="0.039575" calcext:value-type="float">
            <text:p>0.039575</text:p>
          </table:table-cell>
          <table:table-cell office:value-type="float" office:value="1746547.484" calcext:value-type="float">
            <text:p>1746547.48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315" calcext:value-type="float">
            <text:p>7315</text:p>
          </table:table-cell>
          <table:table-cell table:formula="of:=[.A14]/[.B14]" office:value-type="float" office:value="0.625974025974026" calcext:value-type="float">
            <text:p>0.625974026</text:p>
          </table:table-cell>
          <table:table-cell office:value-type="float" office:value="8791" calcext:value-type="float">
            <text:p>8791</text:p>
          </table:table-cell>
          <table:table-cell office:value-type="float" office:value="10210" calcext:value-type="float">
            <text:p>10210</text:p>
          </table:table-cell>
          <table:table-cell table:formula="of:=[.D14]/[.E14]" office:value-type="float" office:value="0.86101860920666" calcext:value-type="float">
            <text:p>0.8610186092</text:p>
          </table:table-cell>
          <table:table-cell office:value-type="float" office:value="6514" calcext:value-type="float">
            <text:p>6514</text:p>
          </table:table-cell>
          <table:table-cell office:value-type="float" office:value="6834" calcext:value-type="float">
            <text:p>6834</text:p>
          </table:table-cell>
          <table:table-cell table:formula="of:=[.G14]/[.H14]" office:value-type="float" office:value="0.953175299970735" calcext:value-type="float">
            <text:p>0.9531753</text:p>
          </table:table-cell>
          <table:table-cell office:value-type="float" office:value="48788" calcext:value-type="float">
            <text:p>48788</text:p>
          </table:table-cell>
          <table:table-cell office:value-type="float" office:value="60991" calcext:value-type="float">
            <text:p>60991</text:p>
          </table:table-cell>
          <table:table-cell table:formula="of:=[.J14]/[.K14]" office:value-type="float" office:value="0.799921299863914" calcext:value-type="float">
            <text:p>0.799921299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628" calcext:value-type="float">
            <text:p>0.0628</text:p>
          </table:table-cell>
          <table:table-cell table:formula="of:=AVERAGE([.C14];[.F14]; [.I14]; [.L14] )" office:value-type="float" office:value="0.810022308753834" calcext:value-type="float">
            <text:p>0.8100223088</text:p>
          </table:table-cell>
          <table:table-cell table:formula="of:=AVERAGE([.M14:.P14])" office:value-type="float" office:value="0.05795" calcext:value-type="float">
            <text:p>0.05795</text:p>
          </table:table-cell>
          <table:table-cell office:value-type="float" office:value="2012203.278" calcext:value-type="float">
            <text:p>2012203.27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332" calcext:value-type="float">
            <text:p>11332</text:p>
          </table:table-cell>
          <table:table-cell table:formula="of:=[.A15]/[.B15]" office:value-type="float" office:value="0.404076950229439" calcext:value-type="float">
            <text:p>0.4040769502</text:p>
          </table:table-cell>
          <table:table-cell office:value-type="float" office:value="8791" calcext:value-type="float">
            <text:p>8791</text:p>
          </table:table-cell>
          <table:table-cell office:value-type="float" office:value="6309" calcext:value-type="float">
            <text:p>6309</text:p>
          </table:table-cell>
          <table:table-cell table:formula="of:=[.D15]/[.E15]" office:value-type="float" office:value="1.39340624504676" calcext:value-type="float">
            <text:p>1.393406245</text:p>
          </table:table-cell>
          <table:table-cell office:value-type="float" office:value="6514" calcext:value-type="float">
            <text:p>6514</text:p>
          </table:table-cell>
          <table:table-cell office:value-type="float" office:value="3671" calcext:value-type="float">
            <text:p>3671</text:p>
          </table:table-cell>
          <table:table-cell table:formula="of:=[.G15]/[.H15]" office:value-type="float" office:value="1.77444837918823" calcext:value-type="float">
            <text:p>1.7744483792</text:p>
          </table:table-cell>
          <table:table-cell office:value-type="float" office:value="48788" calcext:value-type="float">
            <text:p>48788</text:p>
          </table:table-cell>
          <table:table-cell office:value-type="float" office:value="52141" calcext:value-type="float">
            <text:p>52141</text:p>
          </table:table-cell>
          <table:table-cell table:formula="of:=[.J15]/[.K15]" office:value-type="float" office:value="0.935693600046029" calcext:value-type="float">
            <text:p>0.9356936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71" calcext:value-type="float">
            <text:p>0.071</text:p>
          </table:table-cell>
          <table:table-cell table:formula="of:=AVERAGE([.C15];[.F15]; [.I15]; [.L15] )" office:value-type="float" office:value="1.12690629362761" calcext:value-type="float">
            <text:p>1.1269062936</text:p>
          </table:table-cell>
          <table:table-cell table:formula="of:=AVERAGE([.M15:.P15])" office:value-type="float" office:value="0.066575" calcext:value-type="float">
            <text:p>0.066575</text:p>
          </table:table-cell>
          <table:table-cell office:value-type="float" office:value="3563217.852" calcext:value-type="float">
            <text:p>3563217.85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607" calcext:value-type="float">
            <text:p>7607</text:p>
          </table:table-cell>
          <table:table-cell table:formula="of:=[.A16]/[.B16]" office:value-type="float" office:value="0.60194557644275" calcext:value-type="float">
            <text:p>0.6019455764</text:p>
          </table:table-cell>
          <table:table-cell office:value-type="float" office:value="8791" calcext:value-type="float">
            <text:p>8791</text:p>
          </table:table-cell>
          <table:table-cell office:value-type="float" office:value="6638" calcext:value-type="float">
            <text:p>6638</text:p>
          </table:table-cell>
          <table:table-cell table:formula="of:=[.D16]/[.E16]" office:value-type="float" office:value="1.32434468213317" calcext:value-type="float">
            <text:p>1.3243446821</text:p>
          </table:table-cell>
          <table:table-cell office:value-type="float" office:value="6514" calcext:value-type="float">
            <text:p>6514</text:p>
          </table:table-cell>
          <table:table-cell office:value-type="float" office:value="3391" calcext:value-type="float">
            <text:p>3391</text:p>
          </table:table-cell>
          <table:table-cell table:formula="of:=[.G16]/[.H16]" office:value-type="float" office:value="1.92096726629313" calcext:value-type="float">
            <text:p>1.9209672663</text:p>
          </table:table-cell>
          <table:table-cell office:value-type="float" office:value="48788" calcext:value-type="float">
            <text:p>48788</text:p>
          </table:table-cell>
          <table:table-cell office:value-type="float" office:value="43156" calcext:value-type="float">
            <text:p>43156</text:p>
          </table:table-cell>
          <table:table-cell table:formula="of:=[.J16]/[.K16]" office:value-type="float" office:value="1.13050329038836" calcext:value-type="float">
            <text:p>1.1305032904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73" calcext:value-type="float">
            <text:p>0.0773</text:p>
          </table:table-cell>
          <table:table-cell table:formula="of:=AVERAGE([.C16];[.F16]; [.I16]; [.L16] )" office:value-type="float" office:value="1.24444020381435" calcext:value-type="float">
            <text:p>1.2444402038</text:p>
          </table:table-cell>
          <table:table-cell table:formula="of:=AVERAGE([.M16:.P16])" office:value-type="float" office:value="0.074" calcext:value-type="float">
            <text:p>0.074</text:p>
          </table:table-cell>
          <table:table-cell office:value-type="float" office:value="3557661.738" calcext:value-type="float">
            <text:p>3557661.73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17]/[.B17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8538" calcext:value-type="float">
            <text:p>8538</text:p>
          </table:table-cell>
          <table:table-cell table:formula="of:=[.D17]/[.E17]" office:value-type="float" office:value="1.02963223237292" calcext:value-type="float">
            <text:p>1.0296322324</text:p>
          </table:table-cell>
          <table:table-cell office:value-type="float" office:value="6514" calcext:value-type="float">
            <text:p>6514</text:p>
          </table:table-cell>
          <table:table-cell office:value-type="float" office:value="4526" calcext:value-type="float">
            <text:p>4526</text:p>
          </table:table-cell>
          <table:table-cell table:formula="of:=[.G17]/[.H17]" office:value-type="float" office:value="1.43923994697304" calcext:value-type="float">
            <text:p>1.439239947</text:p>
          </table:table-cell>
          <table:table-cell office:value-type="float" office:value="48788" calcext:value-type="float">
            <text:p>48788</text:p>
          </table:table-cell>
          <table:table-cell office:value-type="float" office:value="43310" calcext:value-type="float">
            <text:p>43310</text:p>
          </table:table-cell>
          <table:table-cell table:formula="of:=[.J17]/[.K17]" office:value-type="float" office:value="1.1264834911106" calcext:value-type="float">
            <text:p>1.1264834911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69" calcext:value-type="float">
            <text:p>0.0569</text:p>
          </table:table-cell>
          <table:table-cell table:formula="of:=AVERAGE([.C17];[.F17]; [.I17]; [.L17] )" office:value-type="float" office:value="1.04547014599892" calcext:value-type="float">
            <text:p>1.045470146</text:p>
          </table:table-cell>
          <table:table-cell table:formula="of:=AVERAGE([.M17:.P17])" office:value-type="float" office:value="0.05355" calcext:value-type="float">
            <text:p>0.05355</text:p>
          </table:table-cell>
          <table:table-cell office:value-type="float" office:value="2400899.71" calcext:value-type="float">
            <text:p>2400899.7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517" calcext:value-type="float">
            <text:p>8517</text:p>
          </table:table-cell>
          <table:table-cell table:formula="of:=[.A18]/[.B18]" office:value-type="float" office:value="0.53763062111072" calcext:value-type="float">
            <text:p>0.5376306211</text:p>
          </table:table-cell>
          <table:table-cell office:value-type="float" office:value="8791" calcext:value-type="float">
            <text:p>8791</text:p>
          </table:table-cell>
          <table:table-cell office:value-type="float" office:value="8615" calcext:value-type="float">
            <text:p>8615</text:p>
          </table:table-cell>
          <table:table-cell table:formula="of:=[.D18]/[.E18]" office:value-type="float" office:value="1.02042948345908" calcext:value-type="float">
            <text:p>1.0204294835</text:p>
          </table:table-cell>
          <table:table-cell office:value-type="float" office:value="6514" calcext:value-type="float">
            <text:p>6514</text:p>
          </table:table-cell>
          <table:table-cell office:value-type="float" office:value="4714" calcext:value-type="float">
            <text:p>4714</text:p>
          </table:table-cell>
          <table:table-cell table:formula="of:=[.G18]/[.H18]" office:value-type="float" office:value="1.38184132371659" calcext:value-type="float">
            <text:p>1.3818413237</text:p>
          </table:table-cell>
          <table:table-cell office:value-type="float" office:value="48788" calcext:value-type="float">
            <text:p>48788</text:p>
          </table:table-cell>
          <table:table-cell office:value-type="float" office:value="55603" calcext:value-type="float">
            <text:p>55603</text:p>
          </table:table-cell>
          <table:table-cell table:formula="of:=[.J18]/[.K18]" office:value-type="float" office:value="0.877434670791144" calcext:value-type="float">
            <text:p>0.877434670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77" calcext:value-type="float">
            <text:p>0.0477</text:p>
          </table:table-cell>
          <table:table-cell table:formula="of:=AVERAGE([.C18];[.F18]; [.I18]; [.L18] )" office:value-type="float" office:value="0.954334024769384" calcext:value-type="float">
            <text:p>0.9543340248</text:p>
          </table:table-cell>
          <table:table-cell table:formula="of:=AVERAGE([.M18:.P18])" office:value-type="float" office:value="0.0443" calcext:value-type="float">
            <text:p>0.0443</text:p>
          </table:table-cell>
          <table:table-cell office:value-type="float" office:value="1947586.345" calcext:value-type="float">
            <text:p>1947586.34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751" calcext:value-type="float">
            <text:p>12751</text:p>
          </table:table-cell>
          <table:table-cell table:formula="of:=[.A19]/[.B19]" office:value-type="float" office:value="0.359109089483178" calcext:value-type="float">
            <text:p>0.3591090895</text:p>
          </table:table-cell>
          <table:table-cell office:value-type="float" office:value="8791" calcext:value-type="float">
            <text:p>8791</text:p>
          </table:table-cell>
          <table:table-cell office:value-type="float" office:value="11130" calcext:value-type="float">
            <text:p>11130</text:p>
          </table:table-cell>
          <table:table-cell table:formula="of:=[.D19]/[.E19]" office:value-type="float" office:value="0.78984725965858" calcext:value-type="float">
            <text:p>0.7898472597</text:p>
          </table:table-cell>
          <table:table-cell office:value-type="float" office:value="6514" calcext:value-type="float">
            <text:p>6514</text:p>
          </table:table-cell>
          <table:table-cell office:value-type="float" office:value="8264" calcext:value-type="float">
            <text:p>8264</text:p>
          </table:table-cell>
          <table:table-cell table:formula="of:=[.G19]/[.H19]" office:value-type="float" office:value="0.788238141335915" calcext:value-type="float">
            <text:p>0.7882381413</text:p>
          </table:table-cell>
          <table:table-cell office:value-type="float" office:value="48788" calcext:value-type="float">
            <text:p>48788</text:p>
          </table:table-cell>
          <table:table-cell office:value-type="float" office:value="69191" calcext:value-type="float">
            <text:p>69191</text:p>
          </table:table-cell>
          <table:table-cell table:formula="of:=[.J19]/[.K19]" office:value-type="float" office:value="0.705120608171583" calcext:value-type="float">
            <text:p>0.7051206082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436" calcext:value-type="float">
            <text:p>0.0436</text:p>
          </table:table-cell>
          <table:table-cell table:formula="of:=AVERAGE([.C19];[.F19]; [.I19]; [.L19] )" office:value-type="float" office:value="0.660578774662314" calcext:value-type="float">
            <text:p>0.6605787747</text:p>
          </table:table-cell>
          <table:table-cell table:formula="of:=AVERAGE([.M19:.P19])" office:value-type="float" office:value="0.0406" calcext:value-type="float">
            <text:p>0.0406</text:p>
          </table:table-cell>
          <table:table-cell office:value-type="float" office:value="1554384.743" calcext:value-type="float">
            <text:p>1554384.74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20]/[.B20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20]/[.E20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20]/[.H20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20]/[.K20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20];[.F20]; [.I20]; [.L20] )" office:value-type="string" office:string-value="" calcext:value-type="error">
            <text:p>#DIV/0!</text:p>
          </table:table-cell>
          <table:table-cell table:formula="of:=AVERAGE([.M20:.P20])" office:value-type="float" office:value="0" calcext:value-type="float">
            <text:p>0</text:p>
          </table:table-cell>
          <table:table-cell office:value-type="float" office:value="3984917.7" calcext:value-type="float">
            <text:p>3984917.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009" calcext:value-type="float">
            <text:p>7009</text:p>
          </table:table-cell>
          <table:table-cell table:formula="of:=[.A21]/[.B21]" office:value-type="float" office:value="0.653302896276216" calcext:value-type="float">
            <text:p>0.6533028963</text:p>
          </table:table-cell>
          <table:table-cell office:value-type="float" office:value="8791" calcext:value-type="float">
            <text:p>8791</text:p>
          </table:table-cell>
          <table:table-cell office:value-type="float" office:value="11156" calcext:value-type="float">
            <text:p>11156</text:p>
          </table:table-cell>
          <table:table-cell table:formula="of:=[.D21]/[.E21]" office:value-type="float" office:value="0.788006453926138" calcext:value-type="float">
            <text:p>0.7880064539</text:p>
          </table:table-cell>
          <table:table-cell office:value-type="float" office:value="6514" calcext:value-type="float">
            <text:p>6514</text:p>
          </table:table-cell>
          <table:table-cell office:value-type="float" office:value="8714" calcext:value-type="float">
            <text:p>8714</text:p>
          </table:table-cell>
          <table:table-cell table:formula="of:=[.G21]/[.H21]" office:value-type="float" office:value="0.74753270599036" calcext:value-type="float">
            <text:p>0.747532706</text:p>
          </table:table-cell>
          <table:table-cell office:value-type="float" office:value="48788" calcext:value-type="float">
            <text:p>48788</text:p>
          </table:table-cell>
          <table:table-cell office:value-type="float" office:value="60708" calcext:value-type="float">
            <text:p>60708</text:p>
          </table:table-cell>
          <table:table-cell table:formula="of:=[.J21]/[.K21]" office:value-type="float" office:value="0.803650260262239" calcext:value-type="float">
            <text:p>0.8036502603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915" calcext:value-type="float">
            <text:p>0.0915</text:p>
          </table:table-cell>
          <table:table-cell table:formula="of:=AVERAGE([.C21];[.F21]; [.I21]; [.L21] )" office:value-type="float" office:value="0.748123079113739" calcext:value-type="float">
            <text:p>0.7481230791</text:p>
          </table:table-cell>
          <table:table-cell table:formula="of:=AVERAGE([.M21:.P21])" office:value-type="float" office:value="0.088125" calcext:value-type="float">
            <text:p>0.088125</text:p>
          </table:table-cell>
          <table:table-cell office:value-type="float" office:value="3736537.602" calcext:value-type="float">
            <text:p>3736537.60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286" calcext:value-type="float">
            <text:p>5286</text:p>
          </table:table-cell>
          <table:table-cell table:formula="of:=[.A22]/[.B22]" office:value-type="float" office:value="0.866250472947408" calcext:value-type="float">
            <text:p>0.8662504729</text:p>
          </table:table-cell>
          <table:table-cell office:value-type="float" office:value="8791" calcext:value-type="float">
            <text:p>8791</text:p>
          </table:table-cell>
          <table:table-cell office:value-type="float" office:value="8448" calcext:value-type="float">
            <text:p>8448</text:p>
          </table:table-cell>
          <table:table-cell table:formula="of:=[.D22]/[.E22]" office:value-type="float" office:value="1.04060132575758" calcext:value-type="float">
            <text:p>1.0406013258</text:p>
          </table:table-cell>
          <table:table-cell office:value-type="float" office:value="6514" calcext:value-type="float">
            <text:p>6514</text:p>
          </table:table-cell>
          <table:table-cell office:value-type="float" office:value="4064" calcext:value-type="float">
            <text:p>4064</text:p>
          </table:table-cell>
          <table:table-cell table:formula="of:=[.G22]/[.H22]" office:value-type="float" office:value="1.60285433070866" calcext:value-type="float">
            <text:p>1.6028543307</text:p>
          </table:table-cell>
          <table:table-cell office:value-type="float" office:value="48788" calcext:value-type="float">
            <text:p>48788</text:p>
          </table:table-cell>
          <table:table-cell office:value-type="float" office:value="31197" calcext:value-type="float">
            <text:p>31197</text:p>
          </table:table-cell>
          <table:table-cell table:formula="of:=[.J22]/[.K22]" office:value-type="float" office:value="1.56386832067186" calcext:value-type="float">
            <text:p>1.5638683207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808" calcext:value-type="float">
            <text:p>0.0808</text:p>
          </table:table-cell>
          <table:table-cell table:formula="of:=AVERAGE([.C22];[.F22]; [.I22]; [.L22] )" office:value-type="float" office:value="1.26839361252138" calcext:value-type="float">
            <text:p>1.2683936125</text:p>
          </table:table-cell>
          <table:table-cell table:formula="of:=AVERAGE([.M22:.P22])" office:value-type="float" office:value="0.0768" calcext:value-type="float">
            <text:p>0.0768</text:p>
          </table:table-cell>
          <table:table-cell office:value-type="float" office:value="2784913.943" calcext:value-type="float">
            <text:p>2784913.94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696" calcext:value-type="float">
            <text:p>5696</text:p>
          </table:table-cell>
          <table:table-cell table:formula="of:=[.A23]/[.B23]" office:value-type="float" office:value="0.803897471910112" calcext:value-type="float">
            <text:p>0.8038974719</text:p>
          </table:table-cell>
          <table:table-cell office:value-type="float" office:value="8791" calcext:value-type="float">
            <text:p>8791</text:p>
          </table:table-cell>
          <table:table-cell office:value-type="float" office:value="8850" calcext:value-type="float">
            <text:p>8850</text:p>
          </table:table-cell>
          <table:table-cell table:formula="of:=[.D23]/[.E23]" office:value-type="float" office:value="0.993333333333333" calcext:value-type="float">
            <text:p>0.9933333333</text:p>
          </table:table-cell>
          <table:table-cell office:value-type="float" office:value="6514" calcext:value-type="float">
            <text:p>6514</text:p>
          </table:table-cell>
          <table:table-cell office:value-type="float" office:value="4292" calcext:value-type="float">
            <text:p>4292</text:p>
          </table:table-cell>
          <table:table-cell table:formula="of:=[.G23]/[.H23]" office:value-type="float" office:value="1.51770736253495" calcext:value-type="float">
            <text:p>1.5177073625</text:p>
          </table:table-cell>
          <table:table-cell office:value-type="float" office:value="48788" calcext:value-type="float">
            <text:p>48788</text:p>
          </table:table-cell>
          <table:table-cell office:value-type="float" office:value="41481" calcext:value-type="float">
            <text:p>41481</text:p>
          </table:table-cell>
          <table:table-cell table:formula="of:=[.J23]/[.K23]" office:value-type="float" office:value="1.17615293748945" calcext:value-type="float">
            <text:p>1.176152937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628" calcext:value-type="float">
            <text:p>0.0628</text:p>
          </table:table-cell>
          <table:table-cell table:formula="of:=AVERAGE([.C23];[.F23]; [.I23]; [.L23] )" office:value-type="float" office:value="1.12277277631696" calcext:value-type="float">
            <text:p>1.1227727763</text:p>
          </table:table-cell>
          <table:table-cell table:formula="of:=AVERAGE([.M23:.P23])" office:value-type="float" office:value="0.0578" calcext:value-type="float">
            <text:p>0.0578</text:p>
          </table:table-cell>
          <table:table-cell office:value-type="float" office:value="2237243.274" calcext:value-type="float">
            <text:p>2237243.27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207" calcext:value-type="float">
            <text:p>7207</text:p>
          </table:table-cell>
          <table:table-cell table:formula="of:=[.A24]/[.B24]" office:value-type="float" office:value="0.635354516442348" calcext:value-type="float">
            <text:p>0.6353545164</text:p>
          </table:table-cell>
          <table:table-cell office:value-type="float" office:value="8791" calcext:value-type="float">
            <text:p>8791</text:p>
          </table:table-cell>
          <table:table-cell office:value-type="float" office:value="10129" calcext:value-type="float">
            <text:p>10129</text:p>
          </table:table-cell>
          <table:table-cell table:formula="of:=[.D24]/[.E24]" office:value-type="float" office:value="0.867904037910949" calcext:value-type="float">
            <text:p>0.8679040379</text:p>
          </table:table-cell>
          <table:table-cell office:value-type="float" office:value="6514" calcext:value-type="float">
            <text:p>6514</text:p>
          </table:table-cell>
          <table:table-cell office:value-type="float" office:value="6844" calcext:value-type="float">
            <text:p>6844</text:p>
          </table:table-cell>
          <table:table-cell table:formula="of:=[.G24]/[.H24]" office:value-type="float" office:value="0.951782583284629" calcext:value-type="float">
            <text:p>0.9517825833</text:p>
          </table:table-cell>
          <table:table-cell office:value-type="float" office:value="48788" calcext:value-type="float">
            <text:p>48788</text:p>
          </table:table-cell>
          <table:table-cell office:value-type="float" office:value="60890" calcext:value-type="float">
            <text:p>60890</text:p>
          </table:table-cell>
          <table:table-cell table:formula="of:=[.J24]/[.K24]" office:value-type="float" office:value="0.801248152405978" calcext:value-type="float">
            <text:p>0.8012481524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541" calcext:value-type="float">
            <text:p>0.0541</text:p>
          </table:table-cell>
          <table:table-cell table:formula="of:=AVERAGE([.C24];[.F24]; [.I24]; [.L24] )" office:value-type="float" office:value="0.814072322510976" calcext:value-type="float">
            <text:p>0.8140723225</text:p>
          </table:table-cell>
          <table:table-cell table:formula="of:=AVERAGE([.M24:.P24])" office:value-type="float" office:value="0.0503" calcext:value-type="float">
            <text:p>0.0503</text:p>
          </table:table-cell>
          <table:table-cell office:value-type="float" office:value="1840213.782" calcext:value-type="float">
            <text:p>1840213.78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332" calcext:value-type="float">
            <text:p>11332</text:p>
          </table:table-cell>
          <table:table-cell table:formula="of:=[.A25]/[.B25]" office:value-type="float" office:value="0.404076950229439" calcext:value-type="float">
            <text:p>0.4040769502</text:p>
          </table:table-cell>
          <table:table-cell office:value-type="float" office:value="8791" calcext:value-type="float">
            <text:p>8791</text:p>
          </table:table-cell>
          <table:table-cell office:value-type="float" office:value="6381" calcext:value-type="float">
            <text:p>6381</text:p>
          </table:table-cell>
          <table:table-cell table:formula="of:=[.D25]/[.E25]" office:value-type="float" office:value="1.37768374862874" calcext:value-type="float">
            <text:p>1.3776837486</text:p>
          </table:table-cell>
          <table:table-cell office:value-type="float" office:value="6514" calcext:value-type="float">
            <text:p>6514</text:p>
          </table:table-cell>
          <table:table-cell office:value-type="float" office:value="3686" calcext:value-type="float">
            <text:p>3686</text:p>
          </table:table-cell>
          <table:table-cell table:formula="of:=[.G25]/[.H25]" office:value-type="float" office:value="1.76722734671731" calcext:value-type="float">
            <text:p>1.7672273467</text:p>
          </table:table-cell>
          <table:table-cell office:value-type="float" office:value="48788" calcext:value-type="float">
            <text:p>48788</text:p>
          </table:table-cell>
          <table:table-cell office:value-type="float" office:value="52139" calcext:value-type="float">
            <text:p>52139</text:p>
          </table:table-cell>
          <table:table-cell table:formula="of:=[.J25]/[.K25]" office:value-type="float" office:value="0.93572949231861" calcext:value-type="float">
            <text:p>0.9357294923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89" calcext:value-type="float">
            <text:p>0.0789</text:p>
          </table:table-cell>
          <table:table-cell table:formula="of:=AVERAGE([.C25];[.F25]; [.I25]; [.L25] )" office:value-type="float" office:value="1.12117938447352" calcext:value-type="float">
            <text:p>1.1211793845</text:p>
          </table:table-cell>
          <table:table-cell table:formula="of:=AVERAGE([.M25:.P25])" office:value-type="float" office:value="0.074525" calcext:value-type="float">
            <text:p>0.074525</text:p>
          </table:table-cell>
          <table:table-cell office:value-type="float" office:value="3711210.346" calcext:value-type="float">
            <text:p>3711210.34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26]/[.B26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9089" calcext:value-type="float">
            <text:p>9089</text:p>
          </table:table-cell>
          <table:table-cell table:formula="of:=[.D26]/[.E26]" office:value-type="float" office:value="0.967213114754098" calcext:value-type="float">
            <text:p>0.9672131148</text:p>
          </table:table-cell>
          <table:table-cell office:value-type="float" office:value="6514" calcext:value-type="float">
            <text:p>6514</text:p>
          </table:table-cell>
          <table:table-cell office:value-type="float" office:value="4009" calcext:value-type="float">
            <text:p>4009</text:p>
          </table:table-cell>
          <table:table-cell table:formula="of:=[.G26]/[.H26]" office:value-type="float" office:value="1.62484410077326" calcext:value-type="float">
            <text:p>1.6248441008</text:p>
          </table:table-cell>
          <table:table-cell office:value-type="float" office:value="48788" calcext:value-type="float">
            <text:p>48788</text:p>
          </table:table-cell>
          <table:table-cell office:value-type="float" office:value="43186" calcext:value-type="float">
            <text:p>43186</text:p>
          </table:table-cell>
          <table:table-cell table:formula="of:=[.J26]/[.K26]" office:value-type="float" office:value="1.12971796415505" calcext:value-type="float">
            <text:p>1.1297179642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99" calcext:value-type="float">
            <text:p>0.0699</text:p>
          </table:table-cell>
          <table:table-cell table:formula="of:=AVERAGE([.C26];[.F26]; [.I26]; [.L26] )" office:value-type="float" office:value="1.08122751462555" calcext:value-type="float">
            <text:p>1.0812275146</text:p>
          </table:table-cell>
          <table:table-cell table:formula="of:=AVERAGE([.M26:.P26])" office:value-type="float" office:value="0.0661" calcext:value-type="float">
            <text:p>0.0661</text:p>
          </table:table-cell>
          <table:table-cell office:value-type="float" office:value="3249675.782" calcext:value-type="float">
            <text:p>3249675.78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27]/[.B27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10002" calcext:value-type="float">
            <text:p>10002</text:p>
          </table:table-cell>
          <table:table-cell table:formula="of:=[.D27]/[.E27]" office:value-type="float" office:value="0.878924215156969" calcext:value-type="float">
            <text:p>0.8789242152</text:p>
          </table:table-cell>
          <table:table-cell office:value-type="float" office:value="6514" calcext:value-type="float">
            <text:p>6514</text:p>
          </table:table-cell>
          <table:table-cell office:value-type="float" office:value="4489" calcext:value-type="float">
            <text:p>4489</text:p>
          </table:table-cell>
          <table:table-cell table:formula="of:=[.G27]/[.H27]" office:value-type="float" office:value="1.45110269547783" calcext:value-type="float">
            <text:p>1.4511026955</text:p>
          </table:table-cell>
          <table:table-cell office:value-type="float" office:value="48788" calcext:value-type="float">
            <text:p>48788</text:p>
          </table:table-cell>
          <table:table-cell office:value-type="float" office:value="43409" calcext:value-type="float">
            <text:p>43409</text:p>
          </table:table-cell>
          <table:table-cell table:formula="of:=[.J27]/[.K27]" office:value-type="float" office:value="1.12391439563224" calcext:value-type="float">
            <text:p>1.1239143956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637" calcext:value-type="float">
            <text:p>0.0637</text:p>
          </table:table-cell>
          <table:table-cell table:formula="of:=AVERAGE([.C27];[.F27]; [.I27]; [.L27] )" office:value-type="float" office:value="1.01011655495154" calcext:value-type="float">
            <text:p>1.010116555</text:p>
          </table:table-cell>
          <table:table-cell table:formula="of:=AVERAGE([.M27:.P27])" office:value-type="float" office:value="0.0598" calcext:value-type="float">
            <text:p>0.0598</text:p>
          </table:table-cell>
          <table:table-cell office:value-type="float" office:value="2746572.247" calcext:value-type="float">
            <text:p>2746572.24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517" calcext:value-type="float">
            <text:p>8517</text:p>
          </table:table-cell>
          <table:table-cell table:formula="of:=[.A28]/[.B28]" office:value-type="float" office:value="0.53763062111072" calcext:value-type="float">
            <text:p>0.5376306211</text:p>
          </table:table-cell>
          <table:table-cell office:value-type="float" office:value="8791" calcext:value-type="float">
            <text:p>8791</text:p>
          </table:table-cell>
          <table:table-cell office:value-type="float" office:value="8666" calcext:value-type="float">
            <text:p>8666</text:p>
          </table:table-cell>
          <table:table-cell table:formula="of:=[.D28]/[.E28]" office:value-type="float" office:value="1.01442418647588" calcext:value-type="float">
            <text:p>1.0144241865</text:p>
          </table:table-cell>
          <table:table-cell office:value-type="float" office:value="6514" calcext:value-type="float">
            <text:p>6514</text:p>
          </table:table-cell>
          <table:table-cell office:value-type="float" office:value="4593" calcext:value-type="float">
            <text:p>4593</text:p>
          </table:table-cell>
          <table:table-cell table:formula="of:=[.G28]/[.H28]" office:value-type="float" office:value="1.41824515567167" calcext:value-type="float">
            <text:p>1.4182451557</text:p>
          </table:table-cell>
          <table:table-cell office:value-type="float" office:value="48788" calcext:value-type="float">
            <text:p>48788</text:p>
          </table:table-cell>
          <table:table-cell office:value-type="float" office:value="55602" calcext:value-type="float">
            <text:p>55602</text:p>
          </table:table-cell>
          <table:table-cell table:formula="of:=[.J28]/[.K28]" office:value-type="float" office:value="0.877450451422611" calcext:value-type="float">
            <text:p>0.8774504514</text:p>
          </table:table-cell>
          <table:table-cell table:number-columns-repeated="2" office:value-type="float" office:value="0.0511" calcext:value-type="float">
            <text:p>0.0511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549" calcext:value-type="float">
            <text:p>0.0549</text:p>
          </table:table-cell>
          <table:table-cell table:formula="of:=AVERAGE([.C28];[.F28]; [.I28]; [.L28] )" office:value-type="float" office:value="0.961937603670222" calcext:value-type="float">
            <text:p>0.9619376037</text:p>
          </table:table-cell>
          <table:table-cell table:formula="of:=AVERAGE([.M28:.P28])" office:value-type="float" office:value="0.051675" calcext:value-type="float">
            <text:p>0.051675</text:p>
          </table:table-cell>
          <table:table-cell office:value-type="float" office:value="2134431.175" calcext:value-type="float">
            <text:p>2134431.17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60" calcext:value-type="float">
            <text:p>13160</text:p>
          </table:table-cell>
          <table:table-cell table:formula="of:=[.A29]/[.B29]" office:value-type="float" office:value="0.347948328267477" calcext:value-type="float">
            <text:p>0.3479483283</text:p>
          </table:table-cell>
          <table:table-cell office:value-type="float" office:value="8791" calcext:value-type="float">
            <text:p>8791</text:p>
          </table:table-cell>
          <table:table-cell office:value-type="float" office:value="10535" calcext:value-type="float">
            <text:p>10535</text:p>
          </table:table-cell>
          <table:table-cell table:formula="of:=[.D29]/[.E29]" office:value-type="float" office:value="0.834456573327005" calcext:value-type="float">
            <text:p>0.8344565733</text:p>
          </table:table-cell>
          <table:table-cell office:value-type="float" office:value="6514" calcext:value-type="float">
            <text:p>6514</text:p>
          </table:table-cell>
          <table:table-cell office:value-type="float" office:value="6918" calcext:value-type="float">
            <text:p>6918</text:p>
          </table:table-cell>
          <table:table-cell table:formula="of:=[.G29]/[.H29]" office:value-type="float" office:value="0.941601618965019" calcext:value-type="float">
            <text:p>0.941601619</text:p>
          </table:table-cell>
          <table:table-cell office:value-type="float" office:value="48788" calcext:value-type="float">
            <text:p>48788</text:p>
          </table:table-cell>
          <table:table-cell office:value-type="float" office:value="67905" calcext:value-type="float">
            <text:p>67905</text:p>
          </table:table-cell>
          <table:table-cell table:formula="of:=[.J29]/[.K29]" office:value-type="float" office:value="0.718474339150284" calcext:value-type="float">
            <text:p>0.718474339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499" calcext:value-type="float">
            <text:p>0.0499</text:p>
          </table:table-cell>
          <table:table-cell table:formula="of:=AVERAGE([.C29];[.F29]; [.I29]; [.L29] )" office:value-type="float" office:value="0.710620214927446" calcext:value-type="float">
            <text:p>0.7106202149</text:p>
          </table:table-cell>
          <table:table-cell table:formula="of:=AVERAGE([.M29:.P29])" office:value-type="float" office:value="0.047" calcext:value-type="float">
            <text:p>0.047</text:p>
          </table:table-cell>
          <table:table-cell office:value-type="float" office:value="1886730.46" calcext:value-type="float">
            <text:p>1886730.4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30]/[.B30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30]/[.E30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30]/[.H30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30]/[.K30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30];[.F30]; [.I30]; [.L30] )" office:value-type="string" office:string-value="" calcext:value-type="error">
            <text:p>#DIV/0!</text:p>
          </table:table-cell>
          <table:table-cell table:formula="of:=AVERAGE([.M30:.P30])" office:value-type="float" office:value="0" calcext:value-type="float">
            <text:p>0</text:p>
          </table:table-cell>
          <table:table-cell office:value-type="float" office:value="3770720.518" calcext:value-type="float">
            <text:p>3770720.51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590" calcext:value-type="float">
            <text:p>11590</text:p>
          </table:table-cell>
          <table:table-cell table:formula="of:=[.A31]/[.B31]" office:value-type="float" office:value="0.395081967213115" calcext:value-type="float">
            <text:p>0.3950819672</text:p>
          </table:table-cell>
          <table:table-cell office:value-type="float" office:value="8791" calcext:value-type="float">
            <text:p>8791</text:p>
          </table:table-cell>
          <table:table-cell office:value-type="float" office:value="6113" calcext:value-type="float">
            <text:p>6113</text:p>
          </table:table-cell>
          <table:table-cell table:formula="of:=[.D31]/[.E31]" office:value-type="float" office:value="1.43808277441518" calcext:value-type="float">
            <text:p>1.4380827744</text:p>
          </table:table-cell>
          <table:table-cell office:value-type="float" office:value="6514" calcext:value-type="float">
            <text:p>6514</text:p>
          </table:table-cell>
          <table:table-cell office:value-type="float" office:value="4106" calcext:value-type="float">
            <text:p>4106</text:p>
          </table:table-cell>
          <table:table-cell table:formula="of:=[.G31]/[.H31]" office:value-type="float" office:value="1.5864588407209" calcext:value-type="float">
            <text:p>1.5864588407</text:p>
          </table:table-cell>
          <table:table-cell office:value-type="float" office:value="48788" calcext:value-type="float">
            <text:p>48788</text:p>
          </table:table-cell>
          <table:table-cell office:value-type="float" office:value="52448" calcext:value-type="float">
            <text:p>52448</text:p>
          </table:table-cell>
          <table:table-cell table:formula="of:=[.J31]/[.K31]" office:value-type="float" office:value="0.930216595485052" calcext:value-type="float">
            <text:p>0.9302165955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745" calcext:value-type="float">
            <text:p>0.0745</text:p>
          </table:table-cell>
          <table:table-cell table:formula="of:=AVERAGE([.C31];[.F31]; [.I31]; [.L31] )" office:value-type="float" office:value="1.08746004445856" calcext:value-type="float">
            <text:p>1.0874600445</text:p>
          </table:table-cell>
          <table:table-cell table:formula="of:=AVERAGE([.M31:.P31])" office:value-type="float" office:value="0.070275" calcext:value-type="float">
            <text:p>0.070275</text:p>
          </table:table-cell>
          <table:table-cell office:value-type="float" office:value="3672383.027" calcext:value-type="float">
            <text:p>3672383.02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633" calcext:value-type="float">
            <text:p>4633</text:p>
          </table:table-cell>
          <table:table-cell table:formula="of:=[.A32]/[.B32]" office:value-type="float" office:value="0.988344485214764" calcext:value-type="float">
            <text:p>0.9883444852</text:p>
          </table:table-cell>
          <table:table-cell office:value-type="float" office:value="8791" calcext:value-type="float">
            <text:p>8791</text:p>
          </table:table-cell>
          <table:table-cell office:value-type="float" office:value="8321" calcext:value-type="float">
            <text:p>8321</text:p>
          </table:table-cell>
          <table:table-cell table:formula="of:=[.D32]/[.E32]" office:value-type="float" office:value="1.05648359572167" calcext:value-type="float">
            <text:p>1.0564835957</text:p>
          </table:table-cell>
          <table:table-cell office:value-type="float" office:value="6514" calcext:value-type="float">
            <text:p>6514</text:p>
          </table:table-cell>
          <table:table-cell office:value-type="float" office:value="3804" calcext:value-type="float">
            <text:p>3804</text:p>
          </table:table-cell>
          <table:table-cell table:formula="of:=[.G32]/[.H32]" office:value-type="float" office:value="1.7124079915878" calcext:value-type="float">
            <text:p>1.7124079916</text:p>
          </table:table-cell>
          <table:table-cell office:value-type="float" office:value="48788" calcext:value-type="float">
            <text:p>48788</text:p>
          </table:table-cell>
          <table:table-cell office:value-type="float" office:value="31122" calcext:value-type="float">
            <text:p>31122</text:p>
          </table:table-cell>
          <table:table-cell table:formula="of:=[.J32]/[.K32]" office:value-type="float" office:value="1.56763704132125" calcext:value-type="float">
            <text:p>1.5676370413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65" calcext:value-type="float">
            <text:p>0.0865</text:p>
          </table:table-cell>
          <table:table-cell table:formula="of:=AVERAGE([.C32];[.F32]; [.I32]; [.L32] )" office:value-type="float" office:value="1.33121827846137" calcext:value-type="float">
            <text:p>1.3312182785</text:p>
          </table:table-cell>
          <table:table-cell table:formula="of:=AVERAGE([.M32:.P32])" office:value-type="float" office:value="0.082025" calcext:value-type="float">
            <text:p>0.082025</text:p>
          </table:table-cell>
          <table:table-cell office:value-type="float" office:value="3201077.474" calcext:value-type="float">
            <text:p>3201077.47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87" calcext:value-type="float">
            <text:p>8487</text:p>
          </table:table-cell>
          <table:table-cell table:formula="of:=[.A33]/[.B33]" office:value-type="float" office:value="0.539531047484388" calcext:value-type="float">
            <text:p>0.5395310475</text:p>
          </table:table-cell>
          <table:table-cell office:value-type="float" office:value="8791" calcext:value-type="float">
            <text:p>8791</text:p>
          </table:table-cell>
          <table:table-cell office:value-type="float" office:value="9082" calcext:value-type="float">
            <text:p>9082</text:p>
          </table:table-cell>
          <table:table-cell table:formula="of:=[.D33]/[.E33]" office:value-type="float" office:value="0.967958599427439" calcext:value-type="float">
            <text:p>0.9679585994</text:p>
          </table:table-cell>
          <table:table-cell office:value-type="float" office:value="6514" calcext:value-type="float">
            <text:p>6514</text:p>
          </table:table-cell>
          <table:table-cell office:value-type="float" office:value="5277" calcext:value-type="float">
            <text:p>5277</text:p>
          </table:table-cell>
          <table:table-cell table:formula="of:=[.G33]/[.H33]" office:value-type="float" office:value="1.23441349251469" calcext:value-type="float">
            <text:p>1.2344134925</text:p>
          </table:table-cell>
          <table:table-cell office:value-type="float" office:value="48788" calcext:value-type="float">
            <text:p>48788</text:p>
          </table:table-cell>
          <table:table-cell office:value-type="float" office:value="55672" calcext:value-type="float">
            <text:p>55672</text:p>
          </table:table-cell>
          <table:table-cell table:formula="of:=[.J33]/[.K33]" office:value-type="float" office:value="0.876347176318436" calcext:value-type="float">
            <text:p>0.8763471763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69" calcext:value-type="float">
            <text:p>0.0369</text:p>
          </table:table-cell>
          <table:table-cell table:formula="of:=AVERAGE([.C33];[.F33]; [.I33]; [.L33] )" office:value-type="float" office:value="0.904562578936237" calcext:value-type="float">
            <text:p>0.9045625789</text:p>
          </table:table-cell>
          <table:table-cell table:formula="of:=AVERAGE([.M33:.P33])" office:value-type="float" office:value="0.033925" calcext:value-type="float">
            <text:p>0.033925</text:p>
          </table:table-cell>
          <table:table-cell office:value-type="float" office:value="1498688.472" calcext:value-type="float">
            <text:p>1498688.47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041" calcext:value-type="float">
            <text:p>13041</text:p>
          </table:table-cell>
          <table:table-cell table:formula="of:=[.A34]/[.B34]" office:value-type="float" office:value="0.351123380108887" calcext:value-type="float">
            <text:p>0.3511233801</text:p>
          </table:table-cell>
          <table:table-cell office:value-type="float" office:value="8791" calcext:value-type="float">
            <text:p>8791</text:p>
          </table:table-cell>
          <table:table-cell office:value-type="float" office:value="10639" calcext:value-type="float">
            <text:p>10639</text:p>
          </table:table-cell>
          <table:table-cell table:formula="of:=[.D34]/[.E34]" office:value-type="float" office:value="0.82629946423536" calcext:value-type="float">
            <text:p>0.8262994642</text:p>
          </table:table-cell>
          <table:table-cell office:value-type="float" office:value="6514" calcext:value-type="float">
            <text:p>6514</text:p>
          </table:table-cell>
          <table:table-cell office:value-type="float" office:value="7133" calcext:value-type="float">
            <text:p>7133</text:p>
          </table:table-cell>
          <table:table-cell table:formula="of:=[.G34]/[.H34]" office:value-type="float" office:value="0.913220243936633" calcext:value-type="float">
            <text:p>0.9132202439</text:p>
          </table:table-cell>
          <table:table-cell office:value-type="float" office:value="48788" calcext:value-type="float">
            <text:p>48788</text:p>
          </table:table-cell>
          <table:table-cell office:value-type="float" office:value="67906" calcext:value-type="float">
            <text:p>67906</text:p>
          </table:table-cell>
          <table:table-cell table:formula="of:=[.J34]/[.K34]" office:value-type="float" office:value="0.718463758725297" calcext:value-type="float">
            <text:p>0.718463758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2" calcext:value-type="float">
            <text:p>0.0442</text:p>
          </table:table-cell>
          <table:table-cell table:formula="of:=AVERAGE([.C34];[.F34]; [.I34]; [.L34] )" office:value-type="float" office:value="0.702276711751544" calcext:value-type="float">
            <text:p>0.7022767118</text:p>
          </table:table-cell>
          <table:table-cell table:formula="of:=AVERAGE([.M34:.P34])" office:value-type="float" office:value="0.0409" calcext:value-type="float">
            <text:p>0.0409</text:p>
          </table:table-cell>
          <table:table-cell office:value-type="float" office:value="1662005.795" calcext:value-type="float">
            <text:p>1662005.79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336" calcext:value-type="float">
            <text:p>11336</text:p>
          </table:table-cell>
          <table:table-cell table:formula="of:=[.A35]/[.B35]" office:value-type="float" office:value="0.40393436838391" calcext:value-type="float">
            <text:p>0.4039343684</text:p>
          </table:table-cell>
          <table:table-cell office:value-type="float" office:value="8791" calcext:value-type="float">
            <text:p>8791</text:p>
          </table:table-cell>
          <table:table-cell office:value-type="float" office:value="6220" calcext:value-type="float">
            <text:p>6220</text:p>
          </table:table-cell>
          <table:table-cell table:formula="of:=[.D35]/[.E35]" office:value-type="float" office:value="1.41334405144695" calcext:value-type="float">
            <text:p>1.4133440514</text:p>
          </table:table-cell>
          <table:table-cell office:value-type="float" office:value="6514" calcext:value-type="float">
            <text:p>6514</text:p>
          </table:table-cell>
          <table:table-cell office:value-type="float" office:value="3604" calcext:value-type="float">
            <text:p>3604</text:p>
          </table:table-cell>
          <table:table-cell table:formula="of:=[.G35]/[.H35]" office:value-type="float" office:value="1.80743618201998" calcext:value-type="float">
            <text:p>1.807436182</text:p>
          </table:table-cell>
          <table:table-cell office:value-type="float" office:value="48788" calcext:value-type="float">
            <text:p>48788</text:p>
          </table:table-cell>
          <table:table-cell office:value-type="float" office:value="52107" calcext:value-type="float">
            <text:p>52107</text:p>
          </table:table-cell>
          <table:table-cell table:formula="of:=[.J35]/[.K35]" office:value-type="float" office:value="0.93630414339724" calcext:value-type="float">
            <text:p>0.9363041434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897" calcext:value-type="float">
            <text:p>0.0897</text:p>
          </table:table-cell>
          <table:table-cell table:formula="of:=AVERAGE([.C35];[.F35]; [.I35]; [.L35] )" office:value-type="float" office:value="1.14025468631202" calcext:value-type="float">
            <text:p>1.1402546863</text:p>
          </table:table-cell>
          <table:table-cell table:formula="of:=AVERAGE([.M35:.P35])" office:value-type="float" office:value="0.083575" calcext:value-type="float">
            <text:p>0.083575</text:p>
          </table:table-cell>
          <table:table-cell office:value-type="float" office:value="4125194.734" calcext:value-type="float">
            <text:p>4125194.73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29" calcext:value-type="float">
            <text:p>7529</text:p>
          </table:table-cell>
          <table:table-cell table:formula="of:=[.A36]/[.B36]" office:value-type="float" office:value="0.608181697436579" calcext:value-type="float">
            <text:p>0.6081816974</text:p>
          </table:table-cell>
          <table:table-cell office:value-type="float" office:value="8791" calcext:value-type="float">
            <text:p>8791</text:p>
          </table:table-cell>
          <table:table-cell office:value-type="float" office:value="6126" calcext:value-type="float">
            <text:p>6126</text:p>
          </table:table-cell>
          <table:table-cell table:formula="of:=[.D36]/[.E36]" office:value-type="float" office:value="1.43503101534443" calcext:value-type="float">
            <text:p>1.4350310153</text:p>
          </table:table-cell>
          <table:table-cell office:value-type="float" office:value="6514" calcext:value-type="float">
            <text:p>6514</text:p>
          </table:table-cell>
          <table:table-cell office:value-type="float" office:value="3475" calcext:value-type="float">
            <text:p>3475</text:p>
          </table:table-cell>
          <table:table-cell table:formula="of:=[.G36]/[.H36]" office:value-type="float" office:value="1.87453237410072" calcext:value-type="float">
            <text:p>1.8745323741</text:p>
          </table:table-cell>
          <table:table-cell office:value-type="float" office:value="48788" calcext:value-type="float">
            <text:p>48788</text:p>
          </table:table-cell>
          <table:table-cell office:value-type="float" office:value="43142" calcext:value-type="float">
            <text:p>43142</text:p>
          </table:table-cell>
          <table:table-cell table:formula="of:=[.J36]/[.K36]" office:value-type="float" office:value="1.13087014973807" calcext:value-type="float">
            <text:p>1.1308701497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727" calcext:value-type="float">
            <text:p>0.0727</text:p>
          </table:table-cell>
          <table:table-cell table:formula="of:=AVERAGE([.C36];[.F36]; [.I36]; [.L36] )" office:value-type="float" office:value="1.26215380915495" calcext:value-type="float">
            <text:p>1.2621538092</text:p>
          </table:table-cell>
          <table:table-cell table:formula="of:=AVERAGE([.M36:.P36])" office:value-type="float" office:value="0.068875" calcext:value-type="float">
            <text:p>0.068875</text:p>
          </table:table-cell>
          <table:table-cell office:value-type="float" office:value="3451690.501" calcext:value-type="float">
            <text:p>3451690.50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89" calcext:value-type="float">
            <text:p>5089</text:p>
          </table:table-cell>
          <table:table-cell table:formula="of:=[.A37]/[.B37]" office:value-type="float" office:value="0.899783847514246" calcext:value-type="float">
            <text:p>0.8997838475</text:p>
          </table:table-cell>
          <table:table-cell office:value-type="float" office:value="8791" calcext:value-type="float">
            <text:p>8791</text:p>
          </table:table-cell>
          <table:table-cell office:value-type="float" office:value="8339" calcext:value-type="float">
            <text:p>8339</text:p>
          </table:table-cell>
          <table:table-cell table:formula="of:=[.D37]/[.E37]" office:value-type="float" office:value="1.05420314186353" calcext:value-type="float">
            <text:p>1.0542031419</text:p>
          </table:table-cell>
          <table:table-cell office:value-type="float" office:value="6514" calcext:value-type="float">
            <text:p>6514</text:p>
          </table:table-cell>
          <table:table-cell office:value-type="float" office:value="3813" calcext:value-type="float">
            <text:p>3813</text:p>
          </table:table-cell>
          <table:table-cell table:formula="of:=[.G37]/[.H37]" office:value-type="float" office:value="1.70836611591922" calcext:value-type="float">
            <text:p>1.7083661159</text:p>
          </table:table-cell>
          <table:table-cell office:value-type="float" office:value="48788" calcext:value-type="float">
            <text:p>48788</text:p>
          </table:table-cell>
          <table:table-cell office:value-type="float" office:value="31111" calcext:value-type="float">
            <text:p>31111</text:p>
          </table:table-cell>
          <table:table-cell table:formula="of:=[.J37]/[.K37]" office:value-type="float" office:value="1.56819131496898" calcext:value-type="float">
            <text:p>1.568191315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897" calcext:value-type="float">
            <text:p>0.0897</text:p>
          </table:table-cell>
          <table:table-cell table:formula="of:=AVERAGE([.C37];[.F37]; [.I37]; [.L37] )" office:value-type="float" office:value="1.3076361050665" calcext:value-type="float">
            <text:p>1.3076361051</text:p>
          </table:table-cell>
          <table:table-cell table:formula="of:=AVERAGE([.M37:.P37])" office:value-type="float" office:value="0.0853" calcext:value-type="float">
            <text:p>0.0853</text:p>
          </table:table-cell>
          <table:table-cell office:value-type="float" office:value="3174108.545" calcext:value-type="float">
            <text:p>3174108.54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87" calcext:value-type="float">
            <text:p>8487</text:p>
          </table:table-cell>
          <table:table-cell table:formula="of:=[.A38]/[.B38]" office:value-type="float" office:value="0.539531047484388" calcext:value-type="float">
            <text:p>0.5395310475</text:p>
          </table:table-cell>
          <table:table-cell office:value-type="float" office:value="8791" calcext:value-type="float">
            <text:p>8791</text:p>
          </table:table-cell>
          <table:table-cell office:value-type="float" office:value="8793" calcext:value-type="float">
            <text:p>8793</text:p>
          </table:table-cell>
          <table:table-cell table:formula="of:=[.D38]/[.E38]" office:value-type="float" office:value="0.999772546343682" calcext:value-type="float">
            <text:p>0.9997725463</text:p>
          </table:table-cell>
          <table:table-cell office:value-type="float" office:value="6514" calcext:value-type="float">
            <text:p>6514</text:p>
          </table:table-cell>
          <table:table-cell office:value-type="float" office:value="5211" calcext:value-type="float">
            <text:p>5211</text:p>
          </table:table-cell>
          <table:table-cell table:formula="of:=[.G38]/[.H38]" office:value-type="float" office:value="1.25004797543658" calcext:value-type="float">
            <text:p>1.2500479754</text:p>
          </table:table-cell>
          <table:table-cell office:value-type="float" office:value="48788" calcext:value-type="float">
            <text:p>48788</text:p>
          </table:table-cell>
          <table:table-cell office:value-type="float" office:value="55690" calcext:value-type="float">
            <text:p>55690</text:p>
          </table:table-cell>
          <table:table-cell table:formula="of:=[.J38]/[.K38]" office:value-type="float" office:value="0.876063925300772" calcext:value-type="float">
            <text:p>0.8760639253</text:p>
          </table:table-cell>
          <table:table-cell table:number-columns-repeated="2" office:value-type="float" office:value="0.0512" calcext:value-type="float">
            <text:p>0.0512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551" calcext:value-type="float">
            <text:p>0.0551</text:p>
          </table:table-cell>
          <table:table-cell table:formula="of:=AVERAGE([.C38];[.F38]; [.I38]; [.L38] )" office:value-type="float" office:value="0.916353873641355" calcext:value-type="float">
            <text:p>0.9163538736</text:p>
          </table:table-cell>
          <table:table-cell table:formula="of:=AVERAGE([.M38:.P38])" office:value-type="float" office:value="0.051775" calcext:value-type="float">
            <text:p>0.051775</text:p>
          </table:table-cell>
          <table:table-cell office:value-type="float" office:value="2229519.49" calcext:value-type="float">
            <text:p>2229519.4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64" calcext:value-type="float">
            <text:p>7164</text:p>
          </table:table-cell>
          <table:table-cell table:formula="of:=[.A39]/[.B39]" office:value-type="float" office:value="0.639168062534897" calcext:value-type="float">
            <text:p>0.6391680625</text:p>
          </table:table-cell>
          <table:table-cell office:value-type="float" office:value="8791" calcext:value-type="float">
            <text:p>8791</text:p>
          </table:table-cell>
          <table:table-cell office:value-type="float" office:value="10192" calcext:value-type="float">
            <text:p>10192</text:p>
          </table:table-cell>
          <table:table-cell table:formula="of:=[.D39]/[.E39]" office:value-type="float" office:value="0.862539246467818" calcext:value-type="float">
            <text:p>0.8625392465</text:p>
          </table:table-cell>
          <table:table-cell office:value-type="float" office:value="6514" calcext:value-type="float">
            <text:p>6514</text:p>
          </table:table-cell>
          <table:table-cell office:value-type="float" office:value="7039" calcext:value-type="float">
            <text:p>7039</text:p>
          </table:table-cell>
          <table:table-cell table:formula="of:=[.G39]/[.H39]" office:value-type="float" office:value="0.925415541980395" calcext:value-type="float">
            <text:p>0.925415542</text:p>
          </table:table-cell>
          <table:table-cell office:value-type="float" office:value="48788" calcext:value-type="float">
            <text:p>48788</text:p>
          </table:table-cell>
          <table:table-cell office:value-type="float" office:value="61163" calcext:value-type="float">
            <text:p>61163</text:p>
          </table:table-cell>
          <table:table-cell table:formula="of:=[.J39]/[.K39]" office:value-type="float" office:value="0.797671795039485" calcext:value-type="float">
            <text:p>0.797671795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543" calcext:value-type="float">
            <text:p>0.0543</text:p>
          </table:table-cell>
          <table:table-cell table:formula="of:=AVERAGE([.C39];[.F39]; [.I39]; [.L39] )" office:value-type="float" office:value="0.806198661505649" calcext:value-type="float">
            <text:p>0.8061986615</text:p>
          </table:table-cell>
          <table:table-cell table:formula="of:=AVERAGE([.M39:.P39])" office:value-type="float" office:value="0.050425" calcext:value-type="float">
            <text:p>0.050425</text:p>
          </table:table-cell>
          <table:table-cell office:value-type="float" office:value="1796198.421" calcext:value-type="float">
            <text:p>1796198.42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51" calcext:value-type="float">
            <text:p>7451</text:p>
          </table:table-cell>
          <table:table-cell table:formula="of:=[.A40]/[.B40]" office:value-type="float" office:value="0.614548382767414" calcext:value-type="float">
            <text:p>0.6145483828</text:p>
          </table:table-cell>
          <table:table-cell office:value-type="float" office:value="8791" calcext:value-type="float">
            <text:p>8791</text:p>
          </table:table-cell>
          <table:table-cell office:value-type="float" office:value="8987" calcext:value-type="float">
            <text:p>8987</text:p>
          </table:table-cell>
          <table:table-cell table:formula="of:=[.D40]/[.E40]" office:value-type="float" office:value="0.978190719928786" calcext:value-type="float">
            <text:p>0.9781907199</text:p>
          </table:table-cell>
          <table:table-cell office:value-type="float" office:value="6514" calcext:value-type="float">
            <text:p>6514</text:p>
          </table:table-cell>
          <table:table-cell office:value-type="float" office:value="4607" calcext:value-type="float">
            <text:p>4607</text:p>
          </table:table-cell>
          <table:table-cell table:formula="of:=[.G40]/[.H40]" office:value-type="float" office:value="1.41393531582375" calcext:value-type="float">
            <text:p>1.4139353158</text:p>
          </table:table-cell>
          <table:table-cell office:value-type="float" office:value="48788" calcext:value-type="float">
            <text:p>48788</text:p>
          </table:table-cell>
          <table:table-cell office:value-type="float" office:value="43268" calcext:value-type="float">
            <text:p>43268</text:p>
          </table:table-cell>
          <table:table-cell table:formula="of:=[.J40]/[.K40]" office:value-type="float" office:value="1.12757696218915" calcext:value-type="float">
            <text:p>1.1275769622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67" calcext:value-type="float">
            <text:p>0.067</text:p>
          </table:table-cell>
          <table:table-cell table:formula="of:=AVERAGE([.C40];[.F40]; [.I40]; [.L40] )" office:value-type="float" office:value="1.03356284517727" calcext:value-type="float">
            <text:p>1.0335628452</text:p>
          </table:table-cell>
          <table:table-cell table:formula="of:=AVERAGE([.M40:.P40])" office:value-type="float" office:value="0.062525" calcext:value-type="float">
            <text:p>0.062525</text:p>
          </table:table-cell>
          <table:table-cell office:value-type="float" office:value="3225957.281" calcext:value-type="float">
            <text:p>3225957.28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6947" calcext:value-type="float">
            <text:p>6947</text:p>
          </table:table-cell>
          <table:table-cell table:formula="of:=[.A41]/[.B41]" office:value-type="float" office:value="0.659133438894487" calcext:value-type="float">
            <text:p>0.6591334389</text:p>
          </table:table-cell>
          <table:table-cell office:value-type="float" office:value="8791" calcext:value-type="float">
            <text:p>8791</text:p>
          </table:table-cell>
          <table:table-cell office:value-type="float" office:value="12173" calcext:value-type="float">
            <text:p>12173</text:p>
          </table:table-cell>
          <table:table-cell table:formula="of:=[.D41]/[.E41]" office:value-type="float" office:value="0.72217202004436" calcext:value-type="float">
            <text:p>0.72217202</text:p>
          </table:table-cell>
          <table:table-cell office:value-type="float" office:value="6514" calcext:value-type="float">
            <text:p>6514</text:p>
          </table:table-cell>
          <table:table-cell office:value-type="float" office:value="8679" calcext:value-type="float">
            <text:p>8679</text:p>
          </table:table-cell>
          <table:table-cell table:formula="of:=[.G41]/[.H41]" office:value-type="float" office:value="0.750547298075815" calcext:value-type="float">
            <text:p>0.7505472981</text:p>
          </table:table-cell>
          <table:table-cell office:value-type="float" office:value="48788" calcext:value-type="float">
            <text:p>48788</text:p>
          </table:table-cell>
          <table:table-cell office:value-type="float" office:value="60807" calcext:value-type="float">
            <text:p>60807</text:p>
          </table:table-cell>
          <table:table-cell table:formula="of:=[.J41]/[.K41]" office:value-type="float" office:value="0.802341835643923" calcext:value-type="float">
            <text:p>0.802341835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919" calcext:value-type="float">
            <text:p>0.0919</text:p>
          </table:table-cell>
          <table:table-cell table:formula="of:=AVERAGE([.C41];[.F41]; [.I41]; [.L41] )" office:value-type="float" office:value="0.733548648164646" calcext:value-type="float">
            <text:p>0.7335486482</text:p>
          </table:table-cell>
          <table:table-cell table:formula="of:=AVERAGE([.M41:.P41])" office:value-type="float" office:value="0.08885" calcext:value-type="float">
            <text:p>0.08885</text:p>
          </table:table-cell>
          <table:table-cell office:value-type="float" office:value="3629423.271" calcext:value-type="float">
            <text:p>3629423.27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00" calcext:value-type="float">
            <text:p>11900</text:p>
          </table:table-cell>
          <table:table-cell table:formula="of:=[.A42]/[.B42]" office:value-type="float" office:value="0.384789915966387" calcext:value-type="float">
            <text:p>0.384789916</text:p>
          </table:table-cell>
          <table:table-cell office:value-type="float" office:value="8791" calcext:value-type="float">
            <text:p>8791</text:p>
          </table:table-cell>
          <table:table-cell office:value-type="float" office:value="8813" calcext:value-type="float">
            <text:p>8813</text:p>
          </table:table-cell>
          <table:table-cell table:formula="of:=[.D42]/[.E42]" office:value-type="float" office:value="0.997503687734029" calcext:value-type="float">
            <text:p>0.9975036877</text:p>
          </table:table-cell>
          <table:table-cell office:value-type="float" office:value="6514" calcext:value-type="float">
            <text:p>6514</text:p>
          </table:table-cell>
          <table:table-cell office:value-type="float" office:value="3815" calcext:value-type="float">
            <text:p>3815</text:p>
          </table:table-cell>
          <table:table-cell table:formula="of:=[.G42]/[.H42]" office:value-type="float" office:value="1.70747051114024" calcext:value-type="float">
            <text:p>1.7074705111</text:p>
          </table:table-cell>
          <table:table-cell office:value-type="float" office:value="48788" calcext:value-type="float">
            <text:p>48788</text:p>
          </table:table-cell>
          <table:table-cell office:value-type="float" office:value="52240" calcext:value-type="float">
            <text:p>52240</text:p>
          </table:table-cell>
          <table:table-cell table:formula="of:=[.J42]/[.K42]" office:value-type="float" office:value="0.933920367534456" calcext:value-type="float">
            <text:p>0.9339203675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716" calcext:value-type="float">
            <text:p>0.0716</text:p>
          </table:table-cell>
          <table:table-cell table:formula="of:=AVERAGE([.C42];[.F42]; [.I42]; [.L42] )" office:value-type="float" office:value="1.00592112059378" calcext:value-type="float">
            <text:p>1.0059211206</text:p>
          </table:table-cell>
          <table:table-cell table:formula="of:=AVERAGE([.M42:.P42])" office:value-type="float" office:value="0.067525" calcext:value-type="float">
            <text:p>0.067525</text:p>
          </table:table-cell>
          <table:table-cell office:value-type="float" office:value="2839632.552" calcext:value-type="float">
            <text:p>2839632.55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663" calcext:value-type="float">
            <text:p>5663</text:p>
          </table:table-cell>
          <table:table-cell table:formula="of:=[.A43]/[.B43]" office:value-type="float" office:value="0.80858202366237" calcext:value-type="float">
            <text:p>0.8085820237</text:p>
          </table:table-cell>
          <table:table-cell office:value-type="float" office:value="8791" calcext:value-type="float">
            <text:p>8791</text:p>
          </table:table-cell>
          <table:table-cell office:value-type="float" office:value="8481" calcext:value-type="float">
            <text:p>8481</text:p>
          </table:table-cell>
          <table:table-cell table:formula="of:=[.D43]/[.E43]" office:value-type="float" office:value="1.03655229336163" calcext:value-type="float">
            <text:p>1.0365522934</text:p>
          </table:table-cell>
          <table:table-cell office:value-type="float" office:value="6514" calcext:value-type="float">
            <text:p>6514</text:p>
          </table:table-cell>
          <table:table-cell office:value-type="float" office:value="4151" calcext:value-type="float">
            <text:p>4151</text:p>
          </table:table-cell>
          <table:table-cell table:formula="of:=[.G43]/[.H43]" office:value-type="float" office:value="1.5692604191761" calcext:value-type="float">
            <text:p>1.5692604192</text:p>
          </table:table-cell>
          <table:table-cell office:value-type="float" office:value="48788" calcext:value-type="float">
            <text:p>48788</text:p>
          </table:table-cell>
          <table:table-cell office:value-type="float" office:value="41448" calcext:value-type="float">
            <text:p>41448</text:p>
          </table:table-cell>
          <table:table-cell table:formula="of:=[.J43]/[.K43]" office:value-type="float" office:value="1.17708936498745" calcext:value-type="float">
            <text:p>1.177089365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665" calcext:value-type="float">
            <text:p>0.0665</text:p>
          </table:table-cell>
          <table:table-cell table:formula="of:=AVERAGE([.C43];[.F43]; [.I43]; [.L43] )" office:value-type="float" office:value="1.14787102529689" calcext:value-type="float">
            <text:p>1.1478710253</text:p>
          </table:table-cell>
          <table:table-cell table:formula="of:=AVERAGE([.M43:.P43])" office:value-type="float" office:value="0.0624" calcext:value-type="float">
            <text:p>0.0624</text:p>
          </table:table-cell>
          <table:table-cell office:value-type="float" office:value="2232661.139" calcext:value-type="float">
            <text:p>2232661.13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51" calcext:value-type="float">
            <text:p>13151</text:p>
          </table:table-cell>
          <table:table-cell table:formula="of:=[.A44]/[.B44]" office:value-type="float" office:value="0.348186449699643" calcext:value-type="float">
            <text:p>0.3481864497</text:p>
          </table:table-cell>
          <table:table-cell office:value-type="float" office:value="8791" calcext:value-type="float">
            <text:p>8791</text:p>
          </table:table-cell>
          <table:table-cell office:value-type="float" office:value="11671" calcext:value-type="float">
            <text:p>11671</text:p>
          </table:table-cell>
          <table:table-cell table:formula="of:=[.D44]/[.E44]" office:value-type="float" office:value="0.75323451289521" calcext:value-type="float">
            <text:p>0.7532345129</text:p>
          </table:table-cell>
          <table:table-cell office:value-type="float" office:value="6514" calcext:value-type="float">
            <text:p>6514</text:p>
          </table:table-cell>
          <table:table-cell office:value-type="float" office:value="8333" calcext:value-type="float">
            <text:p>8333</text:p>
          </table:table-cell>
          <table:table-cell table:formula="of:=[.G44]/[.H44]" office:value-type="float" office:value="0.781711268450738" calcext:value-type="float">
            <text:p>0.7817112685</text:p>
          </table:table-cell>
          <table:table-cell office:value-type="float" office:value="48788" calcext:value-type="float">
            <text:p>48788</text:p>
          </table:table-cell>
          <table:table-cell office:value-type="float" office:value="68449" calcext:value-type="float">
            <text:p>68449</text:p>
          </table:table-cell>
          <table:table-cell table:formula="of:=[.J44]/[.K44]" office:value-type="float" office:value="0.712764247834154" calcext:value-type="float">
            <text:p>0.7127642478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443" calcext:value-type="float">
            <text:p>0.0443</text:p>
          </table:table-cell>
          <table:table-cell table:formula="of:=AVERAGE([.C44];[.F44]; [.I44]; [.L44] )" office:value-type="float" office:value="0.648974119719936" calcext:value-type="float">
            <text:p>0.6489741197</text:p>
          </table:table-cell>
          <table:table-cell table:formula="of:=AVERAGE([.M44:.P44])" office:value-type="float" office:value="0.041225" calcext:value-type="float">
            <text:p>0.041225</text:p>
          </table:table-cell>
          <table:table-cell office:value-type="float" office:value="1606395.433" calcext:value-type="float">
            <text:p>1606395.43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45]/[.B45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8973" calcext:value-type="float">
            <text:p>8973</text:p>
          </table:table-cell>
          <table:table-cell table:formula="of:=[.D45]/[.E45]" office:value-type="float" office:value="0.979716928563468" calcext:value-type="float">
            <text:p>0.9797169286</text:p>
          </table:table-cell>
          <table:table-cell office:value-type="float" office:value="6514" calcext:value-type="float">
            <text:p>6514</text:p>
          </table:table-cell>
          <table:table-cell office:value-type="float" office:value="4604" calcext:value-type="float">
            <text:p>4604</text:p>
          </table:table-cell>
          <table:table-cell table:formula="of:=[.G45]/[.H45]" office:value-type="float" office:value="1.41485664639444" calcext:value-type="float">
            <text:p>1.4148566464</text:p>
          </table:table-cell>
          <table:table-cell office:value-type="float" office:value="48788" calcext:value-type="float">
            <text:p>48788</text:p>
          </table:table-cell>
          <table:table-cell office:value-type="float" office:value="43264" calcext:value-type="float">
            <text:p>43264</text:p>
          </table:table-cell>
          <table:table-cell table:formula="of:=[.J45]/[.K45]" office:value-type="float" office:value="1.12768121301775" calcext:value-type="float">
            <text:p>1.127681213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767" calcext:value-type="float">
            <text:p>0.0767</text:p>
          </table:table-cell>
          <table:table-cell table:formula="of:=AVERAGE([.C45];[.F45]; [.I45]; [.L45] )" office:value-type="float" office:value="1.03428331563229" calcext:value-type="float">
            <text:p>1.0342833156</text:p>
          </table:table-cell>
          <table:table-cell table:formula="of:=AVERAGE([.M45:.P45])" office:value-type="float" office:value="0.072575" calcext:value-type="float">
            <text:p>0.072575</text:p>
          </table:table-cell>
          <table:table-cell office:value-type="float" office:value="3452110.363" calcext:value-type="float">
            <text:p>3452110.36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952" calcext:value-type="float">
            <text:p>4952</text:p>
          </table:table-cell>
          <table:table-cell table:formula="of:=[.A46]/[.B46]" office:value-type="float" office:value="0.92467689822294" calcext:value-type="float">
            <text:p>0.9246768982</text:p>
          </table:table-cell>
          <table:table-cell office:value-type="float" office:value="8791" calcext:value-type="float">
            <text:p>8791</text:p>
          </table:table-cell>
          <table:table-cell office:value-type="float" office:value="5592" calcext:value-type="float">
            <text:p>5592</text:p>
          </table:table-cell>
          <table:table-cell table:formula="of:=[.D46]/[.E46]" office:value-type="float" office:value="1.57206723891273" calcext:value-type="float">
            <text:p>1.5720672389</text:p>
          </table:table-cell>
          <table:table-cell office:value-type="float" office:value="6514" calcext:value-type="float">
            <text:p>6514</text:p>
          </table:table-cell>
          <table:table-cell office:value-type="float" office:value="2733" calcext:value-type="float">
            <text:p>2733</text:p>
          </table:table-cell>
          <table:table-cell table:formula="of:=[.G46]/[.H46]" office:value-type="float" office:value="2.38346139773143" calcext:value-type="float">
            <text:p>2.3834613977</text:p>
          </table:table-cell>
          <table:table-cell office:value-type="float" office:value="48788" calcext:value-type="float">
            <text:p>48788</text:p>
          </table:table-cell>
          <table:table-cell office:value-type="float" office:value="29444" calcext:value-type="float">
            <text:p>29444</text:p>
          </table:table-cell>
          <table:table-cell table:formula="of:=[.J46]/[.K46]" office:value-type="float" office:value="1.65697595435403" calcext:value-type="float">
            <text:p>1.656975954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6" calcext:value-type="float">
            <text:p>0.146</text:p>
          </table:table-cell>
          <table:table-cell table:formula="of:=AVERAGE([.C46];[.F46]; [.I46]; [.L46] )" office:value-type="float" office:value="1.63429537230528" calcext:value-type="float">
            <text:p>1.6342953723</text:p>
          </table:table-cell>
          <table:table-cell table:formula="of:=AVERAGE([.M46:.P46])" office:value-type="float" office:value="0.14125" calcext:value-type="float">
            <text:p>0.14125</text:p>
          </table:table-cell>
          <table:table-cell office:value-type="float" office:value="4862523.135" calcext:value-type="float">
            <text:p>4862523.13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6474" calcext:value-type="float">
            <text:p>6474</text:p>
          </table:table-cell>
          <table:table-cell table:formula="of:=[.A47]/[.B47]" office:value-type="float" office:value="0.707290701266605" calcext:value-type="float">
            <text:p>0.7072907013</text:p>
          </table:table-cell>
          <table:table-cell office:value-type="float" office:value="8791" calcext:value-type="float">
            <text:p>8791</text:p>
          </table:table-cell>
          <table:table-cell office:value-type="float" office:value="11170" calcext:value-type="float">
            <text:p>11170</text:p>
          </table:table-cell>
          <table:table-cell table:formula="of:=[.D47]/[.E47]" office:value-type="float" office:value="0.787018800358102" calcext:value-type="float">
            <text:p>0.7870188004</text:p>
          </table:table-cell>
          <table:table-cell office:value-type="float" office:value="6514" calcext:value-type="float">
            <text:p>6514</text:p>
          </table:table-cell>
          <table:table-cell office:value-type="float" office:value="8433" calcext:value-type="float">
            <text:p>8433</text:p>
          </table:table-cell>
          <table:table-cell table:formula="of:=[.G47]/[.H47]" office:value-type="float" office:value="0.772441598482153" calcext:value-type="float">
            <text:p>0.7724415985</text:p>
          </table:table-cell>
          <table:table-cell office:value-type="float" office:value="48788" calcext:value-type="float">
            <text:p>48788</text:p>
          </table:table-cell>
          <table:table-cell office:value-type="float" office:value="59108" calcext:value-type="float">
            <text:p>59108</text:p>
          </table:table-cell>
          <table:table-cell table:formula="of:=[.J47]/[.K47]" office:value-type="float" office:value="0.825404344589565" calcext:value-type="float">
            <text:p>0.8254043446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47" calcext:value-type="float">
            <text:p>0.0847</text:p>
          </table:table-cell>
          <table:table-cell table:formula="of:=AVERAGE([.C47];[.F47]; [.I47]; [.L47] )" office:value-type="float" office:value="0.773038861174106" calcext:value-type="float">
            <text:p>0.7730388612</text:p>
          </table:table-cell>
          <table:table-cell table:formula="of:=AVERAGE([.M47:.P47])" office:value-type="float" office:value="0.081375" calcext:value-type="float">
            <text:p>0.081375</text:p>
          </table:table-cell>
          <table:table-cell office:value-type="float" office:value="2906914.902" calcext:value-type="float">
            <text:p>2906914.90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282" calcext:value-type="float">
            <text:p>12282</text:p>
          </table:table-cell>
          <table:table-cell table:formula="of:=[.A48]/[.B48]" office:value-type="float" office:value="0.372822015958313" calcext:value-type="float">
            <text:p>0.372822016</text:p>
          </table:table-cell>
          <table:table-cell office:value-type="float" office:value="8791" calcext:value-type="float">
            <text:p>8791</text:p>
          </table:table-cell>
          <table:table-cell office:value-type="float" office:value="8657" calcext:value-type="float">
            <text:p>8657</text:p>
          </table:table-cell>
          <table:table-cell table:formula="of:=[.D48]/[.E48]" office:value-type="float" office:value="1.01547880328058" calcext:value-type="float">
            <text:p>1.0154788033</text:p>
          </table:table-cell>
          <table:table-cell office:value-type="float" office:value="6514" calcext:value-type="float">
            <text:p>6514</text:p>
          </table:table-cell>
          <table:table-cell office:value-type="float" office:value="5375" calcext:value-type="float">
            <text:p>5375</text:p>
          </table:table-cell>
          <table:table-cell table:formula="of:=[.G48]/[.H48]" office:value-type="float" office:value="1.21190697674419" calcext:value-type="float">
            <text:p>1.2119069767</text:p>
          </table:table-cell>
          <table:table-cell office:value-type="float" office:value="48788" calcext:value-type="float">
            <text:p>48788</text:p>
          </table:table-cell>
          <table:table-cell office:value-type="float" office:value="65684" calcext:value-type="float">
            <text:p>65684</text:p>
          </table:table-cell>
          <table:table-cell table:formula="of:=[.J48]/[.K48]" office:value-type="float" office:value="0.742768406308995" calcext:value-type="float">
            <text:p>0.742768406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48" calcext:value-type="float">
            <text:p>0.0448</text:p>
          </table:table-cell>
          <table:table-cell table:formula="of:=AVERAGE([.C48];[.F48]; [.I48]; [.L48] )" office:value-type="float" office:value="0.835744050573019" calcext:value-type="float">
            <text:p>0.8357440506</text:p>
          </table:table-cell>
          <table:table-cell table:formula="of:=AVERAGE([.M48:.P48])" office:value-type="float" office:value="0.04145" calcext:value-type="float">
            <text:p>0.04145</text:p>
          </table:table-cell>
          <table:table-cell office:value-type="float" office:value="1841652.78" calcext:value-type="float">
            <text:p>1841652.7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263" calcext:value-type="float">
            <text:p>7263</text:p>
          </table:table-cell>
          <table:table-cell table:formula="of:=[.A49]/[.B49]" office:value-type="float" office:value="0.630455734544954" calcext:value-type="float">
            <text:p>0.6304557345</text:p>
          </table:table-cell>
          <table:table-cell office:value-type="float" office:value="8791" calcext:value-type="float">
            <text:p>8791</text:p>
          </table:table-cell>
          <table:table-cell office:value-type="float" office:value="11390" calcext:value-type="float">
            <text:p>11390</text:p>
          </table:table-cell>
          <table:table-cell table:formula="of:=[.D49]/[.E49]" office:value-type="float" office:value="0.771817383669886" calcext:value-type="float">
            <text:p>0.7718173837</text:p>
          </table:table-cell>
          <table:table-cell office:value-type="float" office:value="6514" calcext:value-type="float">
            <text:p>6514</text:p>
          </table:table-cell>
          <table:table-cell office:value-type="float" office:value="7219" calcext:value-type="float">
            <text:p>7219</text:p>
          </table:table-cell>
          <table:table-cell table:formula="of:=[.G49]/[.H49]" office:value-type="float" office:value="0.902341044465993" calcext:value-type="float">
            <text:p>0.9023410445</text:p>
          </table:table-cell>
          <table:table-cell office:value-type="float" office:value="48788" calcext:value-type="float">
            <text:p>48788</text:p>
          </table:table-cell>
          <table:table-cell office:value-type="float" office:value="60854" calcext:value-type="float">
            <text:p>60854</text:p>
          </table:table-cell>
          <table:table-cell table:formula="of:=[.J49]/[.K49]" office:value-type="float" office:value="0.801722154665264" calcext:value-type="float">
            <text:p>0.8017221547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77" calcext:value-type="float">
            <text:p>0.0577</text:p>
          </table:table-cell>
          <table:table-cell table:formula="of:=AVERAGE([.C49];[.F49]; [.I49]; [.L49] )" office:value-type="float" office:value="0.776584079336524" calcext:value-type="float">
            <text:p>0.7765840793</text:p>
          </table:table-cell>
          <table:table-cell table:formula="of:=AVERAGE([.M49:.P49])" office:value-type="float" office:value="0.05405" calcext:value-type="float">
            <text:p>0.05405</text:p>
          </table:table-cell>
          <table:table-cell office:value-type="float" office:value="1811327.114" calcext:value-type="float">
            <text:p>1811327.11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50]/[.B50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50]/[.H50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50]/[.K50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50];[.F50]; [.I50]; [.L50] )" office:value-type="string" office:string-value="" calcext:value-type="error">
            <text:p>#DIV/0!</text:p>
          </table:table-cell>
          <table:table-cell table:formula="of:=AVERAGE([.M50:.P50])" office:value-type="float" office:value="0" calcext:value-type="float">
            <text:p>0</text:p>
          </table:table-cell>
          <table:table-cell office:value-type="float" office:value="3901515.968" calcext:value-type="float">
            <text:p>3901515.96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49" calcext:value-type="float">
            <text:p>4849</text:p>
          </table:table-cell>
          <table:table-cell table:formula="of:=[.A51]/[.B51]" office:value-type="float" office:value="0.944318416168282" calcext:value-type="float">
            <text:p>0.9443184162</text:p>
          </table:table-cell>
          <table:table-cell office:value-type="float" office:value="8791" calcext:value-type="float">
            <text:p>8791</text:p>
          </table:table-cell>
          <table:table-cell office:value-type="float" office:value="5695" calcext:value-type="float">
            <text:p>5695</text:p>
          </table:table-cell>
          <table:table-cell table:formula="of:=[.D51]/[.E51]" office:value-type="float" office:value="1.54363476733977" calcext:value-type="float">
            <text:p>1.5436347673</text:p>
          </table:table-cell>
          <table:table-cell office:value-type="float" office:value="6514" calcext:value-type="float">
            <text:p>6514</text:p>
          </table:table-cell>
          <table:table-cell office:value-type="float" office:value="3262" calcext:value-type="float">
            <text:p>3262</text:p>
          </table:table-cell>
          <table:table-cell table:formula="of:=[.G51]/[.H51]" office:value-type="float" office:value="1.99693439607603" calcext:value-type="float">
            <text:p>1.9969343961</text:p>
          </table:table-cell>
          <table:table-cell office:value-type="float" office:value="48788" calcext:value-type="float">
            <text:p>48788</text:p>
          </table:table-cell>
          <table:table-cell office:value-type="float" office:value="29773" calcext:value-type="float">
            <text:p>29773</text:p>
          </table:table-cell>
          <table:table-cell table:formula="of:=[.J51]/[.K51]" office:value-type="float" office:value="1.63866590535049" calcext:value-type="float">
            <text:p>1.6386659054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987" calcext:value-type="float">
            <text:p>0.0987</text:p>
          </table:table-cell>
          <table:table-cell table:formula="of:=AVERAGE([.C51];[.F51]; [.I51]; [.L51] )" office:value-type="float" office:value="1.53088837123364" calcext:value-type="float">
            <text:p>1.5308883712</text:p>
          </table:table-cell>
          <table:table-cell table:formula="of:=AVERAGE([.M51:.P51])" office:value-type="float" office:value="0.094175" calcext:value-type="float">
            <text:p>0.094175</text:p>
          </table:table-cell>
          <table:table-cell office:value-type="float" office:value="3948614.011" calcext:value-type="float">
            <text:p>3948614.01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52]/[.B52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8515" calcext:value-type="float">
            <text:p>8515</text:p>
          </table:table-cell>
          <table:table-cell table:formula="of:=[.D52]/[.E52]" office:value-type="float" office:value="1.03241338813858" calcext:value-type="float">
            <text:p>1.0324133881</text:p>
          </table:table-cell>
          <table:table-cell office:value-type="float" office:value="6514" calcext:value-type="float">
            <text:p>6514</text:p>
          </table:table-cell>
          <table:table-cell office:value-type="float" office:value="4553" calcext:value-type="float">
            <text:p>4553</text:p>
          </table:table-cell>
          <table:table-cell table:formula="of:=[.G52]/[.H52]" office:value-type="float" office:value="1.43070502965078" calcext:value-type="float">
            <text:p>1.4307050297</text:p>
          </table:table-cell>
          <table:table-cell office:value-type="float" office:value="48788" calcext:value-type="float">
            <text:p>48788</text:p>
          </table:table-cell>
          <table:table-cell office:value-type="float" office:value="43346" calcext:value-type="float">
            <text:p>43346</text:p>
          </table:table-cell>
          <table:table-cell table:formula="of:=[.J52]/[.K52]" office:value-type="float" office:value="1.12554791676279" calcext:value-type="float">
            <text:p>1.1255479168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92" calcext:value-type="float">
            <text:p>0.0592</text:p>
          </table:table-cell>
          <table:table-cell table:formula="of:=AVERAGE([.C52];[.F52]; [.I52]; [.L52] )" office:value-type="float" office:value="1.04379781202282" calcext:value-type="float">
            <text:p>1.043797812</text:p>
          </table:table-cell>
          <table:table-cell table:formula="of:=AVERAGE([.M52:.P52])" office:value-type="float" office:value="0.0559" calcext:value-type="float">
            <text:p>0.0559</text:p>
          </table:table-cell>
          <table:table-cell office:value-type="float" office:value="2389243.266" calcext:value-type="float">
            <text:p>2389243.26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93" calcext:value-type="float">
            <text:p>8493</text:p>
          </table:table-cell>
          <table:table-cell table:formula="of:=[.A53]/[.B53]" office:value-type="float" office:value="0.539149888143177" calcext:value-type="float">
            <text:p>0.5391498881</text:p>
          </table:table-cell>
          <table:table-cell office:value-type="float" office:value="8791" calcext:value-type="float">
            <text:p>8791</text:p>
          </table:table-cell>
          <table:table-cell office:value-type="float" office:value="8800" calcext:value-type="float">
            <text:p>8800</text:p>
          </table:table-cell>
          <table:table-cell table:formula="of:=[.D53]/[.E53]" office:value-type="float" office:value="0.998977272727273" calcext:value-type="float">
            <text:p>0.9989772727</text:p>
          </table:table-cell>
          <table:table-cell office:value-type="float" office:value="6514" calcext:value-type="float">
            <text:p>6514</text:p>
          </table:table-cell>
          <table:table-cell office:value-type="float" office:value="4862" calcext:value-type="float">
            <text:p>4862</text:p>
          </table:table-cell>
          <table:table-cell table:formula="of:=[.G53]/[.H53]" office:value-type="float" office:value="1.33977786918963" calcext:value-type="float">
            <text:p>1.3397778692</text:p>
          </table:table-cell>
          <table:table-cell office:value-type="float" office:value="48788" calcext:value-type="float">
            <text:p>48788</text:p>
          </table:table-cell>
          <table:table-cell office:value-type="float" office:value="55627" calcext:value-type="float">
            <text:p>55627</text:p>
          </table:table-cell>
          <table:table-cell table:formula="of:=[.J53]/[.K53]" office:value-type="float" office:value="0.87705610584788" calcext:value-type="float">
            <text:p>0.8770561058</text:p>
          </table:table-cell>
          <table:table-cell table:number-columns-repeated="2" office:value-type="float" office:value="0.0506" calcext:value-type="float">
            <text:p>0.0506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541" calcext:value-type="float">
            <text:p>0.0541</text:p>
          </table:table-cell>
          <table:table-cell table:formula="of:=AVERAGE([.C53];[.F53]; [.I53]; [.L53] )" office:value-type="float" office:value="0.938740283976991" calcext:value-type="float">
            <text:p>0.938740284</text:p>
          </table:table-cell>
          <table:table-cell table:formula="of:=AVERAGE([.M53:.P53])" office:value-type="float" office:value="0.051125" calcext:value-type="float">
            <text:p>0.051125</text:p>
          </table:table-cell>
          <table:table-cell office:value-type="float" office:value="2034156.059" calcext:value-type="float">
            <text:p>2034156.05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52" calcext:value-type="float">
            <text:p>13152</text:p>
          </table:table-cell>
          <table:table-cell table:formula="of:=[.A54]/[.B54]" office:value-type="float" office:value="0.3481599756691" calcext:value-type="float">
            <text:p>0.3481599757</text:p>
          </table:table-cell>
          <table:table-cell office:value-type="float" office:value="8791" calcext:value-type="float">
            <text:p>8791</text:p>
          </table:table-cell>
          <table:table-cell office:value-type="float" office:value="10590" calcext:value-type="float">
            <text:p>10590</text:p>
          </table:table-cell>
          <table:table-cell table:formula="of:=[.D54]/[.E54]" office:value-type="float" office:value="0.830122757318225" calcext:value-type="float">
            <text:p>0.8301227573</text:p>
          </table:table-cell>
          <table:table-cell office:value-type="float" office:value="6514" calcext:value-type="float">
            <text:p>6514</text:p>
          </table:table-cell>
          <table:table-cell office:value-type="float" office:value="6945" calcext:value-type="float">
            <text:p>6945</text:p>
          </table:table-cell>
          <table:table-cell table:formula="of:=[.G54]/[.H54]" office:value-type="float" office:value="0.937940964722822" calcext:value-type="float">
            <text:p>0.9379409647</text:p>
          </table:table-cell>
          <table:table-cell office:value-type="float" office:value="48788" calcext:value-type="float">
            <text:p>48788</text:p>
          </table:table-cell>
          <table:table-cell office:value-type="float" office:value="67920" calcext:value-type="float">
            <text:p>67920</text:p>
          </table:table-cell>
          <table:table-cell table:formula="of:=[.J54]/[.K54]" office:value-type="float" office:value="0.71831566548881" calcext:value-type="float">
            <text:p>0.718315665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54" calcext:value-type="float">
            <text:p>0.0454</text:p>
          </table:table-cell>
          <table:table-cell table:formula="of:=AVERAGE([.C54];[.F54]; [.I54]; [.L54] )" office:value-type="float" office:value="0.708634840799739" calcext:value-type="float">
            <text:p>0.7086348408</text:p>
          </table:table-cell>
          <table:table-cell table:formula="of:=AVERAGE([.M54:.P54])" office:value-type="float" office:value="0.042425" calcext:value-type="float">
            <text:p>0.042425</text:p>
          </table:table-cell>
          <table:table-cell office:value-type="float" office:value="1657277.819" calcext:value-type="float">
            <text:p>1657277.81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336" calcext:value-type="float">
            <text:p>11336</text:p>
          </table:table-cell>
          <table:table-cell table:formula="of:=[.A55]/[.B55]" office:value-type="float" office:value="0.40393436838391" calcext:value-type="float">
            <text:p>0.4039343684</text:p>
          </table:table-cell>
          <table:table-cell office:value-type="float" office:value="8791" calcext:value-type="float">
            <text:p>8791</text:p>
          </table:table-cell>
          <table:table-cell office:value-type="float" office:value="6364" calcext:value-type="float">
            <text:p>6364</text:p>
          </table:table-cell>
          <table:table-cell table:formula="of:=[.D55]/[.E55]" office:value-type="float" office:value="1.3813639220616" calcext:value-type="float">
            <text:p>1.3813639221</text:p>
          </table:table-cell>
          <table:table-cell office:value-type="float" office:value="6514" calcext:value-type="float">
            <text:p>6514</text:p>
          </table:table-cell>
          <table:table-cell office:value-type="float" office:value="4658" calcext:value-type="float">
            <text:p>4658</text:p>
          </table:table-cell>
          <table:table-cell table:formula="of:=[.G55]/[.H55]" office:value-type="float" office:value="1.39845427221984" calcext:value-type="float">
            <text:p>1.3984542722</text:p>
          </table:table-cell>
          <table:table-cell office:value-type="float" office:value="48788" calcext:value-type="float">
            <text:p>48788</text:p>
          </table:table-cell>
          <table:table-cell office:value-type="float" office:value="52374" calcext:value-type="float">
            <text:p>52374</text:p>
          </table:table-cell>
          <table:table-cell table:formula="of:=[.J55]/[.K55]" office:value-type="float" office:value="0.931530912284721" calcext:value-type="float">
            <text:p>0.9315309123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778" calcext:value-type="float">
            <text:p>0.0778</text:p>
          </table:table-cell>
          <table:table-cell table:formula="of:=AVERAGE([.C55];[.F55]; [.I55]; [.L55] )" office:value-type="float" office:value="1.02882086873752" calcext:value-type="float">
            <text:p>1.0288208687</text:p>
          </table:table-cell>
          <table:table-cell table:formula="of:=AVERAGE([.M55:.P55])" office:value-type="float" office:value="0.07315" calcext:value-type="float">
            <text:p>0.07315</text:p>
          </table:table-cell>
          <table:table-cell office:value-type="float" office:value="3588383.822" calcext:value-type="float">
            <text:p>3588383.82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195" calcext:value-type="float">
            <text:p>9195</text:p>
          </table:table-cell>
          <table:table-cell table:formula="of:=[.A56]/[.B56]" office:value-type="float" office:value="0.497988036976618" calcext:value-type="float">
            <text:p>0.497988037</text:p>
          </table:table-cell>
          <table:table-cell office:value-type="float" office:value="8791" calcext:value-type="float">
            <text:p>8791</text:p>
          </table:table-cell>
          <table:table-cell office:value-type="float" office:value="11656" calcext:value-type="float">
            <text:p>11656</text:p>
          </table:table-cell>
          <table:table-cell table:formula="of:=[.D56]/[.E56]" office:value-type="float" office:value="0.75420384351407" calcext:value-type="float">
            <text:p>0.7542038435</text:p>
          </table:table-cell>
          <table:table-cell office:value-type="float" office:value="6514" calcext:value-type="float">
            <text:p>6514</text:p>
          </table:table-cell>
          <table:table-cell office:value-type="float" office:value="8694" calcext:value-type="float">
            <text:p>8694</text:p>
          </table:table-cell>
          <table:table-cell table:formula="of:=[.G56]/[.H56]" office:value-type="float" office:value="0.74925235794801" calcext:value-type="float">
            <text:p>0.7492523579</text:p>
          </table:table-cell>
          <table:table-cell office:value-type="float" office:value="48788" calcext:value-type="float">
            <text:p>48788</text:p>
          </table:table-cell>
          <table:table-cell office:value-type="float" office:value="65135" calcext:value-type="float">
            <text:p>65135</text:p>
          </table:table-cell>
          <table:table-cell table:formula="of:=[.J56]/[.K56]" office:value-type="float" office:value="0.749028939894066" calcext:value-type="float">
            <text:p>0.7490289399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583" calcext:value-type="float">
            <text:p>0.0583</text:p>
          </table:table-cell>
          <table:table-cell table:formula="of:=AVERAGE([.C56];[.F56]; [.I56]; [.L56] )" office:value-type="float" office:value="0.687618294583191" calcext:value-type="float">
            <text:p>0.6876182946</text:p>
          </table:table-cell>
          <table:table-cell table:formula="of:=AVERAGE([.M56:.P56])" office:value-type="float" office:value="0.055825" calcext:value-type="float">
            <text:p>0.055825</text:p>
          </table:table-cell>
          <table:table-cell office:value-type="float" office:value="2396396.649" calcext:value-type="float">
            <text:p>2396396.64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82" calcext:value-type="float">
            <text:p>11982</text:p>
          </table:table-cell>
          <table:table-cell table:formula="of:=[.A57]/[.B57]" office:value-type="float" office:value="0.382156568185612" calcext:value-type="float">
            <text:p>0.3821565682</text:p>
          </table:table-cell>
          <table:table-cell office:value-type="float" office:value="8791" calcext:value-type="float">
            <text:p>8791</text:p>
          </table:table-cell>
          <table:table-cell office:value-type="float" office:value="8699" calcext:value-type="float">
            <text:p>8699</text:p>
          </table:table-cell>
          <table:table-cell table:formula="of:=[.D57]/[.E57]" office:value-type="float" office:value="1.01057592826762" calcext:value-type="float">
            <text:p>1.0105759283</text:p>
          </table:table-cell>
          <table:table-cell office:value-type="float" office:value="6514" calcext:value-type="float">
            <text:p>6514</text:p>
          </table:table-cell>
          <table:table-cell office:value-type="float" office:value="4561" calcext:value-type="float">
            <text:p>4561</text:p>
          </table:table-cell>
          <table:table-cell table:formula="of:=[.G57]/[.H57]" office:value-type="float" office:value="1.42819557114668" calcext:value-type="float">
            <text:p>1.4281955711</text:p>
          </table:table-cell>
          <table:table-cell office:value-type="float" office:value="48788" calcext:value-type="float">
            <text:p>48788</text:p>
          </table:table-cell>
          <table:table-cell office:value-type="float" office:value="52453" calcext:value-type="float">
            <text:p>52453</text:p>
          </table:table-cell>
          <table:table-cell table:formula="of:=[.J57]/[.K57]" office:value-type="float" office:value="0.930127924046289" calcext:value-type="float">
            <text:p>0.930127924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56" calcext:value-type="float">
            <text:p>0.056</text:p>
          </table:table-cell>
          <table:table-cell table:formula="of:=AVERAGE([.C57];[.F57]; [.I57]; [.L57] )" office:value-type="float" office:value="0.937763997911549" calcext:value-type="float">
            <text:p>0.9377639979</text:p>
          </table:table-cell>
          <table:table-cell table:formula="of:=AVERAGE([.M57:.P57])" office:value-type="float" office:value="0.05195" calcext:value-type="float">
            <text:p>0.05195</text:p>
          </table:table-cell>
          <table:table-cell office:value-type="float" office:value="2312017.335" calcext:value-type="float">
            <text:p>2312017.33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86" calcext:value-type="float">
            <text:p>12186</text:p>
          </table:table-cell>
          <table:table-cell table:formula="of:=[.A58]/[.B58]" office:value-type="float" office:value="0.375759067782701" calcext:value-type="float">
            <text:p>0.3757590678</text:p>
          </table:table-cell>
          <table:table-cell office:value-type="float" office:value="8791" calcext:value-type="float">
            <text:p>8791</text:p>
          </table:table-cell>
          <table:table-cell office:value-type="float" office:value="10693" calcext:value-type="float">
            <text:p>10693</text:p>
          </table:table-cell>
          <table:table-cell table:formula="of:=[.D58]/[.E58]" office:value-type="float" office:value="0.822126624894791" calcext:value-type="float">
            <text:p>0.8221266249</text:p>
          </table:table-cell>
          <table:table-cell office:value-type="float" office:value="6514" calcext:value-type="float">
            <text:p>6514</text:p>
          </table:table-cell>
          <table:table-cell office:value-type="float" office:value="5744" calcext:value-type="float">
            <text:p>5744</text:p>
          </table:table-cell>
          <table:table-cell table:formula="of:=[.G58]/[.H58]" office:value-type="float" office:value="1.13405292479109" calcext:value-type="float">
            <text:p>1.1340529248</text:p>
          </table:table-cell>
          <table:table-cell office:value-type="float" office:value="48788" calcext:value-type="float">
            <text:p>48788</text:p>
          </table:table-cell>
          <table:table-cell office:value-type="float" office:value="65867" calcext:value-type="float">
            <text:p>65867</text:p>
          </table:table-cell>
          <table:table-cell table:formula="of:=[.J58]/[.K58]" office:value-type="float" office:value="0.740704753518454" calcext:value-type="float">
            <text:p>0.7407047535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508" calcext:value-type="float">
            <text:p>0.0508</text:p>
          </table:table-cell>
          <table:table-cell table:formula="of:=AVERAGE([.C58];[.F58]; [.I58]; [.L58] )" office:value-type="float" office:value="0.768160842746758" calcext:value-type="float">
            <text:p>0.7681608427</text:p>
          </table:table-cell>
          <table:table-cell table:formula="of:=AVERAGE([.M58:.P58])" office:value-type="float" office:value="0.0476" calcext:value-type="float">
            <text:p>0.0476</text:p>
          </table:table-cell>
          <table:table-cell office:value-type="float" office:value="2004081.341" calcext:value-type="float">
            <text:p>2004081.34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52" calcext:value-type="float">
            <text:p>13152</text:p>
          </table:table-cell>
          <table:table-cell table:formula="of:=[.A59]/[.B59]" office:value-type="float" office:value="0.3481599756691" calcext:value-type="float">
            <text:p>0.3481599757</text:p>
          </table:table-cell>
          <table:table-cell office:value-type="float" office:value="8791" calcext:value-type="float">
            <text:p>8791</text:p>
          </table:table-cell>
          <table:table-cell office:value-type="float" office:value="10519" calcext:value-type="float">
            <text:p>10519</text:p>
          </table:table-cell>
          <table:table-cell table:formula="of:=[.D59]/[.E59]" office:value-type="float" office:value="0.835725829451469" calcext:value-type="float">
            <text:p>0.8357258295</text:p>
          </table:table-cell>
          <table:table-cell office:value-type="float" office:value="6514" calcext:value-type="float">
            <text:p>6514</text:p>
          </table:table-cell>
          <table:table-cell office:value-type="float" office:value="6934" calcext:value-type="float">
            <text:p>6934</text:p>
          </table:table-cell>
          <table:table-cell table:formula="of:=[.G59]/[.H59]" office:value-type="float" office:value="0.939428901067205" calcext:value-type="float">
            <text:p>0.9394289011</text:p>
          </table:table-cell>
          <table:table-cell office:value-type="float" office:value="48788" calcext:value-type="float">
            <text:p>48788</text:p>
          </table:table-cell>
          <table:table-cell office:value-type="float" office:value="67917" calcext:value-type="float">
            <text:p>67917</text:p>
          </table:table-cell>
          <table:table-cell table:formula="of:=[.J59]/[.K59]" office:value-type="float" office:value="0.718347394614014" calcext:value-type="float">
            <text:p>0.7183473946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26" calcext:value-type="float">
            <text:p>0.0526</text:p>
          </table:table-cell>
          <table:table-cell table:formula="of:=AVERAGE([.C59];[.F59]; [.I59]; [.L59] )" office:value-type="float" office:value="0.710415525200447" calcext:value-type="float">
            <text:p>0.7104155252</text:p>
          </table:table-cell>
          <table:table-cell table:formula="of:=AVERAGE([.M59:.P59])" office:value-type="float" office:value="0.050075" calcext:value-type="float">
            <text:p>0.050075</text:p>
          </table:table-cell>
          <table:table-cell office:value-type="float" office:value="1845773.575" calcext:value-type="float">
            <text:p>1845773.57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794" calcext:value-type="float">
            <text:p>4794</text:p>
          </table:table-cell>
          <table:table-cell table:formula="of:=[.A60]/[.B60]" office:value-type="float" office:value="0.955152273675428" calcext:value-type="float">
            <text:p>0.9551522737</text:p>
          </table:table-cell>
          <table:table-cell office:value-type="float" office:value="8791" calcext:value-type="float">
            <text:p>8791</text:p>
          </table:table-cell>
          <table:table-cell office:value-type="float" office:value="5743" calcext:value-type="float">
            <text:p>5743</text:p>
          </table:table-cell>
          <table:table-cell table:formula="of:=[.D60]/[.E60]" office:value-type="float" office:value="1.53073306634163" calcext:value-type="float">
            <text:p>1.5307330663</text:p>
          </table:table-cell>
          <table:table-cell office:value-type="float" office:value="6514" calcext:value-type="float">
            <text:p>6514</text:p>
          </table:table-cell>
          <table:table-cell office:value-type="float" office:value="2983" calcext:value-type="float">
            <text:p>2983</text:p>
          </table:table-cell>
          <table:table-cell table:formula="of:=[.G60]/[.H60]" office:value-type="float" office:value="2.1837076768354" calcext:value-type="float">
            <text:p>2.1837076768</text:p>
          </table:table-cell>
          <table:table-cell office:value-type="float" office:value="48788" calcext:value-type="float">
            <text:p>48788</text:p>
          </table:table-cell>
          <table:table-cell office:value-type="float" office:value="29835" calcext:value-type="float">
            <text:p>29835</text:p>
          </table:table-cell>
          <table:table-cell table:formula="of:=[.J60]/[.K60]" office:value-type="float" office:value="1.63526059996648" calcext:value-type="float">
            <text:p>1.635260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1" calcext:value-type="float">
            <text:p>0.131</text:p>
          </table:table-cell>
          <table:table-cell table:formula="of:=AVERAGE([.C60];[.F60]; [.I60]; [.L60] )" office:value-type="float" office:value="1.57621340420474" calcext:value-type="float">
            <text:p>1.5762134042</text:p>
          </table:table-cell>
          <table:table-cell table:formula="of:=AVERAGE([.M60:.P60])" office:value-type="float" office:value="0.1255" calcext:value-type="float">
            <text:p>0.1255</text:p>
          </table:table-cell>
          <table:table-cell office:value-type="float" office:value="4359836.381" calcext:value-type="float">
            <text:p>4359836.38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831" calcext:value-type="float">
            <text:p>11831</text:p>
          </table:table-cell>
          <table:table-cell table:formula="of:=[.A61]/[.B61]" office:value-type="float" office:value="0.387034063054687" calcext:value-type="float">
            <text:p>0.3870340631</text:p>
          </table:table-cell>
          <table:table-cell office:value-type="float" office:value="8791" calcext:value-type="float">
            <text:p>8791</text:p>
          </table:table-cell>
          <table:table-cell office:value-type="float" office:value="5976" calcext:value-type="float">
            <text:p>5976</text:p>
          </table:table-cell>
          <table:table-cell table:formula="of:=[.D61]/[.E61]" office:value-type="float" office:value="1.47105087014726" calcext:value-type="float">
            <text:p>1.4710508701</text:p>
          </table:table-cell>
          <table:table-cell office:value-type="float" office:value="6514" calcext:value-type="float">
            <text:p>6514</text:p>
          </table:table-cell>
          <table:table-cell office:value-type="float" office:value="3864" calcext:value-type="float">
            <text:p>3864</text:p>
          </table:table-cell>
          <table:table-cell table:formula="of:=[.G61]/[.H61]" office:value-type="float" office:value="1.68581780538302" calcext:value-type="float">
            <text:p>1.6858178054</text:p>
          </table:table-cell>
          <table:table-cell office:value-type="float" office:value="48788" calcext:value-type="float">
            <text:p>48788</text:p>
          </table:table-cell>
          <table:table-cell office:value-type="float" office:value="52035" calcext:value-type="float">
            <text:p>52035</text:p>
          </table:table-cell>
          <table:table-cell table:formula="of:=[.J61]/[.K61]" office:value-type="float" office:value="0.937599692514654" calcext:value-type="float">
            <text:p>0.9375996925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739" calcext:value-type="float">
            <text:p>0.0739</text:p>
          </table:table-cell>
          <table:table-cell table:formula="of:=AVERAGE([.C61];[.F61]; [.I61]; [.L61] )" office:value-type="float" office:value="1.1203756077749" calcext:value-type="float">
            <text:p>1.1203756078</text:p>
          </table:table-cell>
          <table:table-cell table:formula="of:=AVERAGE([.M61:.P61])" office:value-type="float" office:value="0.0699" calcext:value-type="float">
            <text:p>0.0699</text:p>
          </table:table-cell>
          <table:table-cell office:value-type="float" office:value="3524620.665" calcext:value-type="float">
            <text:p>3524620.66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101" calcext:value-type="float">
            <text:p>5101</text:p>
          </table:table-cell>
          <table:table-cell table:formula="of:=[.A62]/[.B62]" office:value-type="float" office:value="0.897667124093315" calcext:value-type="float">
            <text:p>0.8976671241</text:p>
          </table:table-cell>
          <table:table-cell office:value-type="float" office:value="8791" calcext:value-type="float">
            <text:p>8791</text:p>
          </table:table-cell>
          <table:table-cell office:value-type="float" office:value="8191" calcext:value-type="float">
            <text:p>8191</text:p>
          </table:table-cell>
          <table:table-cell table:formula="of:=[.D62]/[.E62]" office:value-type="float" office:value="1.07325112928824" calcext:value-type="float">
            <text:p>1.0732511293</text:p>
          </table:table-cell>
          <table:table-cell office:value-type="float" office:value="6514" calcext:value-type="float">
            <text:p>6514</text:p>
          </table:table-cell>
          <table:table-cell office:value-type="float" office:value="3685" calcext:value-type="float">
            <text:p>3685</text:p>
          </table:table-cell>
          <table:table-cell table:formula="of:=[.G62]/[.H62]" office:value-type="float" office:value="1.76770691994573" calcext:value-type="float">
            <text:p>1.7677069199</text:p>
          </table:table-cell>
          <table:table-cell office:value-type="float" office:value="48788" calcext:value-type="float">
            <text:p>48788</text:p>
          </table:table-cell>
          <table:table-cell office:value-type="float" office:value="31344" calcext:value-type="float">
            <text:p>31344</text:p>
          </table:table-cell>
          <table:table-cell table:formula="of:=[.J62]/[.K62]" office:value-type="float" office:value="1.55653394589076" calcext:value-type="float">
            <text:p>1.556533945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102" calcext:value-type="float">
            <text:p>0.102</text:p>
          </table:table-cell>
          <table:table-cell table:formula="of:=AVERAGE([.C62];[.F62]; [.I62]; [.L62] )" office:value-type="float" office:value="1.32378977980451" calcext:value-type="float">
            <text:p>1.3237897798</text:p>
          </table:table-cell>
          <table:table-cell table:formula="of:=AVERAGE([.M62:.P62])" office:value-type="float" office:value="0.097475" calcext:value-type="float">
            <text:p>0.097475</text:p>
          </table:table-cell>
          <table:table-cell office:value-type="float" office:value="3477430.631" calcext:value-type="float">
            <text:p>3477430.63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517" calcext:value-type="float">
            <text:p>8517</text:p>
          </table:table-cell>
          <table:table-cell table:formula="of:=[.A63]/[.B63]" office:value-type="float" office:value="0.53763062111072" calcext:value-type="float">
            <text:p>0.5376306211</text:p>
          </table:table-cell>
          <table:table-cell office:value-type="float" office:value="8791" calcext:value-type="float">
            <text:p>8791</text:p>
          </table:table-cell>
          <table:table-cell office:value-type="float" office:value="8934" calcext:value-type="float">
            <text:p>8934</text:p>
          </table:table-cell>
          <table:table-cell table:formula="of:=[.D63]/[.E63]" office:value-type="float" office:value="0.983993731811059" calcext:value-type="float">
            <text:p>0.9839937318</text:p>
          </table:table-cell>
          <table:table-cell office:value-type="float" office:value="6514" calcext:value-type="float">
            <text:p>6514</text:p>
          </table:table-cell>
          <table:table-cell office:value-type="float" office:value="4830" calcext:value-type="float">
            <text:p>4830</text:p>
          </table:table-cell>
          <table:table-cell table:formula="of:=[.G63]/[.H63]" office:value-type="float" office:value="1.34865424430642" calcext:value-type="float">
            <text:p>1.3486542443</text:p>
          </table:table-cell>
          <table:table-cell office:value-type="float" office:value="48788" calcext:value-type="float">
            <text:p>48788</text:p>
          </table:table-cell>
          <table:table-cell office:value-type="float" office:value="55603" calcext:value-type="float">
            <text:p>55603</text:p>
          </table:table-cell>
          <table:table-cell table:formula="of:=[.J63]/[.K63]" office:value-type="float" office:value="0.877434670791144" calcext:value-type="float">
            <text:p>0.877434670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" calcext:value-type="float">
            <text:p>0.04</text:p>
          </table:table-cell>
          <table:table-cell office:value-type="float" office:value="0.0456" calcext:value-type="float">
            <text:p>0.0456</text:p>
          </table:table-cell>
          <table:table-cell table:formula="of:=AVERAGE([.C63];[.F63]; [.I63]; [.L63] )" office:value-type="float" office:value="0.936928317004835" calcext:value-type="float">
            <text:p>0.936928317</text:p>
          </table:table-cell>
          <table:table-cell table:formula="of:=AVERAGE([.M63:.P63])" office:value-type="float" office:value="0.0421" calcext:value-type="float">
            <text:p>0.0421</text:p>
          </table:table-cell>
          <table:table-cell office:value-type="float" office:value="1747345.563" calcext:value-type="float">
            <text:p>1747345.56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12" calcext:value-type="float">
            <text:p>9712</text:p>
          </table:table-cell>
          <table:table-cell table:formula="of:=[.A64]/[.B64]" office:value-type="float" office:value="0.471478583196046" calcext:value-type="float">
            <text:p>0.4714785832</text:p>
          </table:table-cell>
          <table:table-cell office:value-type="float" office:value="8791" calcext:value-type="float">
            <text:p>8791</text:p>
          </table:table-cell>
          <table:table-cell office:value-type="float" office:value="10551" calcext:value-type="float">
            <text:p>10551</text:p>
          </table:table-cell>
          <table:table-cell table:formula="of:=[.D64]/[.E64]" office:value-type="float" office:value="0.833191166714056" calcext:value-type="float">
            <text:p>0.8331911667</text:p>
          </table:table-cell>
          <table:table-cell office:value-type="float" office:value="6514" calcext:value-type="float">
            <text:p>6514</text:p>
          </table:table-cell>
          <table:table-cell office:value-type="float" office:value="6832" calcext:value-type="float">
            <text:p>6832</text:p>
          </table:table-cell>
          <table:table-cell table:formula="of:=[.G64]/[.H64]" office:value-type="float" office:value="0.953454332552693" calcext:value-type="float">
            <text:p>0.9534543326</text:p>
          </table:table-cell>
          <table:table-cell office:value-type="float" office:value="48788" calcext:value-type="float">
            <text:p>48788</text:p>
          </table:table-cell>
          <table:table-cell office:value-type="float" office:value="64063" calcext:value-type="float">
            <text:p>64063</text:p>
          </table:table-cell>
          <table:table-cell table:formula="of:=[.J64]/[.K64]" office:value-type="float" office:value="0.761562836582739" calcext:value-type="float">
            <text:p>0.7615628366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8" calcext:value-type="float">
            <text:p>0.048</text:p>
          </table:table-cell>
          <table:table-cell table:formula="of:=AVERAGE([.C64];[.F64]; [.I64]; [.L64] )" office:value-type="float" office:value="0.754921729761383" calcext:value-type="float">
            <text:p>0.7549217298</text:p>
          </table:table-cell>
          <table:table-cell table:formula="of:=AVERAGE([.M64:.P64])" office:value-type="float" office:value="0.0453" calcext:value-type="float">
            <text:p>0.0453</text:p>
          </table:table-cell>
          <table:table-cell office:value-type="float" office:value="1809141.894" calcext:value-type="float">
            <text:p>1809141.89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500" calcext:value-type="float">
            <text:p>11500</text:p>
          </table:table-cell>
          <table:table-cell table:formula="of:=[.A65]/[.B65]" office:value-type="float" office:value="0.398173913043478" calcext:value-type="float">
            <text:p>0.398173913</text:p>
          </table:table-cell>
          <table:table-cell office:value-type="float" office:value="8791" calcext:value-type="float">
            <text:p>8791</text:p>
          </table:table-cell>
          <table:table-cell office:value-type="float" office:value="6636" calcext:value-type="float">
            <text:p>6636</text:p>
          </table:table-cell>
          <table:table-cell table:formula="of:=[.D65]/[.E65]" office:value-type="float" office:value="1.32474382157926" calcext:value-type="float">
            <text:p>1.3247438216</text:p>
          </table:table-cell>
          <table:table-cell office:value-type="float" office:value="6514" calcext:value-type="float">
            <text:p>6514</text:p>
          </table:table-cell>
          <table:table-cell office:value-type="float" office:value="3910" calcext:value-type="float">
            <text:p>3910</text:p>
          </table:table-cell>
          <table:table-cell table:formula="of:=[.G65]/[.H65]" office:value-type="float" office:value="1.66598465473146" calcext:value-type="float">
            <text:p>1.6659846547</text:p>
          </table:table-cell>
          <table:table-cell office:value-type="float" office:value="48788" calcext:value-type="float">
            <text:p>48788</text:p>
          </table:table-cell>
          <table:table-cell office:value-type="float" office:value="52161" calcext:value-type="float">
            <text:p>52161</text:p>
          </table:table-cell>
          <table:table-cell table:formula="of:=[.J65]/[.K65]" office:value-type="float" office:value="0.935334828703437" calcext:value-type="float">
            <text:p>0.9353348287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3" calcext:value-type="float">
            <text:p>0.103</text:p>
          </table:table-cell>
          <table:table-cell table:formula="of:=AVERAGE([.C65];[.F65]; [.I65]; [.L65] )" office:value-type="float" office:value="1.08105930451441" calcext:value-type="float">
            <text:p>1.0810593045</text:p>
          </table:table-cell>
          <table:table-cell table:formula="of:=AVERAGE([.M65:.P65])" office:value-type="float" office:value="0.098575" calcext:value-type="float">
            <text:p>0.098575</text:p>
          </table:table-cell>
          <table:table-cell office:value-type="float" office:value="3872550.019" calcext:value-type="float">
            <text:p>3872550.01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66]/[.B66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6540" calcext:value-type="float">
            <text:p>6540</text:p>
          </table:table-cell>
          <table:table-cell table:formula="of:=[.D66]/[.E66]" office:value-type="float" office:value="1.34418960244648" calcext:value-type="float">
            <text:p>1.3441896024</text:p>
          </table:table-cell>
          <table:table-cell office:value-type="float" office:value="6514" calcext:value-type="float">
            <text:p>6514</text:p>
          </table:table-cell>
          <table:table-cell office:value-type="float" office:value="3277" calcext:value-type="float">
            <text:p>3277</text:p>
          </table:table-cell>
          <table:table-cell table:formula="of:=[.G66]/[.H66]" office:value-type="float" office:value="1.98779371376259" calcext:value-type="float">
            <text:p>1.9877937138</text:p>
          </table:table-cell>
          <table:table-cell office:value-type="float" office:value="48788" calcext:value-type="float">
            <text:p>48788</text:p>
          </table:table-cell>
          <table:table-cell office:value-type="float" office:value="43108" calcext:value-type="float">
            <text:p>43108</text:p>
          </table:table-cell>
          <table:table-cell table:formula="of:=[.J66]/[.K66]" office:value-type="float" office:value="1.13176208592373" calcext:value-type="float">
            <text:p>1.1317620859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662" calcext:value-type="float">
            <text:p>0.0662</text:p>
          </table:table-cell>
          <table:table-cell table:formula="of:=AVERAGE([.C66];[.F66]; [.I66]; [.L66] )" office:value-type="float" office:value="1.26672007023815" calcext:value-type="float">
            <text:p>1.2667200702</text:p>
          </table:table-cell>
          <table:table-cell table:formula="of:=AVERAGE([.M66:.P66])" office:value-type="float" office:value="0.062475" calcext:value-type="float">
            <text:p>0.062475</text:p>
          </table:table-cell>
          <table:table-cell office:value-type="float" office:value="3188801.426" calcext:value-type="float">
            <text:p>3188801.42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30" calcext:value-type="float">
            <text:p>11930</text:p>
          </table:table-cell>
          <table:table-cell table:formula="of:=[.A67]/[.B67]" office:value-type="float" office:value="0.38382229673093" calcext:value-type="float">
            <text:p>0.3838222967</text:p>
          </table:table-cell>
          <table:table-cell office:value-type="float" office:value="8791" calcext:value-type="float">
            <text:p>8791</text:p>
          </table:table-cell>
          <table:table-cell office:value-type="float" office:value="8691" calcext:value-type="float">
            <text:p>8691</text:p>
          </table:table-cell>
          <table:table-cell table:formula="of:=[.D67]/[.E67]" office:value-type="float" office:value="1.01150615579335" calcext:value-type="float">
            <text:p>1.0115061558</text:p>
          </table:table-cell>
          <table:table-cell office:value-type="float" office:value="6514" calcext:value-type="float">
            <text:p>6514</text:p>
          </table:table-cell>
          <table:table-cell office:value-type="float" office:value="4590" calcext:value-type="float">
            <text:p>4590</text:p>
          </table:table-cell>
          <table:table-cell table:formula="of:=[.G67]/[.H67]" office:value-type="float" office:value="1.41917211328976" calcext:value-type="float">
            <text:p>1.4191721133</text:p>
          </table:table-cell>
          <table:table-cell office:value-type="float" office:value="48788" calcext:value-type="float">
            <text:p>48788</text:p>
          </table:table-cell>
          <table:table-cell office:value-type="float" office:value="52334" calcext:value-type="float">
            <text:p>52334</text:p>
          </table:table-cell>
          <table:table-cell table:formula="of:=[.J67]/[.K67]" office:value-type="float" office:value="0.932242901364314" calcext:value-type="float">
            <text:p>0.9322429014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6" calcext:value-type="float">
            <text:p>0.06</text:p>
          </table:table-cell>
          <table:table-cell office:value-type="float" office:value="0.0666" calcext:value-type="float">
            <text:p>0.0666</text:p>
          </table:table-cell>
          <table:table-cell table:formula="of:=AVERAGE([.C67];[.F67]; [.I67]; [.L67] )" office:value-type="float" office:value="0.936685866794588" calcext:value-type="float">
            <text:p>0.9366858668</text:p>
          </table:table-cell>
          <table:table-cell table:formula="of:=AVERAGE([.M67:.P67])" office:value-type="float" office:value="0.062575" calcext:value-type="float">
            <text:p>0.062575</text:p>
          </table:table-cell>
          <table:table-cell office:value-type="float" office:value="2713637.628" calcext:value-type="float">
            <text:p>2713637.62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448" calcext:value-type="float">
            <text:p>12448</text:p>
          </table:table-cell>
          <table:table-cell table:formula="of:=[.A68]/[.B68]" office:value-type="float" office:value="0.367850257069409" calcext:value-type="float">
            <text:p>0.3678502571</text:p>
          </table:table-cell>
          <table:table-cell office:value-type="float" office:value="8791" calcext:value-type="float">
            <text:p>8791</text:p>
          </table:table-cell>
          <table:table-cell office:value-type="float" office:value="9043" calcext:value-type="float">
            <text:p>9043</text:p>
          </table:table-cell>
          <table:table-cell table:formula="of:=[.D68]/[.E68]" office:value-type="float" office:value="0.97213314165653" calcext:value-type="float">
            <text:p>0.9721331417</text:p>
          </table:table-cell>
          <table:table-cell office:value-type="float" office:value="6514" calcext:value-type="float">
            <text:p>6514</text:p>
          </table:table-cell>
          <table:table-cell office:value-type="float" office:value="5631" calcext:value-type="float">
            <text:p>5631</text:p>
          </table:table-cell>
          <table:table-cell table:formula="of:=[.G68]/[.H68]" office:value-type="float" office:value="1.15681051323033" calcext:value-type="float">
            <text:p>1.1568105132</text:p>
          </table:table-cell>
          <table:table-cell office:value-type="float" office:value="48788" calcext:value-type="float">
            <text:p>48788</text:p>
          </table:table-cell>
          <table:table-cell office:value-type="float" office:value="65720" calcext:value-type="float">
            <text:p>65720</text:p>
          </table:table-cell>
          <table:table-cell table:formula="of:=[.J68]/[.K68]" office:value-type="float" office:value="0.742361533779671" calcext:value-type="float">
            <text:p>0.7423615338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405" calcext:value-type="float">
            <text:p>0.0405</text:p>
          </table:table-cell>
          <table:table-cell table:formula="of:=AVERAGE([.C68];[.F68]; [.I68]; [.L68] )" office:value-type="float" office:value="0.809788861433986" calcext:value-type="float">
            <text:p>0.8097888614</text:p>
          </table:table-cell>
          <table:table-cell table:formula="of:=AVERAGE([.M68:.P68])" office:value-type="float" office:value="0.03715" calcext:value-type="float">
            <text:p>0.03715</text:p>
          </table:table-cell>
          <table:table-cell office:value-type="float" office:value="1614352.159" calcext:value-type="float">
            <text:p>1614352.15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27" calcext:value-type="float">
            <text:p>7127</text:p>
          </table:table-cell>
          <table:table-cell table:formula="of:=[.A69]/[.B69]" office:value-type="float" office:value="0.642486319629578" calcext:value-type="float">
            <text:p>0.6424863196</text:p>
          </table:table-cell>
          <table:table-cell office:value-type="float" office:value="8791" calcext:value-type="float">
            <text:p>8791</text:p>
          </table:table-cell>
          <table:table-cell office:value-type="float" office:value="10100" calcext:value-type="float">
            <text:p>10100</text:p>
          </table:table-cell>
          <table:table-cell table:formula="of:=[.D69]/[.E69]" office:value-type="float" office:value="0.87039603960396" calcext:value-type="float">
            <text:p>0.8703960396</text:p>
          </table:table-cell>
          <table:table-cell office:value-type="float" office:value="6514" calcext:value-type="float">
            <text:p>6514</text:p>
          </table:table-cell>
          <table:table-cell office:value-type="float" office:value="6865" calcext:value-type="float">
            <text:p>6865</text:p>
          </table:table-cell>
          <table:table-cell table:formula="of:=[.G69]/[.H69]" office:value-type="float" office:value="0.948871085214858" calcext:value-type="float">
            <text:p>0.9488710852</text:p>
          </table:table-cell>
          <table:table-cell office:value-type="float" office:value="48788" calcext:value-type="float">
            <text:p>48788</text:p>
          </table:table-cell>
          <table:table-cell office:value-type="float" office:value="60890" calcext:value-type="float">
            <text:p>60890</text:p>
          </table:table-cell>
          <table:table-cell table:formula="of:=[.J69]/[.K69]" office:value-type="float" office:value="0.801248152405978" calcext:value-type="float">
            <text:p>0.8012481524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74" calcext:value-type="float">
            <text:p>0.0574</text:p>
          </table:table-cell>
          <table:table-cell table:formula="of:=AVERAGE([.C69];[.F69]; [.I69]; [.L69] )" office:value-type="float" office:value="0.815750399213593" calcext:value-type="float">
            <text:p>0.8157503992</text:p>
          </table:table-cell>
          <table:table-cell table:formula="of:=AVERAGE([.M69:.P69])" office:value-type="float" office:value="0.05345" calcext:value-type="float">
            <text:p>0.05345</text:p>
          </table:table-cell>
          <table:table-cell office:value-type="float" office:value="1982908.832" calcext:value-type="float">
            <text:p>1982908.83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332" calcext:value-type="float">
            <text:p>11332</text:p>
          </table:table-cell>
          <table:table-cell table:formula="of:=[.A70]/[.B70]" office:value-type="float" office:value="0.404076950229439" calcext:value-type="float">
            <text:p>0.4040769502</text:p>
          </table:table-cell>
          <table:table-cell office:value-type="float" office:value="8791" calcext:value-type="float">
            <text:p>8791</text:p>
          </table:table-cell>
          <table:table-cell office:value-type="float" office:value="6411" calcext:value-type="float">
            <text:p>6411</text:p>
          </table:table-cell>
          <table:table-cell table:formula="of:=[.D70]/[.E70]" office:value-type="float" office:value="1.37123693651536" calcext:value-type="float">
            <text:p>1.3712369365</text:p>
          </table:table-cell>
          <table:table-cell office:value-type="float" office:value="6514" calcext:value-type="float">
            <text:p>6514</text:p>
          </table:table-cell>
          <table:table-cell office:value-type="float" office:value="3668" calcext:value-type="float">
            <text:p>3668</text:p>
          </table:table-cell>
          <table:table-cell table:formula="of:=[.G70]/[.H70]" office:value-type="float" office:value="1.77589967284624" calcext:value-type="float">
            <text:p>1.7758996728</text:p>
          </table:table-cell>
          <table:table-cell office:value-type="float" office:value="48788" calcext:value-type="float">
            <text:p>48788</text:p>
          </table:table-cell>
          <table:table-cell office:value-type="float" office:value="52139" calcext:value-type="float">
            <text:p>52139</text:p>
          </table:table-cell>
          <table:table-cell table:formula="of:=[.J70]/[.K70]" office:value-type="float" office:value="0.93572949231861" calcext:value-type="float">
            <text:p>0.9357294923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731" calcext:value-type="float">
            <text:p>0.0731</text:p>
          </table:table-cell>
          <table:table-cell table:formula="of:=AVERAGE([.C70];[.F70]; [.I70]; [.L70] )" office:value-type="float" office:value="1.12173576297741" calcext:value-type="float">
            <text:p>1.121735763</text:p>
          </table:table-cell>
          <table:table-cell table:formula="of:=AVERAGE([.M70:.P70])" office:value-type="float" office:value="0.06865" calcext:value-type="float">
            <text:p>0.06865</text:p>
          </table:table-cell>
          <table:table-cell office:value-type="float" office:value="3524203.761" calcext:value-type="float">
            <text:p>3524203.76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29" calcext:value-type="float">
            <text:p>7529</text:p>
          </table:table-cell>
          <table:table-cell table:formula="of:=[.A71]/[.B71]" office:value-type="float" office:value="0.608181697436579" calcext:value-type="float">
            <text:p>0.6081816974</text:p>
          </table:table-cell>
          <table:table-cell office:value-type="float" office:value="8791" calcext:value-type="float">
            <text:p>8791</text:p>
          </table:table-cell>
          <table:table-cell office:value-type="float" office:value="6077" calcext:value-type="float">
            <text:p>6077</text:p>
          </table:table-cell>
          <table:table-cell table:formula="of:=[.D71]/[.E71]" office:value-type="float" office:value="1.44660194174757" calcext:value-type="float">
            <text:p>1.4466019417</text:p>
          </table:table-cell>
          <table:table-cell office:value-type="float" office:value="6514" calcext:value-type="float">
            <text:p>6514</text:p>
          </table:table-cell>
          <table:table-cell office:value-type="float" office:value="3621" calcext:value-type="float">
            <text:p>3621</text:p>
          </table:table-cell>
          <table:table-cell table:formula="of:=[.G71]/[.H71]" office:value-type="float" office:value="1.79895056614195" calcext:value-type="float">
            <text:p>1.7989505661</text:p>
          </table:table-cell>
          <table:table-cell office:value-type="float" office:value="48788" calcext:value-type="float">
            <text:p>48788</text:p>
          </table:table-cell>
          <table:table-cell office:value-type="float" office:value="43151" calcext:value-type="float">
            <text:p>43151</text:p>
          </table:table-cell>
          <table:table-cell table:formula="of:=[.J71]/[.K71]" office:value-type="float" office:value="1.13063428425761" calcext:value-type="float">
            <text:p>1.1306342843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12" calcext:value-type="float">
            <text:p>0.0812</text:p>
          </table:table-cell>
          <table:table-cell table:formula="of:=AVERAGE([.C71];[.F71]; [.I71]; [.L71] )" office:value-type="float" office:value="1.24609212239593" calcext:value-type="float">
            <text:p>1.2460921224</text:p>
          </table:table-cell>
          <table:table-cell table:formula="of:=AVERAGE([.M71:.P71])" office:value-type="float" office:value="0.07755" calcext:value-type="float">
            <text:p>0.07755</text:p>
          </table:table-cell>
          <table:table-cell office:value-type="float" office:value="3982197.696" calcext:value-type="float">
            <text:p>3982197.69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101" calcext:value-type="float">
            <text:p>5101</text:p>
          </table:table-cell>
          <table:table-cell table:formula="of:=[.A72]/[.B72]" office:value-type="float" office:value="0.897667124093315" calcext:value-type="float">
            <text:p>0.8976671241</text:p>
          </table:table-cell>
          <table:table-cell office:value-type="float" office:value="8791" calcext:value-type="float">
            <text:p>8791</text:p>
          </table:table-cell>
          <table:table-cell office:value-type="float" office:value="8502" calcext:value-type="float">
            <text:p>8502</text:p>
          </table:table-cell>
          <table:table-cell table:formula="of:=[.D72]/[.E72]" office:value-type="float" office:value="1.03399200188191" calcext:value-type="float">
            <text:p>1.0339920019</text:p>
          </table:table-cell>
          <table:table-cell office:value-type="float" office:value="6514" calcext:value-type="float">
            <text:p>6514</text:p>
          </table:table-cell>
          <table:table-cell office:value-type="float" office:value="3971" calcext:value-type="float">
            <text:p>3971</text:p>
          </table:table-cell>
          <table:table-cell table:formula="of:=[.G72]/[.H72]" office:value-type="float" office:value="1.64039284814908" calcext:value-type="float">
            <text:p>1.6403928481</text:p>
          </table:table-cell>
          <table:table-cell office:value-type="float" office:value="48788" calcext:value-type="float">
            <text:p>48788</text:p>
          </table:table-cell>
          <table:table-cell office:value-type="float" office:value="31129" calcext:value-type="float">
            <text:p>31129</text:p>
          </table:table-cell>
          <table:table-cell table:formula="of:=[.J72]/[.K72]" office:value-type="float" office:value="1.56728452568345" calcext:value-type="float">
            <text:p>1.567284525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85" calcext:value-type="float">
            <text:p>0.085</text:p>
          </table:table-cell>
          <table:table-cell table:formula="of:=AVERAGE([.C72];[.F72]; [.I72]; [.L72] )" office:value-type="float" office:value="1.28483412495194" calcext:value-type="float">
            <text:p>1.284834125</text:p>
          </table:table-cell>
          <table:table-cell table:formula="of:=AVERAGE([.M72:.P72])" office:value-type="float" office:value="0.080725" calcext:value-type="float">
            <text:p>0.080725</text:p>
          </table:table-cell>
          <table:table-cell office:value-type="float" office:value="2929409.613" calcext:value-type="float">
            <text:p>2929409.61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707" calcext:value-type="float">
            <text:p>5707</text:p>
          </table:table-cell>
          <table:table-cell table:formula="of:=[.A73]/[.B73]" office:value-type="float" office:value="0.802347993691957" calcext:value-type="float">
            <text:p>0.8023479937</text:p>
          </table:table-cell>
          <table:table-cell office:value-type="float" office:value="8791" calcext:value-type="float">
            <text:p>8791</text:p>
          </table:table-cell>
          <table:table-cell office:value-type="float" office:value="8931" calcext:value-type="float">
            <text:p>8931</text:p>
          </table:table-cell>
          <table:table-cell table:formula="of:=[.D73]/[.E73]" office:value-type="float" office:value="0.984324263800246" calcext:value-type="float">
            <text:p>0.9843242638</text:p>
          </table:table-cell>
          <table:table-cell office:value-type="float" office:value="6514" calcext:value-type="float">
            <text:p>6514</text:p>
          </table:table-cell>
          <table:table-cell office:value-type="float" office:value="4434" calcext:value-type="float">
            <text:p>4434</text:p>
          </table:table-cell>
          <table:table-cell table:formula="of:=[.G73]/[.H73]" office:value-type="float" office:value="1.46910239061795" calcext:value-type="float">
            <text:p>1.4691023906</text:p>
          </table:table-cell>
          <table:table-cell office:value-type="float" office:value="48788" calcext:value-type="float">
            <text:p>48788</text:p>
          </table:table-cell>
          <table:table-cell office:value-type="float" office:value="41796" calcext:value-type="float">
            <text:p>41796</text:p>
          </table:table-cell>
          <table:table-cell table:formula="of:=[.J73]/[.K73]" office:value-type="float" office:value="1.16728873576419" calcext:value-type="float">
            <text:p>1.167288735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545" calcext:value-type="float">
            <text:p>0.0545</text:p>
          </table:table-cell>
          <table:table-cell table:formula="of:=AVERAGE([.C73];[.F73]; [.I73]; [.L73] )" office:value-type="float" office:value="1.10576584596859" calcext:value-type="float">
            <text:p>1.105765846</text:p>
          </table:table-cell>
          <table:table-cell table:formula="of:=AVERAGE([.M73:.P73])" office:value-type="float" office:value="0.0498" calcext:value-type="float">
            <text:p>0.0498</text:p>
          </table:table-cell>
          <table:table-cell office:value-type="float" office:value="1972405.373" calcext:value-type="float">
            <text:p>1972405.37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47" calcext:value-type="float">
            <text:p>13147</text:p>
          </table:table-cell>
          <table:table-cell table:formula="of:=[.A74]/[.B74]" office:value-type="float" office:value="0.348292386095687" calcext:value-type="float">
            <text:p>0.3482923861</text:p>
          </table:table-cell>
          <table:table-cell office:value-type="float" office:value="8791" calcext:value-type="float">
            <text:p>8791</text:p>
          </table:table-cell>
          <table:table-cell office:value-type="float" office:value="11105" calcext:value-type="float">
            <text:p>11105</text:p>
          </table:table-cell>
          <table:table-cell table:formula="of:=[.D74]/[.E74]" office:value-type="float" office:value="0.791625393966682" calcext:value-type="float">
            <text:p>0.791625394</text:p>
          </table:table-cell>
          <table:table-cell office:value-type="float" office:value="6514" calcext:value-type="float">
            <text:p>6514</text:p>
          </table:table-cell>
          <table:table-cell office:value-type="float" office:value="8339" calcext:value-type="float">
            <text:p>8339</text:p>
          </table:table-cell>
          <table:table-cell table:formula="of:=[.G74]/[.H74]" office:value-type="float" office:value="0.781148818803214" calcext:value-type="float">
            <text:p>0.7811488188</text:p>
          </table:table-cell>
          <table:table-cell office:value-type="float" office:value="48788" calcext:value-type="float">
            <text:p>48788</text:p>
          </table:table-cell>
          <table:table-cell office:value-type="float" office:value="68510" calcext:value-type="float">
            <text:p>68510</text:p>
          </table:table-cell>
          <table:table-cell table:formula="of:=[.J74]/[.K74]" office:value-type="float" office:value="0.712129616114436" calcext:value-type="float">
            <text:p>0.7121296161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503" calcext:value-type="float">
            <text:p>0.0503</text:p>
          </table:table-cell>
          <table:table-cell table:formula="of:=AVERAGE([.C74];[.F74]; [.I74]; [.L74] )" office:value-type="float" office:value="0.658299053745005" calcext:value-type="float">
            <text:p>0.6582990537</text:p>
          </table:table-cell>
          <table:table-cell table:formula="of:=AVERAGE([.M74:.P74])" office:value-type="float" office:value="0.0473" calcext:value-type="float">
            <text:p>0.0473</text:p>
          </table:table-cell>
          <table:table-cell office:value-type="float" office:value="1845720.599" calcext:value-type="float">
            <text:p>1845720.59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75]/[.B75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75]/[.E75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75]/[.H75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75]/[.K75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75];[.F75]; [.I75]; [.L75] )" office:value-type="string" office:string-value="" calcext:value-type="error">
            <text:p>#DIV/0!</text:p>
          </table:table-cell>
          <table:table-cell table:formula="of:=AVERAGE([.M75:.P75])" office:value-type="float" office:value="0" calcext:value-type="float">
            <text:p>0</text:p>
          </table:table-cell>
          <table:table-cell office:value-type="float" office:value="3428925.786" calcext:value-type="float">
            <text:p>3428925.78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76]/[.B76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5988" calcext:value-type="float">
            <text:p>5988</text:p>
          </table:table-cell>
          <table:table-cell table:formula="of:=[.D76]/[.E76]" office:value-type="float" office:value="1.46810287241149" calcext:value-type="float">
            <text:p>1.4681028724</text:p>
          </table:table-cell>
          <table:table-cell office:value-type="float" office:value="6514" calcext:value-type="float">
            <text:p>6514</text:p>
          </table:table-cell>
          <table:table-cell office:value-type="float" office:value="3236" calcext:value-type="float">
            <text:p>3236</text:p>
          </table:table-cell>
          <table:table-cell table:formula="of:=[.G76]/[.H76]" office:value-type="float" office:value="2.01297898640297" calcext:value-type="float">
            <text:p>2.0129789864</text:p>
          </table:table-cell>
          <table:table-cell office:value-type="float" office:value="48788" calcext:value-type="float">
            <text:p>48788</text:p>
          </table:table-cell>
          <table:table-cell office:value-type="float" office:value="43092" calcext:value-type="float">
            <text:p>43092</text:p>
          </table:table-cell>
          <table:table-cell table:formula="of:=[.J76]/[.K76]" office:value-type="float" office:value="1.1321823076209" calcext:value-type="float">
            <text:p>1.132182307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05" calcext:value-type="float">
            <text:p>0.105</text:p>
          </table:table-cell>
          <table:table-cell table:formula="of:=AVERAGE([.C76];[.F76]; [.I76]; [.L76] )" office:value-type="float" office:value="1.30409976131379" calcext:value-type="float">
            <text:p>1.3040997613</text:p>
          </table:table-cell>
          <table:table-cell table:formula="of:=AVERAGE([.M76:.P76])" office:value-type="float" office:value="0.101925" calcext:value-type="float">
            <text:p>0.101925</text:p>
          </table:table-cell>
          <table:table-cell office:value-type="float" office:value="3820474.729" calcext:value-type="float">
            <text:p>3820474.72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77]/[.B77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8467" calcext:value-type="float">
            <text:p>8467</text:p>
          </table:table-cell>
          <table:table-cell table:formula="of:=[.D77]/[.E77]" office:value-type="float" office:value="1.03826620999173" calcext:value-type="float">
            <text:p>1.03826621</text:p>
          </table:table-cell>
          <table:table-cell office:value-type="float" office:value="6514" calcext:value-type="float">
            <text:p>6514</text:p>
          </table:table-cell>
          <table:table-cell office:value-type="float" office:value="4041" calcext:value-type="float">
            <text:p>4041</text:p>
          </table:table-cell>
          <table:table-cell table:formula="of:=[.G77]/[.H77]" office:value-type="float" office:value="1.61197723335808" calcext:value-type="float">
            <text:p>1.6119772334</text:p>
          </table:table-cell>
          <table:table-cell office:value-type="float" office:value="48788" calcext:value-type="float">
            <text:p>48788</text:p>
          </table:table-cell>
          <table:table-cell office:value-type="float" office:value="43268" calcext:value-type="float">
            <text:p>43268</text:p>
          </table:table-cell>
          <table:table-cell table:formula="of:=[.J77]/[.K77]" office:value-type="float" office:value="1.12757696218915" calcext:value-type="float">
            <text:p>1.1275769622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81" calcext:value-type="float">
            <text:p>0.0581</text:p>
          </table:table-cell>
          <table:table-cell table:formula="of:=AVERAGE([.C77];[.F77]; [.I77]; [.L77] )" office:value-type="float" office:value="1.09108632976952" calcext:value-type="float">
            <text:p>1.0910863298</text:p>
          </table:table-cell>
          <table:table-cell table:formula="of:=AVERAGE([.M77:.P77])" office:value-type="float" office:value="0.054725" calcext:value-type="float">
            <text:p>0.054725</text:p>
          </table:table-cell>
          <table:table-cell office:value-type="float" office:value="2387057.191" calcext:value-type="float">
            <text:p>2387057.19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811" calcext:value-type="float">
            <text:p>12811</text:p>
          </table:table-cell>
          <table:table-cell table:formula="of:=[.A78]/[.B78]" office:value-type="float" office:value="0.357427210990555" calcext:value-type="float">
            <text:p>0.357427211</text:p>
          </table:table-cell>
          <table:table-cell office:value-type="float" office:value="8791" calcext:value-type="float">
            <text:p>8791</text:p>
          </table:table-cell>
          <table:table-cell office:value-type="float" office:value="8857" calcext:value-type="float">
            <text:p>8857</text:p>
          </table:table-cell>
          <table:table-cell table:formula="of:=[.D78]/[.E78]" office:value-type="float" office:value="0.992548266907531" calcext:value-type="float">
            <text:p>0.9925482669</text:p>
          </table:table-cell>
          <table:table-cell office:value-type="float" office:value="6514" calcext:value-type="float">
            <text:p>6514</text:p>
          </table:table-cell>
          <table:table-cell office:value-type="float" office:value="5476" calcext:value-type="float">
            <text:p>5476</text:p>
          </table:table-cell>
          <table:table-cell table:formula="of:=[.G78]/[.H78]" office:value-type="float" office:value="1.18955441928415" calcext:value-type="float">
            <text:p>1.1895544193</text:p>
          </table:table-cell>
          <table:table-cell office:value-type="float" office:value="48788" calcext:value-type="float">
            <text:p>48788</text:p>
          </table:table-cell>
          <table:table-cell office:value-type="float" office:value="65748" calcext:value-type="float">
            <text:p>65748</text:p>
          </table:table-cell>
          <table:table-cell table:formula="of:=[.J78]/[.K78]" office:value-type="float" office:value="0.742045385410963" calcext:value-type="float">
            <text:p>0.7420453854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" calcext:value-type="float">
            <text:p>0.05</text:p>
          </table:table-cell>
          <table:table-cell table:formula="of:=AVERAGE([.C78];[.F78]; [.I78]; [.L78] )" office:value-type="float" office:value="0.8203938206483" calcext:value-type="float">
            <text:p>0.8203938206</text:p>
          </table:table-cell>
          <table:table-cell table:formula="of:=AVERAGE([.M78:.P78])" office:value-type="float" office:value="0.046875" calcext:value-type="float">
            <text:p>0.046875</text:p>
          </table:table-cell>
          <table:table-cell office:value-type="float" office:value="2010258.362" calcext:value-type="float">
            <text:p>2010258.36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818" calcext:value-type="float">
            <text:p>9818</text:p>
          </table:table-cell>
          <table:table-cell table:formula="of:=[.A79]/[.B79]" office:value-type="float" office:value="0.466388266449379" calcext:value-type="float">
            <text:p>0.4663882664</text:p>
          </table:table-cell>
          <table:table-cell office:value-type="float" office:value="8791" calcext:value-type="float">
            <text:p>8791</text:p>
          </table:table-cell>
          <table:table-cell office:value-type="float" office:value="10558" calcext:value-type="float">
            <text:p>10558</text:p>
          </table:table-cell>
          <table:table-cell table:formula="of:=[.D79]/[.E79]" office:value-type="float" office:value="0.832638757340405" calcext:value-type="float">
            <text:p>0.8326387573</text:p>
          </table:table-cell>
          <table:table-cell office:value-type="float" office:value="6514" calcext:value-type="float">
            <text:p>6514</text:p>
          </table:table-cell>
          <table:table-cell office:value-type="float" office:value="6871" calcext:value-type="float">
            <text:p>6871</text:p>
          </table:table-cell>
          <table:table-cell table:formula="of:=[.G79]/[.H79]" office:value-type="float" office:value="0.948042497453064" calcext:value-type="float">
            <text:p>0.9480424975</text:p>
          </table:table-cell>
          <table:table-cell office:value-type="float" office:value="48788" calcext:value-type="float">
            <text:p>48788</text:p>
          </table:table-cell>
          <table:table-cell office:value-type="float" office:value="64101" calcext:value-type="float">
            <text:p>64101</text:p>
          </table:table-cell>
          <table:table-cell table:formula="of:=[.J79]/[.K79]" office:value-type="float" office:value="0.761111371117455" calcext:value-type="float">
            <text:p>0.7611113711</text:p>
          </table:table-cell>
          <table:table-cell table:number-columns-repeated="2" office:value-type="float" office:value="0.0481" calcext:value-type="float">
            <text:p>0.0481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507" calcext:value-type="float">
            <text:p>0.0507</text:p>
          </table:table-cell>
          <table:table-cell table:formula="of:=AVERAGE([.C79];[.F79]; [.I79]; [.L79] )" office:value-type="float" office:value="0.752045223090076" calcext:value-type="float">
            <text:p>0.7520452231</text:p>
          </table:table-cell>
          <table:table-cell table:formula="of:=AVERAGE([.M79:.P79])" office:value-type="float" office:value="0.048525" calcext:value-type="float">
            <text:p>0.048525</text:p>
          </table:table-cell>
          <table:table-cell office:value-type="float" office:value="1812126.429" calcext:value-type="float">
            <text:p>1812126.42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80]/[.B80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80]/[.E80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80]/[.H80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80]/[.K80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80];[.F80]; [.I80]; [.L80] )" office:value-type="string" office:string-value="" calcext:value-type="error">
            <text:p>#DIV/0!</text:p>
          </table:table-cell>
          <table:table-cell table:formula="of:=AVERAGE([.M80:.P80])" office:value-type="float" office:value="0" calcext:value-type="float">
            <text:p>0</text:p>
          </table:table-cell>
          <table:table-cell office:value-type="float" office:value="3000536.103" calcext:value-type="float">
            <text:p>3000536.10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06" calcext:value-type="float">
            <text:p>4806</text:p>
          </table:table-cell>
          <table:table-cell table:formula="of:=[.A81]/[.B81]" office:value-type="float" office:value="0.952767374115689" calcext:value-type="float">
            <text:p>0.9527673741</text:p>
          </table:table-cell>
          <table:table-cell office:value-type="float" office:value="8791" calcext:value-type="float">
            <text:p>8791</text:p>
          </table:table-cell>
          <table:table-cell office:value-type="float" office:value="5711" calcext:value-type="float">
            <text:p>5711</text:p>
          </table:table-cell>
          <table:table-cell table:formula="of:=[.D81]/[.E81]" office:value-type="float" office:value="1.5393101033094" calcext:value-type="float">
            <text:p>1.5393101033</text:p>
          </table:table-cell>
          <table:table-cell office:value-type="float" office:value="6514" calcext:value-type="float">
            <text:p>6514</text:p>
          </table:table-cell>
          <table:table-cell office:value-type="float" office:value="3017" calcext:value-type="float">
            <text:p>3017</text:p>
          </table:table-cell>
          <table:table-cell table:formula="of:=[.G81]/[.H81]" office:value-type="float" office:value="2.15909844216109" calcext:value-type="float">
            <text:p>2.1590984422</text:p>
          </table:table-cell>
          <table:table-cell office:value-type="float" office:value="48788" calcext:value-type="float">
            <text:p>48788</text:p>
          </table:table-cell>
          <table:table-cell office:value-type="float" office:value="29727" calcext:value-type="float">
            <text:p>29727</text:p>
          </table:table-cell>
          <table:table-cell table:formula="of:=[.J81]/[.K81]" office:value-type="float" office:value="1.64120160123793" calcext:value-type="float">
            <text:p>1.641201601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958" calcext:value-type="float">
            <text:p>0.0958</text:p>
          </table:table-cell>
          <table:table-cell table:formula="of:=AVERAGE([.C81];[.F81]; [.I81]; [.L81] )" office:value-type="float" office:value="1.57309438020603" calcext:value-type="float">
            <text:p>1.5730943802</text:p>
          </table:table-cell>
          <table:table-cell table:formula="of:=AVERAGE([.M81:.P81])" office:value-type="float" office:value="0.0913" calcext:value-type="float">
            <text:p>0.0913</text:p>
          </table:table-cell>
          <table:table-cell office:value-type="float" office:value="3974441.695" calcext:value-type="float">
            <text:p>3974441.69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153" calcext:value-type="float">
            <text:p>5153</text:p>
          </table:table-cell>
          <table:table-cell table:formula="of:=[.A82]/[.B82]" office:value-type="float" office:value="0.888608577527654" calcext:value-type="float">
            <text:p>0.8886085775</text:p>
          </table:table-cell>
          <table:table-cell office:value-type="float" office:value="8791" calcext:value-type="float">
            <text:p>8791</text:p>
          </table:table-cell>
          <table:table-cell office:value-type="float" office:value="8242" calcext:value-type="float">
            <text:p>8242</text:p>
          </table:table-cell>
          <table:table-cell table:formula="of:=[.D82]/[.E82]" office:value-type="float" office:value="1.06661004610531" calcext:value-type="float">
            <text:p>1.0666100461</text:p>
          </table:table-cell>
          <table:table-cell office:value-type="float" office:value="6514" calcext:value-type="float">
            <text:p>6514</text:p>
          </table:table-cell>
          <table:table-cell office:value-type="float" office:value="4540" calcext:value-type="float">
            <text:p>4540</text:p>
          </table:table-cell>
          <table:table-cell table:formula="of:=[.G82]/[.H82]" office:value-type="float" office:value="1.43480176211454" calcext:value-type="float">
            <text:p>1.4348017621</text:p>
          </table:table-cell>
          <table:table-cell office:value-type="float" office:value="48788" calcext:value-type="float">
            <text:p>48788</text:p>
          </table:table-cell>
          <table:table-cell office:value-type="float" office:value="32203" calcext:value-type="float">
            <text:p>32203</text:p>
          </table:table-cell>
          <table:table-cell table:formula="of:=[.J82]/[.K82]" office:value-type="float" office:value="1.51501412911841" calcext:value-type="float">
            <text:p>1.5150141291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876" calcext:value-type="float">
            <text:p>0.0876</text:p>
          </table:table-cell>
          <table:table-cell table:formula="of:=AVERAGE([.C82];[.F82]; [.I82]; [.L82] )" office:value-type="float" office:value="1.22625862871648" calcext:value-type="float">
            <text:p>1.2262586287</text:p>
          </table:table-cell>
          <table:table-cell table:formula="of:=AVERAGE([.M82:.P82])" office:value-type="float" office:value="0.0834" calcext:value-type="float">
            <text:p>0.0834</text:p>
          </table:table-cell>
          <table:table-cell office:value-type="float" office:value="3053206.406" calcext:value-type="float">
            <text:p>3053206.40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809" calcext:value-type="float">
            <text:p>5809</text:p>
          </table:table-cell>
          <table:table-cell table:formula="of:=[.A83]/[.B83]" office:value-type="float" office:value="0.788259597176795" calcext:value-type="float">
            <text:p>0.7882595972</text:p>
          </table:table-cell>
          <table:table-cell office:value-type="float" office:value="8791" calcext:value-type="float">
            <text:p>8791</text:p>
          </table:table-cell>
          <table:table-cell office:value-type="float" office:value="8373" calcext:value-type="float">
            <text:p>8373</text:p>
          </table:table-cell>
          <table:table-cell table:formula="of:=[.D83]/[.E83]" office:value-type="float" office:value="1.04992236952108" calcext:value-type="float">
            <text:p>1.0499223695</text:p>
          </table:table-cell>
          <table:table-cell office:value-type="float" office:value="6514" calcext:value-type="float">
            <text:p>6514</text:p>
          </table:table-cell>
          <table:table-cell office:value-type="float" office:value="4355" calcext:value-type="float">
            <text:p>4355</text:p>
          </table:table-cell>
          <table:table-cell table:formula="of:=[.G83]/[.H83]" office:value-type="float" office:value="1.49575200918485" calcext:value-type="float">
            <text:p>1.4957520092</text:p>
          </table:table-cell>
          <table:table-cell office:value-type="float" office:value="48788" calcext:value-type="float">
            <text:p>48788</text:p>
          </table:table-cell>
          <table:table-cell office:value-type="float" office:value="41691" calcext:value-type="float">
            <text:p>41691</text:p>
          </table:table-cell>
          <table:table-cell table:formula="of:=[.J83]/[.K83]" office:value-type="float" office:value="1.17022858650548" calcext:value-type="float">
            <text:p>1.170228586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636" calcext:value-type="float">
            <text:p>0.0636</text:p>
          </table:table-cell>
          <table:table-cell table:formula="of:=AVERAGE([.C83];[.F83]; [.I83]; [.L83] )" office:value-type="float" office:value="1.12604064059705" calcext:value-type="float">
            <text:p>1.1260406406</text:p>
          </table:table-cell>
          <table:table-cell table:formula="of:=AVERAGE([.M83:.P83])" office:value-type="float" office:value="0.059" calcext:value-type="float">
            <text:p>0.059</text:p>
          </table:table-cell>
          <table:table-cell office:value-type="float" office:value="2159902.724" calcext:value-type="float">
            <text:p>2159902.72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42" calcext:value-type="float">
            <text:p>7142</text:p>
          </table:table-cell>
          <table:table-cell table:formula="of:=[.A84]/[.B84]" office:value-type="float" office:value="0.641136936432372" calcext:value-type="float">
            <text:p>0.6411369364</text:p>
          </table:table-cell>
          <table:table-cell office:value-type="float" office:value="8791" calcext:value-type="float">
            <text:p>8791</text:p>
          </table:table-cell>
          <table:table-cell office:value-type="float" office:value="10710" calcext:value-type="float">
            <text:p>10710</text:p>
          </table:table-cell>
          <table:table-cell table:formula="of:=[.D84]/[.E84]" office:value-type="float" office:value="0.820821661998133" calcext:value-type="float">
            <text:p>0.820821662</text:p>
          </table:table-cell>
          <table:table-cell office:value-type="float" office:value="6514" calcext:value-type="float">
            <text:p>6514</text:p>
          </table:table-cell>
          <table:table-cell office:value-type="float" office:value="8229" calcext:value-type="float">
            <text:p>8229</text:p>
          </table:table-cell>
          <table:table-cell table:formula="of:=[.G84]/[.H84]" office:value-type="float" office:value="0.791590715761332" calcext:value-type="float">
            <text:p>0.7915907158</text:p>
          </table:table-cell>
          <table:table-cell office:value-type="float" office:value="48788" calcext:value-type="float">
            <text:p>48788</text:p>
          </table:table-cell>
          <table:table-cell office:value-type="float" office:value="61329" calcext:value-type="float">
            <text:p>61329</text:p>
          </table:table-cell>
          <table:table-cell table:formula="of:=[.J84]/[.K84]" office:value-type="float" office:value="0.795512726442629" calcext:value-type="float">
            <text:p>0.7955127264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35" calcext:value-type="float">
            <text:p>0.0635</text:p>
          </table:table-cell>
          <table:table-cell table:formula="of:=AVERAGE([.C84];[.F84]; [.I84]; [.L84] )" office:value-type="float" office:value="0.762265510158616" calcext:value-type="float">
            <text:p>0.7622655102</text:p>
          </table:table-cell>
          <table:table-cell table:formula="of:=AVERAGE([.M84:.P84])" office:value-type="float" office:value="0.059375" calcext:value-type="float">
            <text:p>0.059375</text:p>
          </table:table-cell>
          <table:table-cell office:value-type="float" office:value="2001657.564" calcext:value-type="float">
            <text:p>2001657.56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85]/[.B85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5913" calcext:value-type="float">
            <text:p>5913</text:p>
          </table:table-cell>
          <table:table-cell table:formula="of:=[.D85]/[.E85]" office:value-type="float" office:value="1.48672416708946" calcext:value-type="float">
            <text:p>1.4867241671</text:p>
          </table:table-cell>
          <table:table-cell office:value-type="float" office:value="6514" calcext:value-type="float">
            <text:p>6514</text:p>
          </table:table-cell>
          <table:table-cell office:value-type="float" office:value="3173" calcext:value-type="float">
            <text:p>3173</text:p>
          </table:table-cell>
          <table:table-cell table:formula="of:=[.G85]/[.H85]" office:value-type="float" office:value="2.05294673810274" calcext:value-type="float">
            <text:p>2.0529467381</text:p>
          </table:table-cell>
          <table:table-cell office:value-type="float" office:value="48788" calcext:value-type="float">
            <text:p>48788</text:p>
          </table:table-cell>
          <table:table-cell office:value-type="float" office:value="43147" calcext:value-type="float">
            <text:p>43147</text:p>
          </table:table-cell>
          <table:table-cell table:formula="of:=[.J85]/[.K85]" office:value-type="float" office:value="1.13073910121214" calcext:value-type="float">
            <text:p>1.13073910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" calcext:value-type="float">
            <text:p>0.117</text:p>
          </table:table-cell>
          <table:table-cell table:formula="of:=AVERAGE([.C85];[.F85]; [.I85]; [.L85] )" office:value-type="float" office:value="1.32132212023946" calcext:value-type="float">
            <text:p>1.3213221202</text:p>
          </table:table-cell>
          <table:table-cell table:formula="of:=AVERAGE([.M85:.P85])" office:value-type="float" office:value="0.11325" calcext:value-type="float">
            <text:p>0.11325</text:p>
          </table:table-cell>
          <table:table-cell office:value-type="float" office:value="4243457.443" calcext:value-type="float">
            <text:p>4243457.44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47" calcext:value-type="float">
            <text:p>4847</text:p>
          </table:table-cell>
          <table:table-cell table:formula="of:=[.A86]/[.B86]" office:value-type="float" office:value="0.944708066845471" calcext:value-type="float">
            <text:p>0.9447080668</text:p>
          </table:table-cell>
          <table:table-cell office:value-type="float" office:value="8791" calcext:value-type="float">
            <text:p>8791</text:p>
          </table:table-cell>
          <table:table-cell office:value-type="float" office:value="5865" calcext:value-type="float">
            <text:p>5865</text:p>
          </table:table-cell>
          <table:table-cell table:formula="of:=[.D86]/[.E86]" office:value-type="float" office:value="1.49889173060529" calcext:value-type="float">
            <text:p>1.4988917306</text:p>
          </table:table-cell>
          <table:table-cell office:value-type="float" office:value="6514" calcext:value-type="float">
            <text:p>6514</text:p>
          </table:table-cell>
          <table:table-cell office:value-type="float" office:value="3326" calcext:value-type="float">
            <text:p>3326</text:p>
          </table:table-cell>
          <table:table-cell table:formula="of:=[.G86]/[.H86]" office:value-type="float" office:value="1.9585087191822" calcext:value-type="float">
            <text:p>1.9585087192</text:p>
          </table:table-cell>
          <table:table-cell office:value-type="float" office:value="48788" calcext:value-type="float">
            <text:p>48788</text:p>
          </table:table-cell>
          <table:table-cell office:value-type="float" office:value="29487" calcext:value-type="float">
            <text:p>29487</text:p>
          </table:table-cell>
          <table:table-cell table:formula="of:=[.J86]/[.K86]" office:value-type="float" office:value="1.65455963644996" calcext:value-type="float">
            <text:p>1.654559636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8" calcext:value-type="float">
            <text:p>0.118</text:p>
          </table:table-cell>
          <table:table-cell table:formula="of:=AVERAGE([.C86];[.F86]; [.I86]; [.L86] )" office:value-type="float" office:value="1.51416703827073" calcext:value-type="float">
            <text:p>1.5141670383</text:p>
          </table:table-cell>
          <table:table-cell table:formula="of:=AVERAGE([.M86:.P86])" office:value-type="float" office:value="0.1135" calcext:value-type="float">
            <text:p>0.1135</text:p>
          </table:table-cell>
          <table:table-cell office:value-type="float" office:value="3776935.808" calcext:value-type="float">
            <text:p>3776935.80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13" calcext:value-type="float">
            <text:p>11913</text:p>
          </table:table-cell>
          <table:table-cell table:formula="of:=[.A87]/[.B87]" office:value-type="float" office:value="0.384370015948963" calcext:value-type="float">
            <text:p>0.3843700159</text:p>
          </table:table-cell>
          <table:table-cell office:value-type="float" office:value="8791" calcext:value-type="float">
            <text:p>8791</text:p>
          </table:table-cell>
          <table:table-cell office:value-type="float" office:value="8726" calcext:value-type="float">
            <text:p>8726</text:p>
          </table:table-cell>
          <table:table-cell table:formula="of:=[.D87]/[.E87]" office:value-type="float" office:value="1.0074490029796" calcext:value-type="float">
            <text:p>1.007449003</text:p>
          </table:table-cell>
          <table:table-cell office:value-type="float" office:value="6514" calcext:value-type="float">
            <text:p>6514</text:p>
          </table:table-cell>
          <table:table-cell office:value-type="float" office:value="3902" calcext:value-type="float">
            <text:p>3902</text:p>
          </table:table-cell>
          <table:table-cell table:formula="of:=[.G87]/[.H87]" office:value-type="float" office:value="1.6694003075346" calcext:value-type="float">
            <text:p>1.6694003075</text:p>
          </table:table-cell>
          <table:table-cell office:value-type="float" office:value="48788" calcext:value-type="float">
            <text:p>48788</text:p>
          </table:table-cell>
          <table:table-cell office:value-type="float" office:value="52299" calcext:value-type="float">
            <text:p>52299</text:p>
          </table:table-cell>
          <table:table-cell table:formula="of:=[.J87]/[.K87]" office:value-type="float" office:value="0.932866785215778" calcext:value-type="float">
            <text:p>0.9328667852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658" calcext:value-type="float">
            <text:p>0.0658</text:p>
          </table:table-cell>
          <table:table-cell table:formula="of:=AVERAGE([.C87];[.F87]; [.I87]; [.L87] )" office:value-type="float" office:value="0.998521527919735" calcext:value-type="float">
            <text:p>0.9985215279</text:p>
          </table:table-cell>
          <table:table-cell table:formula="of:=AVERAGE([.M87:.P87])" office:value-type="float" office:value="0.061675" calcext:value-type="float">
            <text:p>0.061675</text:p>
          </table:table-cell>
          <table:table-cell office:value-type="float" office:value="2708151.805" calcext:value-type="float">
            <text:p>2708151.80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303" calcext:value-type="float">
            <text:p>12303</text:p>
          </table:table-cell>
          <table:table-cell table:formula="of:=[.A88]/[.B88]" office:value-type="float" office:value="0.372185645777453" calcext:value-type="float">
            <text:p>0.3721856458</text:p>
          </table:table-cell>
          <table:table-cell office:value-type="float" office:value="8791" calcext:value-type="float">
            <text:p>8791</text:p>
          </table:table-cell>
          <table:table-cell office:value-type="float" office:value="9087" calcext:value-type="float">
            <text:p>9087</text:p>
          </table:table-cell>
          <table:table-cell table:formula="of:=[.D88]/[.E88]" office:value-type="float" office:value="0.967425993177066" calcext:value-type="float">
            <text:p>0.9674259932</text:p>
          </table:table-cell>
          <table:table-cell office:value-type="float" office:value="6514" calcext:value-type="float">
            <text:p>6514</text:p>
          </table:table-cell>
          <table:table-cell office:value-type="float" office:value="5403" calcext:value-type="float">
            <text:p>5403</text:p>
          </table:table-cell>
          <table:table-cell table:formula="of:=[.G88]/[.H88]" office:value-type="float" office:value="1.20562650379419" calcext:value-type="float">
            <text:p>1.2056265038</text:p>
          </table:table-cell>
          <table:table-cell office:value-type="float" office:value="48788" calcext:value-type="float">
            <text:p>48788</text:p>
          </table:table-cell>
          <table:table-cell office:value-type="float" office:value="65737" calcext:value-type="float">
            <text:p>65737</text:p>
          </table:table-cell>
          <table:table-cell table:formula="of:=[.J88]/[.K88]" office:value-type="float" office:value="0.742169554436619" calcext:value-type="float">
            <text:p>0.74216955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448" calcext:value-type="float">
            <text:p>0.0448</text:p>
          </table:table-cell>
          <table:table-cell table:formula="of:=AVERAGE([.C88];[.F88]; [.I88]; [.L88] )" office:value-type="float" office:value="0.821851924296332" calcext:value-type="float">
            <text:p>0.8218519243</text:p>
          </table:table-cell>
          <table:table-cell table:formula="of:=AVERAGE([.M88:.P88])" office:value-type="float" office:value="0.041625" calcext:value-type="float">
            <text:p>0.041625</text:p>
          </table:table-cell>
          <table:table-cell office:value-type="float" office:value="1839696.727" calcext:value-type="float">
            <text:p>1839696.72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64" calcext:value-type="float">
            <text:p>7164</text:p>
          </table:table-cell>
          <table:table-cell table:formula="of:=[.A89]/[.B89]" office:value-type="float" office:value="0.639168062534897" calcext:value-type="float">
            <text:p>0.6391680625</text:p>
          </table:table-cell>
          <table:table-cell office:value-type="float" office:value="8791" calcext:value-type="float">
            <text:p>8791</text:p>
          </table:table-cell>
          <table:table-cell office:value-type="float" office:value="10068" calcext:value-type="float">
            <text:p>10068</text:p>
          </table:table-cell>
          <table:table-cell table:formula="of:=[.D89]/[.E89]" office:value-type="float" office:value="0.87316249503377" calcext:value-type="float">
            <text:p>0.873162495</text:p>
          </table:table-cell>
          <table:table-cell office:value-type="float" office:value="6514" calcext:value-type="float">
            <text:p>6514</text:p>
          </table:table-cell>
          <table:table-cell office:value-type="float" office:value="7039" calcext:value-type="float">
            <text:p>7039</text:p>
          </table:table-cell>
          <table:table-cell table:formula="of:=[.G89]/[.H89]" office:value-type="float" office:value="0.925415541980395" calcext:value-type="float">
            <text:p>0.925415542</text:p>
          </table:table-cell>
          <table:table-cell office:value-type="float" office:value="48788" calcext:value-type="float">
            <text:p>48788</text:p>
          </table:table-cell>
          <table:table-cell office:value-type="float" office:value="61163" calcext:value-type="float">
            <text:p>61163</text:p>
          </table:table-cell>
          <table:table-cell table:formula="of:=[.J89]/[.K89]" office:value-type="float" office:value="0.797671795039485" calcext:value-type="float">
            <text:p>0.79767179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75" calcext:value-type="float">
            <text:p>0.0575</text:p>
          </table:table-cell>
          <table:table-cell table:formula="of:=AVERAGE([.C89];[.F89]; [.I89]; [.L89] )" office:value-type="float" office:value="0.808854473647137" calcext:value-type="float">
            <text:p>0.8088544736</text:p>
          </table:table-cell>
          <table:table-cell table:formula="of:=AVERAGE([.M89:.P89])" office:value-type="float" office:value="0.053475" calcext:value-type="float">
            <text:p>0.053475</text:p>
          </table:table-cell>
          <table:table-cell office:value-type="float" office:value="1917437.677" calcext:value-type="float">
            <text:p>1917437.67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90]/[.B90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5979" calcext:value-type="float">
            <text:p>5979</text:p>
          </table:table-cell>
          <table:table-cell table:formula="of:=[.D90]/[.E90]" office:value-type="float" office:value="1.47031276133133" calcext:value-type="float">
            <text:p>1.4703127613</text:p>
          </table:table-cell>
          <table:table-cell office:value-type="float" office:value="6514" calcext:value-type="float">
            <text:p>6514</text:p>
          </table:table-cell>
          <table:table-cell office:value-type="float" office:value="3424" calcext:value-type="float">
            <text:p>3424</text:p>
          </table:table-cell>
          <table:table-cell table:formula="of:=[.G90]/[.H90]" office:value-type="float" office:value="1.90245327102804" calcext:value-type="float">
            <text:p>1.902453271</text:p>
          </table:table-cell>
          <table:table-cell office:value-type="float" office:value="48788" calcext:value-type="float">
            <text:p>48788</text:p>
          </table:table-cell>
          <table:table-cell office:value-type="float" office:value="43173" calcext:value-type="float">
            <text:p>43173</text:p>
          </table:table-cell>
          <table:table-cell table:formula="of:=[.J90]/[.K90]" office:value-type="float" office:value="1.13005813818822" calcext:value-type="float">
            <text:p>1.1300581382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103" calcext:value-type="float">
            <text:p>0.103</text:p>
          </table:table-cell>
          <table:table-cell table:formula="of:=AVERAGE([.C90];[.F90]; [.I90]; [.L90] )" office:value-type="float" office:value="1.27942566127527" calcext:value-type="float">
            <text:p>1.2794256613</text:p>
          </table:table-cell>
          <table:table-cell table:formula="of:=AVERAGE([.M90:.P90])" office:value-type="float" office:value="0.099325" calcext:value-type="float">
            <text:p>0.099325</text:p>
          </table:table-cell>
          <table:table-cell office:value-type="float" office:value="3745478.353" calcext:value-type="float">
            <text:p>3745478.35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42" calcext:value-type="float">
            <text:p>4842</text:p>
          </table:table-cell>
          <table:table-cell table:formula="of:=[.A91]/[.B91]" office:value-type="float" office:value="0.945683601817431" calcext:value-type="float">
            <text:p>0.9456836018</text:p>
          </table:table-cell>
          <table:table-cell office:value-type="float" office:value="8791" calcext:value-type="float">
            <text:p>8791</text:p>
          </table:table-cell>
          <table:table-cell office:value-type="float" office:value="5680" calcext:value-type="float">
            <text:p>5680</text:p>
          </table:table-cell>
          <table:table-cell table:formula="of:=[.D91]/[.E91]" office:value-type="float" office:value="1.54771126760563" calcext:value-type="float">
            <text:p>1.5477112676</text:p>
          </table:table-cell>
          <table:table-cell office:value-type="float" office:value="6514" calcext:value-type="float">
            <text:p>6514</text:p>
          </table:table-cell>
          <table:table-cell office:value-type="float" office:value="2853" calcext:value-type="float">
            <text:p>2853</text:p>
          </table:table-cell>
          <table:table-cell table:formula="of:=[.G91]/[.H91]" office:value-type="float" office:value="2.2832106554504" calcext:value-type="float">
            <text:p>2.2832106555</text:p>
          </table:table-cell>
          <table:table-cell office:value-type="float" office:value="48788" calcext:value-type="float">
            <text:p>48788</text:p>
          </table:table-cell>
          <table:table-cell office:value-type="float" office:value="29582" calcext:value-type="float">
            <text:p>29582</text:p>
          </table:table-cell>
          <table:table-cell table:formula="of:=[.J91]/[.K91]" office:value-type="float" office:value="1.64924616320736" calcext:value-type="float">
            <text:p>1.6492461632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table:formula="of:=AVERAGE([.C91];[.F91]; [.I91]; [.L91] )" office:value-type="float" office:value="1.60646292202021" calcext:value-type="float">
            <text:p>1.606462922</text:p>
          </table:table-cell>
          <table:table-cell table:formula="of:=AVERAGE([.M91:.P91])" office:value-type="float" office:value="0.1265" calcext:value-type="float">
            <text:p>0.1265</text:p>
          </table:table-cell>
          <table:table-cell office:value-type="float" office:value="4197905.117" calcext:value-type="float">
            <text:p>4197905.11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92]/[.B92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8388" calcext:value-type="float">
            <text:p>8388</text:p>
          </table:table-cell>
          <table:table-cell table:formula="of:=[.D92]/[.E92]" office:value-type="float" office:value="1.04804482594182" calcext:value-type="float">
            <text:p>1.0480448259</text:p>
          </table:table-cell>
          <table:table-cell office:value-type="float" office:value="6514" calcext:value-type="float">
            <text:p>6514</text:p>
          </table:table-cell>
          <table:table-cell office:value-type="float" office:value="3819" calcext:value-type="float">
            <text:p>3819</text:p>
          </table:table-cell>
          <table:table-cell table:formula="of:=[.G92]/[.H92]" office:value-type="float" office:value="1.7056821157371" calcext:value-type="float">
            <text:p>1.7056821157</text:p>
          </table:table-cell>
          <table:table-cell office:value-type="float" office:value="48788" calcext:value-type="float">
            <text:p>48788</text:p>
          </table:table-cell>
          <table:table-cell office:value-type="float" office:value="43239" calcext:value-type="float">
            <text:p>43239</text:p>
          </table:table-cell>
          <table:table-cell table:formula="of:=[.J92]/[.K92]" office:value-type="float" office:value="1.12833321769699" calcext:value-type="float">
            <text:p>1.128333217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601" calcext:value-type="float">
            <text:p>0.0601</text:p>
          </table:table-cell>
          <table:table-cell table:formula="of:=AVERAGE([.C92];[.F92]; [.I92]; [.L92] )" office:value-type="float" office:value="1.11714626822876" calcext:value-type="float">
            <text:p>1.1171462682</text:p>
          </table:table-cell>
          <table:table-cell table:formula="of:=AVERAGE([.M92:.P92])" office:value-type="float" office:value="0.056625" calcext:value-type="float">
            <text:p>0.056625</text:p>
          </table:table-cell>
          <table:table-cell office:value-type="float" office:value="2583516.13" calcext:value-type="float">
            <text:p>2583516.1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87" calcext:value-type="float">
            <text:p>8487</text:p>
          </table:table-cell>
          <table:table-cell table:formula="of:=[.A93]/[.B93]" office:value-type="float" office:value="0.539531047484388" calcext:value-type="float">
            <text:p>0.5395310475</text:p>
          </table:table-cell>
          <table:table-cell office:value-type="float" office:value="8791" calcext:value-type="float">
            <text:p>8791</text:p>
          </table:table-cell>
          <table:table-cell office:value-type="float" office:value="8929" calcext:value-type="float">
            <text:p>8929</text:p>
          </table:table-cell>
          <table:table-cell table:formula="of:=[.D93]/[.E93]" office:value-type="float" office:value="0.984544741852391" calcext:value-type="float">
            <text:p>0.9845447419</text:p>
          </table:table-cell>
          <table:table-cell office:value-type="float" office:value="6514" calcext:value-type="float">
            <text:p>6514</text:p>
          </table:table-cell>
          <table:table-cell office:value-type="float" office:value="4650" calcext:value-type="float">
            <text:p>4650</text:p>
          </table:table-cell>
          <table:table-cell table:formula="of:=[.G93]/[.H93]" office:value-type="float" office:value="1.40086021505376" calcext:value-type="float">
            <text:p>1.4008602151</text:p>
          </table:table-cell>
          <table:table-cell office:value-type="float" office:value="48788" calcext:value-type="float">
            <text:p>48788</text:p>
          </table:table-cell>
          <table:table-cell office:value-type="float" office:value="55605" calcext:value-type="float">
            <text:p>55605</text:p>
          </table:table-cell>
          <table:table-cell table:formula="of:=[.J93]/[.K93]" office:value-type="float" office:value="0.877403111231005" calcext:value-type="float">
            <text:p>0.877403111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448" calcext:value-type="float">
            <text:p>0.0448</text:p>
          </table:table-cell>
          <table:table-cell table:formula="of:=AVERAGE([.C93];[.F93]; [.I93]; [.L93] )" office:value-type="float" office:value="0.950584778905387" calcext:value-type="float">
            <text:p>0.9505847789</text:p>
          </table:table-cell>
          <table:table-cell table:formula="of:=AVERAGE([.M93:.P93])" office:value-type="float" office:value="0.04155" calcext:value-type="float">
            <text:p>0.04155</text:p>
          </table:table-cell>
          <table:table-cell office:value-type="float" office:value="1856705.347" calcext:value-type="float">
            <text:p>1856705.34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39" calcext:value-type="float">
            <text:p>13139</text:p>
          </table:table-cell>
          <table:table-cell table:formula="of:=[.A94]/[.B94]" office:value-type="float" office:value="0.348504452393637" calcext:value-type="float">
            <text:p>0.3485044524</text:p>
          </table:table-cell>
          <table:table-cell office:value-type="float" office:value="8791" calcext:value-type="float">
            <text:p>8791</text:p>
          </table:table-cell>
          <table:table-cell office:value-type="float" office:value="10531" calcext:value-type="float">
            <text:p>10531</text:p>
          </table:table-cell>
          <table:table-cell table:formula="of:=[.D94]/[.E94]" office:value-type="float" office:value="0.834773525781027" calcext:value-type="float">
            <text:p>0.8347735258</text:p>
          </table:table-cell>
          <table:table-cell office:value-type="float" office:value="6514" calcext:value-type="float">
            <text:p>6514</text:p>
          </table:table-cell>
          <table:table-cell office:value-type="float" office:value="6933" calcext:value-type="float">
            <text:p>6933</text:p>
          </table:table-cell>
          <table:table-cell table:formula="of:=[.G94]/[.H94]" office:value-type="float" office:value="0.939564402134718" calcext:value-type="float">
            <text:p>0.9395644021</text:p>
          </table:table-cell>
          <table:table-cell office:value-type="float" office:value="48788" calcext:value-type="float">
            <text:p>48788</text:p>
          </table:table-cell>
          <table:table-cell office:value-type="float" office:value="67895" calcext:value-type="float">
            <text:p>67895</text:p>
          </table:table-cell>
          <table:table-cell table:formula="of:=[.J94]/[.K94]" office:value-type="float" office:value="0.718580160542013" calcext:value-type="float">
            <text:p>0.7185801605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519" calcext:value-type="float">
            <text:p>0.0519</text:p>
          </table:table-cell>
          <table:table-cell table:formula="of:=AVERAGE([.C94];[.F94]; [.I94]; [.L94] )" office:value-type="float" office:value="0.710355635212849" calcext:value-type="float">
            <text:p>0.7103556352</text:p>
          </table:table-cell>
          <table:table-cell table:formula="of:=AVERAGE([.M94:.P94])" office:value-type="float" office:value="0.049075" calcext:value-type="float">
            <text:p>0.049075</text:p>
          </table:table-cell>
          <table:table-cell office:value-type="float" office:value="1865102.347" calcext:value-type="float">
            <text:p>1865102.34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95]/[.B95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95]/[.E95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95]/[.H95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95]/[.K95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95];[.F95]; [.I95]; [.L95] )" office:value-type="string" office:string-value="" calcext:value-type="error">
            <text:p>#DIV/0!</text:p>
          </table:table-cell>
          <table:table-cell table:formula="of:=AVERAGE([.M95:.P95])" office:value-type="float" office:value="0" calcext:value-type="float">
            <text:p>0</text:p>
          </table:table-cell>
          <table:table-cell office:value-type="float" office:value="3291946.335" calcext:value-type="float">
            <text:p>3291946.33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03" calcext:value-type="float">
            <text:p>5003</text:p>
          </table:table-cell>
          <table:table-cell table:formula="of:=[.A96]/[.B96]" office:value-type="float" office:value="0.915250849490306" calcext:value-type="float">
            <text:p>0.9152508495</text:p>
          </table:table-cell>
          <table:table-cell office:value-type="float" office:value="8791" calcext:value-type="float">
            <text:p>8791</text:p>
          </table:table-cell>
          <table:table-cell office:value-type="float" office:value="5870" calcext:value-type="float">
            <text:p>5870</text:p>
          </table:table-cell>
          <table:table-cell table:formula="of:=[.D96]/[.E96]" office:value-type="float" office:value="1.49761499148211" calcext:value-type="float">
            <text:p>1.4976149915</text:p>
          </table:table-cell>
          <table:table-cell office:value-type="float" office:value="6514" calcext:value-type="float">
            <text:p>6514</text:p>
          </table:table-cell>
          <table:table-cell office:value-type="float" office:value="3019" calcext:value-type="float">
            <text:p>3019</text:p>
          </table:table-cell>
          <table:table-cell table:formula="of:=[.G96]/[.H96]" office:value-type="float" office:value="2.15766810202054" calcext:value-type="float">
            <text:p>2.157668102</text:p>
          </table:table-cell>
          <table:table-cell office:value-type="float" office:value="48788" calcext:value-type="float">
            <text:p>48788</text:p>
          </table:table-cell>
          <table:table-cell office:value-type="float" office:value="29463" calcext:value-type="float">
            <text:p>29463</text:p>
          </table:table-cell>
          <table:table-cell table:formula="of:=[.J96]/[.K96]" office:value-type="float" office:value="1.65590740929301" calcext:value-type="float">
            <text:p>1.655907409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" calcext:value-type="float">
            <text:p>0.13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  <table:table-cell table:formula="of:=AVERAGE([.C96];[.F96]; [.I96]; [.L96] )" office:value-type="float" office:value="1.55661033807149" calcext:value-type="float">
            <text:p>1.5566103381</text:p>
          </table:table-cell>
          <table:table-cell table:formula="of:=AVERAGE([.M96:.P96])" office:value-type="float" office:value="0.131" calcext:value-type="float">
            <text:p>0.131</text:p>
          </table:table-cell>
          <table:table-cell office:value-type="float" office:value="4602474.869" calcext:value-type="float">
            <text:p>4602474.86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16" calcext:value-type="float">
            <text:p>8416</text:p>
          </table:table-cell>
          <table:table-cell table:formula="of:=[.A97]/[.B97]" office:value-type="float" office:value="0.544082699619772" calcext:value-type="float">
            <text:p>0.5440826996</text:p>
          </table:table-cell>
          <table:table-cell office:value-type="float" office:value="8791" calcext:value-type="float">
            <text:p>8791</text:p>
          </table:table-cell>
          <table:table-cell office:value-type="float" office:value="10770" calcext:value-type="float">
            <text:p>10770</text:p>
          </table:table-cell>
          <table:table-cell table:formula="of:=[.D97]/[.E97]" office:value-type="float" office:value="0.816248839368616" calcext:value-type="float">
            <text:p>0.8162488394</text:p>
          </table:table-cell>
          <table:table-cell office:value-type="float" office:value="6514" calcext:value-type="float">
            <text:p>6514</text:p>
          </table:table-cell>
          <table:table-cell office:value-type="float" office:value="8485" calcext:value-type="float">
            <text:p>8485</text:p>
          </table:table-cell>
          <table:table-cell table:formula="of:=[.G97]/[.H97]" office:value-type="float" office:value="0.767707719505009" calcext:value-type="float">
            <text:p>0.7677077195</text:p>
          </table:table-cell>
          <table:table-cell office:value-type="float" office:value="48788" calcext:value-type="float">
            <text:p>48788</text:p>
          </table:table-cell>
          <table:table-cell office:value-type="float" office:value="61952" calcext:value-type="float">
            <text:p>61952</text:p>
          </table:table-cell>
          <table:table-cell table:formula="of:=[.J97]/[.K97]" office:value-type="float" office:value="0.787512913223141" calcext:value-type="float">
            <text:p>0.7875129132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61" calcext:value-type="float">
            <text:p>0.0561</text:p>
          </table:table-cell>
          <table:table-cell table:formula="of:=AVERAGE([.C97];[.F97]; [.I97]; [.L97] )" office:value-type="float" office:value="0.728888042929134" calcext:value-type="float">
            <text:p>0.7288880429</text:p>
          </table:table-cell>
          <table:table-cell table:formula="of:=AVERAGE([.M97:.P97])" office:value-type="float" office:value="0.0536" calcext:value-type="float">
            <text:p>0.0536</text:p>
          </table:table-cell>
          <table:table-cell office:value-type="float" office:value="2334675.69" calcext:value-type="float">
            <text:p>2334675.6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809" calcext:value-type="float">
            <text:p>5809</text:p>
          </table:table-cell>
          <table:table-cell table:formula="of:=[.A98]/[.B98]" office:value-type="float" office:value="0.788259597176795" calcext:value-type="float">
            <text:p>0.7882595972</text:p>
          </table:table-cell>
          <table:table-cell office:value-type="float" office:value="8791" calcext:value-type="float">
            <text:p>8791</text:p>
          </table:table-cell>
          <table:table-cell office:value-type="float" office:value="8452" calcext:value-type="float">
            <text:p>8452</text:p>
          </table:table-cell>
          <table:table-cell table:formula="of:=[.D98]/[.E98]" office:value-type="float" office:value="1.04010884997634" calcext:value-type="float">
            <text:p>1.04010885</text:p>
          </table:table-cell>
          <table:table-cell office:value-type="float" office:value="6514" calcext:value-type="float">
            <text:p>6514</text:p>
          </table:table-cell>
          <table:table-cell office:value-type="float" office:value="4306" calcext:value-type="float">
            <text:p>4306</text:p>
          </table:table-cell>
          <table:table-cell table:formula="of:=[.G98]/[.H98]" office:value-type="float" office:value="1.51277287505806" calcext:value-type="float">
            <text:p>1.5127728751</text:p>
          </table:table-cell>
          <table:table-cell office:value-type="float" office:value="48788" calcext:value-type="float">
            <text:p>48788</text:p>
          </table:table-cell>
          <table:table-cell office:value-type="float" office:value="41529" calcext:value-type="float">
            <text:p>41529</text:p>
          </table:table-cell>
          <table:table-cell table:formula="of:=[.J98]/[.K98]" office:value-type="float" office:value="1.17479351778275" calcext:value-type="float">
            <text:p>1.174793517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38" calcext:value-type="float">
            <text:p>0.0738</text:p>
          </table:table-cell>
          <table:table-cell table:formula="of:=AVERAGE([.C98];[.F98]; [.I98]; [.L98] )" office:value-type="float" office:value="1.12898370999849" calcext:value-type="float">
            <text:p>1.12898371</text:p>
          </table:table-cell>
          <table:table-cell table:formula="of:=AVERAGE([.M98:.P98])" office:value-type="float" office:value="0.06885" calcext:value-type="float">
            <text:p>0.06885</text:p>
          </table:table-cell>
          <table:table-cell office:value-type="float" office:value="2496507.263" calcext:value-type="float">
            <text:p>2496507.26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346" calcext:value-type="float">
            <text:p>7346</text:p>
          </table:table-cell>
          <table:table-cell table:formula="of:=[.A99]/[.B99]" office:value-type="float" office:value="0.623332425809965" calcext:value-type="float">
            <text:p>0.6233324258</text:p>
          </table:table-cell>
          <table:table-cell office:value-type="float" office:value="8791" calcext:value-type="float">
            <text:p>8791</text:p>
          </table:table-cell>
          <table:table-cell office:value-type="float" office:value="11256" calcext:value-type="float">
            <text:p>11256</text:p>
          </table:table-cell>
          <table:table-cell table:formula="of:=[.D99]/[.E99]" office:value-type="float" office:value="0.781005685856432" calcext:value-type="float">
            <text:p>0.7810056859</text:p>
          </table:table-cell>
          <table:table-cell office:value-type="float" office:value="6514" calcext:value-type="float">
            <text:p>6514</text:p>
          </table:table-cell>
          <table:table-cell office:value-type="float" office:value="7270" calcext:value-type="float">
            <text:p>7270</text:p>
          </table:table-cell>
          <table:table-cell table:formula="of:=[.G99]/[.H99]" office:value-type="float" office:value="0.896011004126547" calcext:value-type="float">
            <text:p>0.8960110041</text:p>
          </table:table-cell>
          <table:table-cell office:value-type="float" office:value="48788" calcext:value-type="float">
            <text:p>48788</text:p>
          </table:table-cell>
          <table:table-cell office:value-type="float" office:value="61125" calcext:value-type="float">
            <text:p>61125</text:p>
          </table:table-cell>
          <table:table-cell table:formula="of:=[.J99]/[.K99]" office:value-type="float" office:value="0.798167689161554" calcext:value-type="float">
            <text:p>0.798167689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502" calcext:value-type="float">
            <text:p>0.0502</text:p>
          </table:table-cell>
          <table:table-cell table:formula="of:=AVERAGE([.C99];[.F99]; [.I99]; [.L99] )" office:value-type="float" office:value="0.774629201238625" calcext:value-type="float">
            <text:p>0.7746292012</text:p>
          </table:table-cell>
          <table:table-cell table:formula="of:=AVERAGE([.M99:.P99])" office:value-type="float" office:value="0.047225" calcext:value-type="float">
            <text:p>0.047225</text:p>
          </table:table-cell>
          <table:table-cell office:value-type="float" office:value="1610051.651" calcext:value-type="float">
            <text:p>1610051.65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799" calcext:value-type="float">
            <text:p>4799</text:p>
          </table:table-cell>
          <table:table-cell table:formula="of:=[.A100]/[.B100]" office:value-type="float" office:value="0.954157116065847" calcext:value-type="float">
            <text:p>0.9541571161</text:p>
          </table:table-cell>
          <table:table-cell office:value-type="float" office:value="8791" calcext:value-type="float">
            <text:p>8791</text:p>
          </table:table-cell>
          <table:table-cell office:value-type="float" office:value="6200" calcext:value-type="float">
            <text:p>6200</text:p>
          </table:table-cell>
          <table:table-cell table:formula="of:=[.D100]/[.E100]" office:value-type="float" office:value="1.41790322580645" calcext:value-type="float">
            <text:p>1.4179032258</text:p>
          </table:table-cell>
          <table:table-cell office:value-type="float" office:value="6514" calcext:value-type="float">
            <text:p>6514</text:p>
          </table:table-cell>
          <table:table-cell office:value-type="float" office:value="2946" calcext:value-type="float">
            <text:p>2946</text:p>
          </table:table-cell>
          <table:table-cell table:formula="of:=[.G100]/[.H100]" office:value-type="float" office:value="2.21113374066531" calcext:value-type="float">
            <text:p>2.2111337407</text:p>
          </table:table-cell>
          <table:table-cell office:value-type="float" office:value="48788" calcext:value-type="float">
            <text:p>48788</text:p>
          </table:table-cell>
          <table:table-cell office:value-type="float" office:value="29657" calcext:value-type="float">
            <text:p>29657</text:p>
          </table:table-cell>
          <table:table-cell table:formula="of:=[.J100]/[.K100]" office:value-type="float" office:value="1.64507536163469" calcext:value-type="float">
            <text:p>1.6450753616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103" calcext:value-type="float">
            <text:p>0.103</text:p>
          </table:table-cell>
          <table:table-cell table:formula="of:=AVERAGE([.C100];[.F100]; [.I100]; [.L100] )" office:value-type="float" office:value="1.55706736104307" calcext:value-type="float">
            <text:p>1.557067361</text:p>
          </table:table-cell>
          <table:table-cell table:formula="of:=AVERAGE([.M100:.P100])" office:value-type="float" office:value="0.09815" calcext:value-type="float">
            <text:p>0.09815</text:p>
          </table:table-cell>
          <table:table-cell office:value-type="float" office:value="4370276.97" calcext:value-type="float">
            <text:p>4370276.9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10" calcext:value-type="float">
            <text:p>4810</text:p>
          </table:table-cell>
          <table:table-cell table:formula="of:=[.A101]/[.B101]" office:value-type="float" office:value="0.951975051975052" calcext:value-type="float">
            <text:p>0.951975052</text:p>
          </table:table-cell>
          <table:table-cell office:value-type="float" office:value="8791" calcext:value-type="float">
            <text:p>8791</text:p>
          </table:table-cell>
          <table:table-cell office:value-type="float" office:value="5959" calcext:value-type="float">
            <text:p>5959</text:p>
          </table:table-cell>
          <table:table-cell table:formula="of:=[.D101]/[.E101]" office:value-type="float" office:value="1.47524752475248" calcext:value-type="float">
            <text:p>1.4752475248</text:p>
          </table:table-cell>
          <table:table-cell office:value-type="float" office:value="6514" calcext:value-type="float">
            <text:p>6514</text:p>
          </table:table-cell>
          <table:table-cell office:value-type="float" office:value="3234" calcext:value-type="float">
            <text:p>3234</text:p>
          </table:table-cell>
          <table:table-cell table:formula="of:=[.G101]/[.H101]" office:value-type="float" office:value="2.01422387136673" calcext:value-type="float">
            <text:p>2.0142238714</text:p>
          </table:table-cell>
          <table:table-cell office:value-type="float" office:value="48788" calcext:value-type="float">
            <text:p>48788</text:p>
          </table:table-cell>
          <table:table-cell office:value-type="float" office:value="29604" calcext:value-type="float">
            <text:p>29604</text:p>
          </table:table-cell>
          <table:table-cell table:formula="of:=[.J101]/[.K101]" office:value-type="float" office:value="1.64802053776517" calcext:value-type="float">
            <text:p>1.6480205378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103" calcext:value-type="float">
            <text:p>0.103</text:p>
          </table:table-cell>
          <table:table-cell table:formula="of:=AVERAGE([.C101];[.F101]; [.I101]; [.L101] )" office:value-type="float" office:value="1.52236674646486" calcext:value-type="float">
            <text:p>1.5223667465</text:p>
          </table:table-cell>
          <table:table-cell table:formula="of:=AVERAGE([.M101:.P101])" office:value-type="float" office:value="0.09815" calcext:value-type="float">
            <text:p>0.09815</text:p>
          </table:table-cell>
          <table:table-cell office:value-type="float" office:value="4074261.809" calcext:value-type="float">
            <text:p>4074261.80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16" calcext:value-type="float">
            <text:p>8416</text:p>
          </table:table-cell>
          <table:table-cell table:formula="of:=[.A102]/[.B102]" office:value-type="float" office:value="0.544082699619772" calcext:value-type="float">
            <text:p>0.5440826996</text:p>
          </table:table-cell>
          <table:table-cell office:value-type="float" office:value="8791" calcext:value-type="float">
            <text:p>8791</text:p>
          </table:table-cell>
          <table:table-cell office:value-type="float" office:value="10693" calcext:value-type="float">
            <text:p>10693</text:p>
          </table:table-cell>
          <table:table-cell table:formula="of:=[.D102]/[.E102]" office:value-type="float" office:value="0.822126624894791" calcext:value-type="float">
            <text:p>0.8221266249</text:p>
          </table:table-cell>
          <table:table-cell office:value-type="float" office:value="6514" calcext:value-type="float">
            <text:p>6514</text:p>
          </table:table-cell>
          <table:table-cell office:value-type="float" office:value="8470" calcext:value-type="float">
            <text:p>8470</text:p>
          </table:table-cell>
          <table:table-cell table:formula="of:=[.G102]/[.H102]" office:value-type="float" office:value="0.769067296340024" calcext:value-type="float">
            <text:p>0.7690672963</text:p>
          </table:table-cell>
          <table:table-cell office:value-type="float" office:value="48788" calcext:value-type="float">
            <text:p>48788</text:p>
          </table:table-cell>
          <table:table-cell office:value-type="float" office:value="61961" calcext:value-type="float">
            <text:p>61961</text:p>
          </table:table-cell>
          <table:table-cell table:formula="of:=[.J102]/[.K102]" office:value-type="float" office:value="0.787398524878553" calcext:value-type="float">
            <text:p>0.7873985249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613" calcext:value-type="float">
            <text:p>0.0613</text:p>
          </table:table-cell>
          <table:table-cell table:formula="of:=AVERAGE([.C102];[.F102]; [.I102]; [.L102] )" office:value-type="float" office:value="0.730668786433285" calcext:value-type="float">
            <text:p>0.7306687864</text:p>
          </table:table-cell>
          <table:table-cell table:formula="of:=AVERAGE([.M102:.P102])" office:value-type="float" office:value="0.0585" calcext:value-type="float">
            <text:p>0.0585</text:p>
          </table:table-cell>
          <table:table-cell office:value-type="float" office:value="2577955.449" calcext:value-type="float">
            <text:p>2577955.44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583" calcext:value-type="float">
            <text:p>5583</text:p>
          </table:table-cell>
          <table:table-cell table:formula="of:=[.A103]/[.B103]" office:value-type="float" office:value="0.820168368260792" calcext:value-type="float">
            <text:p>0.8201683683</text:p>
          </table:table-cell>
          <table:table-cell office:value-type="float" office:value="8791" calcext:value-type="float">
            <text:p>8791</text:p>
          </table:table-cell>
          <table:table-cell office:value-type="float" office:value="8570" calcext:value-type="float">
            <text:p>8570</text:p>
          </table:table-cell>
          <table:table-cell table:formula="of:=[.D103]/[.E103]" office:value-type="float" office:value="1.02578763127188" calcext:value-type="float">
            <text:p>1.0257876313</text:p>
          </table:table-cell>
          <table:table-cell office:value-type="float" office:value="6514" calcext:value-type="float">
            <text:p>6514</text:p>
          </table:table-cell>
          <table:table-cell office:value-type="float" office:value="4321" calcext:value-type="float">
            <text:p>4321</text:p>
          </table:table-cell>
          <table:table-cell table:formula="of:=[.G103]/[.H103]" office:value-type="float" office:value="1.50752140708169" calcext:value-type="float">
            <text:p>1.5075214071</text:p>
          </table:table-cell>
          <table:table-cell office:value-type="float" office:value="48788" calcext:value-type="float">
            <text:p>48788</text:p>
          </table:table-cell>
          <table:table-cell office:value-type="float" office:value="41589" calcext:value-type="float">
            <text:p>41589</text:p>
          </table:table-cell>
          <table:table-cell table:formula="of:=[.J103]/[.K103]" office:value-type="float" office:value="1.17309865589459" calcext:value-type="float">
            <text:p>1.1730986559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15" calcext:value-type="float">
            <text:p>0.0715</text:p>
          </table:table-cell>
          <table:table-cell table:formula="of:=AVERAGE([.C103];[.F103]; [.I103]; [.L103] )" office:value-type="float" office:value="1.13164401562724" calcext:value-type="float">
            <text:p>1.1316440156</text:p>
          </table:table-cell>
          <table:table-cell table:formula="of:=AVERAGE([.M103:.P103])" office:value-type="float" office:value="0.0667" calcext:value-type="float">
            <text:p>0.0667</text:p>
          </table:table-cell>
          <table:table-cell office:value-type="float" office:value="2533785.444" calcext:value-type="float">
            <text:p>2533785.44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89" calcext:value-type="float">
            <text:p>9789</text:p>
          </table:table-cell>
          <table:table-cell table:formula="of:=[.A104]/[.B104]" office:value-type="float" office:value="0.467769945857595" calcext:value-type="float">
            <text:p>0.4677699459</text:p>
          </table:table-cell>
          <table:table-cell office:value-type="float" office:value="8791" calcext:value-type="float">
            <text:p>8791</text:p>
          </table:table-cell>
          <table:table-cell office:value-type="float" office:value="10465" calcext:value-type="float">
            <text:p>10465</text:p>
          </table:table-cell>
          <table:table-cell table:formula="of:=[.D104]/[.E104]" office:value-type="float" office:value="0.840038222646918" calcext:value-type="float">
            <text:p>0.8400382226</text:p>
          </table:table-cell>
          <table:table-cell office:value-type="float" office:value="6514" calcext:value-type="float">
            <text:p>6514</text:p>
          </table:table-cell>
          <table:table-cell office:value-type="float" office:value="6845" calcext:value-type="float">
            <text:p>6845</text:p>
          </table:table-cell>
          <table:table-cell table:formula="of:=[.G104]/[.H104]" office:value-type="float" office:value="0.951643535427319" calcext:value-type="float">
            <text:p>0.9516435354</text:p>
          </table:table-cell>
          <table:table-cell office:value-type="float" office:value="48788" calcext:value-type="float">
            <text:p>48788</text:p>
          </table:table-cell>
          <table:table-cell office:value-type="float" office:value="64102" calcext:value-type="float">
            <text:p>64102</text:p>
          </table:table-cell>
          <table:table-cell table:formula="of:=[.J104]/[.K104]" office:value-type="float" office:value="0.761099497675579" calcext:value-type="float">
            <text:p>0.76109949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7" calcext:value-type="float">
            <text:p>0.047</text:p>
          </table:table-cell>
          <table:table-cell table:formula="of:=AVERAGE([.C104];[.F104]; [.I104]; [.L104] )" office:value-type="float" office:value="0.755137800401853" calcext:value-type="float">
            <text:p>0.7551378004</text:p>
          </table:table-cell>
          <table:table-cell table:formula="of:=AVERAGE([.M104:.P104])" office:value-type="float" office:value="0.04485" calcext:value-type="float">
            <text:p>0.04485</text:p>
          </table:table-cell>
          <table:table-cell office:value-type="float" office:value="1666408.827" calcext:value-type="float">
            <text:p>1666408.82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105]/[.B105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105]/[.E105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105]/[.H105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105]/[.K105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105];[.F105]; [.I105]; [.L105] )" office:value-type="string" office:string-value="" calcext:value-type="error">
            <text:p>#DIV/0!</text:p>
          </table:table-cell>
          <table:table-cell table:formula="of:=AVERAGE([.M105:.P105])" office:value-type="float" office:value="0" calcext:value-type="float">
            <text:p>0</text:p>
          </table:table-cell>
          <table:table-cell office:value-type="float" office:value="3591463.024" calcext:value-type="float">
            <text:p>3591463.02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81" calcext:value-type="float">
            <text:p>5081</text:p>
          </table:table-cell>
          <table:table-cell table:formula="of:=[.A106]/[.B106]" office:value-type="float" office:value="0.901200551072624" calcext:value-type="float">
            <text:p>0.9012005511</text:p>
          </table:table-cell>
          <table:table-cell office:value-type="float" office:value="8791" calcext:value-type="float">
            <text:p>8791</text:p>
          </table:table-cell>
          <table:table-cell office:value-type="float" office:value="5904" calcext:value-type="float">
            <text:p>5904</text:p>
          </table:table-cell>
          <table:table-cell table:formula="of:=[.D106]/[.E106]" office:value-type="float" office:value="1.48899051490515" calcext:value-type="float">
            <text:p>1.4889905149</text:p>
          </table:table-cell>
          <table:table-cell office:value-type="float" office:value="6514" calcext:value-type="float">
            <text:p>6514</text:p>
          </table:table-cell>
          <table:table-cell office:value-type="float" office:value="4366" calcext:value-type="float">
            <text:p>4366</text:p>
          </table:table-cell>
          <table:table-cell table:formula="of:=[.G106]/[.H106]" office:value-type="float" office:value="1.49198350893266" calcext:value-type="float">
            <text:p>1.4919835089</text:p>
          </table:table-cell>
          <table:table-cell office:value-type="float" office:value="48788" calcext:value-type="float">
            <text:p>48788</text:p>
          </table:table-cell>
          <table:table-cell office:value-type="float" office:value="32746" calcext:value-type="float">
            <text:p>32746</text:p>
          </table:table-cell>
          <table:table-cell table:formula="of:=[.J106]/[.K106]" office:value-type="float" office:value="1.48989189519331" calcext:value-type="float">
            <text:p>1.4898918952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  <table:table-cell table:formula="of:=AVERAGE([.C106];[.F106]; [.I106]; [.L106] )" office:value-type="float" office:value="1.34301661752594" calcext:value-type="float">
            <text:p>1.3430166175</text:p>
          </table:table-cell>
          <table:table-cell table:formula="of:=AVERAGE([.M106:.P106])" office:value-type="float" office:value="0.1205" calcext:value-type="float">
            <text:p>0.1205</text:p>
          </table:table-cell>
          <table:table-cell office:value-type="float" office:value="3975248.313" calcext:value-type="float">
            <text:p>3975248.31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13" calcext:value-type="float">
            <text:p>11913</text:p>
          </table:table-cell>
          <table:table-cell table:formula="of:=[.A107]/[.B107]" office:value-type="float" office:value="0.384370015948963" calcext:value-type="float">
            <text:p>0.3843700159</text:p>
          </table:table-cell>
          <table:table-cell office:value-type="float" office:value="8791" calcext:value-type="float">
            <text:p>8791</text:p>
          </table:table-cell>
          <table:table-cell office:value-type="float" office:value="8787" calcext:value-type="float">
            <text:p>8787</text:p>
          </table:table-cell>
          <table:table-cell table:formula="of:=[.D107]/[.E107]" office:value-type="float" office:value="1.00045521793559" calcext:value-type="float">
            <text:p>1.0004552179</text:p>
          </table:table-cell>
          <table:table-cell office:value-type="float" office:value="6514" calcext:value-type="float">
            <text:p>6514</text:p>
          </table:table-cell>
          <table:table-cell office:value-type="float" office:value="3838" calcext:value-type="float">
            <text:p>3838</text:p>
          </table:table-cell>
          <table:table-cell table:formula="of:=[.G107]/[.H107]" office:value-type="float" office:value="1.69723814486712" calcext:value-type="float">
            <text:p>1.6972381449</text:p>
          </table:table-cell>
          <table:table-cell office:value-type="float" office:value="48788" calcext:value-type="float">
            <text:p>48788</text:p>
          </table:table-cell>
          <table:table-cell office:value-type="float" office:value="52274" calcext:value-type="float">
            <text:p>52274</text:p>
          </table:table-cell>
          <table:table-cell table:formula="of:=[.J107]/[.K107]" office:value-type="float" office:value="0.933312928033057" calcext:value-type="float">
            <text:p>0.933312928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671" calcext:value-type="float">
            <text:p>0.0671</text:p>
          </table:table-cell>
          <table:table-cell table:formula="of:=AVERAGE([.C107];[.F107]; [.I107]; [.L107] )" office:value-type="float" office:value="1.00384407669618" calcext:value-type="float">
            <text:p>1.0038440767</text:p>
          </table:table-cell>
          <table:table-cell table:formula="of:=AVERAGE([.M107:.P107])" office:value-type="float" office:value="0.063225" calcext:value-type="float">
            <text:p>0.063225</text:p>
          </table:table-cell>
          <table:table-cell office:value-type="float" office:value="2725725.99" calcext:value-type="float">
            <text:p>2725725.9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87" calcext:value-type="float">
            <text:p>8487</text:p>
          </table:table-cell>
          <table:table-cell table:formula="of:=[.A108]/[.B108]" office:value-type="float" office:value="0.539531047484388" calcext:value-type="float">
            <text:p>0.5395310475</text:p>
          </table:table-cell>
          <table:table-cell office:value-type="float" office:value="8791" calcext:value-type="float">
            <text:p>8791</text:p>
          </table:table-cell>
          <table:table-cell office:value-type="float" office:value="9271" calcext:value-type="float">
            <text:p>9271</text:p>
          </table:table-cell>
          <table:table-cell table:formula="of:=[.D108]/[.E108]" office:value-type="float" office:value="0.948225649875957" calcext:value-type="float">
            <text:p>0.9482256499</text:p>
          </table:table-cell>
          <table:table-cell office:value-type="float" office:value="6514" calcext:value-type="float">
            <text:p>6514</text:p>
          </table:table-cell>
          <table:table-cell office:value-type="float" office:value="5068" calcext:value-type="float">
            <text:p>5068</text:p>
          </table:table-cell>
          <table:table-cell table:formula="of:=[.G108]/[.H108]" office:value-type="float" office:value="1.28531965272297" calcext:value-type="float">
            <text:p>1.2853196527</text:p>
          </table:table-cell>
          <table:table-cell office:value-type="float" office:value="48788" calcext:value-type="float">
            <text:p>48788</text:p>
          </table:table-cell>
          <table:table-cell office:value-type="float" office:value="55646" calcext:value-type="float">
            <text:p>55646</text:p>
          </table:table-cell>
          <table:table-cell table:formula="of:=[.J108]/[.K108]" office:value-type="float" office:value="0.876756640189771" calcext:value-type="float">
            <text:p>0.8767566402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41" calcext:value-type="float">
            <text:p>0.0541</text:p>
          </table:table-cell>
          <table:table-cell table:formula="of:=AVERAGE([.C108];[.F108]; [.I108]; [.L108] )" office:value-type="float" office:value="0.912458247568271" calcext:value-type="float">
            <text:p>0.9124582476</text:p>
          </table:table-cell>
          <table:table-cell table:formula="of:=AVERAGE([.M108:.P108])" office:value-type="float" office:value="0.050875" calcext:value-type="float">
            <text:p>0.050875</text:p>
          </table:table-cell>
          <table:table-cell office:value-type="float" office:value="2106439.225" calcext:value-type="float">
            <text:p>2106439.22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717" calcext:value-type="float">
            <text:p>12717</text:p>
          </table:table-cell>
          <table:table-cell table:formula="of:=[.A109]/[.B109]" office:value-type="float" office:value="0.360069198710388" calcext:value-type="float">
            <text:p>0.3600691987</text:p>
          </table:table-cell>
          <table:table-cell office:value-type="float" office:value="8791" calcext:value-type="float">
            <text:p>8791</text:p>
          </table:table-cell>
          <table:table-cell office:value-type="float" office:value="10555" calcext:value-type="float">
            <text:p>10555</text:p>
          </table:table-cell>
          <table:table-cell table:formula="of:=[.D109]/[.E109]" office:value-type="float" office:value="0.8328754144955" calcext:value-type="float">
            <text:p>0.8328754145</text:p>
          </table:table-cell>
          <table:table-cell office:value-type="float" office:value="6514" calcext:value-type="float">
            <text:p>6514</text:p>
          </table:table-cell>
          <table:table-cell office:value-type="float" office:value="7070" calcext:value-type="float">
            <text:p>7070</text:p>
          </table:table-cell>
          <table:table-cell table:formula="of:=[.G109]/[.H109]" office:value-type="float" office:value="0.921357850070721" calcext:value-type="float">
            <text:p>0.9213578501</text:p>
          </table:table-cell>
          <table:table-cell office:value-type="float" office:value="48788" calcext:value-type="float">
            <text:p>48788</text:p>
          </table:table-cell>
          <table:table-cell office:value-type="float" office:value="67905" calcext:value-type="float">
            <text:p>67905</text:p>
          </table:table-cell>
          <table:table-cell table:formula="of:=[.J109]/[.K109]" office:value-type="float" office:value="0.718474339150284" calcext:value-type="float">
            <text:p>0.7184743392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545" calcext:value-type="float">
            <text:p>0.0545</text:p>
          </table:table-cell>
          <table:table-cell table:formula="of:=AVERAGE([.C109];[.F109]; [.I109]; [.L109] )" office:value-type="float" office:value="0.708194200606723" calcext:value-type="float">
            <text:p>0.7081942006</text:p>
          </table:table-cell>
          <table:table-cell table:formula="of:=AVERAGE([.M109:.P109])" office:value-type="float" office:value="0.052" calcext:value-type="float">
            <text:p>0.052</text:p>
          </table:table-cell>
          <table:table-cell office:value-type="float" office:value="1970849.51" calcext:value-type="float">
            <text:p>1970849.5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71" calcext:value-type="float">
            <text:p>4871</text:p>
          </table:table-cell>
          <table:table-cell table:formula="of:=[.A110]/[.B110]" office:value-type="float" office:value="0.940053377129953" calcext:value-type="float">
            <text:p>0.9400533771</text:p>
          </table:table-cell>
          <table:table-cell office:value-type="float" office:value="8791" calcext:value-type="float">
            <text:p>8791</text:p>
          </table:table-cell>
          <table:table-cell office:value-type="float" office:value="5674" calcext:value-type="float">
            <text:p>5674</text:p>
          </table:table-cell>
          <table:table-cell table:formula="of:=[.D110]/[.E110]" office:value-type="float" office:value="1.54934790271413" calcext:value-type="float">
            <text:p>1.5493479027</text:p>
          </table:table-cell>
          <table:table-cell office:value-type="float" office:value="6514" calcext:value-type="float">
            <text:p>6514</text:p>
          </table:table-cell>
          <table:table-cell office:value-type="float" office:value="3403" calcext:value-type="float">
            <text:p>3403</text:p>
          </table:table-cell>
          <table:table-cell table:formula="of:=[.G110]/[.H110]" office:value-type="float" office:value="1.91419335880106" calcext:value-type="float">
            <text:p>1.9141933588</text:p>
          </table:table-cell>
          <table:table-cell office:value-type="float" office:value="48788" calcext:value-type="float">
            <text:p>48788</text:p>
          </table:table-cell>
          <table:table-cell office:value-type="float" office:value="29480" calcext:value-type="float">
            <text:p>29480</text:p>
          </table:table-cell>
          <table:table-cell table:formula="of:=[.J110]/[.K110]" office:value-type="float" office:value="1.65495251017639" calcext:value-type="float">
            <text:p>1.654952510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7" calcext:value-type="float">
            <text:p>0.127</text:p>
          </table:table-cell>
          <table:table-cell table:formula="of:=AVERAGE([.C110];[.F110]; [.I110]; [.L110] )" office:value-type="float" office:value="1.51463678720538" calcext:value-type="float">
            <text:p>1.5146367872</text:p>
          </table:table-cell>
          <table:table-cell table:formula="of:=AVERAGE([.M110:.P110])" office:value-type="float" office:value="0.12225" calcext:value-type="float">
            <text:p>0.12225</text:p>
          </table:table-cell>
          <table:table-cell office:value-type="float" office:value="4112426.39" calcext:value-type="float">
            <text:p>4112426.3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111]/[.B111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6589" calcext:value-type="float">
            <text:p>6589</text:p>
          </table:table-cell>
          <table:table-cell table:formula="of:=[.D111]/[.E111]" office:value-type="float" office:value="1.33419335255729" calcext:value-type="float">
            <text:p>1.3341933526</text:p>
          </table:table-cell>
          <table:table-cell office:value-type="float" office:value="6514" calcext:value-type="float">
            <text:p>6514</text:p>
          </table:table-cell>
          <table:table-cell office:value-type="float" office:value="3273" calcext:value-type="float">
            <text:p>3273</text:p>
          </table:table-cell>
          <table:table-cell table:formula="of:=[.G111]/[.H111]" office:value-type="float" office:value="1.99022303696914" calcext:value-type="float">
            <text:p>1.990223037</text:p>
          </table:table-cell>
          <table:table-cell office:value-type="float" office:value="48788" calcext:value-type="float">
            <text:p>48788</text:p>
          </table:table-cell>
          <table:table-cell office:value-type="float" office:value="43108" calcext:value-type="float">
            <text:p>43108</text:p>
          </table:table-cell>
          <table:table-cell table:formula="of:=[.J111]/[.K111]" office:value-type="float" office:value="1.13176208592373" calcext:value-type="float">
            <text:p>1.1317620859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45" calcext:value-type="float">
            <text:p>0.0645</text:p>
          </table:table-cell>
          <table:table-cell table:formula="of:=AVERAGE([.C111];[.F111]; [.I111]; [.L111] )" office:value-type="float" office:value="1.26482833856749" calcext:value-type="float">
            <text:p>1.2648283386</text:p>
          </table:table-cell>
          <table:table-cell table:formula="of:=AVERAGE([.M111:.P111])" office:value-type="float" office:value="0.061075" calcext:value-type="float">
            <text:p>0.061075</text:p>
          </table:table-cell>
          <table:table-cell office:value-type="float" office:value="3147762.631" calcext:value-type="float">
            <text:p>3147762.63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965" calcext:value-type="float">
            <text:p>7965</text:p>
          </table:table-cell>
          <table:table-cell table:formula="of:=[.A112]/[.B112]" office:value-type="float" office:value="0.57489014438167" calcext:value-type="float">
            <text:p>0.5748901444</text:p>
          </table:table-cell>
          <table:table-cell office:value-type="float" office:value="8791" calcext:value-type="float">
            <text:p>8791</text:p>
          </table:table-cell>
          <table:table-cell office:value-type="float" office:value="9995" calcext:value-type="float">
            <text:p>9995</text:p>
          </table:table-cell>
          <table:table-cell table:formula="of:=[.D112]/[.E112]" office:value-type="float" office:value="0.879539769884942" calcext:value-type="float">
            <text:p>0.8795397699</text:p>
          </table:table-cell>
          <table:table-cell office:value-type="float" office:value="6514" calcext:value-type="float">
            <text:p>6514</text:p>
          </table:table-cell>
          <table:table-cell office:value-type="float" office:value="4500" calcext:value-type="float">
            <text:p>4500</text:p>
          </table:table-cell>
          <table:table-cell table:formula="of:=[.G112]/[.H112]" office:value-type="float" office:value="1.44755555555556" calcext:value-type="float">
            <text:p>1.4475555556</text:p>
          </table:table-cell>
          <table:table-cell office:value-type="float" office:value="48788" calcext:value-type="float">
            <text:p>48788</text:p>
          </table:table-cell>
          <table:table-cell office:value-type="float" office:value="43391" calcext:value-type="float">
            <text:p>43391</text:p>
          </table:table-cell>
          <table:table-cell table:formula="of:=[.J112]/[.K112]" office:value-type="float" office:value="1.12438063192828" calcext:value-type="float">
            <text:p>1.1243806319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614" calcext:value-type="float">
            <text:p>0.0614</text:p>
          </table:table-cell>
          <table:table-cell table:formula="of:=AVERAGE([.C112];[.F112]; [.I112]; [.L112] )" office:value-type="float" office:value="1.00659152543761" calcext:value-type="float">
            <text:p>1.0065915254</text:p>
          </table:table-cell>
          <table:table-cell table:formula="of:=AVERAGE([.M112:.P112])" office:value-type="float" office:value="0.058" calcext:value-type="float">
            <text:p>0.058</text:p>
          </table:table-cell>
          <table:table-cell office:value-type="float" office:value="2458194.906" calcext:value-type="float">
            <text:p>2458194.90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544" calcext:value-type="float">
            <text:p>8544</text:p>
          </table:table-cell>
          <table:table-cell table:formula="of:=[.A113]/[.B113]" office:value-type="float" office:value="0.535931647940075" calcext:value-type="float">
            <text:p>0.5359316479</text:p>
          </table:table-cell>
          <table:table-cell office:value-type="float" office:value="8791" calcext:value-type="float">
            <text:p>8791</text:p>
          </table:table-cell>
          <table:table-cell office:value-type="float" office:value="8874" calcext:value-type="float">
            <text:p>8874</text:p>
          </table:table-cell>
          <table:table-cell table:formula="of:=[.D113]/[.E113]" office:value-type="float" office:value="0.990646833446022" calcext:value-type="float">
            <text:p>0.9906468334</text:p>
          </table:table-cell>
          <table:table-cell office:value-type="float" office:value="6514" calcext:value-type="float">
            <text:p>6514</text:p>
          </table:table-cell>
          <table:table-cell office:value-type="float" office:value="5007" calcext:value-type="float">
            <text:p>5007</text:p>
          </table:table-cell>
          <table:table-cell table:formula="of:=[.G113]/[.H113]" office:value-type="float" office:value="1.30097862991811" calcext:value-type="float">
            <text:p>1.3009786299</text:p>
          </table:table-cell>
          <table:table-cell office:value-type="float" office:value="48788" calcext:value-type="float">
            <text:p>48788</text:p>
          </table:table-cell>
          <table:table-cell office:value-type="float" office:value="55645" calcext:value-type="float">
            <text:p>55645</text:p>
          </table:table-cell>
          <table:table-cell table:formula="of:=[.J113]/[.K113]" office:value-type="float" office:value="0.876772396441729" calcext:value-type="float">
            <text:p>0.8767723964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3" calcext:value-type="float">
            <text:p>0.043</text:p>
          </table:table-cell>
          <table:table-cell table:formula="of:=AVERAGE([.C113];[.F113]; [.I113]; [.L113] )" office:value-type="float" office:value="0.926082376936485" calcext:value-type="float">
            <text:p>0.9260823769</text:p>
          </table:table-cell>
          <table:table-cell table:formula="of:=AVERAGE([.M113:.P113])" office:value-type="float" office:value="0.0401" calcext:value-type="float">
            <text:p>0.0401</text:p>
          </table:table-cell>
          <table:table-cell office:value-type="float" office:value="1759750.508" calcext:value-type="float">
            <text:p>1759750.50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80" calcext:value-type="float">
            <text:p>9780</text:p>
          </table:table-cell>
          <table:table-cell table:formula="of:=[.A114]/[.B114]" office:value-type="float" office:value="0.468200408997955" calcext:value-type="float">
            <text:p>0.468200409</text:p>
          </table:table-cell>
          <table:table-cell office:value-type="float" office:value="8791" calcext:value-type="float">
            <text:p>8791</text:p>
          </table:table-cell>
          <table:table-cell office:value-type="float" office:value="10441" calcext:value-type="float">
            <text:p>10441</text:p>
          </table:table-cell>
          <table:table-cell table:formula="of:=[.D114]/[.E114]" office:value-type="float" office:value="0.841969160042141" calcext:value-type="float">
            <text:p>0.84196916</text:p>
          </table:table-cell>
          <table:table-cell office:value-type="float" office:value="6514" calcext:value-type="float">
            <text:p>6514</text:p>
          </table:table-cell>
          <table:table-cell office:value-type="float" office:value="6868" calcext:value-type="float">
            <text:p>6868</text:p>
          </table:table-cell>
          <table:table-cell table:formula="of:=[.G114]/[.H114]" office:value-type="float" office:value="0.948456610366919" calcext:value-type="float">
            <text:p>0.9484566104</text:p>
          </table:table-cell>
          <table:table-cell office:value-type="float" office:value="48788" calcext:value-type="float">
            <text:p>48788</text:p>
          </table:table-cell>
          <table:table-cell office:value-type="float" office:value="64093" calcext:value-type="float">
            <text:p>64093</text:p>
          </table:table-cell>
          <table:table-cell table:formula="of:=[.J114]/[.K114]" office:value-type="float" office:value="0.761206371990701" calcext:value-type="float">
            <text:p>0.76120637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74" calcext:value-type="float">
            <text:p>0.0474</text:p>
          </table:table-cell>
          <table:table-cell table:formula="of:=AVERAGE([.C114];[.F114]; [.I114]; [.L114] )" office:value-type="float" office:value="0.754958137849429" calcext:value-type="float">
            <text:p>0.7549581378</text:p>
          </table:table-cell>
          <table:table-cell table:formula="of:=AVERAGE([.M114:.P114])" office:value-type="float" office:value="0.0445" calcext:value-type="float">
            <text:p>0.0445</text:p>
          </table:table-cell>
          <table:table-cell office:value-type="float" office:value="1792098.771" calcext:value-type="float">
            <text:p>1792098.77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764" calcext:value-type="float">
            <text:p>4764</text:p>
          </table:table-cell>
          <table:table-cell table:formula="of:=[.A115]/[.B115]" office:value-type="float" office:value="0.961167086481948" calcext:value-type="float">
            <text:p>0.9611670865</text:p>
          </table:table-cell>
          <table:table-cell office:value-type="float" office:value="8791" calcext:value-type="float">
            <text:p>8791</text:p>
          </table:table-cell>
          <table:table-cell office:value-type="float" office:value="6041" calcext:value-type="float">
            <text:p>6041</text:p>
          </table:table-cell>
          <table:table-cell table:formula="of:=[.D115]/[.E115]" office:value-type="float" office:value="1.45522264525741" calcext:value-type="float">
            <text:p>1.4552226453</text:p>
          </table:table-cell>
          <table:table-cell office:value-type="float" office:value="6514" calcext:value-type="float">
            <text:p>6514</text:p>
          </table:table-cell>
          <table:table-cell office:value-type="float" office:value="2925" calcext:value-type="float">
            <text:p>2925</text:p>
          </table:table-cell>
          <table:table-cell table:formula="of:=[.G115]/[.H115]" office:value-type="float" office:value="2.22700854700855" calcext:value-type="float">
            <text:p>2.227008547</text:p>
          </table:table-cell>
          <table:table-cell office:value-type="float" office:value="48788" calcext:value-type="float">
            <text:p>48788</text:p>
          </table:table-cell>
          <table:table-cell office:value-type="float" office:value="29714" calcext:value-type="float">
            <text:p>29714</text:p>
          </table:table-cell>
          <table:table-cell table:formula="of:=[.J115]/[.K115]" office:value-type="float" office:value="1.64191963384263" calcext:value-type="float">
            <text:p>1.6419196338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967" calcext:value-type="float">
            <text:p>0.0967</text:p>
          </table:table-cell>
          <table:table-cell table:formula="of:=AVERAGE([.C115];[.F115]; [.I115]; [.L115] )" office:value-type="float" office:value="1.57132947814763" calcext:value-type="float">
            <text:p>1.5713294781</text:p>
          </table:table-cell>
          <table:table-cell table:formula="of:=AVERAGE([.M115:.P115])" office:value-type="float" office:value="0.091775" calcext:value-type="float">
            <text:p>0.091775</text:p>
          </table:table-cell>
          <table:table-cell office:value-type="float" office:value="3916049.43" calcext:value-type="float">
            <text:p>3916049.4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97" calcext:value-type="float">
            <text:p>5097</text:p>
          </table:table-cell>
          <table:table-cell table:formula="of:=[.A116]/[.B116]" office:value-type="float" office:value="0.898371591132038" calcext:value-type="float">
            <text:p>0.8983715911</text:p>
          </table:table-cell>
          <table:table-cell office:value-type="float" office:value="8791" calcext:value-type="float">
            <text:p>8791</text:p>
          </table:table-cell>
          <table:table-cell office:value-type="float" office:value="5878" calcext:value-type="float">
            <text:p>5878</text:p>
          </table:table-cell>
          <table:table-cell table:formula="of:=[.D116]/[.E116]" office:value-type="float" office:value="1.49557672677782" calcext:value-type="float">
            <text:p>1.4955767268</text:p>
          </table:table-cell>
          <table:table-cell office:value-type="float" office:value="6514" calcext:value-type="float">
            <text:p>6514</text:p>
          </table:table-cell>
          <table:table-cell office:value-type="float" office:value="2729" calcext:value-type="float">
            <text:p>2729</text:p>
          </table:table-cell>
          <table:table-cell table:formula="of:=[.G116]/[.H116]" office:value-type="float" office:value="2.38695492854525" calcext:value-type="float">
            <text:p>2.3869549285</text:p>
          </table:table-cell>
          <table:table-cell office:value-type="float" office:value="48788" calcext:value-type="float">
            <text:p>48788</text:p>
          </table:table-cell>
          <table:table-cell office:value-type="float" office:value="29590" calcext:value-type="float">
            <text:p>29590</text:p>
          </table:table-cell>
          <table:table-cell table:formula="of:=[.J116]/[.K116]" office:value-type="float" office:value="1.64880027036161" calcext:value-type="float">
            <text:p>1.64880027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989" calcext:value-type="float">
            <text:p>0.0989</text:p>
          </table:table-cell>
          <table:table-cell table:formula="of:=AVERAGE([.C116];[.F116]; [.I116]; [.L116] )" office:value-type="float" office:value="1.60742587920418" calcext:value-type="float">
            <text:p>1.6074258792</text:p>
          </table:table-cell>
          <table:table-cell table:formula="of:=AVERAGE([.M116:.P116])" office:value-type="float" office:value="0.0943" calcext:value-type="float">
            <text:p>0.0943</text:p>
          </table:table-cell>
          <table:table-cell office:value-type="float" office:value="4111376.792" calcext:value-type="float">
            <text:p>4111376.79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13" calcext:value-type="float">
            <text:p>11913</text:p>
          </table:table-cell>
          <table:table-cell table:formula="of:=[.A117]/[.B117]" office:value-type="float" office:value="0.384370015948963" calcext:value-type="float">
            <text:p>0.3843700159</text:p>
          </table:table-cell>
          <table:table-cell office:value-type="float" office:value="8791" calcext:value-type="float">
            <text:p>8791</text:p>
          </table:table-cell>
          <table:table-cell office:value-type="float" office:value="10112" calcext:value-type="float">
            <text:p>10112</text:p>
          </table:table-cell>
          <table:table-cell table:formula="of:=[.D117]/[.E117]" office:value-type="float" office:value="0.869363132911392" calcext:value-type="float">
            <text:p>0.8693631329</text:p>
          </table:table-cell>
          <table:table-cell office:value-type="float" office:value="6514" calcext:value-type="float">
            <text:p>6514</text:p>
          </table:table-cell>
          <table:table-cell office:value-type="float" office:value="4639" calcext:value-type="float">
            <text:p>4639</text:p>
          </table:table-cell>
          <table:table-cell table:formula="of:=[.G117]/[.H117]" office:value-type="float" office:value="1.40418193576202" calcext:value-type="float">
            <text:p>1.4041819358</text:p>
          </table:table-cell>
          <table:table-cell office:value-type="float" office:value="48788" calcext:value-type="float">
            <text:p>48788</text:p>
          </table:table-cell>
          <table:table-cell office:value-type="float" office:value="52544" calcext:value-type="float">
            <text:p>52544</text:p>
          </table:table-cell>
          <table:table-cell table:formula="of:=[.J117]/[.K117]" office:value-type="float" office:value="0.928517052375152" calcext:value-type="float">
            <text:p>0.9285170524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621" calcext:value-type="float">
            <text:p>0.0621</text:p>
          </table:table-cell>
          <table:table-cell table:formula="of:=AVERAGE([.C117];[.F117]; [.I117]; [.L117] )" office:value-type="float" office:value="0.896608034249381" calcext:value-type="float">
            <text:p>0.8966080342</text:p>
          </table:table-cell>
          <table:table-cell table:formula="of:=AVERAGE([.M117:.P117])" office:value-type="float" office:value="0.057925" calcext:value-type="float">
            <text:p>0.057925</text:p>
          </table:table-cell>
          <table:table-cell office:value-type="float" office:value="2453311.343" calcext:value-type="float">
            <text:p>2453311.34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94" calcext:value-type="float">
            <text:p>12194</text:p>
          </table:table-cell>
          <table:table-cell table:formula="of:=[.A118]/[.B118]" office:value-type="float" office:value="0.375512547154338" calcext:value-type="float">
            <text:p>0.3755125472</text:p>
          </table:table-cell>
          <table:table-cell office:value-type="float" office:value="8791" calcext:value-type="float">
            <text:p>8791</text:p>
          </table:table-cell>
          <table:table-cell office:value-type="float" office:value="9026" calcext:value-type="float">
            <text:p>9026</text:p>
          </table:table-cell>
          <table:table-cell table:formula="of:=[.D118]/[.E118]" office:value-type="float" office:value="0.973964103700421" calcext:value-type="float">
            <text:p>0.9739641037</text:p>
          </table:table-cell>
          <table:table-cell office:value-type="float" office:value="6514" calcext:value-type="float">
            <text:p>6514</text:p>
          </table:table-cell>
          <table:table-cell office:value-type="float" office:value="5319" calcext:value-type="float">
            <text:p>5319</text:p>
          </table:table-cell>
          <table:table-cell table:formula="of:=[.G118]/[.H118]" office:value-type="float" office:value="1.22466629065614" calcext:value-type="float">
            <text:p>1.2246662907</text:p>
          </table:table-cell>
          <table:table-cell office:value-type="float" office:value="48788" calcext:value-type="float">
            <text:p>48788</text:p>
          </table:table-cell>
          <table:table-cell office:value-type="float" office:value="65820" calcext:value-type="float">
            <text:p>65820</text:p>
          </table:table-cell>
          <table:table-cell table:formula="of:=[.J118]/[.K118]" office:value-type="float" office:value="0.741233667578244" calcext:value-type="float">
            <text:p>0.7412336676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4" calcext:value-type="float">
            <text:p>0.0494</text:p>
          </table:table-cell>
          <table:table-cell table:formula="of:=AVERAGE([.C118];[.F118]; [.I118]; [.L118] )" office:value-type="float" office:value="0.828844152272285" calcext:value-type="float">
            <text:p>0.8288441523</text:p>
          </table:table-cell>
          <table:table-cell table:formula="of:=AVERAGE([.M118:.P118])" office:value-type="float" office:value="0.0462" calcext:value-type="float">
            <text:p>0.0462</text:p>
          </table:table-cell>
          <table:table-cell office:value-type="float" office:value="2062863.816" calcext:value-type="float">
            <text:p>2062863.81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60" calcext:value-type="float">
            <text:p>13160</text:p>
          </table:table-cell>
          <table:table-cell table:formula="of:=[.A119]/[.B119]" office:value-type="float" office:value="0.347948328267477" calcext:value-type="float">
            <text:p>0.3479483283</text:p>
          </table:table-cell>
          <table:table-cell office:value-type="float" office:value="8791" calcext:value-type="float">
            <text:p>8791</text:p>
          </table:table-cell>
          <table:table-cell office:value-type="float" office:value="10540" calcext:value-type="float">
            <text:p>10540</text:p>
          </table:table-cell>
          <table:table-cell table:formula="of:=[.D119]/[.E119]" office:value-type="float" office:value="0.834060721062619" calcext:value-type="float">
            <text:p>0.8340607211</text:p>
          </table:table-cell>
          <table:table-cell office:value-type="float" office:value="6514" calcext:value-type="float">
            <text:p>6514</text:p>
          </table:table-cell>
          <table:table-cell office:value-type="float" office:value="7093" calcext:value-type="float">
            <text:p>7093</text:p>
          </table:table-cell>
          <table:table-cell table:formula="of:=[.G119]/[.H119]" office:value-type="float" office:value="0.918370224164669" calcext:value-type="float">
            <text:p>0.9183702242</text:p>
          </table:table-cell>
          <table:table-cell office:value-type="float" office:value="48788" calcext:value-type="float">
            <text:p>48788</text:p>
          </table:table-cell>
          <table:table-cell office:value-type="float" office:value="67905" calcext:value-type="float">
            <text:p>67905</text:p>
          </table:table-cell>
          <table:table-cell table:formula="of:=[.J119]/[.K119]" office:value-type="float" office:value="0.718474339150284" calcext:value-type="float">
            <text:p>0.7184743392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411" calcext:value-type="float">
            <text:p>0.0411</text:p>
          </table:table-cell>
          <table:table-cell table:formula="of:=AVERAGE([.C119];[.F119]; [.I119]; [.L119] )" office:value-type="float" office:value="0.704713403161262" calcext:value-type="float">
            <text:p>0.7047134032</text:p>
          </table:table-cell>
          <table:table-cell table:formula="of:=AVERAGE([.M119:.P119])" office:value-type="float" office:value="0.038525" calcext:value-type="float">
            <text:p>0.038525</text:p>
          </table:table-cell>
          <table:table-cell office:value-type="float" office:value="1570789.52" calcext:value-type="float">
            <text:p>1570789.5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767" calcext:value-type="float">
            <text:p>4767</text:p>
          </table:table-cell>
          <table:table-cell table:formula="of:=[.A120]/[.B120]" office:value-type="float" office:value="0.960562198447661" calcext:value-type="float">
            <text:p>0.9605621984</text:p>
          </table:table-cell>
          <table:table-cell office:value-type="float" office:value="8791" calcext:value-type="float">
            <text:p>8791</text:p>
          </table:table-cell>
          <table:table-cell office:value-type="float" office:value="5973" calcext:value-type="float">
            <text:p>5973</text:p>
          </table:table-cell>
          <table:table-cell table:formula="of:=[.D120]/[.E120]" office:value-type="float" office:value="1.4717897204085" calcext:value-type="float">
            <text:p>1.4717897204</text:p>
          </table:table-cell>
          <table:table-cell office:value-type="float" office:value="6514" calcext:value-type="float">
            <text:p>6514</text:p>
          </table:table-cell>
          <table:table-cell office:value-type="float" office:value="2882" calcext:value-type="float">
            <text:p>2882</text:p>
          </table:table-cell>
          <table:table-cell table:formula="of:=[.G120]/[.H120]" office:value-type="float" office:value="2.26023594725885" calcext:value-type="float">
            <text:p>2.2602359473</text:p>
          </table:table-cell>
          <table:table-cell office:value-type="float" office:value="48788" calcext:value-type="float">
            <text:p>48788</text:p>
          </table:table-cell>
          <table:table-cell office:value-type="float" office:value="29660" calcext:value-type="float">
            <text:p>29660</text:p>
          </table:table-cell>
          <table:table-cell table:formula="of:=[.J120]/[.K120]" office:value-type="float" office:value="1.64490896830749" calcext:value-type="float">
            <text:p>1.644908968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8" calcext:value-type="float">
            <text:p>0.108</text:p>
          </table:table-cell>
          <table:table-cell table:formula="of:=AVERAGE([.C120];[.F120]; [.I120]; [.L120] )" office:value-type="float" office:value="1.58437420860562" calcext:value-type="float">
            <text:p>1.5843742086</text:p>
          </table:table-cell>
          <table:table-cell table:formula="of:=AVERAGE([.M120:.P120])" office:value-type="float" office:value="0.10325" calcext:value-type="float">
            <text:p>0.10325</text:p>
          </table:table-cell>
          <table:table-cell office:value-type="float" office:value="4358793.334" calcext:value-type="float">
            <text:p>4358793.33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84" calcext:value-type="float">
            <text:p>4884</text:p>
          </table:table-cell>
          <table:table-cell table:formula="of:=[.A121]/[.B121]" office:value-type="float" office:value="0.937551187551188" calcext:value-type="float">
            <text:p>0.9375511876</text:p>
          </table:table-cell>
          <table:table-cell office:value-type="float" office:value="8791" calcext:value-type="float">
            <text:p>8791</text:p>
          </table:table-cell>
          <table:table-cell office:value-type="float" office:value="5694" calcext:value-type="float">
            <text:p>5694</text:p>
          </table:table-cell>
          <table:table-cell table:formula="of:=[.D121]/[.E121]" office:value-type="float" office:value="1.54390586582367" calcext:value-type="float">
            <text:p>1.5439058658</text:p>
          </table:table-cell>
          <table:table-cell office:value-type="float" office:value="6514" calcext:value-type="float">
            <text:p>6514</text:p>
          </table:table-cell>
          <table:table-cell office:value-type="float" office:value="3245" calcext:value-type="float">
            <text:p>3245</text:p>
          </table:table-cell>
          <table:table-cell table:formula="of:=[.G121]/[.H121]" office:value-type="float" office:value="2.00739599383667" calcext:value-type="float">
            <text:p>2.0073959938</text:p>
          </table:table-cell>
          <table:table-cell office:value-type="float" office:value="48788" calcext:value-type="float">
            <text:p>48788</text:p>
          </table:table-cell>
          <table:table-cell office:value-type="float" office:value="29845" calcext:value-type="float">
            <text:p>29845</text:p>
          </table:table-cell>
          <table:table-cell table:formula="of:=[.J121]/[.K121]" office:value-type="float" office:value="1.63471268219132" calcext:value-type="float">
            <text:p>1.6347126822</text:p>
          </table:table-cell>
          <table:table-cell office:value-type="float" office:value="0.1" calcext:value-type="float">
            <text:p>0.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5" calcext:value-type="float">
            <text:p>0.105</text:p>
          </table:table-cell>
          <table:table-cell table:formula="of:=AVERAGE([.C121];[.F121]; [.I121]; [.L121] )" office:value-type="float" office:value="1.53089143235071" calcext:value-type="float">
            <text:p>1.5308914324</text:p>
          </table:table-cell>
          <table:table-cell table:formula="of:=AVERAGE([.M121:.P121])" office:value-type="float" office:value="0.100275" calcext:value-type="float">
            <text:p>0.100275</text:p>
          </table:table-cell>
          <table:table-cell office:value-type="float" office:value="4131479.127" calcext:value-type="float">
            <text:p>4131479.12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21" calcext:value-type="float">
            <text:p>12121</text:p>
          </table:table-cell>
          <table:table-cell table:formula="of:=[.A122]/[.B122]" office:value-type="float" office:value="0.377774111046943" calcext:value-type="float">
            <text:p>0.377774111</text:p>
          </table:table-cell>
          <table:table-cell office:value-type="float" office:value="8791" calcext:value-type="float">
            <text:p>8791</text:p>
          </table:table-cell>
          <table:table-cell office:value-type="float" office:value="10781" calcext:value-type="float">
            <text:p>10781</text:p>
          </table:table-cell>
          <table:table-cell table:formula="of:=[.D122]/[.E122]" office:value-type="float" office:value="0.8154160096466" calcext:value-type="float">
            <text:p>0.8154160096</text:p>
          </table:table-cell>
          <table:table-cell office:value-type="float" office:value="6514" calcext:value-type="float">
            <text:p>6514</text:p>
          </table:table-cell>
          <table:table-cell office:value-type="float" office:value="8472" calcext:value-type="float">
            <text:p>8472</text:p>
          </table:table-cell>
          <table:table-cell table:formula="of:=[.G122]/[.H122]" office:value-type="float" office:value="0.768885741265345" calcext:value-type="float">
            <text:p>0.7688857413</text:p>
          </table:table-cell>
          <table:table-cell office:value-type="float" office:value="48788" calcext:value-type="float">
            <text:p>48788</text:p>
          </table:table-cell>
          <table:table-cell office:value-type="float" office:value="60911" calcext:value-type="float">
            <text:p>60911</text:p>
          </table:table-cell>
          <table:table-cell table:formula="of:=[.J122]/[.K122]" office:value-type="float" office:value="0.800971909835662" calcext:value-type="float">
            <text:p>0.8009719098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622" calcext:value-type="float">
            <text:p>0.0622</text:p>
          </table:table-cell>
          <table:table-cell table:formula="of:=AVERAGE([.C122];[.F122]; [.I122]; [.L122] )" office:value-type="float" office:value="0.690761942948638" calcext:value-type="float">
            <text:p>0.6907619429</text:p>
          </table:table-cell>
          <table:table-cell table:formula="of:=AVERAGE([.M122:.P122])" office:value-type="float" office:value="0.05885" calcext:value-type="float">
            <text:p>0.05885</text:p>
          </table:table-cell>
          <table:table-cell office:value-type="float" office:value="2605877.285" calcext:value-type="float">
            <text:p>2605877.28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698" calcext:value-type="float">
            <text:p>5698</text:p>
          </table:table-cell>
          <table:table-cell table:formula="of:=[.A123]/[.B123]" office:value-type="float" office:value="0.803615303615304" calcext:value-type="float">
            <text:p>0.8036153036</text:p>
          </table:table-cell>
          <table:table-cell office:value-type="float" office:value="8791" calcext:value-type="float">
            <text:p>8791</text:p>
          </table:table-cell>
          <table:table-cell office:value-type="float" office:value="8583" calcext:value-type="float">
            <text:p>8583</text:p>
          </table:table-cell>
          <table:table-cell table:formula="of:=[.D123]/[.E123]" office:value-type="float" office:value="1.02423395083304" calcext:value-type="float">
            <text:p>1.0242339508</text:p>
          </table:table-cell>
          <table:table-cell office:value-type="float" office:value="6514" calcext:value-type="float">
            <text:p>6514</text:p>
          </table:table-cell>
          <table:table-cell office:value-type="float" office:value="4982" calcext:value-type="float">
            <text:p>4982</text:p>
          </table:table-cell>
          <table:table-cell table:formula="of:=[.G123]/[.H123]" office:value-type="float" office:value="1.30750702529105" calcext:value-type="float">
            <text:p>1.3075070253</text:p>
          </table:table-cell>
          <table:table-cell office:value-type="float" office:value="48788" calcext:value-type="float">
            <text:p>48788</text:p>
          </table:table-cell>
          <table:table-cell office:value-type="float" office:value="41929" calcext:value-type="float">
            <text:p>41929</text:p>
          </table:table-cell>
          <table:table-cell table:formula="of:=[.J123]/[.K123]" office:value-type="float" office:value="1.16358606215269" calcext:value-type="float">
            <text:p>1.1635860622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558" calcext:value-type="float">
            <text:p>0.0558</text:p>
          </table:table-cell>
          <table:table-cell table:formula="of:=AVERAGE([.C123];[.F123]; [.I123]; [.L123] )" office:value-type="float" office:value="1.07473558547302" calcext:value-type="float">
            <text:p>1.0747355855</text:p>
          </table:table-cell>
          <table:table-cell table:formula="of:=AVERAGE([.M123:.P123])" office:value-type="float" office:value="0.05185" calcext:value-type="float">
            <text:p>0.05185</text:p>
          </table:table-cell>
          <table:table-cell office:value-type="float" office:value="1855576.851" calcext:value-type="float">
            <text:p>1855576.85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387" calcext:value-type="float">
            <text:p>13387</text:p>
          </table:table-cell>
          <table:table-cell table:formula="of:=[.A124]/[.B124]" office:value-type="float" office:value="0.342048255770524" calcext:value-type="float">
            <text:p>0.3420482558</text:p>
          </table:table-cell>
          <table:table-cell office:value-type="float" office:value="8791" calcext:value-type="float">
            <text:p>8791</text:p>
          </table:table-cell>
          <table:table-cell office:value-type="float" office:value="10682" calcext:value-type="float">
            <text:p>10682</text:p>
          </table:table-cell>
          <table:table-cell table:formula="of:=[.D124]/[.E124]" office:value-type="float" office:value="0.822973225987643" calcext:value-type="float">
            <text:p>0.822973226</text:p>
          </table:table-cell>
          <table:table-cell office:value-type="float" office:value="6514" calcext:value-type="float">
            <text:p>6514</text:p>
          </table:table-cell>
          <table:table-cell office:value-type="float" office:value="6959" calcext:value-type="float">
            <text:p>6959</text:p>
          </table:table-cell>
          <table:table-cell table:formula="of:=[.G124]/[.H124]" office:value-type="float" office:value="0.936054030751545" calcext:value-type="float">
            <text:p>0.9360540308</text:p>
          </table:table-cell>
          <table:table-cell office:value-type="float" office:value="48788" calcext:value-type="float">
            <text:p>48788</text:p>
          </table:table-cell>
          <table:table-cell office:value-type="float" office:value="68781" calcext:value-type="float">
            <text:p>68781</text:p>
          </table:table-cell>
          <table:table-cell table:formula="of:=[.J124]/[.K124]" office:value-type="float" office:value="0.709323795815705" calcext:value-type="float">
            <text:p>0.7093237958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" calcext:value-type="float">
            <text:p>0.047</text:p>
          </table:table-cell>
          <table:table-cell table:formula="of:=AVERAGE([.C124];[.F124]; [.I124]; [.L124] )" office:value-type="float" office:value="0.702599827081354" calcext:value-type="float">
            <text:p>0.7025998271</text:p>
          </table:table-cell>
          <table:table-cell table:formula="of:=AVERAGE([.M124:.P124])" office:value-type="float" office:value="0.04425" calcext:value-type="float">
            <text:p>0.04425</text:p>
          </table:table-cell>
          <table:table-cell office:value-type="float" office:value="1677061.558" calcext:value-type="float">
            <text:p>1677061.55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125]/[.B125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6463" calcext:value-type="float">
            <text:p>6463</text:p>
          </table:table-cell>
          <table:table-cell table:formula="of:=[.D125]/[.E125]" office:value-type="float" office:value="1.36020423951725" calcext:value-type="float">
            <text:p>1.3602042395</text:p>
          </table:table-cell>
          <table:table-cell office:value-type="float" office:value="6514" calcext:value-type="float">
            <text:p>6514</text:p>
          </table:table-cell>
          <table:table-cell office:value-type="float" office:value="3273" calcext:value-type="float">
            <text:p>3273</text:p>
          </table:table-cell>
          <table:table-cell table:formula="of:=[.G125]/[.H125]" office:value-type="float" office:value="1.99022303696914" calcext:value-type="float">
            <text:p>1.990223037</text:p>
          </table:table-cell>
          <table:table-cell office:value-type="float" office:value="48788" calcext:value-type="float">
            <text:p>48788</text:p>
          </table:table-cell>
          <table:table-cell office:value-type="float" office:value="43156" calcext:value-type="float">
            <text:p>43156</text:p>
          </table:table-cell>
          <table:table-cell table:formula="of:=[.J125]/[.K125]" office:value-type="float" office:value="1.13050329038836" calcext:value-type="float">
            <text:p>1.1305032904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735" calcext:value-type="float">
            <text:p>0.0735</text:p>
          </table:table-cell>
          <table:table-cell table:formula="of:=AVERAGE([.C125];[.F125]; [.I125]; [.L125] )" office:value-type="float" office:value="1.27395226035707" calcext:value-type="float">
            <text:p>1.2739522604</text:p>
          </table:table-cell>
          <table:table-cell table:formula="of:=AVERAGE([.M125:.P125])" office:value-type="float" office:value="0.069425" calcext:value-type="float">
            <text:p>0.069425</text:p>
          </table:table-cell>
          <table:table-cell office:value-type="float" office:value="3471785" calcext:value-type="float">
            <text:p>347178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842" calcext:value-type="float">
            <text:p>11842</text:p>
          </table:table-cell>
          <table:table-cell table:formula="of:=[.A126]/[.B126]" office:value-type="float" office:value="0.386674548218206" calcext:value-type="float">
            <text:p>0.3866745482</text:p>
          </table:table-cell>
          <table:table-cell office:value-type="float" office:value="8791" calcext:value-type="float">
            <text:p>8791</text:p>
          </table:table-cell>
          <table:table-cell office:value-type="float" office:value="11504" calcext:value-type="float">
            <text:p>11504</text:p>
          </table:table-cell>
          <table:table-cell table:formula="of:=[.D126]/[.E126]" office:value-type="float" office:value="0.764168984700974" calcext:value-type="float">
            <text:p>0.7641689847</text:p>
          </table:table-cell>
          <table:table-cell office:value-type="float" office:value="6514" calcext:value-type="float">
            <text:p>6514</text:p>
          </table:table-cell>
          <table:table-cell office:value-type="float" office:value="8867" calcext:value-type="float">
            <text:p>8867</text:p>
          </table:table-cell>
          <table:table-cell table:formula="of:=[.G126]/[.H126]" office:value-type="float" office:value="0.734634036314424" calcext:value-type="float">
            <text:p>0.7346340363</text:p>
          </table:table-cell>
          <table:table-cell office:value-type="float" office:value="48788" calcext:value-type="float">
            <text:p>48788</text:p>
          </table:table-cell>
          <table:table-cell office:value-type="float" office:value="64634" calcext:value-type="float">
            <text:p>64634</text:p>
          </table:table-cell>
          <table:table-cell table:formula="of:=[.J126]/[.K126]" office:value-type="float" office:value="0.754834916607358" calcext:value-type="float">
            <text:p>0.7548349166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691" calcext:value-type="float">
            <text:p>0.0691</text:p>
          </table:table-cell>
          <table:table-cell table:formula="of:=AVERAGE([.C126];[.F126]; [.I126]; [.L126] )" office:value-type="float" office:value="0.660078121460241" calcext:value-type="float">
            <text:p>0.6600781215</text:p>
          </table:table-cell>
          <table:table-cell table:formula="of:=AVERAGE([.M126:.P126])" office:value-type="float" office:value="0.066025" calcext:value-type="float">
            <text:p>0.066025</text:p>
          </table:table-cell>
          <table:table-cell office:value-type="float" office:value="3284142.676" calcext:value-type="float">
            <text:p>3284142.67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76" calcext:value-type="float">
            <text:p>12176</text:p>
          </table:table-cell>
          <table:table-cell table:formula="of:=[.A127]/[.B127]" office:value-type="float" office:value="0.376067674113009" calcext:value-type="float">
            <text:p>0.3760676741</text:p>
          </table:table-cell>
          <table:table-cell office:value-type="float" office:value="8791" calcext:value-type="float">
            <text:p>8791</text:p>
          </table:table-cell>
          <table:table-cell office:value-type="float" office:value="10800" calcext:value-type="float">
            <text:p>10800</text:p>
          </table:table-cell>
          <table:table-cell table:formula="of:=[.D127]/[.E127]" office:value-type="float" office:value="0.813981481481481" calcext:value-type="float">
            <text:p>0.8139814815</text:p>
          </table:table-cell>
          <table:table-cell office:value-type="float" office:value="6514" calcext:value-type="float">
            <text:p>6514</text:p>
          </table:table-cell>
          <table:table-cell office:value-type="float" office:value="8551" calcext:value-type="float">
            <text:p>8551</text:p>
          </table:table-cell>
          <table:table-cell table:formula="of:=[.G127]/[.H127]" office:value-type="float" office:value="0.761782247690329" calcext:value-type="float">
            <text:p>0.7617822477</text:p>
          </table:table-cell>
          <table:table-cell office:value-type="float" office:value="48788" calcext:value-type="float">
            <text:p>48788</text:p>
          </table:table-cell>
          <table:table-cell office:value-type="float" office:value="61207" calcext:value-type="float">
            <text:p>61207</text:p>
          </table:table-cell>
          <table:table-cell table:formula="of:=[.J127]/[.K127]" office:value-type="float" office:value="0.797098371101345" calcext:value-type="float">
            <text:p>0.7970983711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687" calcext:value-type="float">
            <text:p>0.0687</text:p>
          </table:table-cell>
          <table:table-cell table:formula="of:=AVERAGE([.C127];[.F127]; [.I127]; [.L127] )" office:value-type="float" office:value="0.687232443596541" calcext:value-type="float">
            <text:p>0.6872324436</text:p>
          </table:table-cell>
          <table:table-cell table:formula="of:=AVERAGE([.M127:.P127])" office:value-type="float" office:value="0.0654" calcext:value-type="float">
            <text:p>0.0654</text:p>
          </table:table-cell>
          <table:table-cell office:value-type="float" office:value="2770153.204" calcext:value-type="float">
            <text:p>2770153.20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729" calcext:value-type="float">
            <text:p>8729</text:p>
          </table:table-cell>
          <table:table-cell table:formula="of:=[.A128]/[.B128]" office:value-type="float" office:value="0.524573261541987" calcext:value-type="float">
            <text:p>0.5245732615</text:p>
          </table:table-cell>
          <table:table-cell office:value-type="float" office:value="8791" calcext:value-type="float">
            <text:p>8791</text:p>
          </table:table-cell>
          <table:table-cell office:value-type="float" office:value="10437" calcext:value-type="float">
            <text:p>10437</text:p>
          </table:table-cell>
          <table:table-cell table:formula="of:=[.D128]/[.E128]" office:value-type="float" office:value="0.842291846315991" calcext:value-type="float">
            <text:p>0.8422918463</text:p>
          </table:table-cell>
          <table:table-cell office:value-type="float" office:value="6514" calcext:value-type="float">
            <text:p>6514</text:p>
          </table:table-cell>
          <table:table-cell office:value-type="float" office:value="8095" calcext:value-type="float">
            <text:p>8095</text:p>
          </table:table-cell>
          <table:table-cell table:formula="of:=[.G128]/[.H128]" office:value-type="float" office:value="0.804694255713403" calcext:value-type="float">
            <text:p>0.8046942557</text:p>
          </table:table-cell>
          <table:table-cell office:value-type="float" office:value="48788" calcext:value-type="float">
            <text:p>48788</text:p>
          </table:table-cell>
          <table:table-cell office:value-type="float" office:value="61049" calcext:value-type="float">
            <text:p>61049</text:p>
          </table:table-cell>
          <table:table-cell table:formula="of:=[.J128]/[.K128]" office:value-type="float" office:value="0.799161329423905" calcext:value-type="float">
            <text:p>0.7991613294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52" calcext:value-type="float">
            <text:p>0.0452</text:p>
          </table:table-cell>
          <table:table-cell table:formula="of:=AVERAGE([.C128];[.F128]; [.I128]; [.L128] )" office:value-type="float" office:value="0.742680173248822" calcext:value-type="float">
            <text:p>0.7426801732</text:p>
          </table:table-cell>
          <table:table-cell table:formula="of:=AVERAGE([.M128:.P128])" office:value-type="float" office:value="0.042725" calcext:value-type="float">
            <text:p>0.042725</text:p>
          </table:table-cell>
          <table:table-cell office:value-type="float" office:value="1768488.745" calcext:value-type="float">
            <text:p>1768488.74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89" calcext:value-type="float">
            <text:p>9789</text:p>
          </table:table-cell>
          <table:table-cell table:formula="of:=[.A129]/[.B129]" office:value-type="float" office:value="0.467769945857595" calcext:value-type="float">
            <text:p>0.4677699459</text:p>
          </table:table-cell>
          <table:table-cell office:value-type="float" office:value="8791" calcext:value-type="float">
            <text:p>8791</text:p>
          </table:table-cell>
          <table:table-cell office:value-type="float" office:value="10454" calcext:value-type="float">
            <text:p>10454</text:p>
          </table:table-cell>
          <table:table-cell table:formula="of:=[.D129]/[.E129]" office:value-type="float" office:value="0.840922135067916" calcext:value-type="float">
            <text:p>0.8409221351</text:p>
          </table:table-cell>
          <table:table-cell office:value-type="float" office:value="6514" calcext:value-type="float">
            <text:p>6514</text:p>
          </table:table-cell>
          <table:table-cell office:value-type="float" office:value="6841" calcext:value-type="float">
            <text:p>6841</text:p>
          </table:table-cell>
          <table:table-cell table:formula="of:=[.G129]/[.H129]" office:value-type="float" office:value="0.952199970764508" calcext:value-type="float">
            <text:p>0.9521999708</text:p>
          </table:table-cell>
          <table:table-cell office:value-type="float" office:value="48788" calcext:value-type="float">
            <text:p>48788</text:p>
          </table:table-cell>
          <table:table-cell office:value-type="float" office:value="64079" calcext:value-type="float">
            <text:p>64079</text:p>
          </table:table-cell>
          <table:table-cell table:formula="of:=[.J129]/[.K129]" office:value-type="float" office:value="0.761372680597388" calcext:value-type="float">
            <text:p>0.7613726806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458" calcext:value-type="float">
            <text:p>0.0458</text:p>
          </table:table-cell>
          <table:table-cell table:formula="of:=AVERAGE([.C129];[.F129]; [.I129]; [.L129] )" office:value-type="float" office:value="0.755566183071852" calcext:value-type="float">
            <text:p>0.7555661831</text:p>
          </table:table-cell>
          <table:table-cell table:formula="of:=AVERAGE([.M129:.P129])" office:value-type="float" office:value="0.042675" calcext:value-type="float">
            <text:p>0.042675</text:p>
          </table:table-cell>
          <table:table-cell office:value-type="float" office:value="1727941.234" calcext:value-type="float">
            <text:p>1727941.23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550" calcext:value-type="float">
            <text:p>11550</text:p>
          </table:table-cell>
          <table:table-cell table:formula="of:=[.A130]/[.B130]" office:value-type="float" office:value="0.396450216450216" calcext:value-type="float">
            <text:p>0.3964502165</text:p>
          </table:table-cell>
          <table:table-cell office:value-type="float" office:value="8791" calcext:value-type="float">
            <text:p>8791</text:p>
          </table:table-cell>
          <table:table-cell office:value-type="float" office:value="9094" calcext:value-type="float">
            <text:p>9094</text:p>
          </table:table-cell>
          <table:table-cell table:formula="of:=[.D130]/[.E130]" office:value-type="float" office:value="0.966681328348362" calcext:value-type="float">
            <text:p>0.9666813283</text:p>
          </table:table-cell>
          <table:table-cell office:value-type="float" office:value="6514" calcext:value-type="float">
            <text:p>6514</text:p>
          </table:table-cell>
          <table:table-cell office:value-type="float" office:value="4265" calcext:value-type="float">
            <text:p>4265</text:p>
          </table:table-cell>
          <table:table-cell table:formula="of:=[.G130]/[.H130]" office:value-type="float" office:value="1.52731535756155" calcext:value-type="float">
            <text:p>1.5273153576</text:p>
          </table:table-cell>
          <table:table-cell office:value-type="float" office:value="48788" calcext:value-type="float">
            <text:p>48788</text:p>
          </table:table-cell>
          <table:table-cell office:value-type="float" office:value="52176" calcext:value-type="float">
            <text:p>52176</text:p>
          </table:table-cell>
          <table:table-cell table:formula="of:=[.J130]/[.K130]" office:value-type="float" office:value="0.935065930696105" calcext:value-type="float">
            <text:p>0.9350659307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746" calcext:value-type="float">
            <text:p>0.0746</text:p>
          </table:table-cell>
          <table:table-cell table:formula="of:=AVERAGE([.C130];[.F130]; [.I130]; [.L130] )" office:value-type="float" office:value="0.956378208264058" calcext:value-type="float">
            <text:p>0.9563782083</text:p>
          </table:table-cell>
          <table:table-cell table:formula="of:=AVERAGE([.M130:.P130])" office:value-type="float" office:value="0.07" calcext:value-type="float">
            <text:p>0.07</text:p>
          </table:table-cell>
          <table:table-cell office:value-type="float" office:value="3736604.841" calcext:value-type="float">
            <text:p>3736604.84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009" calcext:value-type="float">
            <text:p>7009</text:p>
          </table:table-cell>
          <table:table-cell table:formula="of:=[.A131]/[.B131]" office:value-type="float" office:value="0.653302896276216" calcext:value-type="float">
            <text:p>0.6533028963</text:p>
          </table:table-cell>
          <table:table-cell office:value-type="float" office:value="8791" calcext:value-type="float">
            <text:p>8791</text:p>
          </table:table-cell>
          <table:table-cell office:value-type="float" office:value="10992" calcext:value-type="float">
            <text:p>10992</text:p>
          </table:table-cell>
          <table:table-cell table:formula="of:=[.D131]/[.E131]" office:value-type="float" office:value="0.7997634643377" calcext:value-type="float">
            <text:p>0.7997634643</text:p>
          </table:table-cell>
          <table:table-cell office:value-type="float" office:value="6514" calcext:value-type="float">
            <text:p>6514</text:p>
          </table:table-cell>
          <table:table-cell office:value-type="float" office:value="8718" calcext:value-type="float">
            <text:p>8718</text:p>
          </table:table-cell>
          <table:table-cell table:formula="of:=[.G131]/[.H131]" office:value-type="float" office:value="0.747189722413398" calcext:value-type="float">
            <text:p>0.7471897224</text:p>
          </table:table-cell>
          <table:table-cell office:value-type="float" office:value="48788" calcext:value-type="float">
            <text:p>48788</text:p>
          </table:table-cell>
          <table:table-cell office:value-type="float" office:value="60708" calcext:value-type="float">
            <text:p>60708</text:p>
          </table:table-cell>
          <table:table-cell table:formula="of:=[.J131]/[.K131]" office:value-type="float" office:value="0.803650260262239" calcext:value-type="float">
            <text:p>0.803650260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58" calcext:value-type="float">
            <text:p>0.0958</text:p>
          </table:table-cell>
          <table:table-cell table:formula="of:=AVERAGE([.C131];[.F131]; [.I131]; [.L131] )" office:value-type="float" office:value="0.750976585822388" calcext:value-type="float">
            <text:p>0.7509765858</text:p>
          </table:table-cell>
          <table:table-cell table:formula="of:=AVERAGE([.M131:.P131])" office:value-type="float" office:value="0.092675" calcext:value-type="float">
            <text:p>0.092675</text:p>
          </table:table-cell>
          <table:table-cell office:value-type="float" office:value="3842746.3" calcext:value-type="float">
            <text:p>3842746.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09" calcext:value-type="float">
            <text:p>5009</text:p>
          </table:table-cell>
          <table:table-cell table:formula="of:=[.A132]/[.B132]" office:value-type="float" office:value="0.914154521860651" calcext:value-type="float">
            <text:p>0.9141545219</text:p>
          </table:table-cell>
          <table:table-cell office:value-type="float" office:value="8791" calcext:value-type="float">
            <text:p>8791</text:p>
          </table:table-cell>
          <table:table-cell office:value-type="float" office:value="8526" calcext:value-type="float">
            <text:p>8526</text:p>
          </table:table-cell>
          <table:table-cell table:formula="of:=[.D132]/[.E132]" office:value-type="float" office:value="1.03108139807647" calcext:value-type="float">
            <text:p>1.0310813981</text:p>
          </table:table-cell>
          <table:table-cell office:value-type="float" office:value="6514" calcext:value-type="float">
            <text:p>6514</text:p>
          </table:table-cell>
          <table:table-cell office:value-type="float" office:value="4535" calcext:value-type="float">
            <text:p>4535</text:p>
          </table:table-cell>
          <table:table-cell table:formula="of:=[.G132]/[.H132]" office:value-type="float" office:value="1.43638368246968" calcext:value-type="float">
            <text:p>1.4363836825</text:p>
          </table:table-cell>
          <table:table-cell office:value-type="float" office:value="48788" calcext:value-type="float">
            <text:p>48788</text:p>
          </table:table-cell>
          <table:table-cell office:value-type="float" office:value="32122" calcext:value-type="float">
            <text:p>32122</text:p>
          </table:table-cell>
          <table:table-cell table:formula="of:=[.J132]/[.K132]" office:value-type="float" office:value="1.51883444368346" calcext:value-type="float">
            <text:p>1.5188344437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22" calcext:value-type="float">
            <text:p>0.0822</text:p>
          </table:table-cell>
          <table:table-cell table:formula="of:=AVERAGE([.C132];[.F132]; [.I132]; [.L132] )" office:value-type="float" office:value="1.22511351152257" calcext:value-type="float">
            <text:p>1.2251135115</text:p>
          </table:table-cell>
          <table:table-cell table:formula="of:=AVERAGE([.M132:.P132])" office:value-type="float" office:value="0.078" calcext:value-type="float">
            <text:p>0.078</text:p>
          </table:table-cell>
          <table:table-cell office:value-type="float" office:value="2808298.451" calcext:value-type="float">
            <text:p>2808298.45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86" calcext:value-type="float">
            <text:p>12186</text:p>
          </table:table-cell>
          <table:table-cell table:formula="of:=[.A133]/[.B133]" office:value-type="float" office:value="0.375759067782701" calcext:value-type="float">
            <text:p>0.3757590678</text:p>
          </table:table-cell>
          <table:table-cell office:value-type="float" office:value="8791" calcext:value-type="float">
            <text:p>8791</text:p>
          </table:table-cell>
          <table:table-cell office:value-type="float" office:value="8738" calcext:value-type="float">
            <text:p>8738</text:p>
          </table:table-cell>
          <table:table-cell table:formula="of:=[.D133]/[.E133]" office:value-type="float" office:value="1.00606546120394" calcext:value-type="float">
            <text:p>1.0060654612</text:p>
          </table:table-cell>
          <table:table-cell office:value-type="float" office:value="6514" calcext:value-type="float">
            <text:p>6514</text:p>
          </table:table-cell>
          <table:table-cell office:value-type="float" office:value="5350" calcext:value-type="float">
            <text:p>5350</text:p>
          </table:table-cell>
          <table:table-cell table:formula="of:=[.G133]/[.H133]" office:value-type="float" office:value="1.21757009345794" calcext:value-type="float">
            <text:p>1.2175700935</text:p>
          </table:table-cell>
          <table:table-cell office:value-type="float" office:value="48788" calcext:value-type="float">
            <text:p>48788</text:p>
          </table:table-cell>
          <table:table-cell office:value-type="float" office:value="65833" calcext:value-type="float">
            <text:p>65833</text:p>
          </table:table-cell>
          <table:table-cell table:formula="of:=[.J133]/[.K133]" office:value-type="float" office:value="0.74108729664454" calcext:value-type="float">
            <text:p>0.741087296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643" calcext:value-type="float">
            <text:p>0.0643</text:p>
          </table:table-cell>
          <table:table-cell table:formula="of:=AVERAGE([.C133];[.F133]; [.I133]; [.L133] )" office:value-type="float" office:value="0.83512047977228" calcext:value-type="float">
            <text:p>0.8351204798</text:p>
          </table:table-cell>
          <table:table-cell table:formula="of:=AVERAGE([.M133:.P133])" office:value-type="float" office:value="0.061525" calcext:value-type="float">
            <text:p>0.061525</text:p>
          </table:table-cell>
          <table:table-cell office:value-type="float" office:value="2351422.909" calcext:value-type="float">
            <text:p>2351422.90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06" calcext:value-type="float">
            <text:p>7106</text:p>
          </table:table-cell>
          <table:table-cell table:formula="of:=[.A134]/[.B134]" office:value-type="float" office:value="0.644385026737968" calcext:value-type="float">
            <text:p>0.6443850267</text:p>
          </table:table-cell>
          <table:table-cell office:value-type="float" office:value="8791" calcext:value-type="float">
            <text:p>8791</text:p>
          </table:table-cell>
          <table:table-cell office:value-type="float" office:value="10760" calcext:value-type="float">
            <text:p>10760</text:p>
          </table:table-cell>
          <table:table-cell table:formula="of:=[.D134]/[.E134]" office:value-type="float" office:value="0.817007434944238" calcext:value-type="float">
            <text:p>0.8170074349</text:p>
          </table:table-cell>
          <table:table-cell office:value-type="float" office:value="6514" calcext:value-type="float">
            <text:p>6514</text:p>
          </table:table-cell>
          <table:table-cell office:value-type="float" office:value="8222" calcext:value-type="float">
            <text:p>8222</text:p>
          </table:table-cell>
          <table:table-cell table:formula="of:=[.G134]/[.H134]" office:value-type="float" office:value="0.792264655801508" calcext:value-type="float">
            <text:p>0.7922646558</text:p>
          </table:table-cell>
          <table:table-cell office:value-type="float" office:value="48788" calcext:value-type="float">
            <text:p>48788</text:p>
          </table:table-cell>
          <table:table-cell office:value-type="float" office:value="61290" calcext:value-type="float">
            <text:p>61290</text:p>
          </table:table-cell>
          <table:table-cell table:formula="of:=[.J134]/[.K134]" office:value-type="float" office:value="0.796018926415402" calcext:value-type="float">
            <text:p>0.7960189264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526" calcext:value-type="float">
            <text:p>0.0526</text:p>
          </table:table-cell>
          <table:table-cell table:formula="of:=AVERAGE([.C134];[.F134]; [.I134]; [.L134] )" office:value-type="float" office:value="0.762419010974779" calcext:value-type="float">
            <text:p>0.762419011</text:p>
          </table:table-cell>
          <table:table-cell table:formula="of:=AVERAGE([.M134:.P134])" office:value-type="float" office:value="0.048525" calcext:value-type="float">
            <text:p>0.048525</text:p>
          </table:table-cell>
          <table:table-cell office:value-type="float" office:value="1760177.622" calcext:value-type="float">
            <text:p>1760177.62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777" calcext:value-type="float">
            <text:p>4777</text:p>
          </table:table-cell>
          <table:table-cell table:formula="of:=[.A135]/[.B135]" office:value-type="float" office:value="0.958551392087084" calcext:value-type="float">
            <text:p>0.9585513921</text:p>
          </table:table-cell>
          <table:table-cell office:value-type="float" office:value="8791" calcext:value-type="float">
            <text:p>8791</text:p>
          </table:table-cell>
          <table:table-cell office:value-type="float" office:value="6029" calcext:value-type="float">
            <text:p>6029</text:p>
          </table:table-cell>
          <table:table-cell table:formula="of:=[.D135]/[.E135]" office:value-type="float" office:value="1.45811909105988" calcext:value-type="float">
            <text:p>1.4581190911</text:p>
          </table:table-cell>
          <table:table-cell office:value-type="float" office:value="6514" calcext:value-type="float">
            <text:p>6514</text:p>
          </table:table-cell>
          <table:table-cell office:value-type="float" office:value="2978" calcext:value-type="float">
            <text:p>2978</text:p>
          </table:table-cell>
          <table:table-cell table:formula="of:=[.G135]/[.H135]" office:value-type="float" office:value="2.18737407656145" calcext:value-type="float">
            <text:p>2.1873740766</text:p>
          </table:table-cell>
          <table:table-cell office:value-type="float" office:value="48788" calcext:value-type="float">
            <text:p>48788</text:p>
          </table:table-cell>
          <table:table-cell office:value-type="float" office:value="29680" calcext:value-type="float">
            <text:p>29680</text:p>
          </table:table-cell>
          <table:table-cell table:formula="of:=[.J135]/[.K135]" office:value-type="float" office:value="1.64380053908356" calcext:value-type="float">
            <text:p>1.6438005391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987" calcext:value-type="float">
            <text:p>0.0987</text:p>
          </table:table-cell>
          <table:table-cell table:formula="of:=AVERAGE([.C135];[.F135]; [.I135]; [.L135] )" office:value-type="float" office:value="1.56196127469799" calcext:value-type="float">
            <text:p>1.5619612747</text:p>
          </table:table-cell>
          <table:table-cell table:formula="of:=AVERAGE([.M135:.P135])" office:value-type="float" office:value="0.09345" calcext:value-type="float">
            <text:p>0.09345</text:p>
          </table:table-cell>
          <table:table-cell office:value-type="float" office:value="4162000.177" calcext:value-type="float">
            <text:p>4162000.17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69" calcext:value-type="float">
            <text:p>5069</text:p>
          </table:table-cell>
          <table:table-cell table:formula="of:=[.A136]/[.B136]" office:value-type="float" office:value="0.903333990925232" calcext:value-type="float">
            <text:p>0.9033339909</text:p>
          </table:table-cell>
          <table:table-cell office:value-type="float" office:value="8791" calcext:value-type="float">
            <text:p>8791</text:p>
          </table:table-cell>
          <table:table-cell office:value-type="float" office:value="5993" calcext:value-type="float">
            <text:p>5993</text:p>
          </table:table-cell>
          <table:table-cell table:formula="of:=[.D136]/[.E136]" office:value-type="float" office:value="1.46687802436176" calcext:value-type="float">
            <text:p>1.4668780244</text:p>
          </table:table-cell>
          <table:table-cell office:value-type="float" office:value="6514" calcext:value-type="float">
            <text:p>6514</text:p>
          </table:table-cell>
          <table:table-cell office:value-type="float" office:value="3222" calcext:value-type="float">
            <text:p>3222</text:p>
          </table:table-cell>
          <table:table-cell table:formula="of:=[.G136]/[.H136]" office:value-type="float" office:value="2.02172563625078" calcext:value-type="float">
            <text:p>2.0217256363</text:p>
          </table:table-cell>
          <table:table-cell office:value-type="float" office:value="48788" calcext:value-type="float">
            <text:p>48788</text:p>
          </table:table-cell>
          <table:table-cell office:value-type="float" office:value="29615" calcext:value-type="float">
            <text:p>29615</text:p>
          </table:table-cell>
          <table:table-cell table:formula="of:=[.J136]/[.K136]" office:value-type="float" office:value="1.6474084079014" calcext:value-type="float">
            <text:p>1.6474084079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15" calcext:value-type="float">
            <text:p>0.0915</text:p>
          </table:table-cell>
          <table:table-cell table:formula="of:=AVERAGE([.C136];[.F136]; [.I136]; [.L136] )" office:value-type="float" office:value="1.50983651485979" calcext:value-type="float">
            <text:p>1.5098365149</text:p>
          </table:table-cell>
          <table:table-cell table:formula="of:=AVERAGE([.M136:.P136])" office:value-type="float" office:value="0.086925" calcext:value-type="float">
            <text:p>0.086925</text:p>
          </table:table-cell>
          <table:table-cell office:value-type="float" office:value="3656658.56" calcext:value-type="float">
            <text:p>3656658.5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767" calcext:value-type="float">
            <text:p>11767</text:p>
          </table:table-cell>
          <table:table-cell table:formula="of:=[.A137]/[.B137]" office:value-type="float" office:value="0.389139117872015" calcext:value-type="float">
            <text:p>0.3891391179</text:p>
          </table:table-cell>
          <table:table-cell office:value-type="float" office:value="8791" calcext:value-type="float">
            <text:p>8791</text:p>
          </table:table-cell>
          <table:table-cell office:value-type="float" office:value="10143" calcext:value-type="float">
            <text:p>10143</text:p>
          </table:table-cell>
          <table:table-cell table:formula="of:=[.D137]/[.E137]" office:value-type="float" office:value="0.866706102730947" calcext:value-type="float">
            <text:p>0.8667061027</text:p>
          </table:table-cell>
          <table:table-cell office:value-type="float" office:value="6514" calcext:value-type="float">
            <text:p>6514</text:p>
          </table:table-cell>
          <table:table-cell office:value-type="float" office:value="4570" calcext:value-type="float">
            <text:p>4570</text:p>
          </table:table-cell>
          <table:table-cell table:formula="of:=[.G137]/[.H137]" office:value-type="float" office:value="1.4253829321663" calcext:value-type="float">
            <text:p>1.4253829322</text:p>
          </table:table-cell>
          <table:table-cell office:value-type="float" office:value="48788" calcext:value-type="float">
            <text:p>48788</text:p>
          </table:table-cell>
          <table:table-cell office:value-type="float" office:value="52570" calcext:value-type="float">
            <text:p>52570</text:p>
          </table:table-cell>
          <table:table-cell table:formula="of:=[.J137]/[.K137]" office:value-type="float" office:value="0.92805782765836" calcext:value-type="float">
            <text:p>0.9280578277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616" calcext:value-type="float">
            <text:p>0.0616</text:p>
          </table:table-cell>
          <table:table-cell table:formula="of:=AVERAGE([.C137];[.F137]; [.I137]; [.L137] )" office:value-type="float" office:value="0.902321495106906" calcext:value-type="float">
            <text:p>0.9023214951</text:p>
          </table:table-cell>
          <table:table-cell table:formula="of:=AVERAGE([.M137:.P137])" office:value-type="float" office:value="0.057375" calcext:value-type="float">
            <text:p>0.057375</text:p>
          </table:table-cell>
          <table:table-cell office:value-type="float" office:value="2580198.715" calcext:value-type="float">
            <text:p>2580198.71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811" calcext:value-type="float">
            <text:p>12811</text:p>
          </table:table-cell>
          <table:table-cell table:formula="of:=[.A138]/[.B138]" office:value-type="float" office:value="0.357427210990555" calcext:value-type="float">
            <text:p>0.357427211</text:p>
          </table:table-cell>
          <table:table-cell office:value-type="float" office:value="8791" calcext:value-type="float">
            <text:p>8791</text:p>
          </table:table-cell>
          <table:table-cell office:value-type="float" office:value="10630" calcext:value-type="float">
            <text:p>10630</text:p>
          </table:table-cell>
          <table:table-cell table:formula="of:=[.D138]/[.E138]" office:value-type="float" office:value="0.826999059266228" calcext:value-type="float">
            <text:p>0.8269990593</text:p>
          </table:table-cell>
          <table:table-cell office:value-type="float" office:value="6514" calcext:value-type="float">
            <text:p>6514</text:p>
          </table:table-cell>
          <table:table-cell office:value-type="float" office:value="5840" calcext:value-type="float">
            <text:p>5840</text:p>
          </table:table-cell>
          <table:table-cell table:formula="of:=[.G138]/[.H138]" office:value-type="float" office:value="1.11541095890411" calcext:value-type="float">
            <text:p>1.1154109589</text:p>
          </table:table-cell>
          <table:table-cell office:value-type="float" office:value="48788" calcext:value-type="float">
            <text:p>48788</text:p>
          </table:table-cell>
          <table:table-cell office:value-type="float" office:value="65778" calcext:value-type="float">
            <text:p>65778</text:p>
          </table:table-cell>
          <table:table-cell table:formula="of:=[.J138]/[.K138]" office:value-type="float" office:value="0.741706953692724" calcext:value-type="float">
            <text:p>0.741706953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74" calcext:value-type="float">
            <text:p>0.0474</text:p>
          </table:table-cell>
          <table:table-cell table:formula="of:=AVERAGE([.C138];[.F138]; [.I138]; [.L138] )" office:value-type="float" office:value="0.760386045713404" calcext:value-type="float">
            <text:p>0.7603860457</text:p>
          </table:table-cell>
          <table:table-cell table:formula="of:=AVERAGE([.M138:.P138])" office:value-type="float" office:value="0.043425" calcext:value-type="float">
            <text:p>0.043425</text:p>
          </table:table-cell>
          <table:table-cell office:value-type="float" office:value="2000381.05" calcext:value-type="float">
            <text:p>2000381.0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76" calcext:value-type="float">
            <text:p>9776</text:p>
          </table:table-cell>
          <table:table-cell table:formula="of:=[.A139]/[.B139]" office:value-type="float" office:value="0.468391980360065" calcext:value-type="float">
            <text:p>0.4683919804</text:p>
          </table:table-cell>
          <table:table-cell office:value-type="float" office:value="8791" calcext:value-type="float">
            <text:p>8791</text:p>
          </table:table-cell>
          <table:table-cell office:value-type="float" office:value="11032" calcext:value-type="float">
            <text:p>11032</text:p>
          </table:table-cell>
          <table:table-cell table:formula="of:=[.D139]/[.E139]" office:value-type="float" office:value="0.796863669325598" calcext:value-type="float">
            <text:p>0.7968636693</text:p>
          </table:table-cell>
          <table:table-cell office:value-type="float" office:value="6514" calcext:value-type="float">
            <text:p>6514</text:p>
          </table:table-cell>
          <table:table-cell office:value-type="float" office:value="8162" calcext:value-type="float">
            <text:p>8162</text:p>
          </table:table-cell>
          <table:table-cell table:formula="of:=[.G139]/[.H139]" office:value-type="float" office:value="0.798088703749081" calcext:value-type="float">
            <text:p>0.7980887037</text:p>
          </table:table-cell>
          <table:table-cell office:value-type="float" office:value="48788" calcext:value-type="float">
            <text:p>48788</text:p>
          </table:table-cell>
          <table:table-cell office:value-type="float" office:value="64560" calcext:value-type="float">
            <text:p>64560</text:p>
          </table:table-cell>
          <table:table-cell table:formula="of:=[.J139]/[.K139]" office:value-type="float" office:value="0.755700123915737" calcext:value-type="float">
            <text:p>0.755700123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483" calcext:value-type="float">
            <text:p>0.0483</text:p>
          </table:table-cell>
          <table:table-cell table:formula="of:=AVERAGE([.C139];[.F139]; [.I139]; [.L139] )" office:value-type="float" office:value="0.704761119337621" calcext:value-type="float">
            <text:p>0.7047611193</text:p>
          </table:table-cell>
          <table:table-cell table:formula="of:=AVERAGE([.M139:.P139])" office:value-type="float" office:value="0.045575" calcext:value-type="float">
            <text:p>0.045575</text:p>
          </table:table-cell>
          <table:table-cell office:value-type="float" office:value="1707781.223" calcext:value-type="float">
            <text:p>1707781.22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81" calcext:value-type="float">
            <text:p>4881</text:p>
          </table:table-cell>
          <table:table-cell table:formula="of:=[.A140]/[.B140]" office:value-type="float" office:value="0.938127432903094" calcext:value-type="float">
            <text:p>0.9381274329</text:p>
          </table:table-cell>
          <table:table-cell office:value-type="float" office:value="8791" calcext:value-type="float">
            <text:p>8791</text:p>
          </table:table-cell>
          <table:table-cell office:value-type="float" office:value="5802" calcext:value-type="float">
            <text:p>5802</text:p>
          </table:table-cell>
          <table:table-cell table:formula="of:=[.D140]/[.E140]" office:value-type="float" office:value="1.51516718372975" calcext:value-type="float">
            <text:p>1.5151671837</text:p>
          </table:table-cell>
          <table:table-cell office:value-type="float" office:value="6514" calcext:value-type="float">
            <text:p>6514</text:p>
          </table:table-cell>
          <table:table-cell office:value-type="float" office:value="2883" calcext:value-type="float">
            <text:p>2883</text:p>
          </table:table-cell>
          <table:table-cell table:formula="of:=[.G140]/[.H140]" office:value-type="float" office:value="2.25945195976413" calcext:value-type="float">
            <text:p>2.2594519598</text:p>
          </table:table-cell>
          <table:table-cell office:value-type="float" office:value="48788" calcext:value-type="float">
            <text:p>48788</text:p>
          </table:table-cell>
          <table:table-cell office:value-type="float" office:value="29578" calcext:value-type="float">
            <text:p>29578</text:p>
          </table:table-cell>
          <table:table-cell table:formula="of:=[.J140]/[.K140]" office:value-type="float" office:value="1.64946920008114" calcext:value-type="float">
            <text:p>1.64946920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table:formula="of:=AVERAGE([.C140];[.F140]; [.I140]; [.L140] )" office:value-type="float" office:value="1.59055394411953" calcext:value-type="float">
            <text:p>1.5905539441</text:p>
          </table:table-cell>
          <table:table-cell table:formula="of:=AVERAGE([.M140:.P140])" office:value-type="float" office:value="0.1045" calcext:value-type="float">
            <text:p>0.1045</text:p>
          </table:table-cell>
          <table:table-cell office:value-type="float" office:value="4476596.528" calcext:value-type="float">
            <text:p>4476596.52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141]/[.B141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6137" calcext:value-type="float">
            <text:p>6137</text:p>
          </table:table-cell>
          <table:table-cell table:formula="of:=[.D141]/[.E141]" office:value-type="float" office:value="1.43245885611862" calcext:value-type="float">
            <text:p>1.4324588561</text:p>
          </table:table-cell>
          <table:table-cell office:value-type="float" office:value="6514" calcext:value-type="float">
            <text:p>6514</text:p>
          </table:table-cell>
          <table:table-cell office:value-type="float" office:value="3305" calcext:value-type="float">
            <text:p>3305</text:p>
          </table:table-cell>
          <table:table-cell table:formula="of:=[.G141]/[.H141]" office:value-type="float" office:value="1.97095310136157" calcext:value-type="float">
            <text:p>1.9709531014</text:p>
          </table:table-cell>
          <table:table-cell office:value-type="float" office:value="48788" calcext:value-type="float">
            <text:p>48788</text:p>
          </table:table-cell>
          <table:table-cell office:value-type="float" office:value="43098" calcext:value-type="float">
            <text:p>43098</text:p>
          </table:table-cell>
          <table:table-cell table:formula="of:=[.J141]/[.K141]" office:value-type="float" office:value="1.13202468792055" calcext:value-type="float">
            <text:p>1.1320246879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87" calcext:value-type="float">
            <text:p>0.0787</text:p>
          </table:table-cell>
          <table:table-cell table:formula="of:=AVERAGE([.C141];[.F141]; [.I141]; [.L141] )" office:value-type="float" office:value="1.28464288105514" calcext:value-type="float">
            <text:p>1.2846428811</text:p>
          </table:table-cell>
          <table:table-cell table:formula="of:=AVERAGE([.M141:.P141])" office:value-type="float" office:value="0.074875" calcext:value-type="float">
            <text:p>0.074875</text:p>
          </table:table-cell>
          <table:table-cell office:value-type="float" office:value="3788541.047" calcext:value-type="float">
            <text:p>3788541.04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6302" calcext:value-type="float">
            <text:p>6302</text:p>
          </table:table-cell>
          <table:table-cell table:formula="of:=[.A142]/[.B142]" office:value-type="float" office:value="0.726594731831165" calcext:value-type="float">
            <text:p>0.7265947318</text:p>
          </table:table-cell>
          <table:table-cell office:value-type="float" office:value="8791" calcext:value-type="float">
            <text:p>8791</text:p>
          </table:table-cell>
          <table:table-cell office:value-type="float" office:value="10518" calcext:value-type="float">
            <text:p>10518</text:p>
          </table:table-cell>
          <table:table-cell table:formula="of:=[.D142]/[.E142]" office:value-type="float" office:value="0.835805286176079" calcext:value-type="float">
            <text:p>0.8358052862</text:p>
          </table:table-cell>
          <table:table-cell office:value-type="float" office:value="6514" calcext:value-type="float">
            <text:p>6514</text:p>
          </table:table-cell>
          <table:table-cell office:value-type="float" office:value="8497" calcext:value-type="float">
            <text:p>8497</text:p>
          </table:table-cell>
          <table:table-cell table:formula="of:=[.G142]/[.H142]" office:value-type="float" office:value="0.766623514181476" calcext:value-type="float">
            <text:p>0.7666235142</text:p>
          </table:table-cell>
          <table:table-cell office:value-type="float" office:value="48788" calcext:value-type="float">
            <text:p>48788</text:p>
          </table:table-cell>
          <table:table-cell office:value-type="float" office:value="58912" calcext:value-type="float">
            <text:p>58912</text:p>
          </table:table-cell>
          <table:table-cell table:formula="of:=[.J142]/[.K142]" office:value-type="float" office:value="0.828150461705595" calcext:value-type="float">
            <text:p>0.8281504617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15" calcext:value-type="float">
            <text:p>0.0815</text:p>
          </table:table-cell>
          <table:table-cell table:formula="of:=AVERAGE([.C142];[.F142]; [.I142]; [.L142] )" office:value-type="float" office:value="0.789293498473579" calcext:value-type="float">
            <text:p>0.7892934985</text:p>
          </table:table-cell>
          <table:table-cell table:formula="of:=AVERAGE([.M142:.P142])" office:value-type="float" office:value="0.0782" calcext:value-type="float">
            <text:p>0.0782</text:p>
          </table:table-cell>
          <table:table-cell office:value-type="float" office:value="2831063.879" calcext:value-type="float">
            <text:p>2831063.87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698" calcext:value-type="float">
            <text:p>5698</text:p>
          </table:table-cell>
          <table:table-cell table:formula="of:=[.A143]/[.B143]" office:value-type="float" office:value="0.803615303615304" calcext:value-type="float">
            <text:p>0.8036153036</text:p>
          </table:table-cell>
          <table:table-cell office:value-type="float" office:value="8791" calcext:value-type="float">
            <text:p>8791</text:p>
          </table:table-cell>
          <table:table-cell office:value-type="float" office:value="8502" calcext:value-type="float">
            <text:p>8502</text:p>
          </table:table-cell>
          <table:table-cell table:formula="of:=[.D143]/[.E143]" office:value-type="float" office:value="1.03399200188191" calcext:value-type="float">
            <text:p>1.0339920019</text:p>
          </table:table-cell>
          <table:table-cell office:value-type="float" office:value="6514" calcext:value-type="float">
            <text:p>6514</text:p>
          </table:table-cell>
          <table:table-cell office:value-type="float" office:value="4606" calcext:value-type="float">
            <text:p>4606</text:p>
          </table:table-cell>
          <table:table-cell table:formula="of:=[.G143]/[.H143]" office:value-type="float" office:value="1.41424229266175" calcext:value-type="float">
            <text:p>1.4142422927</text:p>
          </table:table-cell>
          <table:table-cell office:value-type="float" office:value="48788" calcext:value-type="float">
            <text:p>48788</text:p>
          </table:table-cell>
          <table:table-cell office:value-type="float" office:value="41783" calcext:value-type="float">
            <text:p>41783</text:p>
          </table:table-cell>
          <table:table-cell table:formula="of:=[.J143]/[.K143]" office:value-type="float" office:value="1.16765191585094" calcext:value-type="float">
            <text:p>1.167651915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628" calcext:value-type="float">
            <text:p>0.0628</text:p>
          </table:table-cell>
          <table:table-cell table:formula="of:=AVERAGE([.C143];[.F143]; [.I143]; [.L143] )" office:value-type="float" office:value="1.10487537850248" calcext:value-type="float">
            <text:p>1.1048753785</text:p>
          </table:table-cell>
          <table:table-cell table:formula="of:=AVERAGE([.M143:.P143])" office:value-type="float" office:value="0.0583" calcext:value-type="float">
            <text:p>0.0583</text:p>
          </table:table-cell>
          <table:table-cell office:value-type="float" office:value="2115143.449" calcext:value-type="float">
            <text:p>2115143.44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226" calcext:value-type="float">
            <text:p>7226</text:p>
          </table:table-cell>
          <table:table-cell table:formula="of:=[.A144]/[.B144]" office:value-type="float" office:value="0.633683919180736" calcext:value-type="float">
            <text:p>0.6336839192</text:p>
          </table:table-cell>
          <table:table-cell office:value-type="float" office:value="8791" calcext:value-type="float">
            <text:p>8791</text:p>
          </table:table-cell>
          <table:table-cell office:value-type="float" office:value="11311" calcext:value-type="float">
            <text:p>11311</text:p>
          </table:table-cell>
          <table:table-cell table:formula="of:=[.D144]/[.E144]" office:value-type="float" office:value="0.777208027583768" calcext:value-type="float">
            <text:p>0.7772080276</text:p>
          </table:table-cell>
          <table:table-cell office:value-type="float" office:value="6514" calcext:value-type="float">
            <text:p>6514</text:p>
          </table:table-cell>
          <table:table-cell office:value-type="float" office:value="8241" calcext:value-type="float">
            <text:p>8241</text:p>
          </table:table-cell>
          <table:table-cell table:formula="of:=[.G144]/[.H144]" office:value-type="float" office:value="0.790438053634268" calcext:value-type="float">
            <text:p>0.7904380536</text:p>
          </table:table-cell>
          <table:table-cell office:value-type="float" office:value="48788" calcext:value-type="float">
            <text:p>48788</text:p>
          </table:table-cell>
          <table:table-cell office:value-type="float" office:value="61310" calcext:value-type="float">
            <text:p>61310</text:p>
          </table:table-cell>
          <table:table-cell table:formula="of:=[.J144]/[.K144]" office:value-type="float" office:value="0.795759256238787" calcext:value-type="float">
            <text:p>0.7957592562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16" calcext:value-type="float">
            <text:p>0.0616</text:p>
          </table:table-cell>
          <table:table-cell table:formula="of:=AVERAGE([.C144];[.F144]; [.I144]; [.L144] )" office:value-type="float" office:value="0.74927231415939" calcext:value-type="float">
            <text:p>0.7492723142</text:p>
          </table:table-cell>
          <table:table-cell table:formula="of:=AVERAGE([.M144:.P144])" office:value-type="float" office:value="0.05735" calcext:value-type="float">
            <text:p>0.05735</text:p>
          </table:table-cell>
          <table:table-cell office:value-type="float" office:value="1947964.937" calcext:value-type="float">
            <text:p>1947964.93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145]/[.B145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6119" calcext:value-type="float">
            <text:p>6119</text:p>
          </table:table-cell>
          <table:table-cell table:formula="of:=[.D145]/[.E145]" office:value-type="float" office:value="1.4366726589312" calcext:value-type="float">
            <text:p>1.4366726589</text:p>
          </table:table-cell>
          <table:table-cell office:value-type="float" office:value="6514" calcext:value-type="float">
            <text:p>6514</text:p>
          </table:table-cell>
          <table:table-cell office:value-type="float" office:value="3267" calcext:value-type="float">
            <text:p>3267</text:p>
          </table:table-cell>
          <table:table-cell table:formula="of:=[.G145]/[.H145]" office:value-type="float" office:value="1.99387817569636" calcext:value-type="float">
            <text:p>1.9938781757</text:p>
          </table:table-cell>
          <table:table-cell office:value-type="float" office:value="48788" calcext:value-type="float">
            <text:p>48788</text:p>
          </table:table-cell>
          <table:table-cell office:value-type="float" office:value="43147" calcext:value-type="float">
            <text:p>43147</text:p>
          </table:table-cell>
          <table:table-cell table:formula="of:=[.J145]/[.K145]" office:value-type="float" office:value="1.13073910121214" calcext:value-type="float">
            <text:p>1.1307391012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774" calcext:value-type="float">
            <text:p>0.0774</text:p>
          </table:table-cell>
          <table:table-cell table:formula="of:=AVERAGE([.C145];[.F145]; [.I145]; [.L145] )" office:value-type="float" office:value="1.2940421025983" calcext:value-type="float">
            <text:p>1.2940421026</text:p>
          </table:table-cell>
          <table:table-cell table:formula="of:=AVERAGE([.M145:.P145])" office:value-type="float" office:value="0.07305" calcext:value-type="float">
            <text:p>0.07305</text:p>
          </table:table-cell>
          <table:table-cell office:value-type="float" office:value="3781912.325" calcext:value-type="float">
            <text:p>3781912.32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146]/[.B146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6117" calcext:value-type="float">
            <text:p>6117</text:p>
          </table:table-cell>
          <table:table-cell table:formula="of:=[.D146]/[.E146]" office:value-type="float" office:value="1.43714239006049" calcext:value-type="float">
            <text:p>1.4371423901</text:p>
          </table:table-cell>
          <table:table-cell office:value-type="float" office:value="6514" calcext:value-type="float">
            <text:p>6514</text:p>
          </table:table-cell>
          <table:table-cell office:value-type="float" office:value="3235" calcext:value-type="float">
            <text:p>3235</text:p>
          </table:table-cell>
          <table:table-cell table:formula="of:=[.G146]/[.H146]" office:value-type="float" office:value="2.01360123647604" calcext:value-type="float">
            <text:p>2.0136012365</text:p>
          </table:table-cell>
          <table:table-cell office:value-type="float" office:value="48788" calcext:value-type="float">
            <text:p>48788</text:p>
          </table:table-cell>
          <table:table-cell office:value-type="float" office:value="43096" calcext:value-type="float">
            <text:p>43096</text:p>
          </table:table-cell>
          <table:table-cell table:formula="of:=[.J146]/[.K146]" office:value-type="float" office:value="1.13207722294412" calcext:value-type="float">
            <text:p>1.132077222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758" calcext:value-type="float">
            <text:p>0.0758</text:p>
          </table:table-cell>
          <table:table-cell table:formula="of:=AVERAGE([.C146];[.F146]; [.I146]; [.L146] )" office:value-type="float" office:value="1.29648893207512" calcext:value-type="float">
            <text:p>1.2964889321</text:p>
          </table:table-cell>
          <table:table-cell table:formula="of:=AVERAGE([.M146:.P146])" office:value-type="float" office:value="0.07205" calcext:value-type="float">
            <text:p>0.07205</text:p>
          </table:table-cell>
          <table:table-cell office:value-type="float" office:value="3721850.856" calcext:value-type="float">
            <text:p>3721850.85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181" calcext:value-type="float">
            <text:p>5181</text:p>
          </table:table-cell>
          <table:table-cell table:formula="of:=[.A147]/[.B147]" office:value-type="float" office:value="0.883806215016406" calcext:value-type="float">
            <text:p>0.883806215</text:p>
          </table:table-cell>
          <table:table-cell office:value-type="float" office:value="8791" calcext:value-type="float">
            <text:p>8791</text:p>
          </table:table-cell>
          <table:table-cell office:value-type="float" office:value="8208" calcext:value-type="float">
            <text:p>8208</text:p>
          </table:table-cell>
          <table:table-cell table:formula="of:=[.D147]/[.E147]" office:value-type="float" office:value="1.07102826510721" calcext:value-type="float">
            <text:p>1.0710282651</text:p>
          </table:table-cell>
          <table:table-cell office:value-type="float" office:value="6514" calcext:value-type="float">
            <text:p>6514</text:p>
          </table:table-cell>
          <table:table-cell office:value-type="float" office:value="4027" calcext:value-type="float">
            <text:p>4027</text:p>
          </table:table-cell>
          <table:table-cell table:formula="of:=[.G147]/[.H147]" office:value-type="float" office:value="1.61758132604917" calcext:value-type="float">
            <text:p>1.617581326</text:p>
          </table:table-cell>
          <table:table-cell office:value-type="float" office:value="48788" calcext:value-type="float">
            <text:p>48788</text:p>
          </table:table-cell>
          <table:table-cell office:value-type="float" office:value="31172" calcext:value-type="float">
            <text:p>31172</text:p>
          </table:table-cell>
          <table:table-cell table:formula="of:=[.J147]/[.K147]" office:value-type="float" office:value="1.5651225458745" calcext:value-type="float">
            <text:p>1.565122545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1" calcext:value-type="float">
            <text:p>0.1</text:p>
          </table:table-cell>
          <table:table-cell table:formula="of:=AVERAGE([.C147];[.F147]; [.I147]; [.L147] )" office:value-type="float" office:value="1.28438458801182" calcext:value-type="float">
            <text:p>1.284384588</text:p>
          </table:table-cell>
          <table:table-cell table:formula="of:=AVERAGE([.M147:.P147])" office:value-type="float" office:value="0.09605" calcext:value-type="float">
            <text:p>0.09605</text:p>
          </table:table-cell>
          <table:table-cell office:value-type="float" office:value="3390532.515" calcext:value-type="float">
            <text:p>3390532.51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838" calcext:value-type="float">
            <text:p>5838</text:p>
          </table:table-cell>
          <table:table-cell table:formula="of:=[.A148]/[.B148]" office:value-type="float" office:value="0.784343953408702" calcext:value-type="float">
            <text:p>0.7843439534</text:p>
          </table:table-cell>
          <table:table-cell office:value-type="float" office:value="8791" calcext:value-type="float">
            <text:p>8791</text:p>
          </table:table-cell>
          <table:table-cell office:value-type="float" office:value="8607" calcext:value-type="float">
            <text:p>8607</text:p>
          </table:table-cell>
          <table:table-cell table:formula="of:=[.D148]/[.E148]" office:value-type="float" office:value="1.02137794818171" calcext:value-type="float">
            <text:p>1.0213779482</text:p>
          </table:table-cell>
          <table:table-cell office:value-type="float" office:value="6514" calcext:value-type="float">
            <text:p>6514</text:p>
          </table:table-cell>
          <table:table-cell office:value-type="float" office:value="5403" calcext:value-type="float">
            <text:p>5403</text:p>
          </table:table-cell>
          <table:table-cell table:formula="of:=[.G148]/[.H148]" office:value-type="float" office:value="1.20562650379419" calcext:value-type="float">
            <text:p>1.2056265038</text:p>
          </table:table-cell>
          <table:table-cell office:value-type="float" office:value="48788" calcext:value-type="float">
            <text:p>48788</text:p>
          </table:table-cell>
          <table:table-cell office:value-type="float" office:value="42140" calcext:value-type="float">
            <text:p>42140</text:p>
          </table:table-cell>
          <table:table-cell table:formula="of:=[.J148]/[.K148]" office:value-type="float" office:value="1.1577598481253" calcext:value-type="float">
            <text:p>1.1577598481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88" calcext:value-type="float">
            <text:p>0.0688</text:p>
          </table:table-cell>
          <table:table-cell table:formula="of:=AVERAGE([.C148];[.F148]; [.I148]; [.L148] )" office:value-type="float" office:value="1.04227706337747" calcext:value-type="float">
            <text:p>1.0422770634</text:p>
          </table:table-cell>
          <table:table-cell table:formula="of:=AVERAGE([.M148:.P148])" office:value-type="float" office:value="0.064025" calcext:value-type="float">
            <text:p>0.064025</text:p>
          </table:table-cell>
          <table:table-cell office:value-type="float" office:value="2345554.607" calcext:value-type="float">
            <text:p>2345554.60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75" calcext:value-type="float">
            <text:p>7175</text:p>
          </table:table-cell>
          <table:table-cell table:formula="of:=[.A149]/[.B149]" office:value-type="float" office:value="0.638188153310104" calcext:value-type="float">
            <text:p>0.6381881533</text:p>
          </table:table-cell>
          <table:table-cell office:value-type="float" office:value="8791" calcext:value-type="float">
            <text:p>8791</text:p>
          </table:table-cell>
          <table:table-cell office:value-type="float" office:value="10234" calcext:value-type="float">
            <text:p>10234</text:p>
          </table:table-cell>
          <table:table-cell table:formula="of:=[.D149]/[.E149]" office:value-type="float" office:value="0.858999413718976" calcext:value-type="float">
            <text:p>0.8589994137</text:p>
          </table:table-cell>
          <table:table-cell office:value-type="float" office:value="6514" calcext:value-type="float">
            <text:p>6514</text:p>
          </table:table-cell>
          <table:table-cell office:value-type="float" office:value="6927" calcext:value-type="float">
            <text:p>6927</text:p>
          </table:table-cell>
          <table:table-cell table:formula="of:=[.G149]/[.H149]" office:value-type="float" office:value="0.940378230114047" calcext:value-type="float">
            <text:p>0.9403782301</text:p>
          </table:table-cell>
          <table:table-cell office:value-type="float" office:value="48788" calcext:value-type="float">
            <text:p>48788</text:p>
          </table:table-cell>
          <table:table-cell office:value-type="float" office:value="60859" calcext:value-type="float">
            <text:p>60859</text:p>
          </table:table-cell>
          <table:table-cell table:formula="of:=[.J149]/[.K149]" office:value-type="float" office:value="0.801656287484185" calcext:value-type="float">
            <text:p>0.8016562875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572" calcext:value-type="float">
            <text:p>0.0572</text:p>
          </table:table-cell>
          <table:table-cell table:formula="of:=AVERAGE([.C149];[.F149]; [.I149]; [.L149] )" office:value-type="float" office:value="0.809805521156828" calcext:value-type="float">
            <text:p>0.8098055212</text:p>
          </table:table-cell>
          <table:table-cell table:formula="of:=AVERAGE([.M149:.P149])" office:value-type="float" office:value="0.0543" calcext:value-type="float">
            <text:p>0.0543</text:p>
          </table:table-cell>
          <table:table-cell office:value-type="float" office:value="1902240.149" calcext:value-type="float">
            <text:p>1902240.14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36" calcext:value-type="float">
            <text:p>4836</text:p>
          </table:table-cell>
          <table:table-cell table:formula="of:=[.A150]/[.B150]" office:value-type="float" office:value="0.946856906534326" calcext:value-type="float">
            <text:p>0.9468569065</text:p>
          </table:table-cell>
          <table:table-cell office:value-type="float" office:value="8791" calcext:value-type="float">
            <text:p>8791</text:p>
          </table:table-cell>
          <table:table-cell office:value-type="float" office:value="6233" calcext:value-type="float">
            <text:p>6233</text:p>
          </table:table-cell>
          <table:table-cell table:formula="of:=[.D150]/[.E150]" office:value-type="float" office:value="1.41039627787582" calcext:value-type="float">
            <text:p>1.4103962779</text:p>
          </table:table-cell>
          <table:table-cell office:value-type="float" office:value="6514" calcext:value-type="float">
            <text:p>6514</text:p>
          </table:table-cell>
          <table:table-cell office:value-type="float" office:value="3033" calcext:value-type="float">
            <text:p>3033</text:p>
          </table:table-cell>
          <table:table-cell table:formula="of:=[.G150]/[.H150]" office:value-type="float" office:value="2.14770853939993" calcext:value-type="float">
            <text:p>2.1477085394</text:p>
          </table:table-cell>
          <table:table-cell office:value-type="float" office:value="48788" calcext:value-type="float">
            <text:p>48788</text:p>
          </table:table-cell>
          <table:table-cell office:value-type="float" office:value="29694" calcext:value-type="float">
            <text:p>29694</text:p>
          </table:table-cell>
          <table:table-cell table:formula="of:=[.J150]/[.K150]" office:value-type="float" office:value="1.6430255270425" calcext:value-type="float">
            <text:p>1.64302552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table:formula="of:=AVERAGE([.C150];[.F150]; [.I150]; [.L150] )" office:value-type="float" office:value="1.53699681271315" calcext:value-type="float">
            <text:p>1.5369968127</text:p>
          </table:table-cell>
          <table:table-cell table:formula="of:=AVERAGE([.M150:.P150])" office:value-type="float" office:value="0.1045" calcext:value-type="float">
            <text:p>0.1045</text:p>
          </table:table-cell>
          <table:table-cell office:value-type="float" office:value="4600323.853" calcext:value-type="float">
            <text:p>4600323.85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97" calcext:value-type="float">
            <text:p>5097</text:p>
          </table:table-cell>
          <table:table-cell table:formula="of:=[.A151]/[.B151]" office:value-type="float" office:value="0.898371591132038" calcext:value-type="float">
            <text:p>0.8983715911</text:p>
          </table:table-cell>
          <table:table-cell office:value-type="float" office:value="8791" calcext:value-type="float">
            <text:p>8791</text:p>
          </table:table-cell>
          <table:table-cell office:value-type="float" office:value="5743" calcext:value-type="float">
            <text:p>5743</text:p>
          </table:table-cell>
          <table:table-cell table:formula="of:=[.D151]/[.E151]" office:value-type="float" office:value="1.53073306634163" calcext:value-type="float">
            <text:p>1.5307330663</text:p>
          </table:table-cell>
          <table:table-cell office:value-type="float" office:value="6514" calcext:value-type="float">
            <text:p>6514</text:p>
          </table:table-cell>
          <table:table-cell office:value-type="float" office:value="3198" calcext:value-type="float">
            <text:p>3198</text:p>
          </table:table-cell>
          <table:table-cell table:formula="of:=[.G151]/[.H151]" office:value-type="float" office:value="2.0368980612883" calcext:value-type="float">
            <text:p>2.0368980613</text:p>
          </table:table-cell>
          <table:table-cell office:value-type="float" office:value="48788" calcext:value-type="float">
            <text:p>48788</text:p>
          </table:table-cell>
          <table:table-cell office:value-type="float" office:value="29707" calcext:value-type="float">
            <text:p>29707</text:p>
          </table:table-cell>
          <table:table-cell table:formula="of:=[.J151]/[.K151]" office:value-type="float" office:value="1.64230652708116" calcext:value-type="float">
            <text:p>1.642306527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998" calcext:value-type="float">
            <text:p>0.0998</text:p>
          </table:table-cell>
          <table:table-cell table:formula="of:=AVERAGE([.C151];[.F151]; [.I151]; [.L151] )" office:value-type="float" office:value="1.52707731146078" calcext:value-type="float">
            <text:p>1.5270773115</text:p>
          </table:table-cell>
          <table:table-cell table:formula="of:=AVERAGE([.M151:.P151])" office:value-type="float" office:value="0.09525" calcext:value-type="float">
            <text:p>0.09525</text:p>
          </table:table-cell>
          <table:table-cell office:value-type="float" office:value="3931289.765" calcext:value-type="float">
            <text:p>3931289.76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118" calcext:value-type="float">
            <text:p>5118</text:p>
          </table:table-cell>
          <table:table-cell table:formula="of:=[.A152]/[.B152]" office:value-type="float" office:value="0.894685423993747" calcext:value-type="float">
            <text:p>0.894685424</text:p>
          </table:table-cell>
          <table:table-cell office:value-type="float" office:value="8791" calcext:value-type="float">
            <text:p>8791</text:p>
          </table:table-cell>
          <table:table-cell office:value-type="float" office:value="8419" calcext:value-type="float">
            <text:p>8419</text:p>
          </table:table-cell>
          <table:table-cell table:formula="of:=[.D152]/[.E152]" office:value-type="float" office:value="1.04418577028151" calcext:value-type="float">
            <text:p>1.0441857703</text:p>
          </table:table-cell>
          <table:table-cell office:value-type="float" office:value="6514" calcext:value-type="float">
            <text:p>6514</text:p>
          </table:table-cell>
          <table:table-cell office:value-type="float" office:value="4583" calcext:value-type="float">
            <text:p>4583</text:p>
          </table:table-cell>
          <table:table-cell table:formula="of:=[.G152]/[.H152]" office:value-type="float" office:value="1.42133973379882" calcext:value-type="float">
            <text:p>1.4213397338</text:p>
          </table:table-cell>
          <table:table-cell office:value-type="float" office:value="48788" calcext:value-type="float">
            <text:p>48788</text:p>
          </table:table-cell>
          <table:table-cell office:value-type="float" office:value="32147" calcext:value-type="float">
            <text:p>32147</text:p>
          </table:table-cell>
          <table:table-cell table:formula="of:=[.J152]/[.K152]" office:value-type="float" office:value="1.51765328024388" calcext:value-type="float">
            <text:p>1.5176532802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879" calcext:value-type="float">
            <text:p>0.0879</text:p>
          </table:table-cell>
          <table:table-cell table:formula="of:=AVERAGE([.C152];[.F152]; [.I152]; [.L152] )" office:value-type="float" office:value="1.21946605207949" calcext:value-type="float">
            <text:p>1.2194660521</text:p>
          </table:table-cell>
          <table:table-cell table:formula="of:=AVERAGE([.M152:.P152])" office:value-type="float" office:value="0.083675" calcext:value-type="float">
            <text:p>0.083675</text:p>
          </table:table-cell>
          <table:table-cell office:value-type="float" office:value="3071113.171" calcext:value-type="float">
            <text:p>3071113.17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627" calcext:value-type="float">
            <text:p>5627</text:p>
          </table:table-cell>
          <table:table-cell table:formula="of:=[.A153]/[.B153]" office:value-type="float" office:value="0.813755109294473" calcext:value-type="float">
            <text:p>0.8137551093</text:p>
          </table:table-cell>
          <table:table-cell office:value-type="float" office:value="8791" calcext:value-type="float">
            <text:p>8791</text:p>
          </table:table-cell>
          <table:table-cell office:value-type="float" office:value="8475" calcext:value-type="float">
            <text:p>8475</text:p>
          </table:table-cell>
          <table:table-cell table:formula="of:=[.D153]/[.E153]" office:value-type="float" office:value="1.03728613569322" calcext:value-type="float">
            <text:p>1.0372861357</text:p>
          </table:table-cell>
          <table:table-cell office:value-type="float" office:value="6514" calcext:value-type="float">
            <text:p>6514</text:p>
          </table:table-cell>
          <table:table-cell office:value-type="float" office:value="4382" calcext:value-type="float">
            <text:p>4382</text:p>
          </table:table-cell>
          <table:table-cell table:formula="of:=[.G153]/[.H153]" office:value-type="float" office:value="1.48653582838886" calcext:value-type="float">
            <text:p>1.4865358284</text:p>
          </table:table-cell>
          <table:table-cell office:value-type="float" office:value="48788" calcext:value-type="float">
            <text:p>48788</text:p>
          </table:table-cell>
          <table:table-cell office:value-type="float" office:value="41583" calcext:value-type="float">
            <text:p>41583</text:p>
          </table:table-cell>
          <table:table-cell table:formula="of:=[.J153]/[.K153]" office:value-type="float" office:value="1.17326792198735" calcext:value-type="float">
            <text:p>1.173267922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63" calcext:value-type="float">
            <text:p>0.0563</text:p>
          </table:table-cell>
          <table:table-cell table:formula="of:=AVERAGE([.C153];[.F153]; [.I153]; [.L153] )" office:value-type="float" office:value="1.12771124884098" calcext:value-type="float">
            <text:p>1.1277112488</text:p>
          </table:table-cell>
          <table:table-cell table:formula="of:=AVERAGE([.M153:.P153])" office:value-type="float" office:value="0.051925" calcext:value-type="float">
            <text:p>0.051925</text:p>
          </table:table-cell>
          <table:table-cell office:value-type="float" office:value="2075780.039" calcext:value-type="float">
            <text:p>2075780.03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815" calcext:value-type="float">
            <text:p>9815</text:p>
          </table:table-cell>
          <table:table-cell table:formula="of:=[.A154]/[.B154]" office:value-type="float" office:value="0.466530820173204" calcext:value-type="float">
            <text:p>0.4665308202</text:p>
          </table:table-cell>
          <table:table-cell office:value-type="float" office:value="8791" calcext:value-type="float">
            <text:p>8791</text:p>
          </table:table-cell>
          <table:table-cell office:value-type="float" office:value="10658" calcext:value-type="float">
            <text:p>10658</text:p>
          </table:table-cell>
          <table:table-cell table:formula="of:=[.D154]/[.E154]" office:value-type="float" office:value="0.824826421467442" calcext:value-type="float">
            <text:p>0.8248264215</text:p>
          </table:table-cell>
          <table:table-cell office:value-type="float" office:value="6514" calcext:value-type="float">
            <text:p>6514</text:p>
          </table:table-cell>
          <table:table-cell office:value-type="float" office:value="6900" calcext:value-type="float">
            <text:p>6900</text:p>
          </table:table-cell>
          <table:table-cell table:formula="of:=[.G154]/[.H154]" office:value-type="float" office:value="0.944057971014493" calcext:value-type="float">
            <text:p>0.944057971</text:p>
          </table:table-cell>
          <table:table-cell office:value-type="float" office:value="48788" calcext:value-type="float">
            <text:p>48788</text:p>
          </table:table-cell>
          <table:table-cell office:value-type="float" office:value="64110" calcext:value-type="float">
            <text:p>64110</text:p>
          </table:table-cell>
          <table:table-cell table:formula="of:=[.J154]/[.K154]" office:value-type="float" office:value="0.761004523475277" calcext:value-type="float">
            <text:p>0.7610045235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415" calcext:value-type="float">
            <text:p>0.0415</text:p>
          </table:table-cell>
          <table:table-cell table:formula="of:=AVERAGE([.C154];[.F154]; [.I154]; [.L154] )" office:value-type="float" office:value="0.749104934032604" calcext:value-type="float">
            <text:p>0.749104934</text:p>
          </table:table-cell>
          <table:table-cell table:formula="of:=AVERAGE([.M154:.P154])" office:value-type="float" office:value="0.038925" calcext:value-type="float">
            <text:p>0.038925</text:p>
          </table:table-cell>
          <table:table-cell office:value-type="float" office:value="1646473.209" calcext:value-type="float">
            <text:p>1646473.20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155]/[.B155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6480" calcext:value-type="float">
            <text:p>6480</text:p>
          </table:table-cell>
          <table:table-cell table:formula="of:=[.D155]/[.E155]" office:value-type="float" office:value="1.35663580246914" calcext:value-type="float">
            <text:p>1.3566358025</text:p>
          </table:table-cell>
          <table:table-cell office:value-type="float" office:value="6514" calcext:value-type="float">
            <text:p>6514</text:p>
          </table:table-cell>
          <table:table-cell office:value-type="float" office:value="3286" calcext:value-type="float">
            <text:p>3286</text:p>
          </table:table-cell>
          <table:table-cell table:formula="of:=[.G155]/[.H155]" office:value-type="float" office:value="1.98234936092514" calcext:value-type="float">
            <text:p>1.9823493609</text:p>
          </table:table-cell>
          <table:table-cell office:value-type="float" office:value="48788" calcext:value-type="float">
            <text:p>48788</text:p>
          </table:table-cell>
          <table:table-cell office:value-type="float" office:value="43159" calcext:value-type="float">
            <text:p>43159</text:p>
          </table:table-cell>
          <table:table-cell table:formula="of:=[.J155]/[.K155]" office:value-type="float" office:value="1.13042470863551" calcext:value-type="float">
            <text:p>1.1304247086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773" calcext:value-type="float">
            <text:p>0.0773</text:p>
          </table:table-cell>
          <table:table-cell table:formula="of:=AVERAGE([.C155];[.F155]; [.I155]; [.L155] )" office:value-type="float" office:value="1.27107208664582" calcext:value-type="float">
            <text:p>1.2710720866</text:p>
          </table:table-cell>
          <table:table-cell table:formula="of:=AVERAGE([.M155:.P155])" office:value-type="float" office:value="0.073125" calcext:value-type="float">
            <text:p>0.073125</text:p>
          </table:table-cell>
          <table:table-cell office:value-type="float" office:value="3701832.234" calcext:value-type="float">
            <text:p>3701832.23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69" calcext:value-type="float">
            <text:p>5069</text:p>
          </table:table-cell>
          <table:table-cell table:formula="of:=[.A156]/[.B156]" office:value-type="float" office:value="0.903333990925232" calcext:value-type="float">
            <text:p>0.9033339909</text:p>
          </table:table-cell>
          <table:table-cell office:value-type="float" office:value="8791" calcext:value-type="float">
            <text:p>8791</text:p>
          </table:table-cell>
          <table:table-cell office:value-type="float" office:value="5977" calcext:value-type="float">
            <text:p>5977</text:p>
          </table:table-cell>
          <table:table-cell table:formula="of:=[.D156]/[.E156]" office:value-type="float" office:value="1.4708047515476" calcext:value-type="float">
            <text:p>1.4708047515</text:p>
          </table:table-cell>
          <table:table-cell office:value-type="float" office:value="6514" calcext:value-type="float">
            <text:p>6514</text:p>
          </table:table-cell>
          <table:table-cell office:value-type="float" office:value="2979" calcext:value-type="float">
            <text:p>2979</text:p>
          </table:table-cell>
          <table:table-cell table:formula="of:=[.G156]/[.H156]" office:value-type="float" office:value="2.18663981201746" calcext:value-type="float">
            <text:p>2.186639812</text:p>
          </table:table-cell>
          <table:table-cell office:value-type="float" office:value="48788" calcext:value-type="float">
            <text:p>48788</text:p>
          </table:table-cell>
          <table:table-cell office:value-type="float" office:value="29655" calcext:value-type="float">
            <text:p>29655</text:p>
          </table:table-cell>
          <table:table-cell table:formula="of:=[.J156]/[.K156]" office:value-type="float" office:value="1.64518630922273" calcext:value-type="float">
            <text:p>1.6451863092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0923" calcext:value-type="float">
            <text:p>0.0923</text:p>
          </table:table-cell>
          <table:table-cell table:formula="of:=AVERAGE([.C156];[.F156]; [.I156]; [.L156] )" office:value-type="float" office:value="1.55149121592825" calcext:value-type="float">
            <text:p>1.5514912159</text:p>
          </table:table-cell>
          <table:table-cell table:formula="of:=AVERAGE([.M156:.P156])" office:value-type="float" office:value="0.087925" calcext:value-type="float">
            <text:p>0.087925</text:p>
          </table:table-cell>
          <table:table-cell office:value-type="float" office:value="3792348.344" calcext:value-type="float">
            <text:p>3792348.34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48" calcext:value-type="float">
            <text:p>5048</text:p>
          </table:table-cell>
          <table:table-cell table:formula="of:=[.A157]/[.B157]" office:value-type="float" office:value="0.907091917591125" calcext:value-type="float">
            <text:p>0.9070919176</text:p>
          </table:table-cell>
          <table:table-cell office:value-type="float" office:value="8791" calcext:value-type="float">
            <text:p>8791</text:p>
          </table:table-cell>
          <table:table-cell office:value-type="float" office:value="8507" calcext:value-type="float">
            <text:p>8507</text:p>
          </table:table-cell>
          <table:table-cell table:formula="of:=[.D157]/[.E157]" office:value-type="float" office:value="1.03338427177618" calcext:value-type="float">
            <text:p>1.0333842718</text:p>
          </table:table-cell>
          <table:table-cell office:value-type="float" office:value="6514" calcext:value-type="float">
            <text:p>6514</text:p>
          </table:table-cell>
          <table:table-cell office:value-type="float" office:value="3847" calcext:value-type="float">
            <text:p>3847</text:p>
          </table:table-cell>
          <table:table-cell table:formula="of:=[.G157]/[.H157]" office:value-type="float" office:value="1.69326748115415" calcext:value-type="float">
            <text:p>1.6932674812</text:p>
          </table:table-cell>
          <table:table-cell office:value-type="float" office:value="48788" calcext:value-type="float">
            <text:p>48788</text:p>
          </table:table-cell>
          <table:table-cell office:value-type="float" office:value="31348" calcext:value-type="float">
            <text:p>31348</text:p>
          </table:table-cell>
          <table:table-cell table:formula="of:=[.J157]/[.K157]" office:value-type="float" office:value="1.5563353323976" calcext:value-type="float">
            <text:p>1.5563353324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02" calcext:value-type="float">
            <text:p>0.0902</text:p>
          </table:table-cell>
          <table:table-cell table:formula="of:=AVERAGE([.C157];[.F157]; [.I157]; [.L157] )" office:value-type="float" office:value="1.29751975072976" calcext:value-type="float">
            <text:p>1.2975197507</text:p>
          </table:table-cell>
          <table:table-cell table:formula="of:=AVERAGE([.M157:.P157])" office:value-type="float" office:value="0.0858" calcext:value-type="float">
            <text:p>0.0858</text:p>
          </table:table-cell>
          <table:table-cell office:value-type="float" office:value="3128796.792" calcext:value-type="float">
            <text:p>3128796.79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93" calcext:value-type="float">
            <text:p>8493</text:p>
          </table:table-cell>
          <table:table-cell table:formula="of:=[.A158]/[.B158]" office:value-type="float" office:value="0.539149888143177" calcext:value-type="float">
            <text:p>0.5391498881</text:p>
          </table:table-cell>
          <table:table-cell office:value-type="float" office:value="8791" calcext:value-type="float">
            <text:p>8791</text:p>
          </table:table-cell>
          <table:table-cell office:value-type="float" office:value="8779" calcext:value-type="float">
            <text:p>8779</text:p>
          </table:table-cell>
          <table:table-cell table:formula="of:=[.D158]/[.E158]" office:value-type="float" office:value="1.00136689827999" calcext:value-type="float">
            <text:p>1.0013668983</text:p>
          </table:table-cell>
          <table:table-cell office:value-type="float" office:value="6514" calcext:value-type="float">
            <text:p>6514</text:p>
          </table:table-cell>
          <table:table-cell office:value-type="float" office:value="5239" calcext:value-type="float">
            <text:p>5239</text:p>
          </table:table-cell>
          <table:table-cell table:formula="of:=[.G158]/[.H158]" office:value-type="float" office:value="1.24336705478145" calcext:value-type="float">
            <text:p>1.2433670548</text:p>
          </table:table-cell>
          <table:table-cell office:value-type="float" office:value="48788" calcext:value-type="float">
            <text:p>48788</text:p>
          </table:table-cell>
          <table:table-cell office:value-type="float" office:value="55684" calcext:value-type="float">
            <text:p>55684</text:p>
          </table:table-cell>
          <table:table-cell table:formula="of:=[.J158]/[.K158]" office:value-type="float" office:value="0.876158321959629" calcext:value-type="float">
            <text:p>0.876158322</text:p>
          </table:table-cell>
          <table:table-cell table:number-columns-repeated="2" office:value-type="float" office:value="0.0425" calcext:value-type="float">
            <text:p>0.0425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65" calcext:value-type="float">
            <text:p>0.0465</text:p>
          </table:table-cell>
          <table:table-cell table:formula="of:=AVERAGE([.C158];[.F158]; [.I158]; [.L158] )" office:value-type="float" office:value="0.91501054079106" calcext:value-type="float">
            <text:p>0.9150105408</text:p>
          </table:table-cell>
          <table:table-cell table:formula="of:=AVERAGE([.M158:.P158])" office:value-type="float" office:value="0.04315" calcext:value-type="float">
            <text:p>0.04315</text:p>
          </table:table-cell>
          <table:table-cell office:value-type="float" office:value="1752328.11" calcext:value-type="float">
            <text:p>1752328.1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315" calcext:value-type="float">
            <text:p>7315</text:p>
          </table:table-cell>
          <table:table-cell table:formula="of:=[.A159]/[.B159]" office:value-type="float" office:value="0.625974025974026" calcext:value-type="float">
            <text:p>0.625974026</text:p>
          </table:table-cell>
          <table:table-cell office:value-type="float" office:value="8791" calcext:value-type="float">
            <text:p>8791</text:p>
          </table:table-cell>
          <table:table-cell office:value-type="float" office:value="10080" calcext:value-type="float">
            <text:p>10080</text:p>
          </table:table-cell>
          <table:table-cell table:formula="of:=[.D159]/[.E159]" office:value-type="float" office:value="0.872123015873016" calcext:value-type="float">
            <text:p>0.8721230159</text:p>
          </table:table-cell>
          <table:table-cell office:value-type="float" office:value="6514" calcext:value-type="float">
            <text:p>6514</text:p>
          </table:table-cell>
          <table:table-cell office:value-type="float" office:value="7078" calcext:value-type="float">
            <text:p>7078</text:p>
          </table:table-cell>
          <table:table-cell table:formula="of:=[.G159]/[.H159]" office:value-type="float" office:value="0.920316473580107" calcext:value-type="float">
            <text:p>0.9203164736</text:p>
          </table:table-cell>
          <table:table-cell office:value-type="float" office:value="48788" calcext:value-type="float">
            <text:p>48788</text:p>
          </table:table-cell>
          <table:table-cell office:value-type="float" office:value="61032" calcext:value-type="float">
            <text:p>61032</text:p>
          </table:table-cell>
          <table:table-cell table:formula="of:=[.J159]/[.K159]" office:value-type="float" office:value="0.799383929741775" calcext:value-type="float">
            <text:p>0.7993839297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547" calcext:value-type="float">
            <text:p>0.0547</text:p>
          </table:table-cell>
          <table:table-cell table:formula="of:=AVERAGE([.C159];[.F159]; [.I159]; [.L159] )" office:value-type="float" office:value="0.804449361292231" calcext:value-type="float">
            <text:p>0.8044493613</text:p>
          </table:table-cell>
          <table:table-cell table:formula="of:=AVERAGE([.M159:.P159])" office:value-type="float" office:value="0.05" calcext:value-type="float">
            <text:p>0.05</text:p>
          </table:table-cell>
          <table:table-cell office:value-type="float" office:value="1831358.284" calcext:value-type="float">
            <text:p>1831358.28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43" calcext:value-type="float">
            <text:p>4843</text:p>
          </table:table-cell>
          <table:table-cell table:formula="of:=[.A160]/[.B160]" office:value-type="float" office:value="0.945488333677473" calcext:value-type="float">
            <text:p>0.9454883337</text:p>
          </table:table-cell>
          <table:table-cell office:value-type="float" office:value="8791" calcext:value-type="float">
            <text:p>8791</text:p>
          </table:table-cell>
          <table:table-cell office:value-type="float" office:value="6114" calcext:value-type="float">
            <text:p>6114</text:p>
          </table:table-cell>
          <table:table-cell table:formula="of:=[.D160]/[.E160]" office:value-type="float" office:value="1.43784756297023" calcext:value-type="float">
            <text:p>1.437847563</text:p>
          </table:table-cell>
          <table:table-cell office:value-type="float" office:value="6514" calcext:value-type="float">
            <text:p>6514</text:p>
          </table:table-cell>
          <table:table-cell office:value-type="float" office:value="4604" calcext:value-type="float">
            <text:p>4604</text:p>
          </table:table-cell>
          <table:table-cell table:formula="of:=[.G160]/[.H160]" office:value-type="float" office:value="1.41485664639444" calcext:value-type="float">
            <text:p>1.4148566464</text:p>
          </table:table-cell>
          <table:table-cell office:value-type="float" office:value="48788" calcext:value-type="float">
            <text:p>48788</text:p>
          </table:table-cell>
          <table:table-cell office:value-type="float" office:value="33007" calcext:value-type="float">
            <text:p>33007</text:p>
          </table:table-cell>
          <table:table-cell table:formula="of:=[.J160]/[.K160]" office:value-type="float" office:value="1.47811070379011" calcext:value-type="float">
            <text:p>1.478110703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4" calcext:value-type="float">
            <text:p>0.124</text:p>
          </table:table-cell>
          <table:table-cell table:formula="of:=AVERAGE([.C160];[.F160]; [.I160]; [.L160] )" office:value-type="float" office:value="1.31907581170806" calcext:value-type="float">
            <text:p>1.3190758117</text:p>
          </table:table-cell>
          <table:table-cell table:formula="of:=AVERAGE([.M160:.P160])" office:value-type="float" office:value="0.11925" calcext:value-type="float">
            <text:p>0.11925</text:p>
          </table:table-cell>
          <table:table-cell office:value-type="float" office:value="4019280.6" calcext:value-type="float">
            <text:p>4019280.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161]/[.B161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9067" calcext:value-type="float">
            <text:p>9067</text:p>
          </table:table-cell>
          <table:table-cell table:formula="of:=[.D161]/[.E161]" office:value-type="float" office:value="0.969559942649167" calcext:value-type="float">
            <text:p>0.9695599426</text:p>
          </table:table-cell>
          <table:table-cell office:value-type="float" office:value="6514" calcext:value-type="float">
            <text:p>6514</text:p>
          </table:table-cell>
          <table:table-cell office:value-type="float" office:value="4015" calcext:value-type="float">
            <text:p>4015</text:p>
          </table:table-cell>
          <table:table-cell table:formula="of:=[.G161]/[.H161]" office:value-type="float" office:value="1.62241594022416" calcext:value-type="float">
            <text:p>1.6224159402</text:p>
          </table:table-cell>
          <table:table-cell office:value-type="float" office:value="48788" calcext:value-type="float">
            <text:p>48788</text:p>
          </table:table-cell>
          <table:table-cell office:value-type="float" office:value="43217" calcext:value-type="float">
            <text:p>43217</text:p>
          </table:table-cell>
          <table:table-cell table:formula="of:=[.J161]/[.K161]" office:value-type="float" office:value="1.12890760580327" calcext:value-type="float">
            <text:p>1.1289076058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774" calcext:value-type="float">
            <text:p>0.0774</text:p>
          </table:table-cell>
          <table:table-cell table:formula="of:=AVERAGE([.C161];[.F161]; [.I161]; [.L161] )" office:value-type="float" office:value="1.0810045918741" calcext:value-type="float">
            <text:p>1.0810045919</text:p>
          </table:table-cell>
          <table:table-cell table:formula="of:=AVERAGE([.M161:.P161])" office:value-type="float" office:value="0.073725" calcext:value-type="float">
            <text:p>0.073725</text:p>
          </table:table-cell>
          <table:table-cell office:value-type="float" office:value="3502230.732" calcext:value-type="float">
            <text:p>3502230.73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297" calcext:value-type="float">
            <text:p>5297</text:p>
          </table:table-cell>
          <table:table-cell table:formula="of:=[.A162]/[.B162]" office:value-type="float" office:value="0.86445157636398" calcext:value-type="float">
            <text:p>0.8644515764</text:p>
          </table:table-cell>
          <table:table-cell office:value-type="float" office:value="8791" calcext:value-type="float">
            <text:p>8791</text:p>
          </table:table-cell>
          <table:table-cell office:value-type="float" office:value="9679" calcext:value-type="float">
            <text:p>9679</text:p>
          </table:table-cell>
          <table:table-cell table:formula="of:=[.D162]/[.E162]" office:value-type="float" office:value="0.908254985019113" calcext:value-type="float">
            <text:p>0.908254985</text:p>
          </table:table-cell>
          <table:table-cell office:value-type="float" office:value="6514" calcext:value-type="float">
            <text:p>6514</text:p>
          </table:table-cell>
          <table:table-cell office:value-type="float" office:value="4479" calcext:value-type="float">
            <text:p>4479</text:p>
          </table:table-cell>
          <table:table-cell table:formula="of:=[.G162]/[.H162]" office:value-type="float" office:value="1.45434248716231" calcext:value-type="float">
            <text:p>1.4543424872</text:p>
          </table:table-cell>
          <table:table-cell office:value-type="float" office:value="48788" calcext:value-type="float">
            <text:p>48788</text:p>
          </table:table-cell>
          <table:table-cell office:value-type="float" office:value="31139" calcext:value-type="float">
            <text:p>31139</text:p>
          </table:table-cell>
          <table:table-cell table:formula="of:=[.J162]/[.K162]" office:value-type="float" office:value="1.56678120684672" calcext:value-type="float">
            <text:p>1.5667812068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885" calcext:value-type="float">
            <text:p>0.0885</text:p>
          </table:table-cell>
          <table:table-cell table:formula="of:=AVERAGE([.C162];[.F162]; [.I162]; [.L162] )" office:value-type="float" office:value="1.19845756384803" calcext:value-type="float">
            <text:p>1.1984575638</text:p>
          </table:table-cell>
          <table:table-cell table:formula="of:=AVERAGE([.M162:.P162])" office:value-type="float" office:value="0.08425" calcext:value-type="float">
            <text:p>0.08425</text:p>
          </table:table-cell>
          <table:table-cell office:value-type="float" office:value="3065816.882" calcext:value-type="float">
            <text:p>3065816.88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671" calcext:value-type="float">
            <text:p>5671</text:p>
          </table:table-cell>
          <table:table-cell table:formula="of:=[.A163]/[.B163]" office:value-type="float" office:value="0.807441368365368" calcext:value-type="float">
            <text:p>0.8074413684</text:p>
          </table:table-cell>
          <table:table-cell office:value-type="float" office:value="8791" calcext:value-type="float">
            <text:p>8791</text:p>
          </table:table-cell>
          <table:table-cell office:value-type="float" office:value="8882" calcext:value-type="float">
            <text:p>8882</text:p>
          </table:table-cell>
          <table:table-cell table:formula="of:=[.D163]/[.E163]" office:value-type="float" office:value="0.989754559783832" calcext:value-type="float">
            <text:p>0.9897545598</text:p>
          </table:table-cell>
          <table:table-cell office:value-type="float" office:value="6514" calcext:value-type="float">
            <text:p>6514</text:p>
          </table:table-cell>
          <table:table-cell office:value-type="float" office:value="4317" calcext:value-type="float">
            <text:p>4317</text:p>
          </table:table-cell>
          <table:table-cell table:formula="of:=[.G163]/[.H163]" office:value-type="float" office:value="1.50891823025249" calcext:value-type="float">
            <text:p>1.5089182303</text:p>
          </table:table-cell>
          <table:table-cell office:value-type="float" office:value="48788" calcext:value-type="float">
            <text:p>48788</text:p>
          </table:table-cell>
          <table:table-cell office:value-type="float" office:value="41438" calcext:value-type="float">
            <text:p>41438</text:p>
          </table:table-cell>
          <table:table-cell table:formula="of:=[.J163]/[.K163]" office:value-type="float" office:value="1.17737342535837" calcext:value-type="float">
            <text:p>1.1773734254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709" calcext:value-type="float">
            <text:p>0.0709</text:p>
          </table:table-cell>
          <table:table-cell table:formula="of:=AVERAGE([.C163];[.F163]; [.I163]; [.L163] )" office:value-type="float" office:value="1.12087189594001" calcext:value-type="float">
            <text:p>1.1208718959</text:p>
          </table:table-cell>
          <table:table-cell table:formula="of:=AVERAGE([.M163:.P163])" office:value-type="float" office:value="0.066175" calcext:value-type="float">
            <text:p>0.066175</text:p>
          </table:table-cell>
          <table:table-cell office:value-type="float" office:value="2451886.761" calcext:value-type="float">
            <text:p>2451886.76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60" calcext:value-type="float">
            <text:p>13160</text:p>
          </table:table-cell>
          <table:table-cell table:formula="of:=[.A164]/[.B164]" office:value-type="float" office:value="0.347948328267477" calcext:value-type="float">
            <text:p>0.3479483283</text:p>
          </table:table-cell>
          <table:table-cell office:value-type="float" office:value="8791" calcext:value-type="float">
            <text:p>8791</text:p>
          </table:table-cell>
          <table:table-cell office:value-type="float" office:value="10608" calcext:value-type="float">
            <text:p>10608</text:p>
          </table:table-cell>
          <table:table-cell table:formula="of:=[.D164]/[.E164]" office:value-type="float" office:value="0.828714177978884" calcext:value-type="float">
            <text:p>0.828714178</text:p>
          </table:table-cell>
          <table:table-cell office:value-type="float" office:value="6514" calcext:value-type="float">
            <text:p>6514</text:p>
          </table:table-cell>
          <table:table-cell office:value-type="float" office:value="6918" calcext:value-type="float">
            <text:p>6918</text:p>
          </table:table-cell>
          <table:table-cell table:formula="of:=[.G164]/[.H164]" office:value-type="float" office:value="0.941601618965019" calcext:value-type="float">
            <text:p>0.941601619</text:p>
          </table:table-cell>
          <table:table-cell office:value-type="float" office:value="48788" calcext:value-type="float">
            <text:p>48788</text:p>
          </table:table-cell>
          <table:table-cell office:value-type="float" office:value="67905" calcext:value-type="float">
            <text:p>67905</text:p>
          </table:table-cell>
          <table:table-cell table:formula="of:=[.J164]/[.K164]" office:value-type="float" office:value="0.718474339150284" calcext:value-type="float">
            <text:p>0.7184743392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47" calcext:value-type="float">
            <text:p>0.0447</text:p>
          </table:table-cell>
          <table:table-cell table:formula="of:=AVERAGE([.C164];[.F164]; [.I164]; [.L164] )" office:value-type="float" office:value="0.709184616090416" calcext:value-type="float">
            <text:p>0.7091846161</text:p>
          </table:table-cell>
          <table:table-cell table:formula="of:=AVERAGE([.M164:.P164])" office:value-type="float" office:value="0.041675" calcext:value-type="float">
            <text:p>0.041675</text:p>
          </table:table-cell>
          <table:table-cell office:value-type="float" office:value="1607405.335" calcext:value-type="float">
            <text:p>1607405.33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713" calcext:value-type="float">
            <text:p>4713</text:p>
          </table:table-cell>
          <table:table-cell table:formula="of:=[.A165]/[.B165]" office:value-type="float" office:value="0.971568003394865" calcext:value-type="float">
            <text:p>0.9715680034</text:p>
          </table:table-cell>
          <table:table-cell office:value-type="float" office:value="8791" calcext:value-type="float">
            <text:p>8791</text:p>
          </table:table-cell>
          <table:table-cell office:value-type="float" office:value="6228" calcext:value-type="float">
            <text:p>6228</text:p>
          </table:table-cell>
          <table:table-cell table:formula="of:=[.D165]/[.E165]" office:value-type="float" office:value="1.41152858060373" calcext:value-type="float">
            <text:p>1.4115285806</text:p>
          </table:table-cell>
          <table:table-cell office:value-type="float" office:value="6514" calcext:value-type="float">
            <text:p>6514</text:p>
          </table:table-cell>
          <table:table-cell office:value-type="float" office:value="2897" calcext:value-type="float">
            <text:p>2897</text:p>
          </table:table-cell>
          <table:table-cell table:formula="of:=[.G165]/[.H165]" office:value-type="float" office:value="2.24853296513635" calcext:value-type="float">
            <text:p>2.2485329651</text:p>
          </table:table-cell>
          <table:table-cell office:value-type="float" office:value="48788" calcext:value-type="float">
            <text:p>48788</text:p>
          </table:table-cell>
          <table:table-cell office:value-type="float" office:value="29669" calcext:value-type="float">
            <text:p>29669</text:p>
          </table:table-cell>
          <table:table-cell table:formula="of:=[.J165]/[.K165]" office:value-type="float" office:value="1.64440999022549" calcext:value-type="float">
            <text:p>1.64440999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  <table:table-cell table:formula="of:=AVERAGE([.C165];[.F165]; [.I165]; [.L165] )" office:value-type="float" office:value="1.56900988484011" calcext:value-type="float">
            <text:p>1.5690098848</text:p>
          </table:table-cell>
          <table:table-cell table:formula="of:=AVERAGE([.M165:.P165])" office:value-type="float" office:value="0.1055" calcext:value-type="float">
            <text:p>0.1055</text:p>
          </table:table-cell>
          <table:table-cell office:value-type="float" office:value="4599017.689" calcext:value-type="float">
            <text:p>4599017.68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495" calcext:value-type="float">
            <text:p>11495</text:p>
          </table:table-cell>
          <table:table-cell table:formula="of:=[.A166]/[.B166]" office:value-type="float" office:value="0.398347107438017" calcext:value-type="float">
            <text:p>0.3983471074</text:p>
          </table:table-cell>
          <table:table-cell office:value-type="float" office:value="8791" calcext:value-type="float">
            <text:p>8791</text:p>
          </table:table-cell>
          <table:table-cell office:value-type="float" office:value="5741" calcext:value-type="float">
            <text:p>5741</text:p>
          </table:table-cell>
          <table:table-cell table:formula="of:=[.D166]/[.E166]" office:value-type="float" office:value="1.53126632990768" calcext:value-type="float">
            <text:p>1.5312663299</text:p>
          </table:table-cell>
          <table:table-cell office:value-type="float" office:value="6514" calcext:value-type="float">
            <text:p>6514</text:p>
          </table:table-cell>
          <table:table-cell office:value-type="float" office:value="3678" calcext:value-type="float">
            <text:p>3678</text:p>
          </table:table-cell>
          <table:table-cell table:formula="of:=[.G166]/[.H166]" office:value-type="float" office:value="1.7710712343665" calcext:value-type="float">
            <text:p>1.7710712344</text:p>
          </table:table-cell>
          <table:table-cell office:value-type="float" office:value="48788" calcext:value-type="float">
            <text:p>48788</text:p>
          </table:table-cell>
          <table:table-cell office:value-type="float" office:value="52036" calcext:value-type="float">
            <text:p>52036</text:p>
          </table:table-cell>
          <table:table-cell table:formula="of:=[.J166]/[.K166]" office:value-type="float" office:value="0.937581674225536" calcext:value-type="float">
            <text:p>0.9375816742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101" calcext:value-type="float">
            <text:p>0.101</text:p>
          </table:table-cell>
          <table:table-cell table:formula="of:=AVERAGE([.C166];[.F166]; [.I166]; [.L166] )" office:value-type="float" office:value="1.15956658648443" calcext:value-type="float">
            <text:p>1.1595665865</text:p>
          </table:table-cell>
          <table:table-cell table:formula="of:=AVERAGE([.M166:.P166])" office:value-type="float" office:value="0.0965" calcext:value-type="float">
            <text:p>0.0965</text:p>
          </table:table-cell>
          <table:table-cell office:value-type="float" office:value="3760978.719" calcext:value-type="float">
            <text:p>3760978.71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167]/[.B167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8462" calcext:value-type="float">
            <text:p>8462</text:p>
          </table:table-cell>
          <table:table-cell table:formula="of:=[.D167]/[.E167]" office:value-type="float" office:value="1.03887969747105" calcext:value-type="float">
            <text:p>1.0388796975</text:p>
          </table:table-cell>
          <table:table-cell office:value-type="float" office:value="6514" calcext:value-type="float">
            <text:p>6514</text:p>
          </table:table-cell>
          <table:table-cell office:value-type="float" office:value="3700" calcext:value-type="float">
            <text:p>3700</text:p>
          </table:table-cell>
          <table:table-cell table:formula="of:=[.G167]/[.H167]" office:value-type="float" office:value="1.76054054054054" calcext:value-type="float">
            <text:p>1.7605405405</text:p>
          </table:table-cell>
          <table:table-cell office:value-type="float" office:value="48788" calcext:value-type="float">
            <text:p>48788</text:p>
          </table:table-cell>
          <table:table-cell office:value-type="float" office:value="43208" calcext:value-type="float">
            <text:p>43208</text:p>
          </table:table-cell>
          <table:table-cell table:formula="of:=[.J167]/[.K167]" office:value-type="float" office:value="1.12914275134234" calcext:value-type="float">
            <text:p>1.12914275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694" calcext:value-type="float">
            <text:p>0.0694</text:p>
          </table:table-cell>
          <table:table-cell table:formula="of:=AVERAGE([.C167];[.F167]; [.I167]; [.L167] )" office:value-type="float" office:value="1.12877197572327" calcext:value-type="float">
            <text:p>1.1287719757</text:p>
          </table:table-cell>
          <table:table-cell table:formula="of:=AVERAGE([.M167:.P167])" office:value-type="float" office:value="0.06605" calcext:value-type="float">
            <text:p>0.06605</text:p>
          </table:table-cell>
          <table:table-cell office:value-type="float" office:value="2838403.782" calcext:value-type="float">
            <text:p>2838403.78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94" calcext:value-type="float">
            <text:p>12194</text:p>
          </table:table-cell>
          <table:table-cell table:formula="of:=[.A168]/[.B168]" office:value-type="float" office:value="0.375512547154338" calcext:value-type="float">
            <text:p>0.3755125472</text:p>
          </table:table-cell>
          <table:table-cell office:value-type="float" office:value="8791" calcext:value-type="float">
            <text:p>8791</text:p>
          </table:table-cell>
          <table:table-cell office:value-type="float" office:value="10658" calcext:value-type="float">
            <text:p>10658</text:p>
          </table:table-cell>
          <table:table-cell table:formula="of:=[.D168]/[.E168]" office:value-type="float" office:value="0.824826421467442" calcext:value-type="float">
            <text:p>0.8248264215</text:p>
          </table:table-cell>
          <table:table-cell office:value-type="float" office:value="6514" calcext:value-type="float">
            <text:p>6514</text:p>
          </table:table-cell>
          <table:table-cell office:value-type="float" office:value="5863" calcext:value-type="float">
            <text:p>5863</text:p>
          </table:table-cell>
          <table:table-cell table:formula="of:=[.G168]/[.H168]" office:value-type="float" office:value="1.11103530615726" calcext:value-type="float">
            <text:p>1.1110353062</text:p>
          </table:table-cell>
          <table:table-cell office:value-type="float" office:value="48788" calcext:value-type="float">
            <text:p>48788</text:p>
          </table:table-cell>
          <table:table-cell office:value-type="float" office:value="65854" calcext:value-type="float">
            <text:p>65854</text:p>
          </table:table-cell>
          <table:table-cell table:formula="of:=[.J168]/[.K168]" office:value-type="float" office:value="0.740850973365323" calcext:value-type="float">
            <text:p>0.7408509734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5" calcext:value-type="float">
            <text:p>0.05</text:p>
          </table:table-cell>
          <table:table-cell office:value-type="float" office:value="0.0549" calcext:value-type="float">
            <text:p>0.0549</text:p>
          </table:table-cell>
          <table:table-cell table:formula="of:=AVERAGE([.C168];[.F168]; [.I168]; [.L168] )" office:value-type="float" office:value="0.76305631203609" calcext:value-type="float">
            <text:p>0.763056312</text:p>
          </table:table-cell>
          <table:table-cell table:formula="of:=AVERAGE([.M168:.P168])" office:value-type="float" office:value="0.051775" calcext:value-type="float">
            <text:p>0.051775</text:p>
          </table:table-cell>
          <table:table-cell office:value-type="float" office:value="2086256.955" calcext:value-type="float">
            <text:p>2086256.95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72" calcext:value-type="float">
            <text:p>9772</text:p>
          </table:table-cell>
          <table:table-cell table:formula="of:=[.A169]/[.B169]" office:value-type="float" office:value="0.468583708555055" calcext:value-type="float">
            <text:p>0.4685837086</text:p>
          </table:table-cell>
          <table:table-cell office:value-type="float" office:value="8791" calcext:value-type="float">
            <text:p>8791</text:p>
          </table:table-cell>
          <table:table-cell office:value-type="float" office:value="10471" calcext:value-type="float">
            <text:p>10471</text:p>
          </table:table-cell>
          <table:table-cell table:formula="of:=[.D169]/[.E169]" office:value-type="float" office:value="0.839556871358992" calcext:value-type="float">
            <text:p>0.8395568714</text:p>
          </table:table-cell>
          <table:table-cell office:value-type="float" office:value="6514" calcext:value-type="float">
            <text:p>6514</text:p>
          </table:table-cell>
          <table:table-cell office:value-type="float" office:value="6843" calcext:value-type="float">
            <text:p>6843</text:p>
          </table:table-cell>
          <table:table-cell table:formula="of:=[.G169]/[.H169]" office:value-type="float" office:value="0.951921671781382" calcext:value-type="float">
            <text:p>0.9519216718</text:p>
          </table:table-cell>
          <table:table-cell office:value-type="float" office:value="48788" calcext:value-type="float">
            <text:p>48788</text:p>
          </table:table-cell>
          <table:table-cell office:value-type="float" office:value="64086" calcext:value-type="float">
            <text:p>64086</text:p>
          </table:table-cell>
          <table:table-cell table:formula="of:=[.J169]/[.K169]" office:value-type="float" office:value="0.761289517211247" calcext:value-type="float">
            <text:p>0.7612895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535" calcext:value-type="float">
            <text:p>0.0535</text:p>
          </table:table-cell>
          <table:table-cell table:formula="of:=AVERAGE([.C169];[.F169]; [.I169]; [.L169] )" office:value-type="float" office:value="0.755337942226669" calcext:value-type="float">
            <text:p>0.7553379422</text:p>
          </table:table-cell>
          <table:table-cell table:formula="of:=AVERAGE([.M169:.P169])" office:value-type="float" office:value="0.0506" calcext:value-type="float">
            <text:p>0.0506</text:p>
          </table:table-cell>
          <table:table-cell office:value-type="float" office:value="1976000.364" calcext:value-type="float">
            <text:p>1976000.36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170]/[.B170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6333" calcext:value-type="float">
            <text:p>6333</text:p>
          </table:table-cell>
          <table:table-cell table:formula="of:=[.D170]/[.E170]" office:value-type="float" office:value="1.38812569082583" calcext:value-type="float">
            <text:p>1.3881256908</text:p>
          </table:table-cell>
          <table:table-cell office:value-type="float" office:value="6514" calcext:value-type="float">
            <text:p>6514</text:p>
          </table:table-cell>
          <table:table-cell office:value-type="float" office:value="3420" calcext:value-type="float">
            <text:p>3420</text:p>
          </table:table-cell>
          <table:table-cell table:formula="of:=[.G170]/[.H170]" office:value-type="float" office:value="1.9046783625731" calcext:value-type="float">
            <text:p>1.9046783626</text:p>
          </table:table-cell>
          <table:table-cell office:value-type="float" office:value="48788" calcext:value-type="float">
            <text:p>48788</text:p>
          </table:table-cell>
          <table:table-cell office:value-type="float" office:value="43187" calcext:value-type="float">
            <text:p>43187</text:p>
          </table:table-cell>
          <table:table-cell table:formula="of:=[.J170]/[.K170]" office:value-type="float" office:value="1.1296918054044" calcext:value-type="float">
            <text:p>1.129691805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762" calcext:value-type="float">
            <text:p>0.0762</text:p>
          </table:table-cell>
          <table:table-cell table:formula="of:=AVERAGE([.C170];[.F170]; [.I170]; [.L170] )" office:value-type="float" office:value="1.25934358333921" calcext:value-type="float">
            <text:p>1.2593435833</text:p>
          </table:table-cell>
          <table:table-cell table:formula="of:=AVERAGE([.M170:.P170])" office:value-type="float" office:value="0.07225" calcext:value-type="float">
            <text:p>0.07225</text:p>
          </table:table-cell>
          <table:table-cell office:value-type="float" office:value="3493263.434" calcext:value-type="float">
            <text:p>3493263.43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49" calcext:value-type="float">
            <text:p>4849</text:p>
          </table:table-cell>
          <table:table-cell table:formula="of:=[.A171]/[.B171]" office:value-type="float" office:value="0.944318416168282" calcext:value-type="float">
            <text:p>0.9443184162</text:p>
          </table:table-cell>
          <table:table-cell office:value-type="float" office:value="8791" calcext:value-type="float">
            <text:p>8791</text:p>
          </table:table-cell>
          <table:table-cell office:value-type="float" office:value="5641" calcext:value-type="float">
            <text:p>5641</text:p>
          </table:table-cell>
          <table:table-cell table:formula="of:=[.D171]/[.E171]" office:value-type="float" office:value="1.55841162914377" calcext:value-type="float">
            <text:p>1.5584116291</text:p>
          </table:table-cell>
          <table:table-cell office:value-type="float" office:value="6514" calcext:value-type="float">
            <text:p>6514</text:p>
          </table:table-cell>
          <table:table-cell office:value-type="float" office:value="2976" calcext:value-type="float">
            <text:p>2976</text:p>
          </table:table-cell>
          <table:table-cell table:formula="of:=[.G171]/[.H171]" office:value-type="float" office:value="2.18884408602151" calcext:value-type="float">
            <text:p>2.188844086</text:p>
          </table:table-cell>
          <table:table-cell office:value-type="float" office:value="48788" calcext:value-type="float">
            <text:p>48788</text:p>
          </table:table-cell>
          <table:table-cell office:value-type="float" office:value="29431" calcext:value-type="float">
            <text:p>29431</text:p>
          </table:table-cell>
          <table:table-cell table:formula="of:=[.J171]/[.K171]" office:value-type="float" office:value="1.65770785906017" calcext:value-type="float">
            <text:p>1.657707859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9" calcext:value-type="float">
            <text:p>0.129</text:p>
          </table:table-cell>
          <table:table-cell table:formula="of:=AVERAGE([.C171];[.F171]; [.I171]; [.L171] )" office:value-type="float" office:value="1.58732049759843" calcext:value-type="float">
            <text:p>1.5873204976</text:p>
          </table:table-cell>
          <table:table-cell table:formula="of:=AVERAGE([.M171:.P171])" office:value-type="float" office:value="0.12425" calcext:value-type="float">
            <text:p>0.12425</text:p>
          </table:table-cell>
          <table:table-cell office:value-type="float" office:value="4233714.832" calcext:value-type="float">
            <text:p>4233714.83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16" calcext:value-type="float">
            <text:p>8416</text:p>
          </table:table-cell>
          <table:table-cell table:formula="of:=[.A172]/[.B172]" office:value-type="float" office:value="0.544082699619772" calcext:value-type="float">
            <text:p>0.5440826996</text:p>
          </table:table-cell>
          <table:table-cell office:value-type="float" office:value="8791" calcext:value-type="float">
            <text:p>8791</text:p>
          </table:table-cell>
          <table:table-cell office:value-type="float" office:value="11399" calcext:value-type="float">
            <text:p>11399</text:p>
          </table:table-cell>
          <table:table-cell table:formula="of:=[.D172]/[.E172]" office:value-type="float" office:value="0.771208000701816" calcext:value-type="float">
            <text:p>0.7712080007</text:p>
          </table:table-cell>
          <table:table-cell office:value-type="float" office:value="6514" calcext:value-type="float">
            <text:p>6514</text:p>
          </table:table-cell>
          <table:table-cell office:value-type="float" office:value="8440" calcext:value-type="float">
            <text:p>8440</text:p>
          </table:table-cell>
          <table:table-cell table:formula="of:=[.G172]/[.H172]" office:value-type="float" office:value="0.771800947867299" calcext:value-type="float">
            <text:p>0.7718009479</text:p>
          </table:table-cell>
          <table:table-cell office:value-type="float" office:value="48788" calcext:value-type="float">
            <text:p>48788</text:p>
          </table:table-cell>
          <table:table-cell office:value-type="float" office:value="61952" calcext:value-type="float">
            <text:p>61952</text:p>
          </table:table-cell>
          <table:table-cell table:formula="of:=[.J172]/[.K172]" office:value-type="float" office:value="0.787512913223141" calcext:value-type="float">
            <text:p>0.7875129132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524" calcext:value-type="float">
            <text:p>0.0524</text:p>
          </table:table-cell>
          <table:table-cell table:formula="of:=AVERAGE([.C172];[.F172]; [.I172]; [.L172] )" office:value-type="float" office:value="0.718651140353007" calcext:value-type="float">
            <text:p>0.7186511404</text:p>
          </table:table-cell>
          <table:table-cell table:formula="of:=AVERAGE([.M172:.P172])" office:value-type="float" office:value="0.049825" calcext:value-type="float">
            <text:p>0.049825</text:p>
          </table:table-cell>
          <table:table-cell office:value-type="float" office:value="2185823.947" calcext:value-type="float">
            <text:p>2185823.94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87" calcext:value-type="float">
            <text:p>8487</text:p>
          </table:table-cell>
          <table:table-cell table:formula="of:=[.A173]/[.B173]" office:value-type="float" office:value="0.539531047484388" calcext:value-type="float">
            <text:p>0.5395310475</text:p>
          </table:table-cell>
          <table:table-cell office:value-type="float" office:value="8791" calcext:value-type="float">
            <text:p>8791</text:p>
          </table:table-cell>
          <table:table-cell office:value-type="float" office:value="8883" calcext:value-type="float">
            <text:p>8883</text:p>
          </table:table-cell>
          <table:table-cell table:formula="of:=[.D173]/[.E173]" office:value-type="float" office:value="0.989643138579309" calcext:value-type="float">
            <text:p>0.9896431386</text:p>
          </table:table-cell>
          <table:table-cell office:value-type="float" office:value="6514" calcext:value-type="float">
            <text:p>6514</text:p>
          </table:table-cell>
          <table:table-cell office:value-type="float" office:value="5216" calcext:value-type="float">
            <text:p>5216</text:p>
          </table:table-cell>
          <table:table-cell table:formula="of:=[.G173]/[.H173]" office:value-type="float" office:value="1.24884969325153" calcext:value-type="float">
            <text:p>1.2488496933</text:p>
          </table:table-cell>
          <table:table-cell office:value-type="float" office:value="48788" calcext:value-type="float">
            <text:p>48788</text:p>
          </table:table-cell>
          <table:table-cell office:value-type="float" office:value="55690" calcext:value-type="float">
            <text:p>55690</text:p>
          </table:table-cell>
          <table:table-cell table:formula="of:=[.J173]/[.K173]" office:value-type="float" office:value="0.876063925300772" calcext:value-type="float">
            <text:p>0.8760639253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55" calcext:value-type="float">
            <text:p>0.0455</text:p>
          </table:table-cell>
          <table:table-cell table:formula="of:=AVERAGE([.C173];[.F173]; [.I173]; [.L173] )" office:value-type="float" office:value="0.913521951154001" calcext:value-type="float">
            <text:p>0.9135219512</text:p>
          </table:table-cell>
          <table:table-cell table:formula="of:=AVERAGE([.M173:.P173])" office:value-type="float" office:value="0.04275" calcext:value-type="float">
            <text:p>0.04275</text:p>
          </table:table-cell>
          <table:table-cell office:value-type="float" office:value="1785198.552" calcext:value-type="float">
            <text:p>1785198.55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299" calcext:value-type="float">
            <text:p>7299</text:p>
          </table:table-cell>
          <table:table-cell table:formula="of:=[.A174]/[.B174]" office:value-type="float" office:value="0.627346211809837" calcext:value-type="float">
            <text:p>0.6273462118</text:p>
          </table:table-cell>
          <table:table-cell office:value-type="float" office:value="8791" calcext:value-type="float">
            <text:p>8791</text:p>
          </table:table-cell>
          <table:table-cell office:value-type="float" office:value="11299" calcext:value-type="float">
            <text:p>11299</text:p>
          </table:table-cell>
          <table:table-cell table:formula="of:=[.D174]/[.E174]" office:value-type="float" office:value="0.77803345428799" calcext:value-type="float">
            <text:p>0.7780334543</text:p>
          </table:table-cell>
          <table:table-cell office:value-type="float" office:value="6514" calcext:value-type="float">
            <text:p>6514</text:p>
          </table:table-cell>
          <table:table-cell office:value-type="float" office:value="7346" calcext:value-type="float">
            <text:p>7346</text:p>
          </table:table-cell>
          <table:table-cell table:formula="of:=[.G174]/[.H174]" office:value-type="float" office:value="0.886741083582902" calcext:value-type="float">
            <text:p>0.8867410836</text:p>
          </table:table-cell>
          <table:table-cell office:value-type="float" office:value="48788" calcext:value-type="float">
            <text:p>48788</text:p>
          </table:table-cell>
          <table:table-cell office:value-type="float" office:value="60937" calcext:value-type="float">
            <text:p>60937</text:p>
          </table:table-cell>
          <table:table-cell table:formula="of:=[.J174]/[.K174]" office:value-type="float" office:value="0.800630159016689" calcext:value-type="float">
            <text:p>0.80063015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628" calcext:value-type="float">
            <text:p>0.0628</text:p>
          </table:table-cell>
          <table:table-cell table:formula="of:=AVERAGE([.C174];[.F174]; [.I174]; [.L174] )" office:value-type="float" office:value="0.773187727174355" calcext:value-type="float">
            <text:p>0.7731877272</text:p>
          </table:table-cell>
          <table:table-cell table:formula="of:=AVERAGE([.M174:.P174])" office:value-type="float" office:value="0.05895" calcext:value-type="float">
            <text:p>0.05895</text:p>
          </table:table-cell>
          <table:table-cell office:value-type="float" office:value="1889592.17" calcext:value-type="float">
            <text:p>1889592.1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175]/[.B175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5999" calcext:value-type="float">
            <text:p>5999</text:p>
          </table:table-cell>
          <table:table-cell table:formula="of:=[.D175]/[.E175]" office:value-type="float" office:value="1.46541090181697" calcext:value-type="float">
            <text:p>1.4654109018</text:p>
          </table:table-cell>
          <table:table-cell office:value-type="float" office:value="6514" calcext:value-type="float">
            <text:p>6514</text:p>
          </table:table-cell>
          <table:table-cell office:value-type="float" office:value="3135" calcext:value-type="float">
            <text:p>3135</text:p>
          </table:table-cell>
          <table:table-cell table:formula="of:=[.G175]/[.H175]" office:value-type="float" office:value="2.07783094098884" calcext:value-type="float">
            <text:p>2.077830941</text:p>
          </table:table-cell>
          <table:table-cell office:value-type="float" office:value="48788" calcext:value-type="float">
            <text:p>48788</text:p>
          </table:table-cell>
          <table:table-cell office:value-type="float" office:value="43147" calcext:value-type="float">
            <text:p>43147</text:p>
          </table:table-cell>
          <table:table-cell table:formula="of:=[.J175]/[.K175]" office:value-type="float" office:value="1.13073910121214" calcext:value-type="float">
            <text:p>1.1307391012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799" calcext:value-type="float">
            <text:p>0.0799</text:p>
          </table:table-cell>
          <table:table-cell table:formula="of:=AVERAGE([.C175];[.F175]; [.I175]; [.L175] )" office:value-type="float" office:value="1.32221485464286" calcext:value-type="float">
            <text:p>1.3222148546</text:p>
          </table:table-cell>
          <table:table-cell table:formula="of:=AVERAGE([.M175:.P175])" office:value-type="float" office:value="0.075675" calcext:value-type="float">
            <text:p>0.075675</text:p>
          </table:table-cell>
          <table:table-cell office:value-type="float" office:value="4013930.087" calcext:value-type="float">
            <text:p>4013930.08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443" calcext:value-type="float">
            <text:p>11443</text:p>
          </table:table-cell>
          <table:table-cell table:formula="of:=[.A176]/[.B176]" office:value-type="float" office:value="0.400157301406974" calcext:value-type="float">
            <text:p>0.4001573014</text:p>
          </table:table-cell>
          <table:table-cell office:value-type="float" office:value="8791" calcext:value-type="float">
            <text:p>8791</text:p>
          </table:table-cell>
          <table:table-cell office:value-type="float" office:value="6006" calcext:value-type="float">
            <text:p>6006</text:p>
          </table:table-cell>
          <table:table-cell table:formula="of:=[.D176]/[.E176]" office:value-type="float" office:value="1.46370296370296" calcext:value-type="float">
            <text:p>1.4637029637</text:p>
          </table:table-cell>
          <table:table-cell office:value-type="float" office:value="6514" calcext:value-type="float">
            <text:p>6514</text:p>
          </table:table-cell>
          <table:table-cell office:value-type="float" office:value="3725" calcext:value-type="float">
            <text:p>3725</text:p>
          </table:table-cell>
          <table:table-cell table:formula="of:=[.G176]/[.H176]" office:value-type="float" office:value="1.74872483221477" calcext:value-type="float">
            <text:p>1.7487248322</text:p>
          </table:table-cell>
          <table:table-cell office:value-type="float" office:value="48788" calcext:value-type="float">
            <text:p>48788</text:p>
          </table:table-cell>
          <table:table-cell office:value-type="float" office:value="52042" calcext:value-type="float">
            <text:p>52042</text:p>
          </table:table-cell>
          <table:table-cell table:formula="of:=[.J176]/[.K176]" office:value-type="float" office:value="0.93747357903232" calcext:value-type="float">
            <text:p>0.93747357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979" calcext:value-type="float">
            <text:p>0.0979</text:p>
          </table:table-cell>
          <table:table-cell table:formula="of:=AVERAGE([.C176];[.F176]; [.I176]; [.L176] )" office:value-type="float" office:value="1.13751466908926" calcext:value-type="float">
            <text:p>1.1375146691</text:p>
          </table:table-cell>
          <table:table-cell table:formula="of:=AVERAGE([.M176:.P176])" office:value-type="float" office:value="0.09385" calcext:value-type="float">
            <text:p>0.09385</text:p>
          </table:table-cell>
          <table:table-cell office:value-type="float" office:value="3599461.107" calcext:value-type="float">
            <text:p>3599461.10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30" calcext:value-type="float">
            <text:p>11930</text:p>
          </table:table-cell>
          <table:table-cell table:formula="of:=[.A177]/[.B177]" office:value-type="float" office:value="0.38382229673093" calcext:value-type="float">
            <text:p>0.3838222967</text:p>
          </table:table-cell>
          <table:table-cell office:value-type="float" office:value="8791" calcext:value-type="float">
            <text:p>8791</text:p>
          </table:table-cell>
          <table:table-cell office:value-type="float" office:value="10135" calcext:value-type="float">
            <text:p>10135</text:p>
          </table:table-cell>
          <table:table-cell table:formula="of:=[.D177]/[.E177]" office:value-type="float" office:value="0.867390231869758" calcext:value-type="float">
            <text:p>0.8673902319</text:p>
          </table:table-cell>
          <table:table-cell office:value-type="float" office:value="6514" calcext:value-type="float">
            <text:p>6514</text:p>
          </table:table-cell>
          <table:table-cell office:value-type="float" office:value="4743" calcext:value-type="float">
            <text:p>4743</text:p>
          </table:table-cell>
          <table:table-cell table:formula="of:=[.G177]/[.H177]" office:value-type="float" office:value="1.37339236769977" calcext:value-type="float">
            <text:p>1.3733923677</text:p>
          </table:table-cell>
          <table:table-cell office:value-type="float" office:value="48788" calcext:value-type="float">
            <text:p>48788</text:p>
          </table:table-cell>
          <table:table-cell office:value-type="float" office:value="52665" calcext:value-type="float">
            <text:p>52665</text:p>
          </table:table-cell>
          <table:table-cell table:formula="of:=[.J177]/[.K177]" office:value-type="float" office:value="0.926383746321086" calcext:value-type="float">
            <text:p>0.9263837463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696" calcext:value-type="float">
            <text:p>0.0696</text:p>
          </table:table-cell>
          <table:table-cell table:formula="of:=AVERAGE([.C177];[.F177]; [.I177]; [.L177] )" office:value-type="float" office:value="0.887747160655386" calcext:value-type="float">
            <text:p>0.8877471607</text:p>
          </table:table-cell>
          <table:table-cell table:formula="of:=AVERAGE([.M177:.P177])" office:value-type="float" office:value="0.06505" calcext:value-type="float">
            <text:p>0.06505</text:p>
          </table:table-cell>
          <table:table-cell office:value-type="float" office:value="2784313.89" calcext:value-type="float">
            <text:p>2784313.8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696" calcext:value-type="float">
            <text:p>5696</text:p>
          </table:table-cell>
          <table:table-cell table:formula="of:=[.A178]/[.B178]" office:value-type="float" office:value="0.803897471910112" calcext:value-type="float">
            <text:p>0.8038974719</text:p>
          </table:table-cell>
          <table:table-cell office:value-type="float" office:value="8791" calcext:value-type="float">
            <text:p>8791</text:p>
          </table:table-cell>
          <table:table-cell office:value-type="float" office:value="8312" calcext:value-type="float">
            <text:p>8312</text:p>
          </table:table-cell>
          <table:table-cell table:formula="of:=[.D178]/[.E178]" office:value-type="float" office:value="1.05762752646776" calcext:value-type="float">
            <text:p>1.0576275265</text:p>
          </table:table-cell>
          <table:table-cell office:value-type="float" office:value="6514" calcext:value-type="float">
            <text:p>6514</text:p>
          </table:table-cell>
          <table:table-cell office:value-type="float" office:value="4318" calcext:value-type="float">
            <text:p>4318</text:p>
          </table:table-cell>
          <table:table-cell table:formula="of:=[.G178]/[.H178]" office:value-type="float" office:value="1.50856878184345" calcext:value-type="float">
            <text:p>1.5085687818</text:p>
          </table:table-cell>
          <table:table-cell office:value-type="float" office:value="48788" calcext:value-type="float">
            <text:p>48788</text:p>
          </table:table-cell>
          <table:table-cell office:value-type="float" office:value="41493" calcext:value-type="float">
            <text:p>41493</text:p>
          </table:table-cell>
          <table:table-cell table:formula="of:=[.J178]/[.K178]" office:value-type="float" office:value="1.17581278769913" calcext:value-type="float">
            <text:p>1.1758127877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62" calcext:value-type="float">
            <text:p>0.062</text:p>
          </table:table-cell>
          <table:table-cell table:formula="of:=AVERAGE([.C178];[.F178]; [.I178]; [.L178] )" office:value-type="float" office:value="1.13647664198011" calcext:value-type="float">
            <text:p>1.136476642</text:p>
          </table:table-cell>
          <table:table-cell table:formula="of:=AVERAGE([.M178:.P178])" office:value-type="float" office:value="0.05725" calcext:value-type="float">
            <text:p>0.05725</text:p>
          </table:table-cell>
          <table:table-cell office:value-type="float" office:value="2251047.176" calcext:value-type="float">
            <text:p>2251047.17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861" calcext:value-type="float">
            <text:p>12861</text:p>
          </table:table-cell>
          <table:table-cell table:formula="of:=[.A179]/[.B179]" office:value-type="float" office:value="0.356037633154498" calcext:value-type="float">
            <text:p>0.3560376332</text:p>
          </table:table-cell>
          <table:table-cell office:value-type="float" office:value="8791" calcext:value-type="float">
            <text:p>8791</text:p>
          </table:table-cell>
          <table:table-cell office:value-type="float" office:value="10695" calcext:value-type="float">
            <text:p>10695</text:p>
          </table:table-cell>
          <table:table-cell table:formula="of:=[.D179]/[.E179]" office:value-type="float" office:value="0.821972884525479" calcext:value-type="float">
            <text:p>0.8219728845</text:p>
          </table:table-cell>
          <table:table-cell office:value-type="float" office:value="6514" calcext:value-type="float">
            <text:p>6514</text:p>
          </table:table-cell>
          <table:table-cell office:value-type="float" office:value="6959" calcext:value-type="float">
            <text:p>6959</text:p>
          </table:table-cell>
          <table:table-cell table:formula="of:=[.G179]/[.H179]" office:value-type="float" office:value="0.936054030751545" calcext:value-type="float">
            <text:p>0.9360540308</text:p>
          </table:table-cell>
          <table:table-cell office:value-type="float" office:value="48788" calcext:value-type="float">
            <text:p>48788</text:p>
          </table:table-cell>
          <table:table-cell office:value-type="float" office:value="68783" calcext:value-type="float">
            <text:p>68783</text:p>
          </table:table-cell>
          <table:table-cell table:formula="of:=[.J179]/[.K179]" office:value-type="float" office:value="0.709303170841632" calcext:value-type="float">
            <text:p>0.7093031708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36" calcext:value-type="float">
            <text:p>0.0536</text:p>
          </table:table-cell>
          <table:table-cell table:formula="of:=AVERAGE([.C179];[.F179]; [.I179]; [.L179] )" office:value-type="float" office:value="0.705841929818289" calcext:value-type="float">
            <text:p>0.7058419298</text:p>
          </table:table-cell>
          <table:table-cell table:formula="of:=AVERAGE([.M179:.P179])" office:value-type="float" office:value="0.050675" calcext:value-type="float">
            <text:p>0.050675</text:p>
          </table:table-cell>
          <table:table-cell office:value-type="float" office:value="1962011.368" calcext:value-type="float">
            <text:p>1962011.36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53" calcext:value-type="float">
            <text:p>5053</text:p>
          </table:table-cell>
          <table:table-cell table:formula="of:=[.A180]/[.B180]" office:value-type="float" office:value="0.906194339996042" calcext:value-type="float">
            <text:p>0.90619434</text:p>
          </table:table-cell>
          <table:table-cell office:value-type="float" office:value="8791" calcext:value-type="float">
            <text:p>8791</text:p>
          </table:table-cell>
          <table:table-cell office:value-type="float" office:value="6178" calcext:value-type="float">
            <text:p>6178</text:p>
          </table:table-cell>
          <table:table-cell table:formula="of:=[.D180]/[.E180]" office:value-type="float" office:value="1.42295241178375" calcext:value-type="float">
            <text:p>1.4229524118</text:p>
          </table:table-cell>
          <table:table-cell office:value-type="float" office:value="6514" calcext:value-type="float">
            <text:p>6514</text:p>
          </table:table-cell>
          <table:table-cell office:value-type="float" office:value="3600" calcext:value-type="float">
            <text:p>3600</text:p>
          </table:table-cell>
          <table:table-cell table:formula="of:=[.G180]/[.H180]" office:value-type="float" office:value="1.80944444444444" calcext:value-type="float">
            <text:p>1.8094444444</text:p>
          </table:table-cell>
          <table:table-cell office:value-type="float" office:value="48788" calcext:value-type="float">
            <text:p>48788</text:p>
          </table:table-cell>
          <table:table-cell office:value-type="float" office:value="33585" calcext:value-type="float">
            <text:p>33585</text:p>
          </table:table-cell>
          <table:table-cell table:formula="of:=[.J180]/[.K180]" office:value-type="float" office:value="1.45267232395415" calcext:value-type="float">
            <text:p>1.45267232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979" calcext:value-type="float">
            <text:p>0.0979</text:p>
          </table:table-cell>
          <table:table-cell table:formula="of:=AVERAGE([.C180];[.F180]; [.I180]; [.L180] )" office:value-type="float" office:value="1.3978158800446" calcext:value-type="float">
            <text:p>1.39781588</text:p>
          </table:table-cell>
          <table:table-cell table:formula="of:=AVERAGE([.M180:.P180])" office:value-type="float" office:value="0.093" calcext:value-type="float">
            <text:p>0.093</text:p>
          </table:table-cell>
          <table:table-cell office:value-type="float" office:value="3932846.704" calcext:value-type="float">
            <text:p>3932846.70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63" calcext:value-type="float">
            <text:p>4863</text:p>
          </table:table-cell>
          <table:table-cell table:formula="of:=[.A181]/[.B181]" office:value-type="float" office:value="0.941599835492494" calcext:value-type="float">
            <text:p>0.9415998355</text:p>
          </table:table-cell>
          <table:table-cell office:value-type="float" office:value="8791" calcext:value-type="float">
            <text:p>8791</text:p>
          </table:table-cell>
          <table:table-cell office:value-type="float" office:value="8767" calcext:value-type="float">
            <text:p>8767</text:p>
          </table:table-cell>
          <table:table-cell table:formula="of:=[.D181]/[.E181]" office:value-type="float" office:value="1.00273753849664" calcext:value-type="float">
            <text:p>1.0027375385</text:p>
          </table:table-cell>
          <table:table-cell office:value-type="float" office:value="6514" calcext:value-type="float">
            <text:p>6514</text:p>
          </table:table-cell>
          <table:table-cell office:value-type="float" office:value="3959" calcext:value-type="float">
            <text:p>3959</text:p>
          </table:table-cell>
          <table:table-cell table:formula="of:=[.G181]/[.H181]" office:value-type="float" office:value="1.64536499115938" calcext:value-type="float">
            <text:p>1.6453649912</text:p>
          </table:table-cell>
          <table:table-cell office:value-type="float" office:value="48788" calcext:value-type="float">
            <text:p>48788</text:p>
          </table:table-cell>
          <table:table-cell office:value-type="float" office:value="29658" calcext:value-type="float">
            <text:p>29658</text:p>
          </table:table-cell>
          <table:table-cell table:formula="of:=[.J181]/[.K181]" office:value-type="float" office:value="1.64501989345202" calcext:value-type="float">
            <text:p>1.645019893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912" calcext:value-type="float">
            <text:p>0.0912</text:p>
          </table:table-cell>
          <table:table-cell table:formula="of:=AVERAGE([.C181];[.F181]; [.I181]; [.L181] )" office:value-type="float" office:value="1.30868056465013" calcext:value-type="float">
            <text:p>1.3086805647</text:p>
          </table:table-cell>
          <table:table-cell table:formula="of:=AVERAGE([.M181:.P181])" office:value-type="float" office:value="0.086325" calcext:value-type="float">
            <text:p>0.086325</text:p>
          </table:table-cell>
          <table:table-cell office:value-type="float" office:value="3619124.671" calcext:value-type="float">
            <text:p>3619124.67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00" calcext:value-type="float">
            <text:p>11900</text:p>
          </table:table-cell>
          <table:table-cell table:formula="of:=[.A182]/[.B182]" office:value-type="float" office:value="0.384789915966387" calcext:value-type="float">
            <text:p>0.384789916</text:p>
          </table:table-cell>
          <table:table-cell office:value-type="float" office:value="8791" calcext:value-type="float">
            <text:p>8791</text:p>
          </table:table-cell>
          <table:table-cell office:value-type="float" office:value="8811" calcext:value-type="float">
            <text:p>8811</text:p>
          </table:table-cell>
          <table:table-cell table:formula="of:=[.D182]/[.E182]" office:value-type="float" office:value="0.997730110089661" calcext:value-type="float">
            <text:p>0.9977301101</text:p>
          </table:table-cell>
          <table:table-cell office:value-type="float" office:value="6514" calcext:value-type="float">
            <text:p>6514</text:p>
          </table:table-cell>
          <table:table-cell office:value-type="float" office:value="3799" calcext:value-type="float">
            <text:p>3799</text:p>
          </table:table-cell>
          <table:table-cell table:formula="of:=[.G182]/[.H182]" office:value-type="float" office:value="1.71466175309292" calcext:value-type="float">
            <text:p>1.7146617531</text:p>
          </table:table-cell>
          <table:table-cell office:value-type="float" office:value="48788" calcext:value-type="float">
            <text:p>48788</text:p>
          </table:table-cell>
          <table:table-cell office:value-type="float" office:value="52239" calcext:value-type="float">
            <text:p>52239</text:p>
          </table:table-cell>
          <table:table-cell table:formula="of:=[.J182]/[.K182]" office:value-type="float" office:value="0.933938245372231" calcext:value-type="float">
            <text:p>0.9339382454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63" calcext:value-type="float">
            <text:p>0.063</text:p>
          </table:table-cell>
          <table:table-cell table:formula="of:=AVERAGE([.C182];[.F182]; [.I182]; [.L182] )" office:value-type="float" office:value="1.0077800061303" calcext:value-type="float">
            <text:p>1.0077800061</text:p>
          </table:table-cell>
          <table:table-cell table:formula="of:=AVERAGE([.M182:.P182])" office:value-type="float" office:value="0.058575" calcext:value-type="float">
            <text:p>0.058575</text:p>
          </table:table-cell>
          <table:table-cell office:value-type="float" office:value="2632894.811" calcext:value-type="float">
            <text:p>2632894.81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803" calcext:value-type="float">
            <text:p>5803</text:p>
          </table:table-cell>
          <table:table-cell table:formula="of:=[.A183]/[.B183]" office:value-type="float" office:value="0.789074616577632" calcext:value-type="float">
            <text:p>0.7890746166</text:p>
          </table:table-cell>
          <table:table-cell office:value-type="float" office:value="8791" calcext:value-type="float">
            <text:p>8791</text:p>
          </table:table-cell>
          <table:table-cell office:value-type="float" office:value="8484" calcext:value-type="float">
            <text:p>8484</text:p>
          </table:table-cell>
          <table:table-cell table:formula="of:=[.D183]/[.E183]" office:value-type="float" office:value="1.03618576143329" calcext:value-type="float">
            <text:p>1.0361857614</text:p>
          </table:table-cell>
          <table:table-cell office:value-type="float" office:value="6514" calcext:value-type="float">
            <text:p>6514</text:p>
          </table:table-cell>
          <table:table-cell office:value-type="float" office:value="4444" calcext:value-type="float">
            <text:p>4444</text:p>
          </table:table-cell>
          <table:table-cell table:formula="of:=[.G183]/[.H183]" office:value-type="float" office:value="1.46579657965797" calcext:value-type="float">
            <text:p>1.4657965797</text:p>
          </table:table-cell>
          <table:table-cell office:value-type="float" office:value="48788" calcext:value-type="float">
            <text:p>48788</text:p>
          </table:table-cell>
          <table:table-cell office:value-type="float" office:value="41693" calcext:value-type="float">
            <text:p>41693</text:p>
          </table:table-cell>
          <table:table-cell table:formula="of:=[.J183]/[.K183]" office:value-type="float" office:value="1.17017245101096" calcext:value-type="float">
            <text:p>1.170172451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628" calcext:value-type="float">
            <text:p>0.0628</text:p>
          </table:table-cell>
          <table:table-cell table:formula="of:=AVERAGE([.C183];[.F183]; [.I183]; [.L183] )" office:value-type="float" office:value="1.11530735216996" calcext:value-type="float">
            <text:p>1.1153073522</text:p>
          </table:table-cell>
          <table:table-cell table:formula="of:=AVERAGE([.M183:.P183])" office:value-type="float" office:value="0.0574" calcext:value-type="float">
            <text:p>0.0574</text:p>
          </table:table-cell>
          <table:table-cell office:value-type="float" office:value="2075668.729" calcext:value-type="float">
            <text:p>2075668.72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207" calcext:value-type="float">
            <text:p>7207</text:p>
          </table:table-cell>
          <table:table-cell table:formula="of:=[.A184]/[.B184]" office:value-type="float" office:value="0.635354516442348" calcext:value-type="float">
            <text:p>0.6353545164</text:p>
          </table:table-cell>
          <table:table-cell office:value-type="float" office:value="8791" calcext:value-type="float">
            <text:p>8791</text:p>
          </table:table-cell>
          <table:table-cell office:value-type="float" office:value="10113" calcext:value-type="float">
            <text:p>10113</text:p>
          </table:table-cell>
          <table:table-cell table:formula="of:=[.D184]/[.E184]" office:value-type="float" office:value="0.869277168001582" calcext:value-type="float">
            <text:p>0.869277168</text:p>
          </table:table-cell>
          <table:table-cell office:value-type="float" office:value="6514" calcext:value-type="float">
            <text:p>6514</text:p>
          </table:table-cell>
          <table:table-cell office:value-type="float" office:value="6844" calcext:value-type="float">
            <text:p>6844</text:p>
          </table:table-cell>
          <table:table-cell table:formula="of:=[.G184]/[.H184]" office:value-type="float" office:value="0.951782583284629" calcext:value-type="float">
            <text:p>0.9517825833</text:p>
          </table:table-cell>
          <table:table-cell office:value-type="float" office:value="48788" calcext:value-type="float">
            <text:p>48788</text:p>
          </table:table-cell>
          <table:table-cell office:value-type="float" office:value="60890" calcext:value-type="float">
            <text:p>60890</text:p>
          </table:table-cell>
          <table:table-cell table:formula="of:=[.J184]/[.K184]" office:value-type="float" office:value="0.801248152405978" calcext:value-type="float">
            <text:p>0.8012481524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593" calcext:value-type="float">
            <text:p>0.0593</text:p>
          </table:table-cell>
          <table:table-cell table:formula="of:=AVERAGE([.C184];[.F184]; [.I184]; [.L184] )" office:value-type="float" office:value="0.814415605033634" calcext:value-type="float">
            <text:p>0.814415605</text:p>
          </table:table-cell>
          <table:table-cell table:formula="of:=AVERAGE([.M184:.P184])" office:value-type="float" office:value="0.05505" calcext:value-type="float">
            <text:p>0.05505</text:p>
          </table:table-cell>
          <table:table-cell office:value-type="float" office:value="1974106.443" calcext:value-type="float">
            <text:p>1974106.44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767" calcext:value-type="float">
            <text:p>4767</text:p>
          </table:table-cell>
          <table:table-cell table:formula="of:=[.A185]/[.B185]" office:value-type="float" office:value="0.960562198447661" calcext:value-type="float">
            <text:p>0.9605621984</text:p>
          </table:table-cell>
          <table:table-cell office:value-type="float" office:value="8791" calcext:value-type="float">
            <text:p>8791</text:p>
          </table:table-cell>
          <table:table-cell office:value-type="float" office:value="8646" calcext:value-type="float">
            <text:p>8646</text:p>
          </table:table-cell>
          <table:table-cell table:formula="of:=[.D185]/[.E185]" office:value-type="float" office:value="1.01677076104557" calcext:value-type="float">
            <text:p>1.016770761</text:p>
          </table:table-cell>
          <table:table-cell office:value-type="float" office:value="6514" calcext:value-type="float">
            <text:p>6514</text:p>
          </table:table-cell>
          <table:table-cell office:value-type="float" office:value="3978" calcext:value-type="float">
            <text:p>3978</text:p>
          </table:table-cell>
          <table:table-cell table:formula="of:=[.G185]/[.H185]" office:value-type="float" office:value="1.63750628456511" calcext:value-type="float">
            <text:p>1.6375062846</text:p>
          </table:table-cell>
          <table:table-cell office:value-type="float" office:value="48788" calcext:value-type="float">
            <text:p>48788</text:p>
          </table:table-cell>
          <table:table-cell office:value-type="float" office:value="29741" calcext:value-type="float">
            <text:p>29741</text:p>
          </table:table-cell>
          <table:table-cell table:formula="of:=[.J185]/[.K185]" office:value-type="float" office:value="1.64042903735584" calcext:value-type="float">
            <text:p>1.6404290374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102" calcext:value-type="float">
            <text:p>0.102</text:p>
          </table:table-cell>
          <table:table-cell table:formula="of:=AVERAGE([.C185];[.F185]; [.I185]; [.L185] )" office:value-type="float" office:value="1.31381707035354" calcext:value-type="float">
            <text:p>1.3138170704</text:p>
          </table:table-cell>
          <table:table-cell table:formula="of:=AVERAGE([.M185:.P185])" office:value-type="float" office:value="0.096925" calcext:value-type="float">
            <text:p>0.096925</text:p>
          </table:table-cell>
          <table:table-cell office:value-type="float" office:value="4109061.972" calcext:value-type="float">
            <text:p>4109061.97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07" calcext:value-type="float">
            <text:p>7107</text:p>
          </table:table-cell>
          <table:table-cell table:formula="of:=[.A186]/[.B186]" office:value-type="float" office:value="0.644294357675531" calcext:value-type="float">
            <text:p>0.6442943577</text:p>
          </table:table-cell>
          <table:table-cell office:value-type="float" office:value="8791" calcext:value-type="float">
            <text:p>8791</text:p>
          </table:table-cell>
          <table:table-cell office:value-type="float" office:value="11069" calcext:value-type="float">
            <text:p>11069</text:p>
          </table:table-cell>
          <table:table-cell table:formula="of:=[.D186]/[.E186]" office:value-type="float" office:value="0.794200018068479" calcext:value-type="float">
            <text:p>0.7942000181</text:p>
          </table:table-cell>
          <table:table-cell office:value-type="float" office:value="6514" calcext:value-type="float">
            <text:p>6514</text:p>
          </table:table-cell>
          <table:table-cell office:value-type="float" office:value="8716" calcext:value-type="float">
            <text:p>8716</text:p>
          </table:table-cell>
          <table:table-cell table:formula="of:=[.G186]/[.H186]" office:value-type="float" office:value="0.747361174850849" calcext:value-type="float">
            <text:p>0.7473611749</text:p>
          </table:table-cell>
          <table:table-cell office:value-type="float" office:value="48788" calcext:value-type="float">
            <text:p>48788</text:p>
          </table:table-cell>
          <table:table-cell office:value-type="float" office:value="60590" calcext:value-type="float">
            <text:p>60590</text:p>
          </table:table-cell>
          <table:table-cell table:formula="of:=[.J186]/[.K186]" office:value-type="float" office:value="0.80521538207625" calcext:value-type="float">
            <text:p>0.805215382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0988" calcext:value-type="float">
            <text:p>0.0988</text:p>
          </table:table-cell>
          <table:table-cell table:formula="of:=AVERAGE([.C186];[.F186]; [.I186]; [.L186] )" office:value-type="float" office:value="0.747767733167777" calcext:value-type="float">
            <text:p>0.7477677332</text:p>
          </table:table-cell>
          <table:table-cell table:formula="of:=AVERAGE([.M186:.P186])" office:value-type="float" office:value="0.095825" calcext:value-type="float">
            <text:p>0.095825</text:p>
          </table:table-cell>
          <table:table-cell office:value-type="float" office:value="3989734.143" calcext:value-type="float">
            <text:p>3989734.14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30" calcext:value-type="float">
            <text:p>11930</text:p>
          </table:table-cell>
          <table:table-cell table:formula="of:=[.A187]/[.B187]" office:value-type="float" office:value="0.38382229673093" calcext:value-type="float">
            <text:p>0.3838222967</text:p>
          </table:table-cell>
          <table:table-cell office:value-type="float" office:value="8791" calcext:value-type="float">
            <text:p>8791</text:p>
          </table:table-cell>
          <table:table-cell office:value-type="float" office:value="10135" calcext:value-type="float">
            <text:p>10135</text:p>
          </table:table-cell>
          <table:table-cell table:formula="of:=[.D187]/[.E187]" office:value-type="float" office:value="0.867390231869758" calcext:value-type="float">
            <text:p>0.8673902319</text:p>
          </table:table-cell>
          <table:table-cell office:value-type="float" office:value="6514" calcext:value-type="float">
            <text:p>6514</text:p>
          </table:table-cell>
          <table:table-cell office:value-type="float" office:value="4743" calcext:value-type="float">
            <text:p>4743</text:p>
          </table:table-cell>
          <table:table-cell table:formula="of:=[.G187]/[.H187]" office:value-type="float" office:value="1.37339236769977" calcext:value-type="float">
            <text:p>1.3733923677</text:p>
          </table:table-cell>
          <table:table-cell office:value-type="float" office:value="48788" calcext:value-type="float">
            <text:p>48788</text:p>
          </table:table-cell>
          <table:table-cell office:value-type="float" office:value="52665" calcext:value-type="float">
            <text:p>52665</text:p>
          </table:table-cell>
          <table:table-cell table:formula="of:=[.J187]/[.K187]" office:value-type="float" office:value="0.926383746321086" calcext:value-type="float">
            <text:p>0.926383746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95" calcext:value-type="float">
            <text:p>0.0595</text:p>
          </table:table-cell>
          <table:table-cell table:formula="of:=AVERAGE([.C187];[.F187]; [.I187]; [.L187] )" office:value-type="float" office:value="0.887747160655386" calcext:value-type="float">
            <text:p>0.8877471607</text:p>
          </table:table-cell>
          <table:table-cell table:formula="of:=AVERAGE([.M187:.P187])" office:value-type="float" office:value="0.055275" calcext:value-type="float">
            <text:p>0.055275</text:p>
          </table:table-cell>
          <table:table-cell office:value-type="float" office:value="2430908.274" calcext:value-type="float">
            <text:p>2430908.27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6249" calcext:value-type="float">
            <text:p>6249</text:p>
          </table:table-cell>
          <table:table-cell table:formula="of:=[.A188]/[.B188]" office:value-type="float" office:value="0.732757241158585" calcext:value-type="float">
            <text:p>0.7327572412</text:p>
          </table:table-cell>
          <table:table-cell office:value-type="float" office:value="8791" calcext:value-type="float">
            <text:p>8791</text:p>
          </table:table-cell>
          <table:table-cell office:value-type="float" office:value="10241" calcext:value-type="float">
            <text:p>10241</text:p>
          </table:table-cell>
          <table:table-cell table:formula="of:=[.D188]/[.E188]" office:value-type="float" office:value="0.858412264427302" calcext:value-type="float">
            <text:p>0.8584122644</text:p>
          </table:table-cell>
          <table:table-cell office:value-type="float" office:value="6514" calcext:value-type="float">
            <text:p>6514</text:p>
          </table:table-cell>
          <table:table-cell office:value-type="float" office:value="8095" calcext:value-type="float">
            <text:p>8095</text:p>
          </table:table-cell>
          <table:table-cell table:formula="of:=[.G188]/[.H188]" office:value-type="float" office:value="0.804694255713403" calcext:value-type="float">
            <text:p>0.8046942557</text:p>
          </table:table-cell>
          <table:table-cell office:value-type="float" office:value="48788" calcext:value-type="float">
            <text:p>48788</text:p>
          </table:table-cell>
          <table:table-cell office:value-type="float" office:value="57328" calcext:value-type="float">
            <text:p>57328</text:p>
          </table:table-cell>
          <table:table-cell table:formula="of:=[.J188]/[.K188]" office:value-type="float" office:value="0.851032654200391" calcext:value-type="float">
            <text:p>0.8510326542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85" calcext:value-type="float">
            <text:p>0.0585</text:p>
          </table:table-cell>
          <table:table-cell table:formula="of:=AVERAGE([.C188];[.F188]; [.I188]; [.L188] )" office:value-type="float" office:value="0.81172410387492" calcext:value-type="float">
            <text:p>0.8117241039</text:p>
          </table:table-cell>
          <table:table-cell table:formula="of:=AVERAGE([.M188:.P188])" office:value-type="float" office:value="0.05465" calcext:value-type="float">
            <text:p>0.05465</text:p>
          </table:table-cell>
          <table:table-cell office:value-type="float" office:value="1946811.995" calcext:value-type="float">
            <text:p>1946811.99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72" calcext:value-type="float">
            <text:p>9772</text:p>
          </table:table-cell>
          <table:table-cell table:formula="of:=[.A189]/[.B189]" office:value-type="float" office:value="0.468583708555055" calcext:value-type="float">
            <text:p>0.4685837086</text:p>
          </table:table-cell>
          <table:table-cell office:value-type="float" office:value="8791" calcext:value-type="float">
            <text:p>8791</text:p>
          </table:table-cell>
          <table:table-cell office:value-type="float" office:value="10368" calcext:value-type="float">
            <text:p>10368</text:p>
          </table:table-cell>
          <table:table-cell table:formula="of:=[.D189]/[.E189]" office:value-type="float" office:value="0.84789737654321" calcext:value-type="float">
            <text:p>0.8478973765</text:p>
          </table:table-cell>
          <table:table-cell office:value-type="float" office:value="6514" calcext:value-type="float">
            <text:p>6514</text:p>
          </table:table-cell>
          <table:table-cell office:value-type="float" office:value="6845" calcext:value-type="float">
            <text:p>6845</text:p>
          </table:table-cell>
          <table:table-cell table:formula="of:=[.G189]/[.H189]" office:value-type="float" office:value="0.951643535427319" calcext:value-type="float">
            <text:p>0.9516435354</text:p>
          </table:table-cell>
          <table:table-cell office:value-type="float" office:value="48788" calcext:value-type="float">
            <text:p>48788</text:p>
          </table:table-cell>
          <table:table-cell office:value-type="float" office:value="64063" calcext:value-type="float">
            <text:p>64063</text:p>
          </table:table-cell>
          <table:table-cell table:formula="of:=[.J189]/[.K189]" office:value-type="float" office:value="0.761562836582739" calcext:value-type="float">
            <text:p>0.761562836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5" calcext:value-type="float">
            <text:p>0.055</text:p>
          </table:table-cell>
          <table:table-cell table:formula="of:=AVERAGE([.C189];[.F189]; [.I189]; [.L189] )" office:value-type="float" office:value="0.757421864277081" calcext:value-type="float">
            <text:p>0.7574218643</text:p>
          </table:table-cell>
          <table:table-cell table:formula="of:=AVERAGE([.M189:.P189])" office:value-type="float" office:value="0.05275" calcext:value-type="float">
            <text:p>0.05275</text:p>
          </table:table-cell>
          <table:table-cell office:value-type="float" office:value="1897523.038" calcext:value-type="float">
            <text:p>1897523.03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28" calcext:value-type="float">
            <text:p>4828</text:p>
          </table:table-cell>
          <table:table-cell table:formula="of:=[.A190]/[.B190]" office:value-type="float" office:value="0.948425849212925" calcext:value-type="float">
            <text:p>0.9484258492</text:p>
          </table:table-cell>
          <table:table-cell office:value-type="float" office:value="8791" calcext:value-type="float">
            <text:p>8791</text:p>
          </table:table-cell>
          <table:table-cell office:value-type="float" office:value="5764" calcext:value-type="float">
            <text:p>5764</text:p>
          </table:table-cell>
          <table:table-cell table:formula="of:=[.D190]/[.E190]" office:value-type="float" office:value="1.52515614156836" calcext:value-type="float">
            <text:p>1.5251561416</text:p>
          </table:table-cell>
          <table:table-cell office:value-type="float" office:value="6514" calcext:value-type="float">
            <text:p>6514</text:p>
          </table:table-cell>
          <table:table-cell office:value-type="float" office:value="2701" calcext:value-type="float">
            <text:p>2701</text:p>
          </table:table-cell>
          <table:table-cell table:formula="of:=[.G190]/[.H190]" office:value-type="float" office:value="2.41169937060348" calcext:value-type="float">
            <text:p>2.4116993706</text:p>
          </table:table-cell>
          <table:table-cell office:value-type="float" office:value="48788" calcext:value-type="float">
            <text:p>48788</text:p>
          </table:table-cell>
          <table:table-cell office:value-type="float" office:value="29414" calcext:value-type="float">
            <text:p>29414</text:p>
          </table:table-cell>
          <table:table-cell table:formula="of:=[.J190]/[.K190]" office:value-type="float" office:value="1.65866594138845" calcext:value-type="float">
            <text:p>1.65866594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108" calcext:value-type="float">
            <text:p>0.108</text:p>
          </table:table-cell>
          <table:table-cell table:formula="of:=AVERAGE([.C190];[.F190]; [.I190]; [.L190] )" office:value-type="float" office:value="1.6359868256933" calcext:value-type="float">
            <text:p>1.6359868257</text:p>
          </table:table-cell>
          <table:table-cell table:formula="of:=AVERAGE([.M190:.P190])" office:value-type="float" office:value="0.102575" calcext:value-type="float">
            <text:p>0.102575</text:p>
          </table:table-cell>
          <table:table-cell office:value-type="float" office:value="4628668.571" calcext:value-type="float">
            <text:p>4628668.57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191]/[.B191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5767" calcext:value-type="float">
            <text:p>5767</text:p>
          </table:table-cell>
          <table:table-cell table:formula="of:=[.D191]/[.E191]" office:value-type="float" office:value="1.52436275359806" calcext:value-type="float">
            <text:p>1.5243627536</text:p>
          </table:table-cell>
          <table:table-cell office:value-type="float" office:value="6514" calcext:value-type="float">
            <text:p>6514</text:p>
          </table:table-cell>
          <table:table-cell office:value-type="float" office:value="3251" calcext:value-type="float">
            <text:p>3251</text:p>
          </table:table-cell>
          <table:table-cell table:formula="of:=[.G191]/[.H191]" office:value-type="float" office:value="2.00369117194709" calcext:value-type="float">
            <text:p>2.0036911719</text:p>
          </table:table-cell>
          <table:table-cell office:value-type="float" office:value="48788" calcext:value-type="float">
            <text:p>48788</text:p>
          </table:table-cell>
          <table:table-cell office:value-type="float" office:value="43096" calcext:value-type="float">
            <text:p>43096</text:p>
          </table:table-cell>
          <table:table-cell table:formula="of:=[.J191]/[.K191]" office:value-type="float" office:value="1.13207722294412" calcext:value-type="float">
            <text:p>1.1320772229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892" calcext:value-type="float">
            <text:p>0.0892</text:p>
          </table:table-cell>
          <table:table-cell table:formula="of:=AVERAGE([.C191];[.F191]; [.I191]; [.L191] )" office:value-type="float" office:value="1.31581650682727" calcext:value-type="float">
            <text:p>1.3158165068</text:p>
          </table:table-cell>
          <table:table-cell table:formula="of:=AVERAGE([.M191:.P191])" office:value-type="float" office:value="0.0857" calcext:value-type="float">
            <text:p>0.0857</text:p>
          </table:table-cell>
          <table:table-cell office:value-type="float" office:value="4153307.891" calcext:value-type="float">
            <text:p>4153307.89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131" calcext:value-type="float">
            <text:p>5131</text:p>
          </table:table-cell>
          <table:table-cell table:formula="of:=[.A192]/[.B192]" office:value-type="float" office:value="0.892418631845644" calcext:value-type="float">
            <text:p>0.8924186318</text:p>
          </table:table-cell>
          <table:table-cell office:value-type="float" office:value="8791" calcext:value-type="float">
            <text:p>8791</text:p>
          </table:table-cell>
          <table:table-cell office:value-type="float" office:value="8254" calcext:value-type="float">
            <text:p>8254</text:p>
          </table:table-cell>
          <table:table-cell table:formula="of:=[.D192]/[.E192]" office:value-type="float" office:value="1.06505936515629" calcext:value-type="float">
            <text:p>1.0650593652</text:p>
          </table:table-cell>
          <table:table-cell office:value-type="float" office:value="6514" calcext:value-type="float">
            <text:p>6514</text:p>
          </table:table-cell>
          <table:table-cell office:value-type="float" office:value="4013" calcext:value-type="float">
            <text:p>4013</text:p>
          </table:table-cell>
          <table:table-cell table:formula="of:=[.G192]/[.H192]" office:value-type="float" office:value="1.623224520309" calcext:value-type="float">
            <text:p>1.6232245203</text:p>
          </table:table-cell>
          <table:table-cell office:value-type="float" office:value="48788" calcext:value-type="float">
            <text:p>48788</text:p>
          </table:table-cell>
          <table:table-cell office:value-type="float" office:value="31177" calcext:value-type="float">
            <text:p>31177</text:p>
          </table:table-cell>
          <table:table-cell table:formula="of:=[.J192]/[.K192]" office:value-type="float" office:value="1.56487153991725" calcext:value-type="float">
            <text:p>1.5648715399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946" calcext:value-type="float">
            <text:p>0.0946</text:p>
          </table:table-cell>
          <table:table-cell table:formula="of:=AVERAGE([.C192];[.F192]; [.I192]; [.L192] )" office:value-type="float" office:value="1.28639351430704" calcext:value-type="float">
            <text:p>1.2863935143</text:p>
          </table:table-cell>
          <table:table-cell table:formula="of:=AVERAGE([.M192:.P192])" office:value-type="float" office:value="0.09035" calcext:value-type="float">
            <text:p>0.09035</text:p>
          </table:table-cell>
          <table:table-cell office:value-type="float" office:value="3178300.17" calcext:value-type="float">
            <text:p>3178300.1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94" calcext:value-type="float">
            <text:p>12194</text:p>
          </table:table-cell>
          <table:table-cell table:formula="of:=[.A193]/[.B193]" office:value-type="float" office:value="0.375512547154338" calcext:value-type="float">
            <text:p>0.3755125472</text:p>
          </table:table-cell>
          <table:table-cell office:value-type="float" office:value="8791" calcext:value-type="float">
            <text:p>8791</text:p>
          </table:table-cell>
          <table:table-cell office:value-type="float" office:value="9211" calcext:value-type="float">
            <text:p>9211</text:p>
          </table:table-cell>
          <table:table-cell table:formula="of:=[.D193]/[.E193]" office:value-type="float" office:value="0.954402345022256" calcext:value-type="float">
            <text:p>0.954402345</text:p>
          </table:table-cell>
          <table:table-cell office:value-type="float" office:value="6514" calcext:value-type="float">
            <text:p>6514</text:p>
          </table:table-cell>
          <table:table-cell office:value-type="float" office:value="5453" calcext:value-type="float">
            <text:p>5453</text:p>
          </table:table-cell>
          <table:table-cell table:formula="of:=[.G193]/[.H193]" office:value-type="float" office:value="1.19457179534201" calcext:value-type="float">
            <text:p>1.1945717953</text:p>
          </table:table-cell>
          <table:table-cell office:value-type="float" office:value="48788" calcext:value-type="float">
            <text:p>48788</text:p>
          </table:table-cell>
          <table:table-cell office:value-type="float" office:value="65830" calcext:value-type="float">
            <text:p>65830</text:p>
          </table:table-cell>
          <table:table-cell table:formula="of:=[.J193]/[.K193]" office:value-type="float" office:value="0.741121069421237" calcext:value-type="float">
            <text:p>0.7411210694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59" calcext:value-type="float">
            <text:p>0.0559</text:p>
          </table:table-cell>
          <table:table-cell table:formula="of:=AVERAGE([.C193];[.F193]; [.I193]; [.L193] )" office:value-type="float" office:value="0.816401939234961" calcext:value-type="float">
            <text:p>0.8164019392</text:p>
          </table:table-cell>
          <table:table-cell table:formula="of:=AVERAGE([.M193:.P193])" office:value-type="float" office:value="0.0531" calcext:value-type="float">
            <text:p>0.0531</text:p>
          </table:table-cell>
          <table:table-cell office:value-type="float" office:value="2036563.04" calcext:value-type="float">
            <text:p>2036563.0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091" calcext:value-type="float">
            <text:p>13091</text:p>
          </table:table-cell>
          <table:table-cell table:formula="of:=[.A194]/[.B194]" office:value-type="float" office:value="0.34978229317852" calcext:value-type="float">
            <text:p>0.3497822932</text:p>
          </table:table-cell>
          <table:table-cell office:value-type="float" office:value="8791" calcext:value-type="float">
            <text:p>8791</text:p>
          </table:table-cell>
          <table:table-cell office:value-type="float" office:value="11617" calcext:value-type="float">
            <text:p>11617</text:p>
          </table:table-cell>
          <table:table-cell table:formula="of:=[.D194]/[.E194]" office:value-type="float" office:value="0.756735818197469" calcext:value-type="float">
            <text:p>0.7567358182</text:p>
          </table:table-cell>
          <table:table-cell office:value-type="float" office:value="6514" calcext:value-type="float">
            <text:p>6514</text:p>
          </table:table-cell>
          <table:table-cell office:value-type="float" office:value="7331" calcext:value-type="float">
            <text:p>7331</text:p>
          </table:table-cell>
          <table:table-cell table:formula="of:=[.G194]/[.H194]" office:value-type="float" office:value="0.888555449461192" calcext:value-type="float">
            <text:p>0.8885554495</text:p>
          </table:table-cell>
          <table:table-cell office:value-type="float" office:value="48788" calcext:value-type="float">
            <text:p>48788</text:p>
          </table:table-cell>
          <table:table-cell office:value-type="float" office:value="67959" calcext:value-type="float">
            <text:p>67959</text:p>
          </table:table-cell>
          <table:table-cell table:formula="of:=[.J194]/[.K194]" office:value-type="float" office:value="0.717903441781074" calcext:value-type="float">
            <text:p>0.7179034418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447" calcext:value-type="float">
            <text:p>0.0447</text:p>
          </table:table-cell>
          <table:table-cell table:formula="of:=AVERAGE([.C194];[.F194]; [.I194]; [.L194] )" office:value-type="float" office:value="0.678244250654564" calcext:value-type="float">
            <text:p>0.6782442507</text:p>
          </table:table-cell>
          <table:table-cell table:formula="of:=AVERAGE([.M194:.P194])" office:value-type="float" office:value="0.042075" calcext:value-type="float">
            <text:p>0.042075</text:p>
          </table:table-cell>
          <table:table-cell office:value-type="float" office:value="1686538.247" calcext:value-type="float">
            <text:p>1686538.24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195]/[.B195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195]/[.E195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195]/[.H195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195]/[.K195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195];[.F195]; [.I195]; [.L195] )" office:value-type="string" office:string-value="" calcext:value-type="error">
            <text:p>#DIV/0!</text:p>
          </table:table-cell>
          <table:table-cell table:formula="of:=AVERAGE([.M195:.P195])" office:value-type="float" office:value="0" calcext:value-type="float">
            <text:p>0</text:p>
          </table:table-cell>
          <table:table-cell office:value-type="float" office:value="3366442.295" calcext:value-type="float">
            <text:p>3366442.29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196]/[.B196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6634" calcext:value-type="float">
            <text:p>6634</text:p>
          </table:table-cell>
          <table:table-cell table:formula="of:=[.D196]/[.E196]" office:value-type="float" office:value="1.32514320168827" calcext:value-type="float">
            <text:p>1.3251432017</text:p>
          </table:table-cell>
          <table:table-cell office:value-type="float" office:value="6514" calcext:value-type="float">
            <text:p>6514</text:p>
          </table:table-cell>
          <table:table-cell office:value-type="float" office:value="4428" calcext:value-type="float">
            <text:p>4428</text:p>
          </table:table-cell>
          <table:table-cell table:formula="of:=[.G196]/[.H196]" office:value-type="float" office:value="1.47109304426378" calcext:value-type="float">
            <text:p>1.4710930443</text:p>
          </table:table-cell>
          <table:table-cell office:value-type="float" office:value="48788" calcext:value-type="float">
            <text:p>48788</text:p>
          </table:table-cell>
          <table:table-cell office:value-type="float" office:value="43180" calcext:value-type="float">
            <text:p>43180</text:p>
          </table:table-cell>
          <table:table-cell table:formula="of:=[.J196]/[.K196]" office:value-type="float" office:value="1.12987494210283" calcext:value-type="float">
            <text:p>1.129874942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6" calcext:value-type="float">
            <text:p>0.06</text:p>
          </table:table-cell>
          <table:table-cell office:value-type="float" office:value="0.0662" calcext:value-type="float">
            <text:p>0.0662</text:p>
          </table:table-cell>
          <table:table-cell table:formula="of:=AVERAGE([.C196];[.F196]; [.I196]; [.L196] )" office:value-type="float" office:value="1.13231151671867" calcext:value-type="float">
            <text:p>1.1323115167</text:p>
          </table:table-cell>
          <table:table-cell table:formula="of:=AVERAGE([.M196:.P196])" office:value-type="float" office:value="0.06235" calcext:value-type="float">
            <text:p>0.06235</text:p>
          </table:table-cell>
          <table:table-cell office:value-type="float" office:value="3037881.124" calcext:value-type="float">
            <text:p>3037881.12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197]/[.B197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8291" calcext:value-type="float">
            <text:p>8291</text:p>
          </table:table-cell>
          <table:table-cell table:formula="of:=[.D197]/[.E197]" office:value-type="float" office:value="1.06030635628995" calcext:value-type="float">
            <text:p>1.0603063563</text:p>
          </table:table-cell>
          <table:table-cell office:value-type="float" office:value="6514" calcext:value-type="float">
            <text:p>6514</text:p>
          </table:table-cell>
          <table:table-cell office:value-type="float" office:value="4046" calcext:value-type="float">
            <text:p>4046</text:p>
          </table:table-cell>
          <table:table-cell table:formula="of:=[.G197]/[.H197]" office:value-type="float" office:value="1.6099851705388" calcext:value-type="float">
            <text:p>1.6099851705</text:p>
          </table:table-cell>
          <table:table-cell office:value-type="float" office:value="48788" calcext:value-type="float">
            <text:p>48788</text:p>
          </table:table-cell>
          <table:table-cell office:value-type="float" office:value="43267" calcext:value-type="float">
            <text:p>43267</text:p>
          </table:table-cell>
          <table:table-cell table:formula="of:=[.J197]/[.K197]" office:value-type="float" office:value="1.12760302308919" calcext:value-type="float">
            <text:p>1.1276030231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623" calcext:value-type="float">
            <text:p>0.0623</text:p>
          </table:table-cell>
          <table:table-cell table:formula="of:=AVERAGE([.C197];[.F197]; [.I197]; [.L197] )" office:value-type="float" office:value="1.09610486586427" calcext:value-type="float">
            <text:p>1.0961048659</text:p>
          </table:table-cell>
          <table:table-cell table:formula="of:=AVERAGE([.M197:.P197])" office:value-type="float" office:value="0.05875" calcext:value-type="float">
            <text:p>0.05875</text:p>
          </table:table-cell>
          <table:table-cell office:value-type="float" office:value="2626387.989" calcext:value-type="float">
            <text:p>2626387.98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94" calcext:value-type="float">
            <text:p>12194</text:p>
          </table:table-cell>
          <table:table-cell table:formula="of:=[.A198]/[.B198]" office:value-type="float" office:value="0.375512547154338" calcext:value-type="float">
            <text:p>0.3755125472</text:p>
          </table:table-cell>
          <table:table-cell office:value-type="float" office:value="8791" calcext:value-type="float">
            <text:p>8791</text:p>
          </table:table-cell>
          <table:table-cell office:value-type="float" office:value="9318" calcext:value-type="float">
            <text:p>9318</text:p>
          </table:table-cell>
          <table:table-cell table:formula="of:=[.D198]/[.E198]" office:value-type="float" office:value="0.943442798883881" calcext:value-type="float">
            <text:p>0.9434427989</text:p>
          </table:table-cell>
          <table:table-cell office:value-type="float" office:value="6514" calcext:value-type="float">
            <text:p>6514</text:p>
          </table:table-cell>
          <table:table-cell office:value-type="float" office:value="5665" calcext:value-type="float">
            <text:p>5665</text:p>
          </table:table-cell>
          <table:table-cell table:formula="of:=[.G198]/[.H198]" office:value-type="float" office:value="1.14986760812004" calcext:value-type="float">
            <text:p>1.1498676081</text:p>
          </table:table-cell>
          <table:table-cell office:value-type="float" office:value="48788" calcext:value-type="float">
            <text:p>48788</text:p>
          </table:table-cell>
          <table:table-cell office:value-type="float" office:value="65835" calcext:value-type="float">
            <text:p>65835</text:p>
          </table:table-cell>
          <table:table-cell table:formula="of:=[.J198]/[.K198]" office:value-type="float" office:value="0.741064783170046" calcext:value-type="float">
            <text:p>0.741064783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49" calcext:value-type="float">
            <text:p>0.0449</text:p>
          </table:table-cell>
          <table:table-cell table:formula="of:=AVERAGE([.C198];[.F198]; [.I198]; [.L198] )" office:value-type="float" office:value="0.802471934332075" calcext:value-type="float">
            <text:p>0.8024719343</text:p>
          </table:table-cell>
          <table:table-cell table:formula="of:=AVERAGE([.M198:.P198])" office:value-type="float" office:value="0.042475" calcext:value-type="float">
            <text:p>0.042475</text:p>
          </table:table-cell>
          <table:table-cell office:value-type="float" office:value="1741185.537" calcext:value-type="float">
            <text:p>1741185.53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091" calcext:value-type="float">
            <text:p>13091</text:p>
          </table:table-cell>
          <table:table-cell table:formula="of:=[.A199]/[.B199]" office:value-type="float" office:value="0.34978229317852" calcext:value-type="float">
            <text:p>0.3497822932</text:p>
          </table:table-cell>
          <table:table-cell office:value-type="float" office:value="8791" calcext:value-type="float">
            <text:p>8791</text:p>
          </table:table-cell>
          <table:table-cell office:value-type="float" office:value="10408" calcext:value-type="float">
            <text:p>10408</text:p>
          </table:table-cell>
          <table:table-cell table:formula="of:=[.D199]/[.E199]" office:value-type="float" office:value="0.844638739431207" calcext:value-type="float">
            <text:p>0.8446387394</text:p>
          </table:table-cell>
          <table:table-cell office:value-type="float" office:value="6514" calcext:value-type="float">
            <text:p>6514</text:p>
          </table:table-cell>
          <table:table-cell office:value-type="float" office:value="6933" calcext:value-type="float">
            <text:p>6933</text:p>
          </table:table-cell>
          <table:table-cell table:formula="of:=[.G199]/[.H199]" office:value-type="float" office:value="0.939564402134718" calcext:value-type="float">
            <text:p>0.9395644021</text:p>
          </table:table-cell>
          <table:table-cell office:value-type="float" office:value="48788" calcext:value-type="float">
            <text:p>48788</text:p>
          </table:table-cell>
          <table:table-cell office:value-type="float" office:value="67908" calcext:value-type="float">
            <text:p>67908</text:p>
          </table:table-cell>
          <table:table-cell table:formula="of:=[.J199]/[.K199]" office:value-type="float" office:value="0.718442598810155" calcext:value-type="float">
            <text:p>0.718442598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6" calcext:value-type="float">
            <text:p>0.056</text:p>
          </table:table-cell>
          <table:table-cell table:formula="of:=AVERAGE([.C199];[.F199]; [.I199]; [.L199] )" office:value-type="float" office:value="0.71310700838865" calcext:value-type="float">
            <text:p>0.7131070084</text:p>
          </table:table-cell>
          <table:table-cell table:formula="of:=AVERAGE([.M199:.P199])" office:value-type="float" office:value="0.053425" calcext:value-type="float">
            <text:p>0.053425</text:p>
          </table:table-cell>
          <table:table-cell office:value-type="float" office:value="1960763.536" calcext:value-type="float">
            <text:p>1960763.53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914" calcext:value-type="float">
            <text:p>4914</text:p>
          </table:table-cell>
          <table:table-cell table:formula="of:=[.A200]/[.B200]" office:value-type="float" office:value="0.931827431827432" calcext:value-type="float">
            <text:p>0.9318274318</text:p>
          </table:table-cell>
          <table:table-cell office:value-type="float" office:value="8791" calcext:value-type="float">
            <text:p>8791</text:p>
          </table:table-cell>
          <table:table-cell office:value-type="float" office:value="5907" calcext:value-type="float">
            <text:p>5907</text:p>
          </table:table-cell>
          <table:table-cell table:formula="of:=[.D200]/[.E200]" office:value-type="float" office:value="1.48823429829016" calcext:value-type="float">
            <text:p>1.4882342983</text:p>
          </table:table-cell>
          <table:table-cell office:value-type="float" office:value="6514" calcext:value-type="float">
            <text:p>6514</text:p>
          </table:table-cell>
          <table:table-cell office:value-type="float" office:value="2950" calcext:value-type="float">
            <text:p>2950</text:p>
          </table:table-cell>
          <table:table-cell table:formula="of:=[.G200]/[.H200]" office:value-type="float" office:value="2.20813559322034" calcext:value-type="float">
            <text:p>2.2081355932</text:p>
          </table:table-cell>
          <table:table-cell office:value-type="float" office:value="48788" calcext:value-type="float">
            <text:p>48788</text:p>
          </table:table-cell>
          <table:table-cell office:value-type="float" office:value="29697" calcext:value-type="float">
            <text:p>29697</text:p>
          </table:table-cell>
          <table:table-cell table:formula="of:=[.J200]/[.K200]" office:value-type="float" office:value="1.6428595481025" calcext:value-type="float">
            <text:p>1.642859548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7" calcext:value-type="float">
            <text:p>0.107</text:p>
          </table:table-cell>
          <table:table-cell table:formula="of:=AVERAGE([.C200];[.F200]; [.I200]; [.L200] )" office:value-type="float" office:value="1.56776421786011" calcext:value-type="float">
            <text:p>1.5677642179</text:p>
          </table:table-cell>
          <table:table-cell table:formula="of:=AVERAGE([.M200:.P200])" office:value-type="float" office:value="0.10225" calcext:value-type="float">
            <text:p>0.10225</text:p>
          </table:table-cell>
          <table:table-cell office:value-type="float" office:value="4259985.913" calcext:value-type="float">
            <text:p>4259985.91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982" calcext:value-type="float">
            <text:p>4982</text:p>
          </table:table-cell>
          <table:table-cell table:formula="of:=[.A201]/[.B201]" office:value-type="float" office:value="0.91910879164994" calcext:value-type="float">
            <text:p>0.9191087916</text:p>
          </table:table-cell>
          <table:table-cell office:value-type="float" office:value="8791" calcext:value-type="float">
            <text:p>8791</text:p>
          </table:table-cell>
          <table:table-cell office:value-type="float" office:value="6348" calcext:value-type="float">
            <text:p>6348</text:p>
          </table:table-cell>
          <table:table-cell table:formula="of:=[.D201]/[.E201]" office:value-type="float" office:value="1.38484562066793" calcext:value-type="float">
            <text:p>1.3848456207</text:p>
          </table:table-cell>
          <table:table-cell office:value-type="float" office:value="6514" calcext:value-type="float">
            <text:p>6514</text:p>
          </table:table-cell>
          <table:table-cell office:value-type="float" office:value="4329" calcext:value-type="float">
            <text:p>4329</text:p>
          </table:table-cell>
          <table:table-cell table:formula="of:=[.G201]/[.H201]" office:value-type="float" office:value="1.5047355047355" calcext:value-type="float">
            <text:p>1.5047355047</text:p>
          </table:table-cell>
          <table:table-cell office:value-type="float" office:value="48788" calcext:value-type="float">
            <text:p>48788</text:p>
          </table:table-cell>
          <table:table-cell office:value-type="float" office:value="32853" calcext:value-type="float">
            <text:p>32853</text:p>
          </table:table-cell>
          <table:table-cell table:formula="of:=[.J201]/[.K201]" office:value-type="float" office:value="1.48503941801358" calcext:value-type="float">
            <text:p>1.48503941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94" calcext:value-type="float">
            <text:p>0.094</text:p>
          </table:table-cell>
          <table:table-cell table:formula="of:=AVERAGE([.C201];[.F201]; [.I201]; [.L201] )" office:value-type="float" office:value="1.32343233376674" calcext:value-type="float">
            <text:p>1.3234323338</text:p>
          </table:table-cell>
          <table:table-cell table:formula="of:=AVERAGE([.M201:.P201])" office:value-type="float" office:value="0.0893" calcext:value-type="float">
            <text:p>0.0893</text:p>
          </table:table-cell>
          <table:table-cell office:value-type="float" office:value="3655658.402" calcext:value-type="float">
            <text:p>3655658.40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82" calcext:value-type="float">
            <text:p>11982</text:p>
          </table:table-cell>
          <table:table-cell table:formula="of:=[.A202]/[.B202]" office:value-type="float" office:value="0.382156568185612" calcext:value-type="float">
            <text:p>0.3821565682</text:p>
          </table:table-cell>
          <table:table-cell office:value-type="float" office:value="8791" calcext:value-type="float">
            <text:p>8791</text:p>
          </table:table-cell>
          <table:table-cell office:value-type="float" office:value="8410" calcext:value-type="float">
            <text:p>8410</text:p>
          </table:table-cell>
          <table:table-cell table:formula="of:=[.D202]/[.E202]" office:value-type="float" office:value="1.04530321046373" calcext:value-type="float">
            <text:p>1.0453032105</text:p>
          </table:table-cell>
          <table:table-cell office:value-type="float" office:value="6514" calcext:value-type="float">
            <text:p>6514</text:p>
          </table:table-cell>
          <table:table-cell office:value-type="float" office:value="3881" calcext:value-type="float">
            <text:p>3881</text:p>
          </table:table-cell>
          <table:table-cell table:formula="of:=[.G202]/[.H202]" office:value-type="float" office:value="1.6784333934553" calcext:value-type="float">
            <text:p>1.6784333935</text:p>
          </table:table-cell>
          <table:table-cell office:value-type="float" office:value="48788" calcext:value-type="float">
            <text:p>48788</text:p>
          </table:table-cell>
          <table:table-cell office:value-type="float" office:value="52608" calcext:value-type="float">
            <text:p>52608</text:p>
          </table:table-cell>
          <table:table-cell table:formula="of:=[.J202]/[.K202]" office:value-type="float" office:value="0.927387469586375" calcext:value-type="float">
            <text:p>0.9273874696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686" calcext:value-type="float">
            <text:p>0.0686</text:p>
          </table:table-cell>
          <table:table-cell table:formula="of:=AVERAGE([.C202];[.F202]; [.I202]; [.L202] )" office:value-type="float" office:value="1.00832016042275" calcext:value-type="float">
            <text:p>1.0083201604</text:p>
          </table:table-cell>
          <table:table-cell table:formula="of:=AVERAGE([.M202:.P202])" office:value-type="float" office:value="0.0642" calcext:value-type="float">
            <text:p>0.0642</text:p>
          </table:table-cell>
          <table:table-cell office:value-type="float" office:value="2769825.828" calcext:value-type="float">
            <text:p>2769825.82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758" calcext:value-type="float">
            <text:p>5758</text:p>
          </table:table-cell>
          <table:table-cell table:formula="of:=[.A203]/[.B203]" office:value-type="float" office:value="0.795241403265023" calcext:value-type="float">
            <text:p>0.7952414033</text:p>
          </table:table-cell>
          <table:table-cell office:value-type="float" office:value="8791" calcext:value-type="float">
            <text:p>8791</text:p>
          </table:table-cell>
          <table:table-cell office:value-type="float" office:value="8462" calcext:value-type="float">
            <text:p>8462</text:p>
          </table:table-cell>
          <table:table-cell table:formula="of:=[.D203]/[.E203]" office:value-type="float" office:value="1.03887969747105" calcext:value-type="float">
            <text:p>1.0388796975</text:p>
          </table:table-cell>
          <table:table-cell office:value-type="float" office:value="6514" calcext:value-type="float">
            <text:p>6514</text:p>
          </table:table-cell>
          <table:table-cell office:value-type="float" office:value="4204" calcext:value-type="float">
            <text:p>4204</text:p>
          </table:table-cell>
          <table:table-cell table:formula="of:=[.G203]/[.H203]" office:value-type="float" office:value="1.54947668886774" calcext:value-type="float">
            <text:p>1.5494766889</text:p>
          </table:table-cell>
          <table:table-cell office:value-type="float" office:value="48788" calcext:value-type="float">
            <text:p>48788</text:p>
          </table:table-cell>
          <table:table-cell office:value-type="float" office:value="41442" calcext:value-type="float">
            <text:p>41442</text:p>
          </table:table-cell>
          <table:table-cell table:formula="of:=[.J203]/[.K203]" office:value-type="float" office:value="1.17725978475942" calcext:value-type="float">
            <text:p>1.1772597848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682" calcext:value-type="float">
            <text:p>0.0682</text:p>
          </table:table-cell>
          <table:table-cell table:formula="of:=AVERAGE([.C203];[.F203]; [.I203]; [.L203] )" office:value-type="float" office:value="1.14021439359081" calcext:value-type="float">
            <text:p>1.1402143936</text:p>
          </table:table-cell>
          <table:table-cell table:formula="of:=AVERAGE([.M203:.P203])" office:value-type="float" office:value="0.064475" calcext:value-type="float">
            <text:p>0.064475</text:p>
          </table:table-cell>
          <table:table-cell office:value-type="float" office:value="2242538.523" calcext:value-type="float">
            <text:p>2242538.52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52" calcext:value-type="float">
            <text:p>7152</text:p>
          </table:table-cell>
          <table:table-cell table:formula="of:=[.A204]/[.B204]" office:value-type="float" office:value="0.640240492170022" calcext:value-type="float">
            <text:p>0.6402404922</text:p>
          </table:table-cell>
          <table:table-cell office:value-type="float" office:value="8791" calcext:value-type="float">
            <text:p>8791</text:p>
          </table:table-cell>
          <table:table-cell office:value-type="float" office:value="10029" calcext:value-type="float">
            <text:p>10029</text:p>
          </table:table-cell>
          <table:table-cell table:formula="of:=[.D204]/[.E204]" office:value-type="float" office:value="0.876557981852627" calcext:value-type="float">
            <text:p>0.8765579819</text:p>
          </table:table-cell>
          <table:table-cell office:value-type="float" office:value="6514" calcext:value-type="float">
            <text:p>6514</text:p>
          </table:table-cell>
          <table:table-cell office:value-type="float" office:value="6840" calcext:value-type="float">
            <text:p>6840</text:p>
          </table:table-cell>
          <table:table-cell table:formula="of:=[.G204]/[.H204]" office:value-type="float" office:value="0.95233918128655" calcext:value-type="float">
            <text:p>0.9523391813</text:p>
          </table:table-cell>
          <table:table-cell office:value-type="float" office:value="48788" calcext:value-type="float">
            <text:p>48788</text:p>
          </table:table-cell>
          <table:table-cell office:value-type="float" office:value="60870" calcext:value-type="float">
            <text:p>60870</text:p>
          </table:table-cell>
          <table:table-cell table:formula="of:=[.J204]/[.K204]" office:value-type="float" office:value="0.801511417775587" calcext:value-type="float">
            <text:p>0.8015114178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08" calcext:value-type="float">
            <text:p>0.0608</text:p>
          </table:table-cell>
          <table:table-cell table:formula="of:=AVERAGE([.C204];[.F204]; [.I204]; [.L204] )" office:value-type="float" office:value="0.817662268271197" calcext:value-type="float">
            <text:p>0.8176622683</text:p>
          </table:table-cell>
          <table:table-cell table:formula="of:=AVERAGE([.M204:.P204])" office:value-type="float" office:value="0.057025" calcext:value-type="float">
            <text:p>0.057025</text:p>
          </table:table-cell>
          <table:table-cell office:value-type="float" office:value="2095005.524" calcext:value-type="float">
            <text:p>2095005.52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205]/[.B205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6071" calcext:value-type="float">
            <text:p>6071</text:p>
          </table:table-cell>
          <table:table-cell table:formula="of:=[.D205]/[.E205]" office:value-type="float" office:value="1.44803162576182" calcext:value-type="float">
            <text:p>1.4480316258</text:p>
          </table:table-cell>
          <table:table-cell office:value-type="float" office:value="6514" calcext:value-type="float">
            <text:p>6514</text:p>
          </table:table-cell>
          <table:table-cell office:value-type="float" office:value="3339" calcext:value-type="float">
            <text:p>3339</text:p>
          </table:table-cell>
          <table:table-cell table:formula="of:=[.G205]/[.H205]" office:value-type="float" office:value="1.95088349805331" calcext:value-type="float">
            <text:p>1.9508834981</text:p>
          </table:table-cell>
          <table:table-cell office:value-type="float" office:value="48788" calcext:value-type="float">
            <text:p>48788</text:p>
          </table:table-cell>
          <table:table-cell office:value-type="float" office:value="43164" calcext:value-type="float">
            <text:p>43164</text:p>
          </table:table-cell>
          <table:table-cell table:formula="of:=[.J205]/[.K205]" office:value-type="float" office:value="1.13029376332129" calcext:value-type="float">
            <text:p>1.1302937633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804" calcext:value-type="float">
            <text:p>0.0804</text:p>
          </table:table-cell>
          <table:table-cell table:formula="of:=AVERAGE([.C205];[.F205]; [.I205]; [.L205] )" office:value-type="float" office:value="1.28602184042248" calcext:value-type="float">
            <text:p>1.2860218404</text:p>
          </table:table-cell>
          <table:table-cell table:formula="of:=AVERAGE([.M205:.P205])" office:value-type="float" office:value="0.076575" calcext:value-type="float">
            <text:p>0.076575</text:p>
          </table:table-cell>
          <table:table-cell office:value-type="float" office:value="3724322.855" calcext:value-type="float">
            <text:p>3724322.85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770" calcext:value-type="float">
            <text:p>4770</text:p>
          </table:table-cell>
          <table:table-cell table:formula="of:=[.A206]/[.B206]" office:value-type="float" office:value="0.959958071278826" calcext:value-type="float">
            <text:p>0.9599580713</text:p>
          </table:table-cell>
          <table:table-cell office:value-type="float" office:value="8791" calcext:value-type="float">
            <text:p>8791</text:p>
          </table:table-cell>
          <table:table-cell office:value-type="float" office:value="5917" calcext:value-type="float">
            <text:p>5917</text:p>
          </table:table-cell>
          <table:table-cell table:formula="of:=[.D206]/[.E206]" office:value-type="float" office:value="1.48571911441609" calcext:value-type="float">
            <text:p>1.4857191144</text:p>
          </table:table-cell>
          <table:table-cell office:value-type="float" office:value="6514" calcext:value-type="float">
            <text:p>6514</text:p>
          </table:table-cell>
          <table:table-cell office:value-type="float" office:value="2861" calcext:value-type="float">
            <text:p>2861</text:p>
          </table:table-cell>
          <table:table-cell table:formula="of:=[.G206]/[.H206]" office:value-type="float" office:value="2.2768262845159" calcext:value-type="float">
            <text:p>2.2768262845</text:p>
          </table:table-cell>
          <table:table-cell office:value-type="float" office:value="48788" calcext:value-type="float">
            <text:p>48788</text:p>
          </table:table-cell>
          <table:table-cell office:value-type="float" office:value="29624" calcext:value-type="float">
            <text:p>29624</text:p>
          </table:table-cell>
          <table:table-cell table:formula="of:=[.J206]/[.K206]" office:value-type="float" office:value="1.64690791250338" calcext:value-type="float">
            <text:p>1.646907912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105" calcext:value-type="float">
            <text:p>0.105</text:p>
          </table:table-cell>
          <table:table-cell table:formula="of:=AVERAGE([.C206];[.F206]; [.I206]; [.L206] )" office:value-type="float" office:value="1.59235284567855" calcext:value-type="float">
            <text:p>1.5923528457</text:p>
          </table:table-cell>
          <table:table-cell table:formula="of:=AVERAGE([.M206:.P206])" office:value-type="float" office:value="0.100025" calcext:value-type="float">
            <text:p>0.100025</text:p>
          </table:table-cell>
          <table:table-cell office:value-type="float" office:value="4425358.866" calcext:value-type="float">
            <text:p>4425358.86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21" calcext:value-type="float">
            <text:p>12121</text:p>
          </table:table-cell>
          <table:table-cell table:formula="of:=[.A207]/[.B207]" office:value-type="float" office:value="0.377774111046943" calcext:value-type="float">
            <text:p>0.377774111</text:p>
          </table:table-cell>
          <table:table-cell office:value-type="float" office:value="8791" calcext:value-type="float">
            <text:p>8791</text:p>
          </table:table-cell>
          <table:table-cell office:value-type="float" office:value="10866" calcext:value-type="float">
            <text:p>10866</text:p>
          </table:table-cell>
          <table:table-cell table:formula="of:=[.D207]/[.E207]" office:value-type="float" office:value="0.809037364255476" calcext:value-type="float">
            <text:p>0.8090373643</text:p>
          </table:table-cell>
          <table:table-cell office:value-type="float" office:value="6514" calcext:value-type="float">
            <text:p>6514</text:p>
          </table:table-cell>
          <table:table-cell office:value-type="float" office:value="8467" calcext:value-type="float">
            <text:p>8467</text:p>
          </table:table-cell>
          <table:table-cell table:formula="of:=[.G207]/[.H207]" office:value-type="float" office:value="0.769339789772056" calcext:value-type="float">
            <text:p>0.7693397898</text:p>
          </table:table-cell>
          <table:table-cell office:value-type="float" office:value="48788" calcext:value-type="float">
            <text:p>48788</text:p>
          </table:table-cell>
          <table:table-cell office:value-type="float" office:value="60911" calcext:value-type="float">
            <text:p>60911</text:p>
          </table:table-cell>
          <table:table-cell table:formula="of:=[.J207]/[.K207]" office:value-type="float" office:value="0.800971909835662" calcext:value-type="float">
            <text:p>0.8009719098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61" calcext:value-type="float">
            <text:p>0.061</text:p>
          </table:table-cell>
          <table:table-cell table:formula="of:=AVERAGE([.C207];[.F207]; [.I207]; [.L207] )" office:value-type="float" office:value="0.689280793727534" calcext:value-type="float">
            <text:p>0.6892807937</text:p>
          </table:table-cell>
          <table:table-cell table:formula="of:=AVERAGE([.M207:.P207])" office:value-type="float" office:value="0.057875" calcext:value-type="float">
            <text:p>0.057875</text:p>
          </table:table-cell>
          <table:table-cell office:value-type="float" office:value="2572121.092" calcext:value-type="float">
            <text:p>2572121.09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86" calcext:value-type="float">
            <text:p>12186</text:p>
          </table:table-cell>
          <table:table-cell table:formula="of:=[.A208]/[.B208]" office:value-type="float" office:value="0.375759067782701" calcext:value-type="float">
            <text:p>0.3757590678</text:p>
          </table:table-cell>
          <table:table-cell office:value-type="float" office:value="8791" calcext:value-type="float">
            <text:p>8791</text:p>
          </table:table-cell>
          <table:table-cell office:value-type="float" office:value="10693" calcext:value-type="float">
            <text:p>10693</text:p>
          </table:table-cell>
          <table:table-cell table:formula="of:=[.D208]/[.E208]" office:value-type="float" office:value="0.822126624894791" calcext:value-type="float">
            <text:p>0.8221266249</text:p>
          </table:table-cell>
          <table:table-cell office:value-type="float" office:value="6514" calcext:value-type="float">
            <text:p>6514</text:p>
          </table:table-cell>
          <table:table-cell office:value-type="float" office:value="5744" calcext:value-type="float">
            <text:p>5744</text:p>
          </table:table-cell>
          <table:table-cell table:formula="of:=[.G208]/[.H208]" office:value-type="float" office:value="1.13405292479109" calcext:value-type="float">
            <text:p>1.1340529248</text:p>
          </table:table-cell>
          <table:table-cell office:value-type="float" office:value="48788" calcext:value-type="float">
            <text:p>48788</text:p>
          </table:table-cell>
          <table:table-cell office:value-type="float" office:value="65867" calcext:value-type="float">
            <text:p>65867</text:p>
          </table:table-cell>
          <table:table-cell table:formula="of:=[.J208]/[.K208]" office:value-type="float" office:value="0.740704753518454" calcext:value-type="float">
            <text:p>0.7407047535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1" calcext:value-type="float">
            <text:p>0.0471</text:p>
          </table:table-cell>
          <table:table-cell table:formula="of:=AVERAGE([.C208];[.F208]; [.I208]; [.L208] )" office:value-type="float" office:value="0.768160842746758" calcext:value-type="float">
            <text:p>0.7681608427</text:p>
          </table:table-cell>
          <table:table-cell table:formula="of:=AVERAGE([.M208:.P208])" office:value-type="float" office:value="0.0441" calcext:value-type="float">
            <text:p>0.0441</text:p>
          </table:table-cell>
          <table:table-cell office:value-type="float" office:value="1832696.007" calcext:value-type="float">
            <text:p>1832696.00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72" calcext:value-type="float">
            <text:p>9772</text:p>
          </table:table-cell>
          <table:table-cell table:formula="of:=[.A209]/[.B209]" office:value-type="float" office:value="0.468583708555055" calcext:value-type="float">
            <text:p>0.4685837086</text:p>
          </table:table-cell>
          <table:table-cell office:value-type="float" office:value="8791" calcext:value-type="float">
            <text:p>8791</text:p>
          </table:table-cell>
          <table:table-cell office:value-type="float" office:value="10424" calcext:value-type="float">
            <text:p>10424</text:p>
          </table:table-cell>
          <table:table-cell table:formula="of:=[.D209]/[.E209]" office:value-type="float" office:value="0.843342287029931" calcext:value-type="float">
            <text:p>0.843342287</text:p>
          </table:table-cell>
          <table:table-cell office:value-type="float" office:value="6514" calcext:value-type="float">
            <text:p>6514</text:p>
          </table:table-cell>
          <table:table-cell office:value-type="float" office:value="6860" calcext:value-type="float">
            <text:p>6860</text:p>
          </table:table-cell>
          <table:table-cell table:formula="of:=[.G209]/[.H209]" office:value-type="float" office:value="0.949562682215743" calcext:value-type="float">
            <text:p>0.9495626822</text:p>
          </table:table-cell>
          <table:table-cell office:value-type="float" office:value="48788" calcext:value-type="float">
            <text:p>48788</text:p>
          </table:table-cell>
          <table:table-cell office:value-type="float" office:value="64086" calcext:value-type="float">
            <text:p>64086</text:p>
          </table:table-cell>
          <table:table-cell table:formula="of:=[.J209]/[.K209]" office:value-type="float" office:value="0.761289517211247" calcext:value-type="float">
            <text:p>0.761289517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565" calcext:value-type="float">
            <text:p>0.0565</text:p>
          </table:table-cell>
          <table:table-cell table:formula="of:=AVERAGE([.C209];[.F209]; [.I209]; [.L209] )" office:value-type="float" office:value="0.755694548752994" calcext:value-type="float">
            <text:p>0.7556945488</text:p>
          </table:table-cell>
          <table:table-cell table:formula="of:=AVERAGE([.M209:.P209])" office:value-type="float" office:value="0.05385" calcext:value-type="float">
            <text:p>0.05385</text:p>
          </table:table-cell>
          <table:table-cell office:value-type="float" office:value="2025891.458" calcext:value-type="float">
            <text:p>2025891.45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638" calcext:value-type="float">
            <text:p>11638</text:p>
          </table:table-cell>
          <table:table-cell table:formula="of:=[.A210]/[.B210]" office:value-type="float" office:value="0.393452483244544" calcext:value-type="float">
            <text:p>0.3934524832</text:p>
          </table:table-cell>
          <table:table-cell office:value-type="float" office:value="8791" calcext:value-type="float">
            <text:p>8791</text:p>
          </table:table-cell>
          <table:table-cell office:value-type="float" office:value="6816" calcext:value-type="float">
            <text:p>6816</text:p>
          </table:table-cell>
          <table:table-cell table:formula="of:=[.D210]/[.E210]" office:value-type="float" office:value="1.28975938967136" calcext:value-type="float">
            <text:p>1.2897593897</text:p>
          </table:table-cell>
          <table:table-cell office:value-type="float" office:value="6514" calcext:value-type="float">
            <text:p>6514</text:p>
          </table:table-cell>
          <table:table-cell office:value-type="float" office:value="4655" calcext:value-type="float">
            <text:p>4655</text:p>
          </table:table-cell>
          <table:table-cell table:formula="of:=[.G210]/[.H210]" office:value-type="float" office:value="1.39935553168636" calcext:value-type="float">
            <text:p>1.3993555317</text:p>
          </table:table-cell>
          <table:table-cell office:value-type="float" office:value="48788" calcext:value-type="float">
            <text:p>48788</text:p>
          </table:table-cell>
          <table:table-cell office:value-type="float" office:value="52390" calcext:value-type="float">
            <text:p>52390</text:p>
          </table:table-cell>
          <table:table-cell table:formula="of:=[.J210]/[.K210]" office:value-type="float" office:value="0.931246421072724" calcext:value-type="float">
            <text:p>0.9312464211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679" calcext:value-type="float">
            <text:p>0.0679</text:p>
          </table:table-cell>
          <table:table-cell table:formula="of:=AVERAGE([.C210];[.F210]; [.I210]; [.L210] )" office:value-type="float" office:value="1.00345345641875" calcext:value-type="float">
            <text:p>1.0034534564</text:p>
          </table:table-cell>
          <table:table-cell table:formula="of:=AVERAGE([.M210:.P210])" office:value-type="float" office:value="0.063475" calcext:value-type="float">
            <text:p>0.063475</text:p>
          </table:table-cell>
          <table:table-cell office:value-type="float" office:value="3180588.996" calcext:value-type="float">
            <text:p>3180588.99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407" calcext:value-type="float">
            <text:p>11407</text:p>
          </table:table-cell>
          <table:table-cell table:formula="of:=[.A211]/[.B211]" office:value-type="float" office:value="0.401420180590865" calcext:value-type="float">
            <text:p>0.4014201806</text:p>
          </table:table-cell>
          <table:table-cell office:value-type="float" office:value="8791" calcext:value-type="float">
            <text:p>8791</text:p>
          </table:table-cell>
          <table:table-cell office:value-type="float" office:value="5738" calcext:value-type="float">
            <text:p>5738</text:p>
          </table:table-cell>
          <table:table-cell table:formula="of:=[.D211]/[.E211]" office:value-type="float" office:value="1.53206692227257" calcext:value-type="float">
            <text:p>1.5320669223</text:p>
          </table:table-cell>
          <table:table-cell office:value-type="float" office:value="6514" calcext:value-type="float">
            <text:p>6514</text:p>
          </table:table-cell>
          <table:table-cell office:value-type="float" office:value="3676" calcext:value-type="float">
            <text:p>3676</text:p>
          </table:table-cell>
          <table:table-cell table:formula="of:=[.G211]/[.H211]" office:value-type="float" office:value="1.77203482045702" calcext:value-type="float">
            <text:p>1.7720348205</text:p>
          </table:table-cell>
          <table:table-cell office:value-type="float" office:value="48788" calcext:value-type="float">
            <text:p>48788</text:p>
          </table:table-cell>
          <table:table-cell office:value-type="float" office:value="52019" calcext:value-type="float">
            <text:p>52019</text:p>
          </table:table-cell>
          <table:table-cell table:formula="of:=[.J211]/[.K211]" office:value-type="float" office:value="0.93788807935562" calcext:value-type="float">
            <text:p>0.9378880794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2" calcext:value-type="float">
            <text:p>0.122</text:p>
          </table:table-cell>
          <table:table-cell table:formula="of:=AVERAGE([.C211];[.F211]; [.I211]; [.L211] )" office:value-type="float" office:value="1.16085250066902" calcext:value-type="float">
            <text:p>1.1608525007</text:p>
          </table:table-cell>
          <table:table-cell table:formula="of:=AVERAGE([.M211:.P211])" office:value-type="float" office:value="0.11775" calcext:value-type="float">
            <text:p>0.11775</text:p>
          </table:table-cell>
          <table:table-cell office:value-type="float" office:value="4410942.011" calcext:value-type="float">
            <text:p>4410942.01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13" calcext:value-type="float">
            <text:p>11913</text:p>
          </table:table-cell>
          <table:table-cell table:formula="of:=[.A212]/[.B212]" office:value-type="float" office:value="0.384370015948963" calcext:value-type="float">
            <text:p>0.3843700159</text:p>
          </table:table-cell>
          <table:table-cell office:value-type="float" office:value="8791" calcext:value-type="float">
            <text:p>8791</text:p>
          </table:table-cell>
          <table:table-cell office:value-type="float" office:value="8789" calcext:value-type="float">
            <text:p>8789</text:p>
          </table:table-cell>
          <table:table-cell table:formula="of:=[.D212]/[.E212]" office:value-type="float" office:value="1.00022755717374" calcext:value-type="float">
            <text:p>1.0002275572</text:p>
          </table:table-cell>
          <table:table-cell office:value-type="float" office:value="6514" calcext:value-type="float">
            <text:p>6514</text:p>
          </table:table-cell>
          <table:table-cell office:value-type="float" office:value="4030" calcext:value-type="float">
            <text:p>4030</text:p>
          </table:table-cell>
          <table:table-cell table:formula="of:=[.G212]/[.H212]" office:value-type="float" office:value="1.61637717121588" calcext:value-type="float">
            <text:p>1.6163771712</text:p>
          </table:table-cell>
          <table:table-cell office:value-type="float" office:value="48788" calcext:value-type="float">
            <text:p>48788</text:p>
          </table:table-cell>
          <table:table-cell office:value-type="float" office:value="52296" calcext:value-type="float">
            <text:p>52296</text:p>
          </table:table-cell>
          <table:table-cell table:formula="of:=[.J212]/[.K212]" office:value-type="float" office:value="0.932920299831727" calcext:value-type="float">
            <text:p>0.9329202998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635" calcext:value-type="float">
            <text:p>0.0635</text:p>
          </table:table-cell>
          <table:table-cell table:formula="of:=AVERAGE([.C212];[.F212]; [.I212]; [.L212] )" office:value-type="float" office:value="0.983473761042578" calcext:value-type="float">
            <text:p>0.983473761</text:p>
          </table:table-cell>
          <table:table-cell table:formula="of:=AVERAGE([.M212:.P212])" office:value-type="float" office:value="0.059625" calcext:value-type="float">
            <text:p>0.059625</text:p>
          </table:table-cell>
          <table:table-cell office:value-type="float" office:value="2520586.41" calcext:value-type="float">
            <text:p>2520586.4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86" calcext:value-type="float">
            <text:p>12186</text:p>
          </table:table-cell>
          <table:table-cell table:formula="of:=[.A213]/[.B213]" office:value-type="float" office:value="0.375759067782701" calcext:value-type="float">
            <text:p>0.3757590678</text:p>
          </table:table-cell>
          <table:table-cell office:value-type="float" office:value="8791" calcext:value-type="float">
            <text:p>8791</text:p>
          </table:table-cell>
          <table:table-cell office:value-type="float" office:value="8944" calcext:value-type="float">
            <text:p>8944</text:p>
          </table:table-cell>
          <table:table-cell table:formula="of:=[.D213]/[.E213]" office:value-type="float" office:value="0.982893559928444" calcext:value-type="float">
            <text:p>0.9828935599</text:p>
          </table:table-cell>
          <table:table-cell office:value-type="float" office:value="6514" calcext:value-type="float">
            <text:p>6514</text:p>
          </table:table-cell>
          <table:table-cell office:value-type="float" office:value="5344" calcext:value-type="float">
            <text:p>5344</text:p>
          </table:table-cell>
          <table:table-cell table:formula="of:=[.G213]/[.H213]" office:value-type="float" office:value="1.2189371257485" calcext:value-type="float">
            <text:p>1.2189371257</text:p>
          </table:table-cell>
          <table:table-cell office:value-type="float" office:value="48788" calcext:value-type="float">
            <text:p>48788</text:p>
          </table:table-cell>
          <table:table-cell office:value-type="float" office:value="65833" calcext:value-type="float">
            <text:p>65833</text:p>
          </table:table-cell>
          <table:table-cell table:formula="of:=[.J213]/[.K213]" office:value-type="float" office:value="0.74108729664454" calcext:value-type="float">
            <text:p>0.7410872966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49" calcext:value-type="float">
            <text:p>0.0549</text:p>
          </table:table-cell>
          <table:table-cell table:formula="of:=AVERAGE([.C213];[.F213]; [.I213]; [.L213] )" office:value-type="float" office:value="0.829669262526047" calcext:value-type="float">
            <text:p>0.8296692625</text:p>
          </table:table-cell>
          <table:table-cell table:formula="of:=AVERAGE([.M213:.P213])" office:value-type="float" office:value="0.052275" calcext:value-type="float">
            <text:p>0.052275</text:p>
          </table:table-cell>
          <table:table-cell office:value-type="float" office:value="2080544.741" calcext:value-type="float">
            <text:p>2080544.74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60" calcext:value-type="float">
            <text:p>13160</text:p>
          </table:table-cell>
          <table:table-cell table:formula="of:=[.A214]/[.B214]" office:value-type="float" office:value="0.347948328267477" calcext:value-type="float">
            <text:p>0.3479483283</text:p>
          </table:table-cell>
          <table:table-cell office:value-type="float" office:value="8791" calcext:value-type="float">
            <text:p>8791</text:p>
          </table:table-cell>
          <table:table-cell office:value-type="float" office:value="11634" calcext:value-type="float">
            <text:p>11634</text:p>
          </table:table-cell>
          <table:table-cell table:formula="of:=[.D214]/[.E214]" office:value-type="float" office:value="0.755630049853877" calcext:value-type="float">
            <text:p>0.7556300499</text:p>
          </table:table-cell>
          <table:table-cell office:value-type="float" office:value="6514" calcext:value-type="float">
            <text:p>6514</text:p>
          </table:table-cell>
          <table:table-cell office:value-type="float" office:value="7331" calcext:value-type="float">
            <text:p>7331</text:p>
          </table:table-cell>
          <table:table-cell table:formula="of:=[.G214]/[.H214]" office:value-type="float" office:value="0.888555449461192" calcext:value-type="float">
            <text:p>0.8885554495</text:p>
          </table:table-cell>
          <table:table-cell office:value-type="float" office:value="48788" calcext:value-type="float">
            <text:p>48788</text:p>
          </table:table-cell>
          <table:table-cell office:value-type="float" office:value="68679" calcext:value-type="float">
            <text:p>68679</text:p>
          </table:table-cell>
          <table:table-cell table:formula="of:=[.J214]/[.K214]" office:value-type="float" office:value="0.710377262336376" calcext:value-type="float">
            <text:p>0.710377262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23" calcext:value-type="float">
            <text:p>0.0423</text:p>
          </table:table-cell>
          <table:table-cell table:formula="of:=AVERAGE([.C214];[.F214]; [.I214]; [.L214] )" office:value-type="float" office:value="0.675627772479731" calcext:value-type="float">
            <text:p>0.6756277725</text:p>
          </table:table-cell>
          <table:table-cell table:formula="of:=AVERAGE([.M214:.P214])" office:value-type="float" office:value="0.03935" calcext:value-type="float">
            <text:p>0.03935</text:p>
          </table:table-cell>
          <table:table-cell office:value-type="float" office:value="1567469.416" calcext:value-type="float">
            <text:p>1567469.41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215]/[.B215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215]/[.E215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215]/[.H215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215]/[.K215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215];[.F215]; [.I215]; [.L215] )" office:value-type="string" office:string-value="" calcext:value-type="error">
            <text:p>#DIV/0!</text:p>
          </table:table-cell>
          <table:table-cell table:formula="of:=AVERAGE([.M215:.P215])" office:value-type="float" office:value="0" calcext:value-type="float">
            <text:p>0</text:p>
          </table:table-cell>
          <table:table-cell office:value-type="float" office:value="3598092.241" calcext:value-type="float">
            <text:p>3598092.24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51" calcext:value-type="float">
            <text:p>11951</text:p>
          </table:table-cell>
          <table:table-cell table:formula="of:=[.A216]/[.B216]" office:value-type="float" office:value="0.383147853736089" calcext:value-type="float">
            <text:p>0.3831478537</text:p>
          </table:table-cell>
          <table:table-cell office:value-type="float" office:value="8791" calcext:value-type="float">
            <text:p>8791</text:p>
          </table:table-cell>
          <table:table-cell office:value-type="float" office:value="12472" calcext:value-type="float">
            <text:p>12472</text:p>
          </table:table-cell>
          <table:table-cell table:formula="of:=[.D216]/[.E216]" office:value-type="float" office:value="0.704858883899936" calcext:value-type="float">
            <text:p>0.7048588839</text:p>
          </table:table-cell>
          <table:table-cell office:value-type="float" office:value="6514" calcext:value-type="float">
            <text:p>6514</text:p>
          </table:table-cell>
          <table:table-cell office:value-type="float" office:value="8807" calcext:value-type="float">
            <text:p>8807</text:p>
          </table:table-cell>
          <table:table-cell table:formula="of:=[.G216]/[.H216]" office:value-type="float" office:value="0.739638923583513" calcext:value-type="float">
            <text:p>0.7396389236</text:p>
          </table:table-cell>
          <table:table-cell office:value-type="float" office:value="48788" calcext:value-type="float">
            <text:p>48788</text:p>
          </table:table-cell>
          <table:table-cell office:value-type="float" office:value="64482" calcext:value-type="float">
            <text:p>64482</text:p>
          </table:table-cell>
          <table:table-cell table:formula="of:=[.J216]/[.K216]" office:value-type="float" office:value="0.756614248937688" calcext:value-type="float">
            <text:p>0.7566142489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633" calcext:value-type="float">
            <text:p>0.0633</text:p>
          </table:table-cell>
          <table:table-cell table:formula="of:=AVERAGE([.C216];[.F216]; [.I216]; [.L216] )" office:value-type="float" office:value="0.646064977539307" calcext:value-type="float">
            <text:p>0.6460649775</text:p>
          </table:table-cell>
          <table:table-cell table:formula="of:=AVERAGE([.M216:.P216])" office:value-type="float" office:value="0.060175" calcext:value-type="float">
            <text:p>0.060175</text:p>
          </table:table-cell>
          <table:table-cell office:value-type="float" office:value="3014519.718" calcext:value-type="float">
            <text:p>3014519.71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227" calcext:value-type="float">
            <text:p>5227</text:p>
          </table:table-cell>
          <table:table-cell table:formula="of:=[.A217]/[.B217]" office:value-type="float" office:value="0.876028314520758" calcext:value-type="float">
            <text:p>0.8760283145</text:p>
          </table:table-cell>
          <table:table-cell office:value-type="float" office:value="8791" calcext:value-type="float">
            <text:p>8791</text:p>
          </table:table-cell>
          <table:table-cell office:value-type="float" office:value="8513" calcext:value-type="float">
            <text:p>8513</text:p>
          </table:table-cell>
          <table:table-cell table:formula="of:=[.D217]/[.E217]" office:value-type="float" office:value="1.03265593797721" calcext:value-type="float">
            <text:p>1.032655938</text:p>
          </table:table-cell>
          <table:table-cell office:value-type="float" office:value="6514" calcext:value-type="float">
            <text:p>6514</text:p>
          </table:table-cell>
          <table:table-cell office:value-type="float" office:value="3879" calcext:value-type="float">
            <text:p>3879</text:p>
          </table:table-cell>
          <table:table-cell table:formula="of:=[.G217]/[.H217]" office:value-type="float" office:value="1.67929878834751" calcext:value-type="float">
            <text:p>1.6792987883</text:p>
          </table:table-cell>
          <table:table-cell office:value-type="float" office:value="48788" calcext:value-type="float">
            <text:p>48788</text:p>
          </table:table-cell>
          <table:table-cell office:value-type="float" office:value="31125" calcext:value-type="float">
            <text:p>31125</text:p>
          </table:table-cell>
          <table:table-cell table:formula="of:=[.J217]/[.K217]" office:value-type="float" office:value="1.5674859437751" calcext:value-type="float">
            <text:p>1.5674859438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1" calcext:value-type="float">
            <text:p>0.1</text:p>
          </table:table-cell>
          <table:table-cell table:formula="of:=AVERAGE([.C217];[.F217]; [.I217]; [.L217] )" office:value-type="float" office:value="1.28886724615515" calcext:value-type="float">
            <text:p>1.2888672462</text:p>
          </table:table-cell>
          <table:table-cell table:formula="of:=AVERAGE([.M217:.P217])" office:value-type="float" office:value="0.095925" calcext:value-type="float">
            <text:p>0.095925</text:p>
          </table:table-cell>
          <table:table-cell office:value-type="float" office:value="3387609.54" calcext:value-type="float">
            <text:p>3387609.5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734" calcext:value-type="float">
            <text:p>8734</text:p>
          </table:table-cell>
          <table:table-cell table:formula="of:=[.A218]/[.B218]" office:value-type="float" office:value="0.524272956262881" calcext:value-type="float">
            <text:p>0.5242729563</text:p>
          </table:table-cell>
          <table:table-cell office:value-type="float" office:value="8791" calcext:value-type="float">
            <text:p>8791</text:p>
          </table:table-cell>
          <table:table-cell office:value-type="float" office:value="11625" calcext:value-type="float">
            <text:p>11625</text:p>
          </table:table-cell>
          <table:table-cell table:formula="of:=[.D218]/[.E218]" office:value-type="float" office:value="0.756215053763441" calcext:value-type="float">
            <text:p>0.7562150538</text:p>
          </table:table-cell>
          <table:table-cell office:value-type="float" office:value="6514" calcext:value-type="float">
            <text:p>6514</text:p>
          </table:table-cell>
          <table:table-cell office:value-type="float" office:value="8059" calcext:value-type="float">
            <text:p>8059</text:p>
          </table:table-cell>
          <table:table-cell table:formula="of:=[.G218]/[.H218]" office:value-type="float" office:value="0.808288869586797" calcext:value-type="float">
            <text:p>0.8082888696</text:p>
          </table:table-cell>
          <table:table-cell office:value-type="float" office:value="48788" calcext:value-type="float">
            <text:p>48788</text:p>
          </table:table-cell>
          <table:table-cell office:value-type="float" office:value="61045" calcext:value-type="float">
            <text:p>61045</text:p>
          </table:table-cell>
          <table:table-cell table:formula="of:=[.J218]/[.K218]" office:value-type="float" office:value="0.7992136948153" calcext:value-type="float">
            <text:p>0.7992136948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86" calcext:value-type="float">
            <text:p>0.0386</text:p>
          </table:table-cell>
          <table:table-cell table:formula="of:=AVERAGE([.C218];[.F218]; [.I218]; [.L218] )" office:value-type="float" office:value="0.721997643607105" calcext:value-type="float">
            <text:p>0.7219976436</text:p>
          </table:table-cell>
          <table:table-cell table:formula="of:=AVERAGE([.M218:.P218])" office:value-type="float" office:value="0.035675" calcext:value-type="float">
            <text:p>0.035675</text:p>
          </table:table-cell>
          <table:table-cell office:value-type="float" office:value="1536599.558" calcext:value-type="float">
            <text:p>1536599.55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60" calcext:value-type="float">
            <text:p>13160</text:p>
          </table:table-cell>
          <table:table-cell table:formula="of:=[.A219]/[.B219]" office:value-type="float" office:value="0.347948328267477" calcext:value-type="float">
            <text:p>0.3479483283</text:p>
          </table:table-cell>
          <table:table-cell office:value-type="float" office:value="8791" calcext:value-type="float">
            <text:p>8791</text:p>
          </table:table-cell>
          <table:table-cell office:value-type="float" office:value="10535" calcext:value-type="float">
            <text:p>10535</text:p>
          </table:table-cell>
          <table:table-cell table:formula="of:=[.D219]/[.E219]" office:value-type="float" office:value="0.834456573327005" calcext:value-type="float">
            <text:p>0.8344565733</text:p>
          </table:table-cell>
          <table:table-cell office:value-type="float" office:value="6514" calcext:value-type="float">
            <text:p>6514</text:p>
          </table:table-cell>
          <table:table-cell office:value-type="float" office:value="6918" calcext:value-type="float">
            <text:p>6918</text:p>
          </table:table-cell>
          <table:table-cell table:formula="of:=[.G219]/[.H219]" office:value-type="float" office:value="0.941601618965019" calcext:value-type="float">
            <text:p>0.941601619</text:p>
          </table:table-cell>
          <table:table-cell office:value-type="float" office:value="48788" calcext:value-type="float">
            <text:p>48788</text:p>
          </table:table-cell>
          <table:table-cell office:value-type="float" office:value="67905" calcext:value-type="float">
            <text:p>67905</text:p>
          </table:table-cell>
          <table:table-cell table:formula="of:=[.J219]/[.K219]" office:value-type="float" office:value="0.718474339150284" calcext:value-type="float">
            <text:p>0.718474339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464" calcext:value-type="float">
            <text:p>0.0464</text:p>
          </table:table-cell>
          <table:table-cell table:formula="of:=AVERAGE([.C219];[.F219]; [.I219]; [.L219] )" office:value-type="float" office:value="0.710620214927446" calcext:value-type="float">
            <text:p>0.7106202149</text:p>
          </table:table-cell>
          <table:table-cell table:formula="of:=AVERAGE([.M219:.P219])" office:value-type="float" office:value="0.0435" calcext:value-type="float">
            <text:p>0.0435</text:p>
          </table:table-cell>
          <table:table-cell office:value-type="float" office:value="1674228.622" calcext:value-type="float">
            <text:p>1674228.62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220]/[.B220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6136" calcext:value-type="float">
            <text:p>6136</text:p>
          </table:table-cell>
          <table:table-cell table:formula="of:=[.D220]/[.E220]" office:value-type="float" office:value="1.43269230769231" calcext:value-type="float">
            <text:p>1.4326923077</text:p>
          </table:table-cell>
          <table:table-cell office:value-type="float" office:value="6514" calcext:value-type="float">
            <text:p>6514</text:p>
          </table:table-cell>
          <table:table-cell office:value-type="float" office:value="3310" calcext:value-type="float">
            <text:p>3310</text:p>
          </table:table-cell>
          <table:table-cell table:formula="of:=[.G220]/[.H220]" office:value-type="float" office:value="1.96797583081571" calcext:value-type="float">
            <text:p>1.9679758308</text:p>
          </table:table-cell>
          <table:table-cell office:value-type="float" office:value="48788" calcext:value-type="float">
            <text:p>48788</text:p>
          </table:table-cell>
          <table:table-cell office:value-type="float" office:value="43155" calcext:value-type="float">
            <text:p>43155</text:p>
          </table:table-cell>
          <table:table-cell table:formula="of:=[.J220]/[.K220]" office:value-type="float" office:value="1.13052948673387" calcext:value-type="float">
            <text:p>1.1305294867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71" calcext:value-type="float">
            <text:p>0.071</text:p>
          </table:table-cell>
          <table:table-cell table:formula="of:=AVERAGE([.C220];[.F220]; [.I220]; [.L220] )" office:value-type="float" office:value="1.28651902494885" calcext:value-type="float">
            <text:p>1.2865190249</text:p>
          </table:table-cell>
          <table:table-cell table:formula="of:=AVERAGE([.M220:.P220])" office:value-type="float" office:value="0.067025" calcext:value-type="float">
            <text:p>0.067025</text:p>
          </table:table-cell>
          <table:table-cell office:value-type="float" office:value="3549021.47" calcext:value-type="float">
            <text:p>3549021.4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99" calcext:value-type="float">
            <text:p>11999</text:p>
          </table:table-cell>
          <table:table-cell table:formula="of:=[.A221]/[.B221]" office:value-type="float" office:value="0.38161513459455" calcext:value-type="float">
            <text:p>0.3816151346</text:p>
          </table:table-cell>
          <table:table-cell office:value-type="float" office:value="8791" calcext:value-type="float">
            <text:p>8791</text:p>
          </table:table-cell>
          <table:table-cell office:value-type="float" office:value="11454" calcext:value-type="float">
            <text:p>11454</text:p>
          </table:table-cell>
          <table:table-cell table:formula="of:=[.D221]/[.E221]" office:value-type="float" office:value="0.767504801815959" calcext:value-type="float">
            <text:p>0.7675048018</text:p>
          </table:table-cell>
          <table:table-cell office:value-type="float" office:value="6514" calcext:value-type="float">
            <text:p>6514</text:p>
          </table:table-cell>
          <table:table-cell office:value-type="float" office:value="8935" calcext:value-type="float">
            <text:p>8935</text:p>
          </table:table-cell>
          <table:table-cell table:formula="of:=[.G221]/[.H221]" office:value-type="float" office:value="0.729043088975937" calcext:value-type="float">
            <text:p>0.729043089</text:p>
          </table:table-cell>
          <table:table-cell office:value-type="float" office:value="48788" calcext:value-type="float">
            <text:p>48788</text:p>
          </table:table-cell>
          <table:table-cell office:value-type="float" office:value="64473" calcext:value-type="float">
            <text:p>64473</text:p>
          </table:table-cell>
          <table:table-cell table:formula="of:=[.J221]/[.K221]" office:value-type="float" office:value="0.756719867231244" calcext:value-type="float">
            <text:p>0.756719867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669" calcext:value-type="float">
            <text:p>0.0669</text:p>
          </table:table-cell>
          <table:table-cell table:formula="of:=AVERAGE([.C221];[.F221]; [.I221]; [.L221] )" office:value-type="float" office:value="0.658720723154423" calcext:value-type="float">
            <text:p>0.6587207232</text:p>
          </table:table-cell>
          <table:table-cell table:formula="of:=AVERAGE([.M221:.P221])" office:value-type="float" office:value="0.063925" calcext:value-type="float">
            <text:p>0.063925</text:p>
          </table:table-cell>
          <table:table-cell office:value-type="float" office:value="3268626.954" calcext:value-type="float">
            <text:p>3268626.95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10" calcext:value-type="float">
            <text:p>5010</text:p>
          </table:table-cell>
          <table:table-cell table:formula="of:=[.A222]/[.B222]" office:value-type="float" office:value="0.913972055888224" calcext:value-type="float">
            <text:p>0.9139720559</text:p>
          </table:table-cell>
          <table:table-cell office:value-type="float" office:value="8791" calcext:value-type="float">
            <text:p>8791</text:p>
          </table:table-cell>
          <table:table-cell office:value-type="float" office:value="9625" calcext:value-type="float">
            <text:p>9625</text:p>
          </table:table-cell>
          <table:table-cell table:formula="of:=[.D222]/[.E222]" office:value-type="float" office:value="0.913350649350649" calcext:value-type="float">
            <text:p>0.9133506494</text:p>
          </table:table-cell>
          <table:table-cell office:value-type="float" office:value="6514" calcext:value-type="float">
            <text:p>6514</text:p>
          </table:table-cell>
          <table:table-cell office:value-type="float" office:value="4485" calcext:value-type="float">
            <text:p>4485</text:p>
          </table:table-cell>
          <table:table-cell table:formula="of:=[.G222]/[.H222]" office:value-type="float" office:value="1.45239687848384" calcext:value-type="float">
            <text:p>1.4523968785</text:p>
          </table:table-cell>
          <table:table-cell office:value-type="float" office:value="48788" calcext:value-type="float">
            <text:p>48788</text:p>
          </table:table-cell>
          <table:table-cell office:value-type="float" office:value="31139" calcext:value-type="float">
            <text:p>31139</text:p>
          </table:table-cell>
          <table:table-cell table:formula="of:=[.J222]/[.K222]" office:value-type="float" office:value="1.56678120684672" calcext:value-type="float">
            <text:p>1.5667812068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0993" calcext:value-type="float">
            <text:p>0.0993</text:p>
          </table:table-cell>
          <table:table-cell table:formula="of:=AVERAGE([.C222];[.F222]; [.I222]; [.L222] )" office:value-type="float" office:value="1.21162519764236" calcext:value-type="float">
            <text:p>1.2116251976</text:p>
          </table:table-cell>
          <table:table-cell table:formula="of:=AVERAGE([.M222:.P222])" office:value-type="float" office:value="0.0945" calcext:value-type="float">
            <text:p>0.0945</text:p>
          </table:table-cell>
          <table:table-cell office:value-type="float" office:value="3567301.591" calcext:value-type="float">
            <text:p>3567301.59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790" calcext:value-type="float">
            <text:p>5790</text:p>
          </table:table-cell>
          <table:table-cell table:formula="of:=[.A223]/[.B223]" office:value-type="float" office:value="0.790846286701209" calcext:value-type="float">
            <text:p>0.7908462867</text:p>
          </table:table-cell>
          <table:table-cell office:value-type="float" office:value="8791" calcext:value-type="float">
            <text:p>8791</text:p>
          </table:table-cell>
          <table:table-cell office:value-type="float" office:value="8895" calcext:value-type="float">
            <text:p>8895</text:p>
          </table:table-cell>
          <table:table-cell table:formula="of:=[.D223]/[.E223]" office:value-type="float" office:value="0.988308038223721" calcext:value-type="float">
            <text:p>0.9883080382</text:p>
          </table:table-cell>
          <table:table-cell office:value-type="float" office:value="6514" calcext:value-type="float">
            <text:p>6514</text:p>
          </table:table-cell>
          <table:table-cell office:value-type="float" office:value="4399" calcext:value-type="float">
            <text:p>4399</text:p>
          </table:table-cell>
          <table:table-cell table:formula="of:=[.G223]/[.H223]" office:value-type="float" office:value="1.48079108888384" calcext:value-type="float">
            <text:p>1.4807910889</text:p>
          </table:table-cell>
          <table:table-cell office:value-type="float" office:value="48788" calcext:value-type="float">
            <text:p>48788</text:p>
          </table:table-cell>
          <table:table-cell office:value-type="float" office:value="41424" calcext:value-type="float">
            <text:p>41424</text:p>
          </table:table-cell>
          <table:table-cell table:formula="of:=[.J223]/[.K223]" office:value-type="float" office:value="1.17777134028582" calcext:value-type="float">
            <text:p>1.1777713403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613" calcext:value-type="float">
            <text:p>0.0613</text:p>
          </table:table-cell>
          <table:table-cell table:formula="of:=AVERAGE([.C223];[.F223]; [.I223]; [.L223] )" office:value-type="float" office:value="1.10942918852365" calcext:value-type="float">
            <text:p>1.1094291885</text:p>
          </table:table-cell>
          <table:table-cell table:formula="of:=AVERAGE([.M223:.P223])" office:value-type="float" office:value="0.0567" calcext:value-type="float">
            <text:p>0.0567</text:p>
          </table:table-cell>
          <table:table-cell office:value-type="float" office:value="1988956.319" calcext:value-type="float">
            <text:p>1988956.31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717" calcext:value-type="float">
            <text:p>12717</text:p>
          </table:table-cell>
          <table:table-cell table:formula="of:=[.A224]/[.B224]" office:value-type="float" office:value="0.360069198710388" calcext:value-type="float">
            <text:p>0.3600691987</text:p>
          </table:table-cell>
          <table:table-cell office:value-type="float" office:value="8791" calcext:value-type="float">
            <text:p>8791</text:p>
          </table:table-cell>
          <table:table-cell office:value-type="float" office:value="10559" calcext:value-type="float">
            <text:p>10559</text:p>
          </table:table-cell>
          <table:table-cell table:formula="of:=[.D224]/[.E224]" office:value-type="float" office:value="0.832559901505824" calcext:value-type="float">
            <text:p>0.8325599015</text:p>
          </table:table-cell>
          <table:table-cell office:value-type="float" office:value="6514" calcext:value-type="float">
            <text:p>6514</text:p>
          </table:table-cell>
          <table:table-cell office:value-type="float" office:value="6929" calcext:value-type="float">
            <text:p>6929</text:p>
          </table:table-cell>
          <table:table-cell table:formula="of:=[.G224]/[.H224]" office:value-type="float" office:value="0.940106797517679" calcext:value-type="float">
            <text:p>0.9401067975</text:p>
          </table:table-cell>
          <table:table-cell office:value-type="float" office:value="48788" calcext:value-type="float">
            <text:p>48788</text:p>
          </table:table-cell>
          <table:table-cell office:value-type="float" office:value="67883" calcext:value-type="float">
            <text:p>67883</text:p>
          </table:table-cell>
          <table:table-cell table:formula="of:=[.J224]/[.K224]" office:value-type="float" office:value="0.718707187366498" calcext:value-type="float">
            <text:p>0.71870718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537" calcext:value-type="float">
            <text:p>0.0537</text:p>
          </table:table-cell>
          <table:table-cell table:formula="of:=AVERAGE([.C224];[.F224]; [.I224]; [.L224] )" office:value-type="float" office:value="0.712860771275097" calcext:value-type="float">
            <text:p>0.7128607713</text:p>
          </table:table-cell>
          <table:table-cell table:formula="of:=AVERAGE([.M224:.P224])" office:value-type="float" office:value="0.051325" calcext:value-type="float">
            <text:p>0.051325</text:p>
          </table:table-cell>
          <table:table-cell office:value-type="float" office:value="1925499.176" calcext:value-type="float">
            <text:p>1925499.17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332" calcext:value-type="float">
            <text:p>11332</text:p>
          </table:table-cell>
          <table:table-cell table:formula="of:=[.A225]/[.B225]" office:value-type="float" office:value="0.404076950229439" calcext:value-type="float">
            <text:p>0.4040769502</text:p>
          </table:table-cell>
          <table:table-cell office:value-type="float" office:value="8791" calcext:value-type="float">
            <text:p>8791</text:p>
          </table:table-cell>
          <table:table-cell office:value-type="float" office:value="6162" calcext:value-type="float">
            <text:p>6162</text:p>
          </table:table-cell>
          <table:table-cell table:formula="of:=[.D225]/[.E225]" office:value-type="float" office:value="1.42664719246998" calcext:value-type="float">
            <text:p>1.4266471925</text:p>
          </table:table-cell>
          <table:table-cell office:value-type="float" office:value="6514" calcext:value-type="float">
            <text:p>6514</text:p>
          </table:table-cell>
          <table:table-cell office:value-type="float" office:value="3738" calcext:value-type="float">
            <text:p>3738</text:p>
          </table:table-cell>
          <table:table-cell table:formula="of:=[.G225]/[.H225]" office:value-type="float" office:value="1.7426431246656" calcext:value-type="float">
            <text:p>1.7426431247</text:p>
          </table:table-cell>
          <table:table-cell office:value-type="float" office:value="48788" calcext:value-type="float">
            <text:p>48788</text:p>
          </table:table-cell>
          <table:table-cell office:value-type="float" office:value="52141" calcext:value-type="float">
            <text:p>52141</text:p>
          </table:table-cell>
          <table:table-cell table:formula="of:=[.J225]/[.K225]" office:value-type="float" office:value="0.935693600046029" calcext:value-type="float">
            <text:p>0.935693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2" calcext:value-type="float">
            <text:p>0.102</text:p>
          </table:table-cell>
          <table:table-cell office:value-type="float" office:value="0.1" calcext:value-type="float">
            <text:p>0.1</text:p>
          </table:table-cell>
          <table:table-cell office:value-type="float" office:value="0.107" calcext:value-type="float">
            <text:p>0.107</text:p>
          </table:table-cell>
          <table:table-cell table:formula="of:=AVERAGE([.C225];[.F225]; [.I225]; [.L225] )" office:value-type="float" office:value="1.12726521685276" calcext:value-type="float">
            <text:p>1.1272652169</text:p>
          </table:table-cell>
          <table:table-cell table:formula="of:=AVERAGE([.M225:.P225])" office:value-type="float" office:value="0.103" calcext:value-type="float">
            <text:p>0.103</text:p>
          </table:table-cell>
          <table:table-cell office:value-type="float" office:value="4101216.623" calcext:value-type="float">
            <text:p>4101216.62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443" calcext:value-type="float">
            <text:p>11443</text:p>
          </table:table-cell>
          <table:table-cell table:formula="of:=[.A226]/[.B226]" office:value-type="float" office:value="0.400157301406974" calcext:value-type="float">
            <text:p>0.4001573014</text:p>
          </table:table-cell>
          <table:table-cell office:value-type="float" office:value="8791" calcext:value-type="float">
            <text:p>8791</text:p>
          </table:table-cell>
          <table:table-cell office:value-type="float" office:value="6418" calcext:value-type="float">
            <text:p>6418</text:p>
          </table:table-cell>
          <table:table-cell table:formula="of:=[.D226]/[.E226]" office:value-type="float" office:value="1.36974135244625" calcext:value-type="float">
            <text:p>1.3697413524</text:p>
          </table:table-cell>
          <table:table-cell office:value-type="float" office:value="6514" calcext:value-type="float">
            <text:p>6514</text:p>
          </table:table-cell>
          <table:table-cell office:value-type="float" office:value="4517" calcext:value-type="float">
            <text:p>4517</text:p>
          </table:table-cell>
          <table:table-cell table:formula="of:=[.G226]/[.H226]" office:value-type="float" office:value="1.44210759353553" calcext:value-type="float">
            <text:p>1.4421075935</text:p>
          </table:table-cell>
          <table:table-cell office:value-type="float" office:value="48788" calcext:value-type="float">
            <text:p>48788</text:p>
          </table:table-cell>
          <table:table-cell office:value-type="float" office:value="52458" calcext:value-type="float">
            <text:p>52458</text:p>
          </table:table-cell>
          <table:table-cell table:formula="of:=[.J226]/[.K226]" office:value-type="float" office:value="0.930039269510847" calcext:value-type="float">
            <text:p>0.9300392695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716" calcext:value-type="float">
            <text:p>0.0716</text:p>
          </table:table-cell>
          <table:table-cell table:formula="of:=AVERAGE([.C226];[.F226]; [.I226]; [.L226] )" office:value-type="float" office:value="1.0355113792249" calcext:value-type="float">
            <text:p>1.0355113792</text:p>
          </table:table-cell>
          <table:table-cell table:formula="of:=AVERAGE([.M226:.P226])" office:value-type="float" office:value="0.0675" calcext:value-type="float">
            <text:p>0.0675</text:p>
          </table:table-cell>
          <table:table-cell office:value-type="float" office:value="3280809.953" calcext:value-type="float">
            <text:p>3280809.95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13" calcext:value-type="float">
            <text:p>11913</text:p>
          </table:table-cell>
          <table:table-cell table:formula="of:=[.A227]/[.B227]" office:value-type="float" office:value="0.384370015948963" calcext:value-type="float">
            <text:p>0.3843700159</text:p>
          </table:table-cell>
          <table:table-cell office:value-type="float" office:value="8791" calcext:value-type="float">
            <text:p>8791</text:p>
          </table:table-cell>
          <table:table-cell office:value-type="float" office:value="8601" calcext:value-type="float">
            <text:p>8601</text:p>
          </table:table-cell>
          <table:table-cell table:formula="of:=[.D227]/[.E227]" office:value-type="float" office:value="1.0220904545983" calcext:value-type="float">
            <text:p>1.0220904546</text:p>
          </table:table-cell>
          <table:table-cell office:value-type="float" office:value="6514" calcext:value-type="float">
            <text:p>6514</text:p>
          </table:table-cell>
          <table:table-cell office:value-type="float" office:value="3799" calcext:value-type="float">
            <text:p>3799</text:p>
          </table:table-cell>
          <table:table-cell table:formula="of:=[.G227]/[.H227]" office:value-type="float" office:value="1.71466175309292" calcext:value-type="float">
            <text:p>1.7146617531</text:p>
          </table:table-cell>
          <table:table-cell office:value-type="float" office:value="48788" calcext:value-type="float">
            <text:p>48788</text:p>
          </table:table-cell>
          <table:table-cell office:value-type="float" office:value="52272" calcext:value-type="float">
            <text:p>52272</text:p>
          </table:table-cell>
          <table:table-cell table:formula="of:=[.J227]/[.K227]" office:value-type="float" office:value="0.933348637894092" calcext:value-type="float">
            <text:p>0.9333486379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741" calcext:value-type="float">
            <text:p>0.0741</text:p>
          </table:table-cell>
          <table:table-cell table:formula="of:=AVERAGE([.C227];[.F227]; [.I227]; [.L227] )" office:value-type="float" office:value="1.01361771538357" calcext:value-type="float">
            <text:p>1.0136177154</text:p>
          </table:table-cell>
          <table:table-cell table:formula="of:=AVERAGE([.M227:.P227])" office:value-type="float" office:value="0.07005" calcext:value-type="float">
            <text:p>0.07005</text:p>
          </table:table-cell>
          <table:table-cell office:value-type="float" office:value="2990493.173" calcext:value-type="float">
            <text:p>2990493.17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671" calcext:value-type="float">
            <text:p>5671</text:p>
          </table:table-cell>
          <table:table-cell table:formula="of:=[.A228]/[.B228]" office:value-type="float" office:value="0.807441368365368" calcext:value-type="float">
            <text:p>0.8074413684</text:p>
          </table:table-cell>
          <table:table-cell office:value-type="float" office:value="8791" calcext:value-type="float">
            <text:p>8791</text:p>
          </table:table-cell>
          <table:table-cell office:value-type="float" office:value="10365" calcext:value-type="float">
            <text:p>10365</text:p>
          </table:table-cell>
          <table:table-cell table:formula="of:=[.D228]/[.E228]" office:value-type="float" office:value="0.848142788229619" calcext:value-type="float">
            <text:p>0.8481427882</text:p>
          </table:table-cell>
          <table:table-cell office:value-type="float" office:value="6514" calcext:value-type="float">
            <text:p>6514</text:p>
          </table:table-cell>
          <table:table-cell office:value-type="float" office:value="5111" calcext:value-type="float">
            <text:p>5111</text:p>
          </table:table-cell>
          <table:table-cell table:formula="of:=[.G228]/[.H228]" office:value-type="float" office:value="1.27450596752103" calcext:value-type="float">
            <text:p>1.2745059675</text:p>
          </table:table-cell>
          <table:table-cell office:value-type="float" office:value="48788" calcext:value-type="float">
            <text:p>48788</text:p>
          </table:table-cell>
          <table:table-cell office:value-type="float" office:value="41950" calcext:value-type="float">
            <text:p>41950</text:p>
          </table:table-cell>
          <table:table-cell table:formula="of:=[.J228]/[.K228]" office:value-type="float" office:value="1.16300357568534" calcext:value-type="float">
            <text:p>1.163003575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569" calcext:value-type="float">
            <text:p>0.0569</text:p>
          </table:table-cell>
          <table:table-cell table:formula="of:=AVERAGE([.C228];[.F228]; [.I228]; [.L228] )" office:value-type="float" office:value="1.02327342495034" calcext:value-type="float">
            <text:p>1.023273425</text:p>
          </table:table-cell>
          <table:table-cell table:formula="of:=AVERAGE([.M228:.P228])" office:value-type="float" office:value="0.0522" calcext:value-type="float">
            <text:p>0.0522</text:p>
          </table:table-cell>
          <table:table-cell office:value-type="float" office:value="2014383.331" calcext:value-type="float">
            <text:p>2014383.33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13" calcext:value-type="float">
            <text:p>7113</text:p>
          </table:table-cell>
          <table:table-cell table:formula="of:=[.A229]/[.B229]" office:value-type="float" office:value="0.643750878672853" calcext:value-type="float">
            <text:p>0.6437508787</text:p>
          </table:table-cell>
          <table:table-cell office:value-type="float" office:value="8791" calcext:value-type="float">
            <text:p>8791</text:p>
          </table:table-cell>
          <table:table-cell office:value-type="float" office:value="10189" calcext:value-type="float">
            <text:p>10189</text:p>
          </table:table-cell>
          <table:table-cell table:formula="of:=[.D229]/[.E229]" office:value-type="float" office:value="0.862793208361959" calcext:value-type="float">
            <text:p>0.8627932084</text:p>
          </table:table-cell>
          <table:table-cell office:value-type="float" office:value="6514" calcext:value-type="float">
            <text:p>6514</text:p>
          </table:table-cell>
          <table:table-cell office:value-type="float" office:value="6858" calcext:value-type="float">
            <text:p>6858</text:p>
          </table:table-cell>
          <table:table-cell table:formula="of:=[.G229]/[.H229]" office:value-type="float" office:value="0.94983960338291" calcext:value-type="float">
            <text:p>0.9498396034</text:p>
          </table:table-cell>
          <table:table-cell office:value-type="float" office:value="48788" calcext:value-type="float">
            <text:p>48788</text:p>
          </table:table-cell>
          <table:table-cell office:value-type="float" office:value="60867" calcext:value-type="float">
            <text:p>60867</text:p>
          </table:table-cell>
          <table:table-cell table:formula="of:=[.J229]/[.K229]" office:value-type="float" office:value="0.801550922503163" calcext:value-type="float">
            <text:p>0.8015509225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706" calcext:value-type="float">
            <text:p>0.0706</text:p>
          </table:table-cell>
          <table:table-cell table:formula="of:=AVERAGE([.C229];[.F229]; [.I229]; [.L229] )" office:value-type="float" office:value="0.814483653230221" calcext:value-type="float">
            <text:p>0.8144836532</text:p>
          </table:table-cell>
          <table:table-cell table:formula="of:=AVERAGE([.M229:.P229])" office:value-type="float" office:value="0.06745" calcext:value-type="float">
            <text:p>0.06745</text:p>
          </table:table-cell>
          <table:table-cell office:value-type="float" office:value="2220399.828" calcext:value-type="float">
            <text:p>2220399.82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627" calcext:value-type="float">
            <text:p>7627</text:p>
          </table:table-cell>
          <table:table-cell table:formula="of:=[.A230]/[.B230]" office:value-type="float" office:value="0.600367116821817" calcext:value-type="float">
            <text:p>0.6003671168</text:p>
          </table:table-cell>
          <table:table-cell office:value-type="float" office:value="8791" calcext:value-type="float">
            <text:p>8791</text:p>
          </table:table-cell>
          <table:table-cell office:value-type="float" office:value="6535" calcext:value-type="float">
            <text:p>6535</text:p>
          </table:table-cell>
          <table:table-cell table:formula="of:=[.D230]/[.E230]" office:value-type="float" office:value="1.34521805661821" calcext:value-type="float">
            <text:p>1.3452180566</text:p>
          </table:table-cell>
          <table:table-cell office:value-type="float" office:value="6514" calcext:value-type="float">
            <text:p>6514</text:p>
          </table:table-cell>
          <table:table-cell office:value-type="float" office:value="3667" calcext:value-type="float">
            <text:p>3667</text:p>
          </table:table-cell>
          <table:table-cell table:formula="of:=[.G230]/[.H230]" office:value-type="float" office:value="1.77638396509408" calcext:value-type="float">
            <text:p>1.7763839651</text:p>
          </table:table-cell>
          <table:table-cell office:value-type="float" office:value="48788" calcext:value-type="float">
            <text:p>48788</text:p>
          </table:table-cell>
          <table:table-cell office:value-type="float" office:value="43238" calcext:value-type="float">
            <text:p>43238</text:p>
          </table:table-cell>
          <table:table-cell table:formula="of:=[.J230]/[.K230]" office:value-type="float" office:value="1.12835931356677" calcext:value-type="float">
            <text:p>1.1283593136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818" calcext:value-type="float">
            <text:p>0.0818</text:p>
          </table:table-cell>
          <table:table-cell table:formula="of:=AVERAGE([.C230];[.F230]; [.I230]; [.L230] )" office:value-type="float" office:value="1.21258211302522" calcext:value-type="float">
            <text:p>1.212582113</text:p>
          </table:table-cell>
          <table:table-cell table:formula="of:=AVERAGE([.M230:.P230])" office:value-type="float" office:value="0.0778" calcext:value-type="float">
            <text:p>0.0778</text:p>
          </table:table-cell>
          <table:table-cell office:value-type="float" office:value="3934328.473" calcext:value-type="float">
            <text:p>3934328.47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495" calcext:value-type="float">
            <text:p>11495</text:p>
          </table:table-cell>
          <table:table-cell table:formula="of:=[.A231]/[.B231]" office:value-type="float" office:value="0.398347107438017" calcext:value-type="float">
            <text:p>0.3983471074</text:p>
          </table:table-cell>
          <table:table-cell office:value-type="float" office:value="8791" calcext:value-type="float">
            <text:p>8791</text:p>
          </table:table-cell>
          <table:table-cell office:value-type="float" office:value="6712" calcext:value-type="float">
            <text:p>6712</text:p>
          </table:table-cell>
          <table:table-cell table:formula="of:=[.D231]/[.E231]" office:value-type="float" office:value="1.30974374255066" calcext:value-type="float">
            <text:p>1.3097437426</text:p>
          </table:table-cell>
          <table:table-cell office:value-type="float" office:value="6514" calcext:value-type="float">
            <text:p>6514</text:p>
          </table:table-cell>
          <table:table-cell office:value-type="float" office:value="3658" calcext:value-type="float">
            <text:p>3658</text:p>
          </table:table-cell>
          <table:table-cell table:formula="of:=[.G231]/[.H231]" office:value-type="float" office:value="1.78075451066156" calcext:value-type="float">
            <text:p>1.7807545107</text:p>
          </table:table-cell>
          <table:table-cell office:value-type="float" office:value="48788" calcext:value-type="float">
            <text:p>48788</text:p>
          </table:table-cell>
          <table:table-cell office:value-type="float" office:value="52034" calcext:value-type="float">
            <text:p>52034</text:p>
          </table:table-cell>
          <table:table-cell table:formula="of:=[.J231]/[.K231]" office:value-type="float" office:value="0.937617711496329" calcext:value-type="float">
            <text:p>0.9376177115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744" calcext:value-type="float">
            <text:p>0.0744</text:p>
          </table:table-cell>
          <table:table-cell table:formula="of:=AVERAGE([.C231];[.F231]; [.I231]; [.L231] )" office:value-type="float" office:value="1.10661576803664" calcext:value-type="float">
            <text:p>1.106615768</text:p>
          </table:table-cell>
          <table:table-cell table:formula="of:=AVERAGE([.M231:.P231])" office:value-type="float" office:value="0.070125" calcext:value-type="float">
            <text:p>0.070125</text:p>
          </table:table-cell>
          <table:table-cell office:value-type="float" office:value="308878.162" calcext:value-type="float">
            <text:p>308878.16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492" calcext:value-type="float">
            <text:p>5492</text:p>
          </table:table-cell>
          <table:table-cell table:formula="of:=[.A232]/[.B232]" office:value-type="float" office:value="0.833758193736344" calcext:value-type="float">
            <text:p>0.8337581937</text:p>
          </table:table-cell>
          <table:table-cell office:value-type="float" office:value="8791" calcext:value-type="float">
            <text:p>8791</text:p>
          </table:table-cell>
          <table:table-cell office:value-type="float" office:value="8429" calcext:value-type="float">
            <text:p>8429</text:p>
          </table:table-cell>
          <table:table-cell table:formula="of:=[.D232]/[.E232]" office:value-type="float" office:value="1.0429469687982" calcext:value-type="float">
            <text:p>1.0429469688</text:p>
          </table:table-cell>
          <table:table-cell office:value-type="float" office:value="6514" calcext:value-type="float">
            <text:p>6514</text:p>
          </table:table-cell>
          <table:table-cell office:value-type="float" office:value="3858" calcext:value-type="float">
            <text:p>3858</text:p>
          </table:table-cell>
          <table:table-cell table:formula="of:=[.G232]/[.H232]" office:value-type="float" office:value="1.68843960601348" calcext:value-type="float">
            <text:p>1.688439606</text:p>
          </table:table-cell>
          <table:table-cell office:value-type="float" office:value="48788" calcext:value-type="float">
            <text:p>48788</text:p>
          </table:table-cell>
          <table:table-cell office:value-type="float" office:value="31395" calcext:value-type="float">
            <text:p>31395</text:p>
          </table:table-cell>
          <table:table-cell table:formula="of:=[.J232]/[.K232]" office:value-type="float" office:value="1.55400541487498" calcext:value-type="float">
            <text:p>1.5540054149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6" calcext:value-type="float">
            <text:p>0.0886</text:p>
          </table:table-cell>
          <table:table-cell table:formula="of:=AVERAGE([.C232];[.F232]; [.I232]; [.L232] )" office:value-type="float" office:value="1.27978754585575" calcext:value-type="float">
            <text:p>1.2797875459</text:p>
          </table:table-cell>
          <table:table-cell table:formula="of:=AVERAGE([.M232:.P232])" office:value-type="float" office:value="0.0846" calcext:value-type="float">
            <text:p>0.0846</text:p>
          </table:table-cell>
          <table:table-cell office:value-type="float" office:value="3096773.739" calcext:value-type="float">
            <text:p>3096773.73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015" calcext:value-type="float">
            <text:p>12015</text:p>
          </table:table-cell>
          <table:table-cell table:formula="of:=[.A233]/[.B233]" office:value-type="float" office:value="0.381106949646275" calcext:value-type="float">
            <text:p>0.3811069496</text:p>
          </table:table-cell>
          <table:table-cell office:value-type="float" office:value="8791" calcext:value-type="float">
            <text:p>8791</text:p>
          </table:table-cell>
          <table:table-cell office:value-type="float" office:value="11641" calcext:value-type="float">
            <text:p>11641</text:p>
          </table:table-cell>
          <table:table-cell table:formula="of:=[.D233]/[.E233]" office:value-type="float" office:value="0.755175672193111" calcext:value-type="float">
            <text:p>0.7551756722</text:p>
          </table:table-cell>
          <table:table-cell office:value-type="float" office:value="6514" calcext:value-type="float">
            <text:p>6514</text:p>
          </table:table-cell>
          <table:table-cell office:value-type="float" office:value="8181" calcext:value-type="float">
            <text:p>8181</text:p>
          </table:table-cell>
          <table:table-cell table:formula="of:=[.G233]/[.H233]" office:value-type="float" office:value="0.796235179073463" calcext:value-type="float">
            <text:p>0.7962351791</text:p>
          </table:table-cell>
          <table:table-cell office:value-type="float" office:value="48788" calcext:value-type="float">
            <text:p>48788</text:p>
          </table:table-cell>
          <table:table-cell office:value-type="float" office:value="67133" calcext:value-type="float">
            <text:p>67133</text:p>
          </table:table-cell>
          <table:table-cell table:formula="of:=[.J233]/[.K233]" office:value-type="float" office:value="0.726736478334053" calcext:value-type="float">
            <text:p>0.726736478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85" calcext:value-type="float">
            <text:p>0.0485</text:p>
          </table:table-cell>
          <table:table-cell table:formula="of:=AVERAGE([.C233];[.F233]; [.I233]; [.L233] )" office:value-type="float" office:value="0.664813569811726" calcext:value-type="float">
            <text:p>0.6648135698</text:p>
          </table:table-cell>
          <table:table-cell table:formula="of:=AVERAGE([.M233:.P233])" office:value-type="float" office:value="0.045025" calcext:value-type="float">
            <text:p>0.045025</text:p>
          </table:table-cell>
          <table:table-cell office:value-type="float" office:value="1801578.442" calcext:value-type="float">
            <text:p>1801578.44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24" calcext:value-type="float">
            <text:p>7124</text:p>
          </table:table-cell>
          <table:table-cell table:formula="of:=[.A234]/[.B234]" office:value-type="float" office:value="0.642756878158338" calcext:value-type="float">
            <text:p>0.6427568782</text:p>
          </table:table-cell>
          <table:table-cell office:value-type="float" office:value="8791" calcext:value-type="float">
            <text:p>8791</text:p>
          </table:table-cell>
          <table:table-cell office:value-type="float" office:value="10230" calcext:value-type="float">
            <text:p>10230</text:p>
          </table:table-cell>
          <table:table-cell table:formula="of:=[.D234]/[.E234]" office:value-type="float" office:value="0.859335288367547" calcext:value-type="float">
            <text:p>0.8593352884</text:p>
          </table:table-cell>
          <table:table-cell office:value-type="float" office:value="6514" calcext:value-type="float">
            <text:p>6514</text:p>
          </table:table-cell>
          <table:table-cell office:value-type="float" office:value="6897" calcext:value-type="float">
            <text:p>6897</text:p>
          </table:table-cell>
          <table:table-cell table:formula="of:=[.G234]/[.H234]" office:value-type="float" office:value="0.94446860954038" calcext:value-type="float">
            <text:p>0.9444686095</text:p>
          </table:table-cell>
          <table:table-cell office:value-type="float" office:value="48788" calcext:value-type="float">
            <text:p>48788</text:p>
          </table:table-cell>
          <table:table-cell office:value-type="float" office:value="60957" calcext:value-type="float">
            <text:p>60957</text:p>
          </table:table-cell>
          <table:table-cell table:formula="of:=[.J234]/[.K234]" office:value-type="float" office:value="0.800367472152501" calcext:value-type="float">
            <text:p>0.800367472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556" calcext:value-type="float">
            <text:p>0.0556</text:p>
          </table:table-cell>
          <table:table-cell table:formula="of:=AVERAGE([.C234];[.F234]; [.I234]; [.L234] )" office:value-type="float" office:value="0.811732062054691" calcext:value-type="float">
            <text:p>0.8117320621</text:p>
          </table:table-cell>
          <table:table-cell table:formula="of:=AVERAGE([.M234:.P234])" office:value-type="float" office:value="0.05175" calcext:value-type="float">
            <text:p>0.05175</text:p>
          </table:table-cell>
          <table:table-cell office:value-type="float" office:value="1804780.226" calcext:value-type="float">
            <text:p>1804780.22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235]/[.B235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8995" calcext:value-type="float">
            <text:p>8995</text:p>
          </table:table-cell>
          <table:table-cell table:formula="of:=[.D235]/[.E235]" office:value-type="float" office:value="0.977320733740967" calcext:value-type="float">
            <text:p>0.9773207337</text:p>
          </table:table-cell>
          <table:table-cell office:value-type="float" office:value="6514" calcext:value-type="float">
            <text:p>6514</text:p>
          </table:table-cell>
          <table:table-cell office:value-type="float" office:value="3979" calcext:value-type="float">
            <text:p>3979</text:p>
          </table:table-cell>
          <table:table-cell table:formula="of:=[.G235]/[.H235]" office:value-type="float" office:value="1.63709474742398" calcext:value-type="float">
            <text:p>1.6370947474</text:p>
          </table:table-cell>
          <table:table-cell office:value-type="float" office:value="48788" calcext:value-type="float">
            <text:p>48788</text:p>
          </table:table-cell>
          <table:table-cell office:value-type="float" office:value="43275" calcext:value-type="float">
            <text:p>43275</text:p>
          </table:table-cell>
          <table:table-cell table:formula="of:=[.J235]/[.K235]" office:value-type="float" office:value="1.12739456961294" calcext:value-type="float">
            <text:p>1.1273945696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785" calcext:value-type="float">
            <text:p>0.0785</text:p>
          </table:table-cell>
          <table:table-cell table:formula="of:=AVERAGE([.C235];[.F235]; [.I235]; [.L235] )" office:value-type="float" office:value="1.08917213133285" calcext:value-type="float">
            <text:p>1.0891721313</text:p>
          </table:table-cell>
          <table:table-cell table:formula="of:=AVERAGE([.M235:.P235])" office:value-type="float" office:value="0.07405" calcext:value-type="float">
            <text:p>0.07405</text:p>
          </table:table-cell>
          <table:table-cell office:value-type="float" office:value="3788351.069" calcext:value-type="float">
            <text:p>3788351.06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236]/[.B236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6491" calcext:value-type="float">
            <text:p>6491</text:p>
          </table:table-cell>
          <table:table-cell table:formula="of:=[.D236]/[.E236]" office:value-type="float" office:value="1.35433677399476" calcext:value-type="float">
            <text:p>1.354336774</text:p>
          </table:table-cell>
          <table:table-cell office:value-type="float" office:value="6514" calcext:value-type="float">
            <text:p>6514</text:p>
          </table:table-cell>
          <table:table-cell office:value-type="float" office:value="3350" calcext:value-type="float">
            <text:p>3350</text:p>
          </table:table-cell>
          <table:table-cell table:formula="of:=[.G236]/[.H236]" office:value-type="float" office:value="1.9444776119403" calcext:value-type="float">
            <text:p>1.9444776119</text:p>
          </table:table-cell>
          <table:table-cell office:value-type="float" office:value="48788" calcext:value-type="float">
            <text:p>48788</text:p>
          </table:table-cell>
          <table:table-cell office:value-type="float" office:value="43104" calcext:value-type="float">
            <text:p>43104</text:p>
          </table:table-cell>
          <table:table-cell table:formula="of:=[.J236]/[.K236]" office:value-type="float" office:value="1.13186711210097" calcext:value-type="float">
            <text:p>1.1318671121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753" calcext:value-type="float">
            <text:p>0.0753</text:p>
          </table:table-cell>
          <table:table-cell table:formula="of:=AVERAGE([.C236];[.F236]; [.I236]; [.L236] )" office:value-type="float" office:value="1.25845409421396" calcext:value-type="float">
            <text:p>1.2584540942</text:p>
          </table:table-cell>
          <table:table-cell table:formula="of:=AVERAGE([.M236:.P236])" office:value-type="float" office:value="0.071775" calcext:value-type="float">
            <text:p>0.071775</text:p>
          </table:table-cell>
          <table:table-cell office:value-type="float" office:value="3442889.024" calcext:value-type="float">
            <text:p>3442889.02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237]/[.B237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8446" calcext:value-type="float">
            <text:p>8446</text:p>
          </table:table-cell>
          <table:table-cell table:formula="of:=[.D237]/[.E237]" office:value-type="float" office:value="1.04084773857447" calcext:value-type="float">
            <text:p>1.0408477386</text:p>
          </table:table-cell>
          <table:table-cell office:value-type="float" office:value="6514" calcext:value-type="float">
            <text:p>6514</text:p>
          </table:table-cell>
          <table:table-cell office:value-type="float" office:value="4521" calcext:value-type="float">
            <text:p>4521</text:p>
          </table:table-cell>
          <table:table-cell table:formula="of:=[.G237]/[.H237]" office:value-type="float" office:value="1.44083167440832" calcext:value-type="float">
            <text:p>1.4408316744</text:p>
          </table:table-cell>
          <table:table-cell office:value-type="float" office:value="48788" calcext:value-type="float">
            <text:p>48788</text:p>
          </table:table-cell>
          <table:table-cell office:value-type="float" office:value="43330" calcext:value-type="float">
            <text:p>43330</text:p>
          </table:table-cell>
          <table:table-cell table:formula="of:=[.J237]/[.K237]" office:value-type="float" office:value="1.12596353565659" calcext:value-type="float">
            <text:p>1.1259635357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664" calcext:value-type="float">
            <text:p>0.0664</text:p>
          </table:table-cell>
          <table:table-cell table:formula="of:=AVERAGE([.C237];[.F237]; [.I237]; [.L237] )" office:value-type="float" office:value="1.04854196554463" calcext:value-type="float">
            <text:p>1.0485419655</text:p>
          </table:table-cell>
          <table:table-cell table:formula="of:=AVERAGE([.M237:.P237])" office:value-type="float" office:value="0.062875" calcext:value-type="float">
            <text:p>0.062875</text:p>
          </table:table-cell>
          <table:table-cell office:value-type="float" office:value="2637692.622" calcext:value-type="float">
            <text:p>2637692.62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517" calcext:value-type="float">
            <text:p>8517</text:p>
          </table:table-cell>
          <table:table-cell table:formula="of:=[.A238]/[.B238]" office:value-type="float" office:value="0.53763062111072" calcext:value-type="float">
            <text:p>0.5376306211</text:p>
          </table:table-cell>
          <table:table-cell office:value-type="float" office:value="8791" calcext:value-type="float">
            <text:p>8791</text:p>
          </table:table-cell>
          <table:table-cell office:value-type="float" office:value="10689" calcext:value-type="float">
            <text:p>10689</text:p>
          </table:table-cell>
          <table:table-cell table:formula="of:=[.D238]/[.E238]" office:value-type="float" office:value="0.822434278229956" calcext:value-type="float">
            <text:p>0.8224342782</text:p>
          </table:table-cell>
          <table:table-cell office:value-type="float" office:value="6514" calcext:value-type="float">
            <text:p>6514</text:p>
          </table:table-cell>
          <table:table-cell office:value-type="float" office:value="5495" calcext:value-type="float">
            <text:p>5495</text:p>
          </table:table-cell>
          <table:table-cell table:formula="of:=[.G238]/[.H238]" office:value-type="float" office:value="1.18544131028207" calcext:value-type="float">
            <text:p>1.1854413103</text:p>
          </table:table-cell>
          <table:table-cell office:value-type="float" office:value="48788" calcext:value-type="float">
            <text:p>48788</text:p>
          </table:table-cell>
          <table:table-cell office:value-type="float" office:value="55739" calcext:value-type="float">
            <text:p>55739</text:p>
          </table:table-cell>
          <table:table-cell table:formula="of:=[.J238]/[.K238]" office:value-type="float" office:value="0.875293779938643" calcext:value-type="float">
            <text:p>0.8752937799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89" calcext:value-type="float">
            <text:p>0.0489</text:p>
          </table:table-cell>
          <table:table-cell table:formula="of:=AVERAGE([.C238];[.F238]; [.I238]; [.L238] )" office:value-type="float" office:value="0.855199997390348" calcext:value-type="float">
            <text:p>0.8551999974</text:p>
          </table:table-cell>
          <table:table-cell table:formula="of:=AVERAGE([.M238:.P238])" office:value-type="float" office:value="0.045425" calcext:value-type="float">
            <text:p>0.045425</text:p>
          </table:table-cell>
          <table:table-cell office:value-type="float" office:value="1963677.493" calcext:value-type="float">
            <text:p>1963677.49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51" calcext:value-type="float">
            <text:p>13151</text:p>
          </table:table-cell>
          <table:table-cell table:formula="of:=[.A239]/[.B239]" office:value-type="float" office:value="0.348186449699643" calcext:value-type="float">
            <text:p>0.3481864497</text:p>
          </table:table-cell>
          <table:table-cell office:value-type="float" office:value="8791" calcext:value-type="float">
            <text:p>8791</text:p>
          </table:table-cell>
          <table:table-cell office:value-type="float" office:value="11047" calcext:value-type="float">
            <text:p>11047</text:p>
          </table:table-cell>
          <table:table-cell table:formula="of:=[.D239]/[.E239]" office:value-type="float" office:value="0.795781660179234" calcext:value-type="float">
            <text:p>0.7957816602</text:p>
          </table:table-cell>
          <table:table-cell office:value-type="float" office:value="6514" calcext:value-type="float">
            <text:p>6514</text:p>
          </table:table-cell>
          <table:table-cell office:value-type="float" office:value="8313" calcext:value-type="float">
            <text:p>8313</text:p>
          </table:table-cell>
          <table:table-cell table:formula="of:=[.G239]/[.H239]" office:value-type="float" office:value="0.783591964393119" calcext:value-type="float">
            <text:p>0.7835919644</text:p>
          </table:table-cell>
          <table:table-cell office:value-type="float" office:value="48788" calcext:value-type="float">
            <text:p>48788</text:p>
          </table:table-cell>
          <table:table-cell office:value-type="float" office:value="68449" calcext:value-type="float">
            <text:p>68449</text:p>
          </table:table-cell>
          <table:table-cell table:formula="of:=[.J239]/[.K239]" office:value-type="float" office:value="0.712764247834154" calcext:value-type="float">
            <text:p>0.7127642478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25" calcext:value-type="float">
            <text:p>0.0425</text:p>
          </table:table-cell>
          <table:table-cell table:formula="of:=AVERAGE([.C239];[.F239]; [.I239]; [.L239] )" office:value-type="float" office:value="0.660081080526537" calcext:value-type="float">
            <text:p>0.6600810805</text:p>
          </table:table-cell>
          <table:table-cell table:formula="of:=AVERAGE([.M239:.P239])" office:value-type="float" office:value="0.039075" calcext:value-type="float">
            <text:p>0.039075</text:p>
          </table:table-cell>
          <table:table-cell office:value-type="float" office:value="1641392.316" calcext:value-type="float">
            <text:p>1641392.31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240]/[.B240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240]/[.E240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240]/[.H240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240]/[.K240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240];[.F240]; [.I240]; [.L240] )" office:value-type="string" office:string-value="" calcext:value-type="error">
            <text:p>#DIV/0!</text:p>
          </table:table-cell>
          <table:table-cell table:formula="of:=AVERAGE([.M240:.P240])" office:value-type="float" office:value="0" calcext:value-type="float">
            <text:p>0</text:p>
          </table:table-cell>
          <table:table-cell office:value-type="float" office:value="4098779.577" calcext:value-type="float">
            <text:p>4098779.57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012" calcext:value-type="float">
            <text:p>7012</text:p>
          </table:table-cell>
          <table:table-cell table:formula="of:=[.A241]/[.B241]" office:value-type="float" office:value="0.653023388476897" calcext:value-type="float">
            <text:p>0.6530233885</text:p>
          </table:table-cell>
          <table:table-cell office:value-type="float" office:value="8791" calcext:value-type="float">
            <text:p>8791</text:p>
          </table:table-cell>
          <table:table-cell office:value-type="float" office:value="11443" calcext:value-type="float">
            <text:p>11443</text:p>
          </table:table-cell>
          <table:table-cell table:formula="of:=[.D241]/[.E241]" office:value-type="float" office:value="0.768242593725422" calcext:value-type="float">
            <text:p>0.7682425937</text:p>
          </table:table-cell>
          <table:table-cell office:value-type="float" office:value="6514" calcext:value-type="float">
            <text:p>6514</text:p>
          </table:table-cell>
          <table:table-cell office:value-type="float" office:value="8750" calcext:value-type="float">
            <text:p>8750</text:p>
          </table:table-cell>
          <table:table-cell table:formula="of:=[.G241]/[.H241]" office:value-type="float" office:value="0.744457142857143" calcext:value-type="float">
            <text:p>0.7444571429</text:p>
          </table:table-cell>
          <table:table-cell office:value-type="float" office:value="48788" calcext:value-type="float">
            <text:p>48788</text:p>
          </table:table-cell>
          <table:table-cell office:value-type="float" office:value="60692" calcext:value-type="float">
            <text:p>60692</text:p>
          </table:table-cell>
          <table:table-cell table:formula="of:=[.J241]/[.K241]" office:value-type="float" office:value="0.803862123508864" calcext:value-type="float">
            <text:p>0.8038621235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918" calcext:value-type="float">
            <text:p>0.0918</text:p>
          </table:table-cell>
          <table:table-cell table:formula="of:=AVERAGE([.C241];[.F241]; [.I241]; [.L241] )" office:value-type="float" office:value="0.742396312142081" calcext:value-type="float">
            <text:p>0.7423963121</text:p>
          </table:table-cell>
          <table:table-cell table:formula="of:=AVERAGE([.M241:.P241])" office:value-type="float" office:value="0.088325" calcext:value-type="float">
            <text:p>0.088325</text:p>
          </table:table-cell>
          <table:table-cell office:value-type="float" office:value="3660228.515" calcext:value-type="float">
            <text:p>3660228.51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989" calcext:value-type="float">
            <text:p>4989</text:p>
          </table:table-cell>
          <table:table-cell table:formula="of:=[.A242]/[.B242]" office:value-type="float" office:value="0.917819202244939" calcext:value-type="float">
            <text:p>0.9178192022</text:p>
          </table:table-cell>
          <table:table-cell office:value-type="float" office:value="8791" calcext:value-type="float">
            <text:p>8791</text:p>
          </table:table-cell>
          <table:table-cell office:value-type="float" office:value="8274" calcext:value-type="float">
            <text:p>8274</text:p>
          </table:table-cell>
          <table:table-cell table:formula="of:=[.D242]/[.E242]" office:value-type="float" office:value="1.06248489243413" calcext:value-type="float">
            <text:p>1.0624848924</text:p>
          </table:table-cell>
          <table:table-cell office:value-type="float" office:value="6514" calcext:value-type="float">
            <text:p>6514</text:p>
          </table:table-cell>
          <table:table-cell office:value-type="float" office:value="3748" calcext:value-type="float">
            <text:p>3748</text:p>
          </table:table-cell>
          <table:table-cell table:formula="of:=[.G242]/[.H242]" office:value-type="float" office:value="1.73799359658485" calcext:value-type="float">
            <text:p>1.7379935966</text:p>
          </table:table-cell>
          <table:table-cell office:value-type="float" office:value="48788" calcext:value-type="float">
            <text:p>48788</text:p>
          </table:table-cell>
          <table:table-cell office:value-type="float" office:value="31049" calcext:value-type="float">
            <text:p>31049</text:p>
          </table:table-cell>
          <table:table-cell table:formula="of:=[.J242]/[.K242]" office:value-type="float" office:value="1.57132274791459" calcext:value-type="float">
            <text:p>1.5713227479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9" calcext:value-type="float">
            <text:p>0.09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957" calcext:value-type="float">
            <text:p>0.0957</text:p>
          </table:table-cell>
          <table:table-cell table:formula="of:=AVERAGE([.C242];[.F242]; [.I242]; [.L242] )" office:value-type="float" office:value="1.32240510979463" calcext:value-type="float">
            <text:p>1.3224051098</text:p>
          </table:table-cell>
          <table:table-cell table:formula="of:=AVERAGE([.M242:.P242])" office:value-type="float" office:value="0.09135" calcext:value-type="float">
            <text:p>0.09135</text:p>
          </table:table-cell>
          <table:table-cell office:value-type="float" office:value="3390232.825" calcext:value-type="float">
            <text:p>3390232.82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86" calcext:value-type="float">
            <text:p>12186</text:p>
          </table:table-cell>
          <table:table-cell table:formula="of:=[.A243]/[.B243]" office:value-type="float" office:value="0.375759067782701" calcext:value-type="float">
            <text:p>0.3757590678</text:p>
          </table:table-cell>
          <table:table-cell office:value-type="float" office:value="8791" calcext:value-type="float">
            <text:p>8791</text:p>
          </table:table-cell>
          <table:table-cell office:value-type="float" office:value="8746" calcext:value-type="float">
            <text:p>8746</text:p>
          </table:table-cell>
          <table:table-cell table:formula="of:=[.D243]/[.E243]" office:value-type="float" office:value="1.00514520923851" calcext:value-type="float">
            <text:p>1.0051452092</text:p>
          </table:table-cell>
          <table:table-cell office:value-type="float" office:value="6514" calcext:value-type="float">
            <text:p>6514</text:p>
          </table:table-cell>
          <table:table-cell office:value-type="float" office:value="5483" calcext:value-type="float">
            <text:p>5483</text:p>
          </table:table-cell>
          <table:table-cell table:formula="of:=[.G243]/[.H243]" office:value-type="float" office:value="1.18803574685391" calcext:value-type="float">
            <text:p>1.1880357469</text:p>
          </table:table-cell>
          <table:table-cell office:value-type="float" office:value="48788" calcext:value-type="float">
            <text:p>48788</text:p>
          </table:table-cell>
          <table:table-cell office:value-type="float" office:value="65806" calcext:value-type="float">
            <text:p>65806</text:p>
          </table:table-cell>
          <table:table-cell table:formula="of:=[.J243]/[.K243]" office:value-type="float" office:value="0.741391362489743" calcext:value-type="float">
            <text:p>0.7413913625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74" calcext:value-type="float">
            <text:p>0.0474</text:p>
          </table:table-cell>
          <table:table-cell table:formula="of:=AVERAGE([.C243];[.F243]; [.I243]; [.L243] )" office:value-type="float" office:value="0.827582846591216" calcext:value-type="float">
            <text:p>0.8275828466</text:p>
          </table:table-cell>
          <table:table-cell table:formula="of:=AVERAGE([.M243:.P243])" office:value-type="float" office:value="0.0443" calcext:value-type="float">
            <text:p>0.0443</text:p>
          </table:table-cell>
          <table:table-cell office:value-type="float" office:value="1877559.265" calcext:value-type="float">
            <text:p>1877559.26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299" calcext:value-type="float">
            <text:p>7299</text:p>
          </table:table-cell>
          <table:table-cell table:formula="of:=[.A244]/[.B244]" office:value-type="float" office:value="0.627346211809837" calcext:value-type="float">
            <text:p>0.6273462118</text:p>
          </table:table-cell>
          <table:table-cell office:value-type="float" office:value="8791" calcext:value-type="float">
            <text:p>8791</text:p>
          </table:table-cell>
          <table:table-cell office:value-type="float" office:value="11299" calcext:value-type="float">
            <text:p>11299</text:p>
          </table:table-cell>
          <table:table-cell table:formula="of:=[.D244]/[.E244]" office:value-type="float" office:value="0.77803345428799" calcext:value-type="float">
            <text:p>0.7780334543</text:p>
          </table:table-cell>
          <table:table-cell office:value-type="float" office:value="6514" calcext:value-type="float">
            <text:p>6514</text:p>
          </table:table-cell>
          <table:table-cell office:value-type="float" office:value="7346" calcext:value-type="float">
            <text:p>7346</text:p>
          </table:table-cell>
          <table:table-cell table:formula="of:=[.G244]/[.H244]" office:value-type="float" office:value="0.886741083582902" calcext:value-type="float">
            <text:p>0.8867410836</text:p>
          </table:table-cell>
          <table:table-cell office:value-type="float" office:value="48788" calcext:value-type="float">
            <text:p>48788</text:p>
          </table:table-cell>
          <table:table-cell office:value-type="float" office:value="60937" calcext:value-type="float">
            <text:p>60937</text:p>
          </table:table-cell>
          <table:table-cell table:formula="of:=[.J244]/[.K244]" office:value-type="float" office:value="0.800630159016689" calcext:value-type="float">
            <text:p>0.800630159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612" calcext:value-type="float">
            <text:p>0.0612</text:p>
          </table:table-cell>
          <table:table-cell table:formula="of:=AVERAGE([.C244];[.F244]; [.I244]; [.L244] )" office:value-type="float" office:value="0.773187727174355" calcext:value-type="float">
            <text:p>0.7731877272</text:p>
          </table:table-cell>
          <table:table-cell table:formula="of:=AVERAGE([.M244:.P244])" office:value-type="float" office:value="0.057975" calcext:value-type="float">
            <text:p>0.057975</text:p>
          </table:table-cell>
          <table:table-cell office:value-type="float" office:value="1840161.239" calcext:value-type="float">
            <text:p>1840161.23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245]/[.B245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245]/[.E245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245]/[.H245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245]/[.K245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245];[.F245]; [.I245]; [.L245] )" office:value-type="string" office:string-value="" calcext:value-type="error">
            <text:p>#DIV/0!</text:p>
          </table:table-cell>
          <table:table-cell table:formula="of:=AVERAGE([.M245:.P245])" office:value-type="float" office:value="0" calcext:value-type="float">
            <text:p>0</text:p>
          </table:table-cell>
          <table:table-cell office:value-type="float" office:value="2874156.607" calcext:value-type="float">
            <text:p>2874156.60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246]/[.B246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6535" calcext:value-type="float">
            <text:p>6535</text:p>
          </table:table-cell>
          <table:table-cell table:formula="of:=[.D246]/[.E246]" office:value-type="float" office:value="1.34521805661821" calcext:value-type="float">
            <text:p>1.3452180566</text:p>
          </table:table-cell>
          <table:table-cell office:value-type="float" office:value="6514" calcext:value-type="float">
            <text:p>6514</text:p>
          </table:table-cell>
          <table:table-cell office:value-type="float" office:value="3246" calcext:value-type="float">
            <text:p>3246</text:p>
          </table:table-cell>
          <table:table-cell table:formula="of:=[.G246]/[.H246]" office:value-type="float" office:value="2.0067775723968" calcext:value-type="float">
            <text:p>2.0067775724</text:p>
          </table:table-cell>
          <table:table-cell office:value-type="float" office:value="48788" calcext:value-type="float">
            <text:p>48788</text:p>
          </table:table-cell>
          <table:table-cell office:value-type="float" office:value="43102" calcext:value-type="float">
            <text:p>43102</text:p>
          </table:table-cell>
          <table:table-cell table:formula="of:=[.J246]/[.K246]" office:value-type="float" office:value="1.13191963249965" calcext:value-type="float">
            <text:p>1.1319196325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851" calcext:value-type="float">
            <text:p>0.0851</text:p>
          </table:table-cell>
          <table:table-cell table:formula="of:=AVERAGE([.C246];[.F246]; [.I246]; [.L246] )" office:value-type="float" office:value="1.27176253508362" calcext:value-type="float">
            <text:p>1.2717625351</text:p>
          </table:table-cell>
          <table:table-cell table:formula="of:=AVERAGE([.M246:.P246])" office:value-type="float" office:value="0.0813" calcext:value-type="float">
            <text:p>0.0813</text:p>
          </table:table-cell>
          <table:table-cell office:value-type="float" office:value="3998033.026" calcext:value-type="float">
            <text:p>3998033.02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978" calcext:value-type="float">
            <text:p>7978</text:p>
          </table:table-cell>
          <table:table-cell table:formula="of:=[.A247]/[.B247]" office:value-type="float" office:value="0.573953371772374" calcext:value-type="float">
            <text:p>0.5739533718</text:p>
          </table:table-cell>
          <table:table-cell office:value-type="float" office:value="8791" calcext:value-type="float">
            <text:p>8791</text:p>
          </table:table-cell>
          <table:table-cell office:value-type="float" office:value="8842" calcext:value-type="float">
            <text:p>8842</text:p>
          </table:table-cell>
          <table:table-cell table:formula="of:=[.D247]/[.E247]" office:value-type="float" office:value="0.994232074191359" calcext:value-type="float">
            <text:p>0.9942320742</text:p>
          </table:table-cell>
          <table:table-cell office:value-type="float" office:value="6514" calcext:value-type="float">
            <text:p>6514</text:p>
          </table:table-cell>
          <table:table-cell office:value-type="float" office:value="3906" calcext:value-type="float">
            <text:p>3906</text:p>
          </table:table-cell>
          <table:table-cell table:formula="of:=[.G247]/[.H247]" office:value-type="float" office:value="1.66769073220686" calcext:value-type="float">
            <text:p>1.6676907322</text:p>
          </table:table-cell>
          <table:table-cell office:value-type="float" office:value="48788" calcext:value-type="float">
            <text:p>48788</text:p>
          </table:table-cell>
          <table:table-cell office:value-type="float" office:value="43327" calcext:value-type="float">
            <text:p>43327</text:p>
          </table:table-cell>
          <table:table-cell table:formula="of:=[.J247]/[.K247]" office:value-type="float" office:value="1.12604149837284" calcext:value-type="float">
            <text:p>1.126041498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519" calcext:value-type="float">
            <text:p>0.0519</text:p>
          </table:table-cell>
          <table:table-cell table:formula="of:=AVERAGE([.C247];[.F247]; [.I247]; [.L247] )" office:value-type="float" office:value="1.09047941913586" calcext:value-type="float">
            <text:p>1.0904794191</text:p>
          </table:table-cell>
          <table:table-cell table:formula="of:=AVERAGE([.M247:.P247])" office:value-type="float" office:value="0.04865" calcext:value-type="float">
            <text:p>0.04865</text:p>
          </table:table-cell>
          <table:table-cell office:value-type="float" office:value="2280976.598" calcext:value-type="float">
            <text:p>2280976.59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535" calcext:value-type="float">
            <text:p>12535</text:p>
          </table:table-cell>
          <table:table-cell table:formula="of:=[.A248]/[.B248]" office:value-type="float" office:value="0.365297167929797" calcext:value-type="float">
            <text:p>0.3652971679</text:p>
          </table:table-cell>
          <table:table-cell office:value-type="float" office:value="8791" calcext:value-type="float">
            <text:p>8791</text:p>
          </table:table-cell>
          <table:table-cell office:value-type="float" office:value="8695" calcext:value-type="float">
            <text:p>8695</text:p>
          </table:table-cell>
          <table:table-cell table:formula="of:=[.D248]/[.E248]" office:value-type="float" office:value="1.0110408280621" calcext:value-type="float">
            <text:p>1.0110408281</text:p>
          </table:table-cell>
          <table:table-cell office:value-type="float" office:value="6514" calcext:value-type="float">
            <text:p>6514</text:p>
          </table:table-cell>
          <table:table-cell office:value-type="float" office:value="5581" calcext:value-type="float">
            <text:p>5581</text:p>
          </table:table-cell>
          <table:table-cell table:formula="of:=[.G248]/[.H248]" office:value-type="float" office:value="1.16717434151586" calcext:value-type="float">
            <text:p>1.1671743415</text:p>
          </table:table-cell>
          <table:table-cell office:value-type="float" office:value="48788" calcext:value-type="float">
            <text:p>48788</text:p>
          </table:table-cell>
          <table:table-cell office:value-type="float" office:value="65855" calcext:value-type="float">
            <text:p>65855</text:p>
          </table:table-cell>
          <table:table-cell table:formula="of:=[.J248]/[.K248]" office:value-type="float" office:value="0.740839723635259" calcext:value-type="float">
            <text:p>0.7408397236</text:p>
          </table:table-cell>
          <table:table-cell table:number-columns-repeated="2" office:value-type="float" office:value="0.0548" calcext:value-type="float">
            <text:p>0.0548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77" calcext:value-type="float">
            <text:p>0.0577</text:p>
          </table:table-cell>
          <table:table-cell table:formula="of:=AVERAGE([.C248];[.F248]; [.I248]; [.L248] )" office:value-type="float" office:value="0.821088015285755" calcext:value-type="float">
            <text:p>0.8210880153</text:p>
          </table:table-cell>
          <table:table-cell table:formula="of:=AVERAGE([.M248:.P248])" office:value-type="float" office:value="0.0552" calcext:value-type="float">
            <text:p>0.0552</text:p>
          </table:table-cell>
          <table:table-cell office:value-type="float" office:value="2149628.722" calcext:value-type="float">
            <text:p>2149628.72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12" calcext:value-type="float">
            <text:p>9712</text:p>
          </table:table-cell>
          <table:table-cell table:formula="of:=[.A249]/[.B249]" office:value-type="float" office:value="0.471478583196046" calcext:value-type="float">
            <text:p>0.4714785832</text:p>
          </table:table-cell>
          <table:table-cell office:value-type="float" office:value="8791" calcext:value-type="float">
            <text:p>8791</text:p>
          </table:table-cell>
          <table:table-cell office:value-type="float" office:value="10499" calcext:value-type="float">
            <text:p>10499</text:p>
          </table:table-cell>
          <table:table-cell table:formula="of:=[.D249]/[.E249]" office:value-type="float" office:value="0.837317839794266" calcext:value-type="float">
            <text:p>0.8373178398</text:p>
          </table:table-cell>
          <table:table-cell office:value-type="float" office:value="6514" calcext:value-type="float">
            <text:p>6514</text:p>
          </table:table-cell>
          <table:table-cell office:value-type="float" office:value="6832" calcext:value-type="float">
            <text:p>6832</text:p>
          </table:table-cell>
          <table:table-cell table:formula="of:=[.G249]/[.H249]" office:value-type="float" office:value="0.953454332552693" calcext:value-type="float">
            <text:p>0.9534543326</text:p>
          </table:table-cell>
          <table:table-cell office:value-type="float" office:value="48788" calcext:value-type="float">
            <text:p>48788</text:p>
          </table:table-cell>
          <table:table-cell office:value-type="float" office:value="64063" calcext:value-type="float">
            <text:p>64063</text:p>
          </table:table-cell>
          <table:table-cell table:formula="of:=[.J249]/[.K249]" office:value-type="float" office:value="0.761562836582739" calcext:value-type="float">
            <text:p>0.7615628366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table:formula="of:=AVERAGE([.C249];[.F249]; [.I249]; [.L249] )" office:value-type="float" office:value="0.755953398031436" calcext:value-type="float">
            <text:p>0.755953398</text:p>
          </table:table-cell>
          <table:table-cell table:formula="of:=AVERAGE([.M249:.P249])" office:value-type="float" office:value="0.0431" calcext:value-type="float">
            <text:p>0.0431</text:p>
          </table:table-cell>
          <table:table-cell office:value-type="float" office:value="1699244.009" calcext:value-type="float">
            <text:p>1699244.00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" calcext:value-type="float">
            <text:p>0</text:p>
          </table:table-cell>
          <table:table-cell table:formula="of:=[.A250]/[.B250]" office:value-type="string" office:string-value="" calcext:value-type="error">
            <text:p>#DIV/0!</text:p>
          </table:table-cell>
          <table:table-cell office:value-type="float" office:value="8791" calcext:value-type="float">
            <text:p>8791</text:p>
          </table:table-cell>
          <table:table-cell office:value-type="float" office:value="0" calcext:value-type="float">
            <text:p>0</text:p>
          </table:table-cell>
          <table:table-cell table:formula="of:=[.D250]/[.E250]" office:value-type="string" office:string-value="" calcext:value-type="error">
            <text:p>#DIV/0!</text:p>
          </table:table-cell>
          <table:table-cell office:value-type="float" office:value="6514" calcext:value-type="float">
            <text:p>6514</text:p>
          </table:table-cell>
          <table:table-cell office:value-type="float" office:value="0" calcext:value-type="float">
            <text:p>0</text:p>
          </table:table-cell>
          <table:table-cell table:formula="of:=[.G250]/[.H250]" office:value-type="string" office:string-value="" calcext:value-type="error">
            <text:p>#DIV/0!</text:p>
          </table:table-cell>
          <table:table-cell office:value-type="float" office:value="48788" calcext:value-type="float">
            <text:p>48788</text:p>
          </table:table-cell>
          <table:table-cell office:value-type="float" office:value="0" calcext:value-type="float">
            <text:p>0</text:p>
          </table:table-cell>
          <table:table-cell table:formula="of:=[.J250]/[.K250]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C250];[.F250]; [.I250]; [.L250] )" office:value-type="string" office:string-value="" calcext:value-type="error">
            <text:p>#DIV/0!</text:p>
          </table:table-cell>
          <table:table-cell table:formula="of:=AVERAGE([.M250:.P250])" office:value-type="float" office:value="0" calcext:value-type="float">
            <text:p>0</text:p>
          </table:table-cell>
          <table:table-cell office:value-type="float" office:value="3657787.224" calcext:value-type="float">
            <text:p>3657787.22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882" calcext:value-type="float">
            <text:p>4882</text:p>
          </table:table-cell>
          <table:table-cell table:formula="of:=[.A251]/[.B251]" office:value-type="float" office:value="0.937935272429332" calcext:value-type="float">
            <text:p>0.9379352724</text:p>
          </table:table-cell>
          <table:table-cell office:value-type="float" office:value="8791" calcext:value-type="float">
            <text:p>8791</text:p>
          </table:table-cell>
          <table:table-cell office:value-type="float" office:value="6160" calcext:value-type="float">
            <text:p>6160</text:p>
          </table:table-cell>
          <table:table-cell table:formula="of:=[.D251]/[.E251]" office:value-type="float" office:value="1.42711038961039" calcext:value-type="float">
            <text:p>1.4271103896</text:p>
          </table:table-cell>
          <table:table-cell office:value-type="float" office:value="6514" calcext:value-type="float">
            <text:p>6514</text:p>
          </table:table-cell>
          <table:table-cell office:value-type="float" office:value="3048" calcext:value-type="float">
            <text:p>3048</text:p>
          </table:table-cell>
          <table:table-cell table:formula="of:=[.G251]/[.H251]" office:value-type="float" office:value="2.13713910761155" calcext:value-type="float">
            <text:p>2.1371391076</text:p>
          </table:table-cell>
          <table:table-cell office:value-type="float" office:value="48788" calcext:value-type="float">
            <text:p>48788</text:p>
          </table:table-cell>
          <table:table-cell office:value-type="float" office:value="29716" calcext:value-type="float">
            <text:p>29716</text:p>
          </table:table-cell>
          <table:table-cell table:formula="of:=[.J251]/[.K251]" office:value-type="float" office:value="1.64180912639655" calcext:value-type="float">
            <text:p>1.6418091264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104" calcext:value-type="float">
            <text:p>0.104</text:p>
          </table:table-cell>
          <table:table-cell table:formula="of:=AVERAGE([.C251];[.F251]; [.I251]; [.L251] )" office:value-type="float" office:value="1.53599847401196" calcext:value-type="float">
            <text:p>1.535998474</text:p>
          </table:table-cell>
          <table:table-cell table:formula="of:=AVERAGE([.M251:.P251])" office:value-type="float" office:value="0.09905" calcext:value-type="float">
            <text:p>0.09905</text:p>
          </table:table-cell>
          <table:table-cell office:value-type="float" office:value="4147563.188" calcext:value-type="float">
            <text:p>4147563.18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21" calcext:value-type="float">
            <text:p>12121</text:p>
          </table:table-cell>
          <table:table-cell table:formula="of:=[.A252]/[.B252]" office:value-type="float" office:value="0.377774111046943" calcext:value-type="float">
            <text:p>0.377774111</text:p>
          </table:table-cell>
          <table:table-cell office:value-type="float" office:value="8791" calcext:value-type="float">
            <text:p>8791</text:p>
          </table:table-cell>
          <table:table-cell office:value-type="float" office:value="10844" calcext:value-type="float">
            <text:p>10844</text:p>
          </table:table-cell>
          <table:table-cell table:formula="of:=[.D252]/[.E252]" office:value-type="float" office:value="0.810678716340834" calcext:value-type="float">
            <text:p>0.8106787163</text:p>
          </table:table-cell>
          <table:table-cell office:value-type="float" office:value="6514" calcext:value-type="float">
            <text:p>6514</text:p>
          </table:table-cell>
          <table:table-cell office:value-type="float" office:value="8468" calcext:value-type="float">
            <text:p>8468</text:p>
          </table:table-cell>
          <table:table-cell table:formula="of:=[.G252]/[.H252]" office:value-type="float" office:value="0.769248937175248" calcext:value-type="float">
            <text:p>0.7692489372</text:p>
          </table:table-cell>
          <table:table-cell office:value-type="float" office:value="48788" calcext:value-type="float">
            <text:p>48788</text:p>
          </table:table-cell>
          <table:table-cell office:value-type="float" office:value="60911" calcext:value-type="float">
            <text:p>60911</text:p>
          </table:table-cell>
          <table:table-cell table:formula="of:=[.J252]/[.K252]" office:value-type="float" office:value="0.800971909835662" calcext:value-type="float">
            <text:p>0.8009719098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04" calcext:value-type="float">
            <text:p>0.0604</text:p>
          </table:table-cell>
          <table:table-cell table:formula="of:=AVERAGE([.C252];[.F252]; [.I252]; [.L252] )" office:value-type="float" office:value="0.689668418599672" calcext:value-type="float">
            <text:p>0.6896684186</text:p>
          </table:table-cell>
          <table:table-cell table:formula="of:=AVERAGE([.M252:.P252])" office:value-type="float" office:value="0.05695" calcext:value-type="float">
            <text:p>0.05695</text:p>
          </table:table-cell>
          <table:table-cell office:value-type="float" office:value="2434537.196" calcext:value-type="float">
            <text:p>2434537.19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518" calcext:value-type="float">
            <text:p>8518</text:p>
          </table:table-cell>
          <table:table-cell table:formula="of:=[.A253]/[.B253]" office:value-type="float" office:value="0.537567504108946" calcext:value-type="float">
            <text:p>0.5375675041</text:p>
          </table:table-cell>
          <table:table-cell office:value-type="float" office:value="8791" calcext:value-type="float">
            <text:p>8791</text:p>
          </table:table-cell>
          <table:table-cell office:value-type="float" office:value="10748" calcext:value-type="float">
            <text:p>10748</text:p>
          </table:table-cell>
          <table:table-cell table:formula="of:=[.D253]/[.E253]" office:value-type="float" office:value="0.817919612951247" calcext:value-type="float">
            <text:p>0.817919613</text:p>
          </table:table-cell>
          <table:table-cell office:value-type="float" office:value="6514" calcext:value-type="float">
            <text:p>6514</text:p>
          </table:table-cell>
          <table:table-cell office:value-type="float" office:value="5540" calcext:value-type="float">
            <text:p>5540</text:p>
          </table:table-cell>
          <table:table-cell table:formula="of:=[.G253]/[.H253]" office:value-type="float" office:value="1.17581227436823" calcext:value-type="float">
            <text:p>1.1758122744</text:p>
          </table:table-cell>
          <table:table-cell office:value-type="float" office:value="48788" calcext:value-type="float">
            <text:p>48788</text:p>
          </table:table-cell>
          <table:table-cell office:value-type="float" office:value="55781" calcext:value-type="float">
            <text:p>55781</text:p>
          </table:table-cell>
          <table:table-cell table:formula="of:=[.J253]/[.K253]" office:value-type="float" office:value="0.874634732256503" calcext:value-type="float">
            <text:p>0.8746347323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533" calcext:value-type="float">
            <text:p>0.0533</text:p>
          </table:table-cell>
          <table:table-cell table:formula="of:=AVERAGE([.C253];[.F253]; [.I253]; [.L253] )" office:value-type="float" office:value="0.851483530921232" calcext:value-type="float">
            <text:p>0.8514835309</text:p>
          </table:table-cell>
          <table:table-cell table:formula="of:=AVERAGE([.M253:.P253])" office:value-type="float" office:value="0.0502" calcext:value-type="float">
            <text:p>0.0502</text:p>
          </table:table-cell>
          <table:table-cell office:value-type="float" office:value="1985354.386" calcext:value-type="float">
            <text:p>1985354.38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89" calcext:value-type="float">
            <text:p>9789</text:p>
          </table:table-cell>
          <table:table-cell table:formula="of:=[.A254]/[.B254]" office:value-type="float" office:value="0.467769945857595" calcext:value-type="float">
            <text:p>0.4677699459</text:p>
          </table:table-cell>
          <table:table-cell office:value-type="float" office:value="8791" calcext:value-type="float">
            <text:p>8791</text:p>
          </table:table-cell>
          <table:table-cell office:value-type="float" office:value="10404" calcext:value-type="float">
            <text:p>10404</text:p>
          </table:table-cell>
          <table:table-cell table:formula="of:=[.D254]/[.E254]" office:value-type="float" office:value="0.844963475586313" calcext:value-type="float">
            <text:p>0.8449634756</text:p>
          </table:table-cell>
          <table:table-cell office:value-type="float" office:value="6514" calcext:value-type="float">
            <text:p>6514</text:p>
          </table:table-cell>
          <table:table-cell office:value-type="float" office:value="6845" calcext:value-type="float">
            <text:p>6845</text:p>
          </table:table-cell>
          <table:table-cell table:formula="of:=[.G254]/[.H254]" office:value-type="float" office:value="0.951643535427319" calcext:value-type="float">
            <text:p>0.9516435354</text:p>
          </table:table-cell>
          <table:table-cell office:value-type="float" office:value="48788" calcext:value-type="float">
            <text:p>48788</text:p>
          </table:table-cell>
          <table:table-cell office:value-type="float" office:value="64102" calcext:value-type="float">
            <text:p>64102</text:p>
          </table:table-cell>
          <table:table-cell table:formula="of:=[.J254]/[.K254]" office:value-type="float" office:value="0.761099497675579" calcext:value-type="float">
            <text:p>0.7610994977</text:p>
          </table:table-cell>
          <table:table-cell table:number-columns-repeated="2" office:value-type="float" office:value="0.0539" calcext:value-type="float">
            <text:p>0.0539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67" calcext:value-type="float">
            <text:p>0.0567</text:p>
          </table:table-cell>
          <table:table-cell table:formula="of:=AVERAGE([.C254];[.F254]; [.I254]; [.L254] )" office:value-type="float" office:value="0.756369113636702" calcext:value-type="float">
            <text:p>0.7563691136</text:p>
          </table:table-cell>
          <table:table-cell table:formula="of:=AVERAGE([.M254:.P254])" office:value-type="float" office:value="0.05435" calcext:value-type="float">
            <text:p>0.05435</text:p>
          </table:table-cell>
          <table:table-cell office:value-type="float" office:value="2006819.191" calcext:value-type="float">
            <text:p>2006819.19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638" calcext:value-type="float">
            <text:p>11638</text:p>
          </table:table-cell>
          <table:table-cell table:formula="of:=[.A255]/[.B255]" office:value-type="float" office:value="0.393452483244544" calcext:value-type="float">
            <text:p>0.3934524832</text:p>
          </table:table-cell>
          <table:table-cell office:value-type="float" office:value="8791" calcext:value-type="float">
            <text:p>8791</text:p>
          </table:table-cell>
          <table:table-cell office:value-type="float" office:value="6028" calcext:value-type="float">
            <text:p>6028</text:p>
          </table:table-cell>
          <table:table-cell table:formula="of:=[.D255]/[.E255]" office:value-type="float" office:value="1.45836098208361" calcext:value-type="float">
            <text:p>1.4583609821</text:p>
          </table:table-cell>
          <table:table-cell office:value-type="float" office:value="6514" calcext:value-type="float">
            <text:p>6514</text:p>
          </table:table-cell>
          <table:table-cell office:value-type="float" office:value="3682" calcext:value-type="float">
            <text:p>3682</text:p>
          </table:table-cell>
          <table:table-cell table:formula="of:=[.G255]/[.H255]" office:value-type="float" office:value="1.76914720260728" calcext:value-type="float">
            <text:p>1.7691472026</text:p>
          </table:table-cell>
          <table:table-cell office:value-type="float" office:value="48788" calcext:value-type="float">
            <text:p>48788</text:p>
          </table:table-cell>
          <table:table-cell office:value-type="float" office:value="52506" calcext:value-type="float">
            <text:p>52506</text:p>
          </table:table-cell>
          <table:table-cell table:formula="of:=[.J255]/[.K255]" office:value-type="float" office:value="0.929189045061517" calcext:value-type="float">
            <text:p>0.9291890451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table:formula="of:=AVERAGE([.C255];[.F255]; [.I255]; [.L255] )" office:value-type="float" office:value="1.13753742824924" calcext:value-type="float">
            <text:p>1.1375374282</text:p>
          </table:table-cell>
          <table:table-cell table:formula="of:=AVERAGE([.M255:.P255])" office:value-type="float" office:value="0.094625" calcext:value-type="float">
            <text:p>0.094625</text:p>
          </table:table-cell>
          <table:table-cell office:value-type="float" office:value="3762138.117" calcext:value-type="float">
            <text:p>3762138.11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256]/[.B256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6123" calcext:value-type="float">
            <text:p>6123</text:p>
          </table:table-cell>
          <table:table-cell table:formula="of:=[.D256]/[.E256]" office:value-type="float" office:value="1.43573411726278" calcext:value-type="float">
            <text:p>1.4357341173</text:p>
          </table:table-cell>
          <table:table-cell office:value-type="float" office:value="6514" calcext:value-type="float">
            <text:p>6514</text:p>
          </table:table-cell>
          <table:table-cell office:value-type="float" office:value="4332" calcext:value-type="float">
            <text:p>4332</text:p>
          </table:table-cell>
          <table:table-cell table:formula="of:=[.G256]/[.H256]" office:value-type="float" office:value="1.50369344413666" calcext:value-type="float">
            <text:p>1.5036934441</text:p>
          </table:table-cell>
          <table:table-cell office:value-type="float" office:value="48788" calcext:value-type="float">
            <text:p>48788</text:p>
          </table:table-cell>
          <table:table-cell office:value-type="float" office:value="43154" calcext:value-type="float">
            <text:p>43154</text:p>
          </table:table-cell>
          <table:table-cell table:formula="of:=[.J256]/[.K256]" office:value-type="float" office:value="1.13055568429346" calcext:value-type="float">
            <text:p>1.1305556843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728" calcext:value-type="float">
            <text:p>0.0728</text:p>
          </table:table-cell>
          <table:table-cell table:formula="of:=AVERAGE([.C256];[.F256]; [.I256]; [.L256] )" office:value-type="float" office:value="1.16827953112818" calcext:value-type="float">
            <text:p>1.1682795311</text:p>
          </table:table-cell>
          <table:table-cell table:formula="of:=AVERAGE([.M256:.P256])" office:value-type="float" office:value="0.069125" calcext:value-type="float">
            <text:p>0.069125</text:p>
          </table:table-cell>
          <table:table-cell office:value-type="float" office:value="3391300.748" calcext:value-type="float">
            <text:p>3391300.74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807" calcext:value-type="float">
            <text:p>7807</text:p>
          </table:table-cell>
          <table:table-cell table:formula="of:=[.A257]/[.B257]" office:value-type="float" office:value="0.586524913539131" calcext:value-type="float">
            <text:p>0.5865249135</text:p>
          </table:table-cell>
          <table:table-cell office:value-type="float" office:value="8791" calcext:value-type="float">
            <text:p>8791</text:p>
          </table:table-cell>
          <table:table-cell office:value-type="float" office:value="8302" calcext:value-type="float">
            <text:p>8302</text:p>
          </table:table-cell>
          <table:table-cell table:formula="of:=[.D257]/[.E257]" office:value-type="float" office:value="1.05890146952542" calcext:value-type="float">
            <text:p>1.0589014695</text:p>
          </table:table-cell>
          <table:table-cell office:value-type="float" office:value="6514" calcext:value-type="float">
            <text:p>6514</text:p>
          </table:table-cell>
          <table:table-cell office:value-type="float" office:value="4010" calcext:value-type="float">
            <text:p>4010</text:p>
          </table:table-cell>
          <table:table-cell table:formula="of:=[.G257]/[.H257]" office:value-type="float" office:value="1.62443890274314" calcext:value-type="float">
            <text:p>1.6244389027</text:p>
          </table:table-cell>
          <table:table-cell office:value-type="float" office:value="48788" calcext:value-type="float">
            <text:p>48788</text:p>
          </table:table-cell>
          <table:table-cell office:value-type="float" office:value="43264" calcext:value-type="float">
            <text:p>43264</text:p>
          </table:table-cell>
          <table:table-cell table:formula="of:=[.J257]/[.K257]" office:value-type="float" office:value="1.12768121301775" calcext:value-type="float">
            <text:p>1.127681213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51" calcext:value-type="float">
            <text:p>0.0651</text:p>
          </table:table-cell>
          <table:table-cell table:formula="of:=AVERAGE([.C257];[.F257]; [.I257]; [.L257] )" office:value-type="float" office:value="1.09938662470636" calcext:value-type="float">
            <text:p>1.0993866247</text:p>
          </table:table-cell>
          <table:table-cell table:formula="of:=AVERAGE([.M257:.P257])" office:value-type="float" office:value="0.06155" calcext:value-type="float">
            <text:p>0.06155</text:p>
          </table:table-cell>
          <table:table-cell office:value-type="float" office:value="2707891.153" calcext:value-type="float">
            <text:p>2707891.15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756" calcext:value-type="float">
            <text:p>8756</text:p>
          </table:table-cell>
          <table:table-cell table:formula="of:=[.A258]/[.B258]" office:value-type="float" office:value="0.522955687528552" calcext:value-type="float">
            <text:p>0.5229556875</text:p>
          </table:table-cell>
          <table:table-cell office:value-type="float" office:value="8791" calcext:value-type="float">
            <text:p>8791</text:p>
          </table:table-cell>
          <table:table-cell office:value-type="float" office:value="11650" calcext:value-type="float">
            <text:p>11650</text:p>
          </table:table-cell>
          <table:table-cell table:formula="of:=[.D258]/[.E258]" office:value-type="float" office:value="0.754592274678112" calcext:value-type="float">
            <text:p>0.7545922747</text:p>
          </table:table-cell>
          <table:table-cell office:value-type="float" office:value="6514" calcext:value-type="float">
            <text:p>6514</text:p>
          </table:table-cell>
          <table:table-cell office:value-type="float" office:value="8063" calcext:value-type="float">
            <text:p>8063</text:p>
          </table:table-cell>
          <table:table-cell table:formula="of:=[.G258]/[.H258]" office:value-type="float" office:value="0.807887882921989" calcext:value-type="float">
            <text:p>0.8078878829</text:p>
          </table:table-cell>
          <table:table-cell office:value-type="float" office:value="48788" calcext:value-type="float">
            <text:p>48788</text:p>
          </table:table-cell>
          <table:table-cell office:value-type="float" office:value="61079" calcext:value-type="float">
            <text:p>61079</text:p>
          </table:table-cell>
          <table:table-cell table:formula="of:=[.J258]/[.K258]" office:value-type="float" office:value="0.798768807609817" calcext:value-type="float">
            <text:p>0.7987688076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91" calcext:value-type="float">
            <text:p>0.0391</text:p>
          </table:table-cell>
          <table:table-cell table:formula="of:=AVERAGE([.C258];[.F258]; [.I258]; [.L258] )" office:value-type="float" office:value="0.721051163184617" calcext:value-type="float">
            <text:p>0.7210511632</text:p>
          </table:table-cell>
          <table:table-cell table:formula="of:=AVERAGE([.M258:.P258])" office:value-type="float" office:value="0.0363" calcext:value-type="float">
            <text:p>0.0363</text:p>
          </table:table-cell>
          <table:table-cell office:value-type="float" office:value="1540913.036" calcext:value-type="float">
            <text:p>1540913.03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20" calcext:value-type="float">
            <text:p>9720</text:p>
          </table:table-cell>
          <table:table-cell table:formula="of:=[.A259]/[.B259]" office:value-type="float" office:value="0.471090534979424" calcext:value-type="float">
            <text:p>0.471090535</text:p>
          </table:table-cell>
          <table:table-cell office:value-type="float" office:value="8791" calcext:value-type="float">
            <text:p>8791</text:p>
          </table:table-cell>
          <table:table-cell office:value-type="float" office:value="10619" calcext:value-type="float">
            <text:p>10619</text:p>
          </table:table-cell>
          <table:table-cell table:formula="of:=[.D259]/[.E259]" office:value-type="float" office:value="0.827855730294755" calcext:value-type="float">
            <text:p>0.8278557303</text:p>
          </table:table-cell>
          <table:table-cell office:value-type="float" office:value="6514" calcext:value-type="float">
            <text:p>6514</text:p>
          </table:table-cell>
          <table:table-cell office:value-type="float" office:value="6833" calcext:value-type="float">
            <text:p>6833</text:p>
          </table:table-cell>
          <table:table-cell table:formula="of:=[.G259]/[.H259]" office:value-type="float" office:value="0.9533147958437" calcext:value-type="float">
            <text:p>0.9533147958</text:p>
          </table:table-cell>
          <table:table-cell office:value-type="float" office:value="48788" calcext:value-type="float">
            <text:p>48788</text:p>
          </table:table-cell>
          <table:table-cell office:value-type="float" office:value="64070" calcext:value-type="float">
            <text:p>64070</text:p>
          </table:table-cell>
          <table:table-cell table:formula="of:=[.J259]/[.K259]" office:value-type="float" office:value="0.76147963165288" calcext:value-type="float">
            <text:p>0.761479631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404" calcext:value-type="float">
            <text:p>0.0404</text:p>
          </table:table-cell>
          <table:table-cell table:formula="of:=AVERAGE([.C259];[.F259]; [.I259]; [.L259] )" office:value-type="float" office:value="0.75343517319269" calcext:value-type="float">
            <text:p>0.7534351732</text:p>
          </table:table-cell>
          <table:table-cell table:formula="of:=AVERAGE([.M259:.P259])" office:value-type="float" office:value="0.037825" calcext:value-type="float">
            <text:p>0.037825</text:p>
          </table:table-cell>
          <table:table-cell office:value-type="float" office:value="1551222.24" calcext:value-type="float">
            <text:p>1551222.2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260]/[.B260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6444" calcext:value-type="float">
            <text:p>6444</text:p>
          </table:table-cell>
          <table:table-cell table:formula="of:=[.D260]/[.E260]" office:value-type="float" office:value="1.36421477343265" calcext:value-type="float">
            <text:p>1.3642147734</text:p>
          </table:table-cell>
          <table:table-cell office:value-type="float" office:value="6514" calcext:value-type="float">
            <text:p>6514</text:p>
          </table:table-cell>
          <table:table-cell office:value-type="float" office:value="3271" calcext:value-type="float">
            <text:p>3271</text:p>
          </table:table-cell>
          <table:table-cell table:formula="of:=[.G260]/[.H260]" office:value-type="float" office:value="1.99143992662794" calcext:value-type="float">
            <text:p>1.9914399266</text:p>
          </table:table-cell>
          <table:table-cell office:value-type="float" office:value="48788" calcext:value-type="float">
            <text:p>48788</text:p>
          </table:table-cell>
          <table:table-cell office:value-type="float" office:value="43166" calcext:value-type="float">
            <text:p>43166</text:p>
          </table:table-cell>
          <table:table-cell table:formula="of:=[.J260]/[.K260]" office:value-type="float" office:value="1.13024139368948" calcext:value-type="float">
            <text:p>1.1302413937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763" calcext:value-type="float">
            <text:p>0.0763</text:p>
          </table:table-cell>
          <table:table-cell table:formula="of:=AVERAGE([.C260];[.F260]; [.I260]; [.L260] )" office:value-type="float" office:value="1.2751936420759" calcext:value-type="float">
            <text:p>1.2751936421</text:p>
          </table:table-cell>
          <table:table-cell table:formula="of:=AVERAGE([.M260:.P260])" office:value-type="float" office:value="0.072125" calcext:value-type="float">
            <text:p>0.072125</text:p>
          </table:table-cell>
          <table:table-cell office:value-type="float" office:value="3591094.261" calcext:value-type="float">
            <text:p>3591094.26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261]/[.B261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5919" calcext:value-type="float">
            <text:p>5919</text:p>
          </table:table-cell>
          <table:table-cell table:formula="of:=[.D261]/[.E261]" office:value-type="float" office:value="1.48521709748268" calcext:value-type="float">
            <text:p>1.4852170975</text:p>
          </table:table-cell>
          <table:table-cell office:value-type="float" office:value="6514" calcext:value-type="float">
            <text:p>6514</text:p>
          </table:table-cell>
          <table:table-cell office:value-type="float" office:value="3311" calcext:value-type="float">
            <text:p>3311</text:p>
          </table:table-cell>
          <table:table-cell table:formula="of:=[.G261]/[.H261]" office:value-type="float" office:value="1.96738145575355" calcext:value-type="float">
            <text:p>1.9673814558</text:p>
          </table:table-cell>
          <table:table-cell office:value-type="float" office:value="48788" calcext:value-type="float">
            <text:p>48788</text:p>
          </table:table-cell>
          <table:table-cell office:value-type="float" office:value="43116" calcext:value-type="float">
            <text:p>43116</text:p>
          </table:table-cell>
          <table:table-cell table:formula="of:=[.J261]/[.K261]" office:value-type="float" office:value="1.1315520920308" calcext:value-type="float">
            <text:p>1.1315520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679" calcext:value-type="float">
            <text:p>0.0679</text:p>
          </table:table-cell>
          <table:table-cell table:formula="of:=AVERAGE([.C261];[.F261]; [.I261]; [.L261] )" office:value-type="float" office:value="1.29682138102171" calcext:value-type="float">
            <text:p>1.296821381</text:p>
          </table:table-cell>
          <table:table-cell table:formula="of:=AVERAGE([.M261:.P261])" office:value-type="float" office:value="0.06425" calcext:value-type="float">
            <text:p>0.06425</text:p>
          </table:table-cell>
          <table:table-cell office:value-type="float" office:value="3420741.802" calcext:value-type="float">
            <text:p>3420741.80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41" calcext:value-type="float">
            <text:p>5041</text:p>
          </table:table-cell>
          <table:table-cell table:formula="of:=[.A262]/[.B262]" office:value-type="float" office:value="0.90835151755604" calcext:value-type="float">
            <text:p>0.9083515176</text:p>
          </table:table-cell>
          <table:table-cell office:value-type="float" office:value="8791" calcext:value-type="float">
            <text:p>8791</text:p>
          </table:table-cell>
          <table:table-cell office:value-type="float" office:value="8442" calcext:value-type="float">
            <text:p>8442</text:p>
          </table:table-cell>
          <table:table-cell table:formula="of:=[.D262]/[.E262]" office:value-type="float" office:value="1.04134091447524" calcext:value-type="float">
            <text:p>1.0413409145</text:p>
          </table:table-cell>
          <table:table-cell office:value-type="float" office:value="6514" calcext:value-type="float">
            <text:p>6514</text:p>
          </table:table-cell>
          <table:table-cell office:value-type="float" office:value="3715" calcext:value-type="float">
            <text:p>3715</text:p>
          </table:table-cell>
          <table:table-cell table:formula="of:=[.G262]/[.H262]" office:value-type="float" office:value="1.75343203230148" calcext:value-type="float">
            <text:p>1.7534320323</text:p>
          </table:table-cell>
          <table:table-cell office:value-type="float" office:value="48788" calcext:value-type="float">
            <text:p>48788</text:p>
          </table:table-cell>
          <table:table-cell office:value-type="float" office:value="31158" calcext:value-type="float">
            <text:p>31158</text:p>
          </table:table-cell>
          <table:table-cell table:formula="of:=[.J262]/[.K262]" office:value-type="float" office:value="1.56582579112908" calcext:value-type="float">
            <text:p>1.5658257911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0915" calcext:value-type="float">
            <text:p>0.0915</text:p>
          </table:table-cell>
          <table:table-cell table:formula="of:=AVERAGE([.C262];[.F262]; [.I262]; [.L262] )" office:value-type="float" office:value="1.31723756386546" calcext:value-type="float">
            <text:p>1.3172375639</text:p>
          </table:table-cell>
          <table:table-cell table:formula="of:=AVERAGE([.M262:.P262])" office:value-type="float" office:value="0.0873" calcext:value-type="float">
            <text:p>0.0873</text:p>
          </table:table-cell>
          <table:table-cell office:value-type="float" office:value="3200290.439" calcext:value-type="float">
            <text:p>3200290.43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86" calcext:value-type="float">
            <text:p>12186</text:p>
          </table:table-cell>
          <table:table-cell table:formula="of:=[.A263]/[.B263]" office:value-type="float" office:value="0.375759067782701" calcext:value-type="float">
            <text:p>0.3757590678</text:p>
          </table:table-cell>
          <table:table-cell office:value-type="float" office:value="8791" calcext:value-type="float">
            <text:p>8791</text:p>
          </table:table-cell>
          <table:table-cell office:value-type="float" office:value="8827" calcext:value-type="float">
            <text:p>8827</text:p>
          </table:table-cell>
          <table:table-cell table:formula="of:=[.D263]/[.E263]" office:value-type="float" office:value="0.995921604169027" calcext:value-type="float">
            <text:p>0.9959216042</text:p>
          </table:table-cell>
          <table:table-cell office:value-type="float" office:value="6514" calcext:value-type="float">
            <text:p>6514</text:p>
          </table:table-cell>
          <table:table-cell office:value-type="float" office:value="5403" calcext:value-type="float">
            <text:p>5403</text:p>
          </table:table-cell>
          <table:table-cell table:formula="of:=[.G263]/[.H263]" office:value-type="float" office:value="1.20562650379419" calcext:value-type="float">
            <text:p>1.2056265038</text:p>
          </table:table-cell>
          <table:table-cell office:value-type="float" office:value="48788" calcext:value-type="float">
            <text:p>48788</text:p>
          </table:table-cell>
          <table:table-cell office:value-type="float" office:value="65833" calcext:value-type="float">
            <text:p>65833</text:p>
          </table:table-cell>
          <table:table-cell table:formula="of:=[.J263]/[.K263]" office:value-type="float" office:value="0.74108729664454" calcext:value-type="float">
            <text:p>0.7410872966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38" calcext:value-type="float">
            <text:p>0.0538</text:p>
          </table:table-cell>
          <table:table-cell table:formula="of:=AVERAGE([.C263];[.F263]; [.I263]; [.L263] )" office:value-type="float" office:value="0.829598618097614" calcext:value-type="float">
            <text:p>0.8295986181</text:p>
          </table:table-cell>
          <table:table-cell table:formula="of:=AVERAGE([.M263:.P263])" office:value-type="float" office:value="0.050775" calcext:value-type="float">
            <text:p>0.050775</text:p>
          </table:table-cell>
          <table:table-cell office:value-type="float" office:value="2042913.676" calcext:value-type="float">
            <text:p>2042913.67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041" calcext:value-type="float">
            <text:p>13041</text:p>
          </table:table-cell>
          <table:table-cell table:formula="of:=[.A264]/[.B264]" office:value-type="float" office:value="0.351123380108887" calcext:value-type="float">
            <text:p>0.3511233801</text:p>
          </table:table-cell>
          <table:table-cell office:value-type="float" office:value="8791" calcext:value-type="float">
            <text:p>8791</text:p>
          </table:table-cell>
          <table:table-cell office:value-type="float" office:value="10634" calcext:value-type="float">
            <text:p>10634</text:p>
          </table:table-cell>
          <table:table-cell table:formula="of:=[.D264]/[.E264]" office:value-type="float" office:value="0.826687981944706" calcext:value-type="float">
            <text:p>0.8266879819</text:p>
          </table:table-cell>
          <table:table-cell office:value-type="float" office:value="6514" calcext:value-type="float">
            <text:p>6514</text:p>
          </table:table-cell>
          <table:table-cell office:value-type="float" office:value="6929" calcext:value-type="float">
            <text:p>6929</text:p>
          </table:table-cell>
          <table:table-cell table:formula="of:=[.G264]/[.H264]" office:value-type="float" office:value="0.940106797517679" calcext:value-type="float">
            <text:p>0.9401067975</text:p>
          </table:table-cell>
          <table:table-cell office:value-type="float" office:value="48788" calcext:value-type="float">
            <text:p>48788</text:p>
          </table:table-cell>
          <table:table-cell office:value-type="float" office:value="67884" calcext:value-type="float">
            <text:p>67884</text:p>
          </table:table-cell>
          <table:table-cell table:formula="of:=[.J264]/[.K264]" office:value-type="float" office:value="0.718696600082494" calcext:value-type="float">
            <text:p>0.7186966001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52" calcext:value-type="float">
            <text:p>0.052</text:p>
          </table:table-cell>
          <table:table-cell table:formula="of:=AVERAGE([.C264];[.F264]; [.I264]; [.L264] )" office:value-type="float" office:value="0.709153689913441" calcext:value-type="float">
            <text:p>0.7091536899</text:p>
          </table:table-cell>
          <table:table-cell table:formula="of:=AVERAGE([.M264:.P264])" office:value-type="float" office:value="0.04875" calcext:value-type="float">
            <text:p>0.04875</text:p>
          </table:table-cell>
          <table:table-cell office:value-type="float" office:value="1885501.444" calcext:value-type="float">
            <text:p>1885501.44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672" calcext:value-type="float">
            <text:p>7672</text:p>
          </table:table-cell>
          <table:table-cell table:formula="of:=[.A265]/[.B265]" office:value-type="float" office:value="0.5968456725756" calcext:value-type="float">
            <text:p>0.5968456726</text:p>
          </table:table-cell>
          <table:table-cell office:value-type="float" office:value="8791" calcext:value-type="float">
            <text:p>8791</text:p>
          </table:table-cell>
          <table:table-cell office:value-type="float" office:value="6781" calcext:value-type="float">
            <text:p>6781</text:p>
          </table:table-cell>
          <table:table-cell table:formula="of:=[.D265]/[.E265]" office:value-type="float" office:value="1.29641645774959" calcext:value-type="float">
            <text:p>1.2964164577</text:p>
          </table:table-cell>
          <table:table-cell office:value-type="float" office:value="6514" calcext:value-type="float">
            <text:p>6514</text:p>
          </table:table-cell>
          <table:table-cell office:value-type="float" office:value="3607" calcext:value-type="float">
            <text:p>3607</text:p>
          </table:table-cell>
          <table:table-cell table:formula="of:=[.G265]/[.H265]" office:value-type="float" office:value="1.80593290823399" calcext:value-type="float">
            <text:p>1.8059329082</text:p>
          </table:table-cell>
          <table:table-cell office:value-type="float" office:value="48788" calcext:value-type="float">
            <text:p>48788</text:p>
          </table:table-cell>
          <table:table-cell office:value-type="float" office:value="43236" calcext:value-type="float">
            <text:p>43236</text:p>
          </table:table-cell>
          <table:table-cell table:formula="of:=[.J265]/[.K265]" office:value-type="float" office:value="1.12841150892775" calcext:value-type="float">
            <text:p>1.1284115089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653" calcext:value-type="float">
            <text:p>0.0653</text:p>
          </table:table-cell>
          <table:table-cell table:formula="of:=AVERAGE([.C265];[.F265]; [.I265]; [.L265] )" office:value-type="float" office:value="1.20690163687173" calcext:value-type="float">
            <text:p>1.2069016369</text:p>
          </table:table-cell>
          <table:table-cell table:formula="of:=AVERAGE([.M265:.P265])" office:value-type="float" office:value="0.061225" calcext:value-type="float">
            <text:p>0.061225</text:p>
          </table:table-cell>
          <table:table-cell office:value-type="float" office:value="3286237.961" calcext:value-type="float">
            <text:p>3286237.96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907" calcext:value-type="float">
            <text:p>4907</text:p>
          </table:table-cell>
          <table:table-cell table:formula="of:=[.A266]/[.B266]" office:value-type="float" office:value="0.933156714897086" calcext:value-type="float">
            <text:p>0.9331567149</text:p>
          </table:table-cell>
          <table:table-cell office:value-type="float" office:value="8791" calcext:value-type="float">
            <text:p>8791</text:p>
          </table:table-cell>
          <table:table-cell office:value-type="float" office:value="8893" calcext:value-type="float">
            <text:p>8893</text:p>
          </table:table-cell>
          <table:table-cell table:formula="of:=[.D266]/[.E266]" office:value-type="float" office:value="0.988530304734061" calcext:value-type="float">
            <text:p>0.9885303047</text:p>
          </table:table-cell>
          <table:table-cell office:value-type="float" office:value="6514" calcext:value-type="float">
            <text:p>6514</text:p>
          </table:table-cell>
          <table:table-cell office:value-type="float" office:value="3917" calcext:value-type="float">
            <text:p>3917</text:p>
          </table:table-cell>
          <table:table-cell table:formula="of:=[.G266]/[.H266]" office:value-type="float" office:value="1.66300740362522" calcext:value-type="float">
            <text:p>1.6630074036</text:p>
          </table:table-cell>
          <table:table-cell office:value-type="float" office:value="48788" calcext:value-type="float">
            <text:p>48788</text:p>
          </table:table-cell>
          <table:table-cell office:value-type="float" office:value="29884" calcext:value-type="float">
            <text:p>29884</text:p>
          </table:table-cell>
          <table:table-cell table:formula="of:=[.J266]/[.K266]" office:value-type="float" office:value="1.63257930665239" calcext:value-type="float">
            <text:p>1.6325793067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869" calcext:value-type="float">
            <text:p>0.0869</text:p>
          </table:table-cell>
          <table:table-cell table:formula="of:=AVERAGE([.C266];[.F266]; [.I266]; [.L266] )" office:value-type="float" office:value="1.30431843247719" calcext:value-type="float">
            <text:p>1.3043184325</text:p>
          </table:table-cell>
          <table:table-cell table:formula="of:=AVERAGE([.M266:.P266])" office:value-type="float" office:value="0.0825" calcext:value-type="float">
            <text:p>0.0825</text:p>
          </table:table-cell>
          <table:table-cell office:value-type="float" office:value="3389322.312" calcext:value-type="float">
            <text:p>3389322.31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86" calcext:value-type="float">
            <text:p>5086</text:p>
          </table:table-cell>
          <table:table-cell table:formula="of:=[.A267]/[.B267]" office:value-type="float" office:value="0.90031458906803" calcext:value-type="float">
            <text:p>0.9003145891</text:p>
          </table:table-cell>
          <table:table-cell office:value-type="float" office:value="8791" calcext:value-type="float">
            <text:p>8791</text:p>
          </table:table-cell>
          <table:table-cell office:value-type="float" office:value="8279" calcext:value-type="float">
            <text:p>8279</text:p>
          </table:table-cell>
          <table:table-cell table:formula="of:=[.D267]/[.E267]" office:value-type="float" office:value="1.06184321777993" calcext:value-type="float">
            <text:p>1.0618432178</text:p>
          </table:table-cell>
          <table:table-cell office:value-type="float" office:value="6514" calcext:value-type="float">
            <text:p>6514</text:p>
          </table:table-cell>
          <table:table-cell office:value-type="float" office:value="3649" calcext:value-type="float">
            <text:p>3649</text:p>
          </table:table-cell>
          <table:table-cell table:formula="of:=[.G267]/[.H267]" office:value-type="float" office:value="1.7851466155111" calcext:value-type="float">
            <text:p>1.7851466155</text:p>
          </table:table-cell>
          <table:table-cell office:value-type="float" office:value="48788" calcext:value-type="float">
            <text:p>48788</text:p>
          </table:table-cell>
          <table:table-cell office:value-type="float" office:value="31352" calcext:value-type="float">
            <text:p>31352</text:p>
          </table:table-cell>
          <table:table-cell table:formula="of:=[.J267]/[.K267]" office:value-type="float" office:value="1.55613676958408" calcext:value-type="float">
            <text:p>1.5561367696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971" calcext:value-type="float">
            <text:p>0.0971</text:p>
          </table:table-cell>
          <table:table-cell table:formula="of:=AVERAGE([.C267];[.F267]; [.I267]; [.L267] )" office:value-type="float" office:value="1.32586029798578" calcext:value-type="float">
            <text:p>1.325860298</text:p>
          </table:table-cell>
          <table:table-cell table:formula="of:=AVERAGE([.M267:.P267])" office:value-type="float" office:value="0.092675" calcext:value-type="float">
            <text:p>0.092675</text:p>
          </table:table-cell>
          <table:table-cell office:value-type="float" office:value="3481661.731" calcext:value-type="float">
            <text:p>3481661.73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517" calcext:value-type="float">
            <text:p>8517</text:p>
          </table:table-cell>
          <table:table-cell table:formula="of:=[.A268]/[.B268]" office:value-type="float" office:value="0.53763062111072" calcext:value-type="float">
            <text:p>0.5376306211</text:p>
          </table:table-cell>
          <table:table-cell office:value-type="float" office:value="8791" calcext:value-type="float">
            <text:p>8791</text:p>
          </table:table-cell>
          <table:table-cell office:value-type="float" office:value="8829" calcext:value-type="float">
            <text:p>8829</text:p>
          </table:table-cell>
          <table:table-cell table:formula="of:=[.D268]/[.E268]" office:value-type="float" office:value="0.99569600181221" calcext:value-type="float">
            <text:p>0.9956960018</text:p>
          </table:table-cell>
          <table:table-cell office:value-type="float" office:value="6514" calcext:value-type="float">
            <text:p>6514</text:p>
          </table:table-cell>
          <table:table-cell office:value-type="float" office:value="4650" calcext:value-type="float">
            <text:p>4650</text:p>
          </table:table-cell>
          <table:table-cell table:formula="of:=[.G268]/[.H268]" office:value-type="float" office:value="1.40086021505376" calcext:value-type="float">
            <text:p>1.4008602151</text:p>
          </table:table-cell>
          <table:table-cell office:value-type="float" office:value="48788" calcext:value-type="float">
            <text:p>48788</text:p>
          </table:table-cell>
          <table:table-cell office:value-type="float" office:value="55603" calcext:value-type="float">
            <text:p>55603</text:p>
          </table:table-cell>
          <table:table-cell table:formula="of:=[.J268]/[.K268]" office:value-type="float" office:value="0.877434670791144" calcext:value-type="float">
            <text:p>0.8774346708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536" calcext:value-type="float">
            <text:p>0.0536</text:p>
          </table:table-cell>
          <table:table-cell table:formula="of:=AVERAGE([.C268];[.F268]; [.I268]; [.L268] )" office:value-type="float" office:value="0.952905377191959" calcext:value-type="float">
            <text:p>0.9529053772</text:p>
          </table:table-cell>
          <table:table-cell table:formula="of:=AVERAGE([.M268:.P268])" office:value-type="float" office:value="0.050875" calcext:value-type="float">
            <text:p>0.050875</text:p>
          </table:table-cell>
          <table:table-cell office:value-type="float" office:value="2016753.292" calcext:value-type="float">
            <text:p>2016753.29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033" calcext:value-type="float">
            <text:p>7033</text:p>
          </table:table-cell>
          <table:table-cell table:formula="of:=[.A269]/[.B269]" office:value-type="float" office:value="0.651073510592919" calcext:value-type="float">
            <text:p>0.6510735106</text:p>
          </table:table-cell>
          <table:table-cell office:value-type="float" office:value="8791" calcext:value-type="float">
            <text:p>8791</text:p>
          </table:table-cell>
          <table:table-cell office:value-type="float" office:value="10153" calcext:value-type="float">
            <text:p>10153</text:p>
          </table:table-cell>
          <table:table-cell table:formula="of:=[.D269]/[.E269]" office:value-type="float" office:value="0.865852457401753" calcext:value-type="float">
            <text:p>0.8658524574</text:p>
          </table:table-cell>
          <table:table-cell office:value-type="float" office:value="6514" calcext:value-type="float">
            <text:p>6514</text:p>
          </table:table-cell>
          <table:table-cell office:value-type="float" office:value="6839" calcext:value-type="float">
            <text:p>6839</text:p>
          </table:table-cell>
          <table:table-cell table:formula="of:=[.G269]/[.H269]" office:value-type="float" office:value="0.952478432519374" calcext:value-type="float">
            <text:p>0.9524784325</text:p>
          </table:table-cell>
          <table:table-cell office:value-type="float" office:value="48788" calcext:value-type="float">
            <text:p>48788</text:p>
          </table:table-cell>
          <table:table-cell office:value-type="float" office:value="60855" calcext:value-type="float">
            <text:p>60855</text:p>
          </table:table-cell>
          <table:table-cell table:formula="of:=[.J269]/[.K269]" office:value-type="float" office:value="0.801708980363158" calcext:value-type="float">
            <text:p>0.8017089804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9" calcext:value-type="float">
            <text:p>0.059</text:p>
          </table:table-cell>
          <table:table-cell table:formula="of:=AVERAGE([.C269];[.F269]; [.I269]; [.L269] )" office:value-type="float" office:value="0.817778345219301" calcext:value-type="float">
            <text:p>0.8177783452</text:p>
          </table:table-cell>
          <table:table-cell table:formula="of:=AVERAGE([.M269:.P269])" office:value-type="float" office:value="0.055775" calcext:value-type="float">
            <text:p>0.055775</text:p>
          </table:table-cell>
          <table:table-cell office:value-type="float" office:value="1845400.397" calcext:value-type="float">
            <text:p>1845400.39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270]/[.B270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5980" calcext:value-type="float">
            <text:p>5980</text:p>
          </table:table-cell>
          <table:table-cell table:formula="of:=[.D270]/[.E270]" office:value-type="float" office:value="1.47006688963211" calcext:value-type="float">
            <text:p>1.4700668896</text:p>
          </table:table-cell>
          <table:table-cell office:value-type="float" office:value="6514" calcext:value-type="float">
            <text:p>6514</text:p>
          </table:table-cell>
          <table:table-cell office:value-type="float" office:value="3345" calcext:value-type="float">
            <text:p>3345</text:p>
          </table:table-cell>
          <table:table-cell table:formula="of:=[.G270]/[.H270]" office:value-type="float" office:value="1.9473841554559" calcext:value-type="float">
            <text:p>1.9473841555</text:p>
          </table:table-cell>
          <table:table-cell office:value-type="float" office:value="48788" calcext:value-type="float">
            <text:p>48788</text:p>
          </table:table-cell>
          <table:table-cell office:value-type="float" office:value="43171" calcext:value-type="float">
            <text:p>43171</text:p>
          </table:table-cell>
          <table:table-cell table:formula="of:=[.J270]/[.K270]" office:value-type="float" office:value="1.13011049083876" calcext:value-type="float">
            <text:p>1.1301104908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983" calcext:value-type="float">
            <text:p>0.0983</text:p>
          </table:table-cell>
          <table:table-cell table:formula="of:=AVERAGE([.C270];[.F270]; [.I270]; [.L270] )" office:value-type="float" office:value="1.29061000262007" calcext:value-type="float">
            <text:p>1.2906100026</text:p>
          </table:table-cell>
          <table:table-cell table:formula="of:=AVERAGE([.M270:.P270])" office:value-type="float" office:value="0.094575" calcext:value-type="float">
            <text:p>0.094575</text:p>
          </table:table-cell>
          <table:table-cell office:value-type="float" office:value="3579633.956" calcext:value-type="float">
            <text:p>3579633.95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768" calcext:value-type="float">
            <text:p>11768</text:p>
          </table:table-cell>
          <table:table-cell table:formula="of:=[.A271]/[.B271]" office:value-type="float" office:value="0.389106050305914" calcext:value-type="float">
            <text:p>0.3891060503</text:p>
          </table:table-cell>
          <table:table-cell office:value-type="float" office:value="8791" calcext:value-type="float">
            <text:p>8791</text:p>
          </table:table-cell>
          <table:table-cell office:value-type="float" office:value="11591" calcext:value-type="float">
            <text:p>11591</text:p>
          </table:table-cell>
          <table:table-cell table:formula="of:=[.D271]/[.E271]" office:value-type="float" office:value="0.758433267190061" calcext:value-type="float">
            <text:p>0.7584332672</text:p>
          </table:table-cell>
          <table:table-cell office:value-type="float" office:value="6514" calcext:value-type="float">
            <text:p>6514</text:p>
          </table:table-cell>
          <table:table-cell office:value-type="float" office:value="8852" calcext:value-type="float">
            <text:p>8852</text:p>
          </table:table-cell>
          <table:table-cell table:formula="of:=[.G271]/[.H271]" office:value-type="float" office:value="0.735878897424311" calcext:value-type="float">
            <text:p>0.7358788974</text:p>
          </table:table-cell>
          <table:table-cell office:value-type="float" office:value="48788" calcext:value-type="float">
            <text:p>48788</text:p>
          </table:table-cell>
          <table:table-cell office:value-type="float" office:value="64296" calcext:value-type="float">
            <text:p>64296</text:p>
          </table:table-cell>
          <table:table-cell table:formula="of:=[.J271]/[.K271]" office:value-type="float" office:value="0.758803035958691" calcext:value-type="float">
            <text:p>0.75880303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886" calcext:value-type="float">
            <text:p>0.0886</text:p>
          </table:table-cell>
          <table:table-cell table:formula="of:=AVERAGE([.C271];[.F271]; [.I271]; [.L271] )" office:value-type="float" office:value="0.660555312719744" calcext:value-type="float">
            <text:p>0.6605553127</text:p>
          </table:table-cell>
          <table:table-cell table:formula="of:=AVERAGE([.M271:.P271])" office:value-type="float" office:value="0.085575" calcext:value-type="float">
            <text:p>0.085575</text:p>
          </table:table-cell>
          <table:table-cell office:value-type="float" office:value="3214335.379" calcext:value-type="float">
            <text:p>3214335.37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297" calcext:value-type="float">
            <text:p>5297</text:p>
          </table:table-cell>
          <table:table-cell table:formula="of:=[.A272]/[.B272]" office:value-type="float" office:value="0.86445157636398" calcext:value-type="float">
            <text:p>0.8644515764</text:p>
          </table:table-cell>
          <table:table-cell office:value-type="float" office:value="8791" calcext:value-type="float">
            <text:p>8791</text:p>
          </table:table-cell>
          <table:table-cell office:value-type="float" office:value="9625" calcext:value-type="float">
            <text:p>9625</text:p>
          </table:table-cell>
          <table:table-cell table:formula="of:=[.D272]/[.E272]" office:value-type="float" office:value="0.913350649350649" calcext:value-type="float">
            <text:p>0.9133506494</text:p>
          </table:table-cell>
          <table:table-cell office:value-type="float" office:value="6514" calcext:value-type="float">
            <text:p>6514</text:p>
          </table:table-cell>
          <table:table-cell office:value-type="float" office:value="4485" calcext:value-type="float">
            <text:p>4485</text:p>
          </table:table-cell>
          <table:table-cell table:formula="of:=[.G272]/[.H272]" office:value-type="float" office:value="1.45239687848384" calcext:value-type="float">
            <text:p>1.4523968785</text:p>
          </table:table-cell>
          <table:table-cell office:value-type="float" office:value="48788" calcext:value-type="float">
            <text:p>48788</text:p>
          </table:table-cell>
          <table:table-cell office:value-type="float" office:value="31138" calcext:value-type="float">
            <text:p>31138</text:p>
          </table:table-cell>
          <table:table-cell table:formula="of:=[.J272]/[.K272]" office:value-type="float" office:value="1.56683152418267" calcext:value-type="float">
            <text:p>1.5668315242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0892" calcext:value-type="float">
            <text:p>0.0892</text:p>
          </table:table-cell>
          <table:table-cell table:formula="of:=AVERAGE([.C272];[.F272]; [.I272]; [.L272] )" office:value-type="float" office:value="1.19925765709528" calcext:value-type="float">
            <text:p>1.1992576571</text:p>
          </table:table-cell>
          <table:table-cell table:formula="of:=AVERAGE([.M272:.P272])" office:value-type="float" office:value="0.08485" calcext:value-type="float">
            <text:p>0.08485</text:p>
          </table:table-cell>
          <table:table-cell office:value-type="float" office:value="3106828.135" calcext:value-type="float">
            <text:p>3106828.13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94" calcext:value-type="float">
            <text:p>12194</text:p>
          </table:table-cell>
          <table:table-cell table:formula="of:=[.A273]/[.B273]" office:value-type="float" office:value="0.375512547154338" calcext:value-type="float">
            <text:p>0.3755125472</text:p>
          </table:table-cell>
          <table:table-cell office:value-type="float" office:value="8791" calcext:value-type="float">
            <text:p>8791</text:p>
          </table:table-cell>
          <table:table-cell office:value-type="float" office:value="8697" calcext:value-type="float">
            <text:p>8697</text:p>
          </table:table-cell>
          <table:table-cell table:formula="of:=[.D273]/[.E273]" office:value-type="float" office:value="1.01080832470967" calcext:value-type="float">
            <text:p>1.0108083247</text:p>
          </table:table-cell>
          <table:table-cell office:value-type="float" office:value="6514" calcext:value-type="float">
            <text:p>6514</text:p>
          </table:table-cell>
          <table:table-cell office:value-type="float" office:value="5346" calcext:value-type="float">
            <text:p>5346</text:p>
          </table:table-cell>
          <table:table-cell table:formula="of:=[.G273]/[.H273]" office:value-type="float" office:value="1.21848110737" calcext:value-type="float">
            <text:p>1.2184811074</text:p>
          </table:table-cell>
          <table:table-cell office:value-type="float" office:value="48788" calcext:value-type="float">
            <text:p>48788</text:p>
          </table:table-cell>
          <table:table-cell office:value-type="float" office:value="65824" calcext:value-type="float">
            <text:p>65824</text:p>
          </table:table-cell>
          <table:table-cell table:formula="of:=[.J273]/[.K273]" office:value-type="float" office:value="0.741188624210015" calcext:value-type="float">
            <text:p>0.741188624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615" calcext:value-type="float">
            <text:p>0.0615</text:p>
          </table:table-cell>
          <table:table-cell table:formula="of:=AVERAGE([.C273];[.F273]; [.I273]; [.L273] )" office:value-type="float" office:value="0.836497650861005" calcext:value-type="float">
            <text:p>0.8364976509</text:p>
          </table:table-cell>
          <table:table-cell table:formula="of:=AVERAGE([.M273:.P273])" office:value-type="float" office:value="0.058525" calcext:value-type="float">
            <text:p>0.058525</text:p>
          </table:table-cell>
          <table:table-cell office:value-type="float" office:value="2270444.224" calcext:value-type="float">
            <text:p>2270444.22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220" calcext:value-type="float">
            <text:p>7220</text:p>
          </table:table-cell>
          <table:table-cell table:formula="of:=[.A274]/[.B274]" office:value-type="float" office:value="0.634210526315789" calcext:value-type="float">
            <text:p>0.6342105263</text:p>
          </table:table-cell>
          <table:table-cell office:value-type="float" office:value="8791" calcext:value-type="float">
            <text:p>8791</text:p>
          </table:table-cell>
          <table:table-cell office:value-type="float" office:value="10075" calcext:value-type="float">
            <text:p>10075</text:p>
          </table:table-cell>
          <table:table-cell table:formula="of:=[.D274]/[.E274]" office:value-type="float" office:value="0.872555831265509" calcext:value-type="float">
            <text:p>0.8725558313</text:p>
          </table:table-cell>
          <table:table-cell office:value-type="float" office:value="6514" calcext:value-type="float">
            <text:p>6514</text:p>
          </table:table-cell>
          <table:table-cell office:value-type="float" office:value="6844" calcext:value-type="float">
            <text:p>6844</text:p>
          </table:table-cell>
          <table:table-cell table:formula="of:=[.G274]/[.H274]" office:value-type="float" office:value="0.951782583284629" calcext:value-type="float">
            <text:p>0.9517825833</text:p>
          </table:table-cell>
          <table:table-cell office:value-type="float" office:value="48788" calcext:value-type="float">
            <text:p>48788</text:p>
          </table:table-cell>
          <table:table-cell office:value-type="float" office:value="60872" calcext:value-type="float">
            <text:p>60872</text:p>
          </table:table-cell>
          <table:table-cell table:formula="of:=[.J274]/[.K274]" office:value-type="float" office:value="0.801485083453805" calcext:value-type="float">
            <text:p>0.80148508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632" calcext:value-type="float">
            <text:p>0.0632</text:p>
          </table:table-cell>
          <table:table-cell table:formula="of:=AVERAGE([.C274];[.F274]; [.I274]; [.L274] )" office:value-type="float" office:value="0.815008506079933" calcext:value-type="float">
            <text:p>0.8150085061</text:p>
          </table:table-cell>
          <table:table-cell table:formula="of:=AVERAGE([.M274:.P274])" office:value-type="float" office:value="0.059575" calcext:value-type="float">
            <text:p>0.059575</text:p>
          </table:table-cell>
          <table:table-cell office:value-type="float" office:value="2085504.636" calcext:value-type="float">
            <text:p>2085504.63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275]/[.B275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8966" calcext:value-type="float">
            <text:p>8966</text:p>
          </table:table-cell>
          <table:table-cell table:formula="of:=[.D275]/[.E275]" office:value-type="float" office:value="0.980481820209681" calcext:value-type="float">
            <text:p>0.9804818202</text:p>
          </table:table-cell>
          <table:table-cell office:value-type="float" office:value="6514" calcext:value-type="float">
            <text:p>6514</text:p>
          </table:table-cell>
          <table:table-cell office:value-type="float" office:value="3929" calcext:value-type="float">
            <text:p>3929</text:p>
          </table:table-cell>
          <table:table-cell table:formula="of:=[.G275]/[.H275]" office:value-type="float" office:value="1.65792822601171" calcext:value-type="float">
            <text:p>1.657928226</text:p>
          </table:table-cell>
          <table:table-cell office:value-type="float" office:value="48788" calcext:value-type="float">
            <text:p>48788</text:p>
          </table:table-cell>
          <table:table-cell office:value-type="float" office:value="43252" calcext:value-type="float">
            <text:p>43252</text:p>
          </table:table-cell>
          <table:table-cell table:formula="of:=[.J275]/[.K275]" office:value-type="float" office:value="1.12799408119856" calcext:value-type="float">
            <text:p>1.1279940812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818" calcext:value-type="float">
            <text:p>0.0818</text:p>
          </table:table-cell>
          <table:table-cell table:formula="of:=AVERAGE([.C275];[.F275]; [.I275]; [.L275] )" office:value-type="float" office:value="1.09532065049336" calcext:value-type="float">
            <text:p>1.0953206505</text:p>
          </table:table-cell>
          <table:table-cell table:formula="of:=AVERAGE([.M275:.P275])" office:value-type="float" office:value="0.07745" calcext:value-type="float">
            <text:p>0.07745</text:p>
          </table:table-cell>
          <table:table-cell office:value-type="float" office:value="3774790.003" calcext:value-type="float">
            <text:p>3774790.00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289" calcext:value-type="float">
            <text:p>11289</text:p>
          </table:table-cell>
          <table:table-cell table:formula="of:=[.A276]/[.B276]" office:value-type="float" office:value="0.405616086455842" calcext:value-type="float">
            <text:p>0.4056160865</text:p>
          </table:table-cell>
          <table:table-cell office:value-type="float" office:value="8791" calcext:value-type="float">
            <text:p>8791</text:p>
          </table:table-cell>
          <table:table-cell office:value-type="float" office:value="6261" calcext:value-type="float">
            <text:p>6261</text:p>
          </table:table-cell>
          <table:table-cell table:formula="of:=[.D276]/[.E276]" office:value-type="float" office:value="1.40408880370548" calcext:value-type="float">
            <text:p>1.4040888037</text:p>
          </table:table-cell>
          <table:table-cell office:value-type="float" office:value="6514" calcext:value-type="float">
            <text:p>6514</text:p>
          </table:table-cell>
          <table:table-cell office:value-type="float" office:value="4044" calcext:value-type="float">
            <text:p>4044</text:p>
          </table:table-cell>
          <table:table-cell table:formula="of:=[.G276]/[.H276]" office:value-type="float" office:value="1.61078140454995" calcext:value-type="float">
            <text:p>1.6107814045</text:p>
          </table:table-cell>
          <table:table-cell office:value-type="float" office:value="48788" calcext:value-type="float">
            <text:p>48788</text:p>
          </table:table-cell>
          <table:table-cell office:value-type="float" office:value="52469" calcext:value-type="float">
            <text:p>52469</text:p>
          </table:table-cell>
          <table:table-cell table:formula="of:=[.J276]/[.K276]" office:value-type="float" office:value="0.929844289008748" calcext:value-type="float">
            <text:p>0.929844289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74" calcext:value-type="float">
            <text:p>0.074</text:p>
          </table:table-cell>
          <table:table-cell table:formula="of:=AVERAGE([.C276];[.F276]; [.I276]; [.L276] )" office:value-type="float" office:value="1.08758264593" calcext:value-type="float">
            <text:p>1.0875826459</text:p>
          </table:table-cell>
          <table:table-cell table:formula="of:=AVERAGE([.M276:.P276])" office:value-type="float" office:value="0.069975" calcext:value-type="float">
            <text:p>0.069975</text:p>
          </table:table-cell>
          <table:table-cell office:value-type="float" office:value="3402682.369" calcext:value-type="float">
            <text:p>3402682.36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348" calcext:value-type="float">
            <text:p>5348</text:p>
          </table:table-cell>
          <table:table-cell table:formula="of:=[.A277]/[.B277]" office:value-type="float" office:value="0.856207928197457" calcext:value-type="float">
            <text:p>0.8562079282</text:p>
          </table:table-cell>
          <table:table-cell office:value-type="float" office:value="8791" calcext:value-type="float">
            <text:p>8791</text:p>
          </table:table-cell>
          <table:table-cell office:value-type="float" office:value="8472" calcext:value-type="float">
            <text:p>8472</text:p>
          </table:table-cell>
          <table:table-cell table:formula="of:=[.D277]/[.E277]" office:value-type="float" office:value="1.03765344664778" calcext:value-type="float">
            <text:p>1.0376534466</text:p>
          </table:table-cell>
          <table:table-cell office:value-type="float" office:value="6514" calcext:value-type="float">
            <text:p>6514</text:p>
          </table:table-cell>
          <table:table-cell office:value-type="float" office:value="3911" calcext:value-type="float">
            <text:p>3911</text:p>
          </table:table-cell>
          <table:table-cell table:formula="of:=[.G277]/[.H277]" office:value-type="float" office:value="1.66555868064434" calcext:value-type="float">
            <text:p>1.6655586806</text:p>
          </table:table-cell>
          <table:table-cell office:value-type="float" office:value="48788" calcext:value-type="float">
            <text:p>48788</text:p>
          </table:table-cell>
          <table:table-cell office:value-type="float" office:value="30975" calcext:value-type="float">
            <text:p>30975</text:p>
          </table:table-cell>
          <table:table-cell table:formula="of:=[.J277]/[.K277]" office:value-type="float" office:value="1.57507667473769" calcext:value-type="float">
            <text:p>1.5750766747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792" calcext:value-type="float">
            <text:p>0.0792</text:p>
          </table:table-cell>
          <table:table-cell table:formula="of:=AVERAGE([.C277];[.F277]; [.I277]; [.L277] )" office:value-type="float" office:value="1.28362418255682" calcext:value-type="float">
            <text:p>1.2836241826</text:p>
          </table:table-cell>
          <table:table-cell table:formula="of:=AVERAGE([.M277:.P277])" office:value-type="float" office:value="0.07505" calcext:value-type="float">
            <text:p>0.07505</text:p>
          </table:table-cell>
          <table:table-cell office:value-type="float" office:value="2808171.573" calcext:value-type="float">
            <text:p>2808171.57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869" calcext:value-type="float">
            <text:p>5869</text:p>
          </table:table-cell>
          <table:table-cell table:formula="of:=[.A278]/[.B278]" office:value-type="float" office:value="0.780201056398024" calcext:value-type="float">
            <text:p>0.7802010564</text:p>
          </table:table-cell>
          <table:table-cell office:value-type="float" office:value="8791" calcext:value-type="float">
            <text:p>8791</text:p>
          </table:table-cell>
          <table:table-cell office:value-type="float" office:value="8392" calcext:value-type="float">
            <text:p>8392</text:p>
          </table:table-cell>
          <table:table-cell table:formula="of:=[.D278]/[.E278]" office:value-type="float" office:value="1.04754528122021" calcext:value-type="float">
            <text:p>1.0475452812</text:p>
          </table:table-cell>
          <table:table-cell office:value-type="float" office:value="6514" calcext:value-type="float">
            <text:p>6514</text:p>
          </table:table-cell>
          <table:table-cell office:value-type="float" office:value="4963" calcext:value-type="float">
            <text:p>4963</text:p>
          </table:table-cell>
          <table:table-cell table:formula="of:=[.G278]/[.H278]" office:value-type="float" office:value="1.3125125931896" calcext:value-type="float">
            <text:p>1.3125125932</text:p>
          </table:table-cell>
          <table:table-cell office:value-type="float" office:value="48788" calcext:value-type="float">
            <text:p>48788</text:p>
          </table:table-cell>
          <table:table-cell office:value-type="float" office:value="41800" calcext:value-type="float">
            <text:p>41800</text:p>
          </table:table-cell>
          <table:table-cell table:formula="of:=[.J278]/[.K278]" office:value-type="float" office:value="1.16717703349282" calcext:value-type="float">
            <text:p>1.1671770335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605" calcext:value-type="float">
            <text:p>0.0605</text:p>
          </table:table-cell>
          <table:table-cell table:formula="of:=AVERAGE([.C278];[.F278]; [.I278]; [.L278] )" office:value-type="float" office:value="1.07685899107516" calcext:value-type="float">
            <text:p>1.0768589911</text:p>
          </table:table-cell>
          <table:table-cell table:formula="of:=AVERAGE([.M278:.P278])" office:value-type="float" office:value="0.055975" calcext:value-type="float">
            <text:p>0.055975</text:p>
          </table:table-cell>
          <table:table-cell office:value-type="float" office:value="2081608.271" calcext:value-type="float">
            <text:p>2081608.27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188" calcext:value-type="float">
            <text:p>7188</text:p>
          </table:table-cell>
          <table:table-cell table:formula="of:=[.A279]/[.B279]" office:value-type="float" office:value="0.637033945464663" calcext:value-type="float">
            <text:p>0.6370339455</text:p>
          </table:table-cell>
          <table:table-cell office:value-type="float" office:value="8791" calcext:value-type="float">
            <text:p>8791</text:p>
          </table:table-cell>
          <table:table-cell office:value-type="float" office:value="11305" calcext:value-type="float">
            <text:p>11305</text:p>
          </table:table-cell>
          <table:table-cell table:formula="of:=[.D279]/[.E279]" office:value-type="float" office:value="0.777620521892968" calcext:value-type="float">
            <text:p>0.7776205219</text:p>
          </table:table-cell>
          <table:table-cell office:value-type="float" office:value="6514" calcext:value-type="float">
            <text:p>6514</text:p>
          </table:table-cell>
          <table:table-cell office:value-type="float" office:value="8222" calcext:value-type="float">
            <text:p>8222</text:p>
          </table:table-cell>
          <table:table-cell table:formula="of:=[.G279]/[.H279]" office:value-type="float" office:value="0.792264655801508" calcext:value-type="float">
            <text:p>0.7922646558</text:p>
          </table:table-cell>
          <table:table-cell office:value-type="float" office:value="48788" calcext:value-type="float">
            <text:p>48788</text:p>
          </table:table-cell>
          <table:table-cell office:value-type="float" office:value="61310" calcext:value-type="float">
            <text:p>61310</text:p>
          </table:table-cell>
          <table:table-cell table:formula="of:=[.J279]/[.K279]" office:value-type="float" office:value="0.795759256238787" calcext:value-type="float">
            <text:p>0.795759256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523" calcext:value-type="float">
            <text:p>0.0523</text:p>
          </table:table-cell>
          <table:table-cell table:formula="of:=AVERAGE([.C279];[.F279]; [.I279]; [.L279] )" office:value-type="float" office:value="0.750669594849481" calcext:value-type="float">
            <text:p>0.7506695948</text:p>
          </table:table-cell>
          <table:table-cell table:formula="of:=AVERAGE([.M279:.P279])" office:value-type="float" office:value="0.0484" calcext:value-type="float">
            <text:p>0.0484</text:p>
          </table:table-cell>
          <table:table-cell office:value-type="float" office:value="1674693.778" calcext:value-type="float">
            <text:p>1674693.77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332" calcext:value-type="float">
            <text:p>11332</text:p>
          </table:table-cell>
          <table:table-cell table:formula="of:=[.A280]/[.B280]" office:value-type="float" office:value="0.404076950229439" calcext:value-type="float">
            <text:p>0.4040769502</text:p>
          </table:table-cell>
          <table:table-cell office:value-type="float" office:value="8791" calcext:value-type="float">
            <text:p>8791</text:p>
          </table:table-cell>
          <table:table-cell office:value-type="float" office:value="6175" calcext:value-type="float">
            <text:p>6175</text:p>
          </table:table-cell>
          <table:table-cell table:formula="of:=[.D280]/[.E280]" office:value-type="float" office:value="1.42364372469636" calcext:value-type="float">
            <text:p>1.4236437247</text:p>
          </table:table-cell>
          <table:table-cell office:value-type="float" office:value="6514" calcext:value-type="float">
            <text:p>6514</text:p>
          </table:table-cell>
          <table:table-cell office:value-type="float" office:value="3869" calcext:value-type="float">
            <text:p>3869</text:p>
          </table:table-cell>
          <table:table-cell table:formula="of:=[.G280]/[.H280]" office:value-type="float" office:value="1.68363918325149" calcext:value-type="float">
            <text:p>1.6836391833</text:p>
          </table:table-cell>
          <table:table-cell office:value-type="float" office:value="48788" calcext:value-type="float">
            <text:p>48788</text:p>
          </table:table-cell>
          <table:table-cell office:value-type="float" office:value="52145" calcext:value-type="float">
            <text:p>52145</text:p>
          </table:table-cell>
          <table:table-cell table:formula="of:=[.J280]/[.K280]" office:value-type="float" office:value="0.935621823760667" calcext:value-type="float">
            <text:p>0.9356218238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39" calcext:value-type="float">
            <text:p>0.0839</text:p>
          </table:table-cell>
          <table:table-cell table:formula="of:=AVERAGE([.C280];[.F280]; [.I280]; [.L280] )" office:value-type="float" office:value="1.11174542048449" calcext:value-type="float">
            <text:p>1.1117454205</text:p>
          </table:table-cell>
          <table:table-cell table:formula="of:=AVERAGE([.M280:.P280])" office:value-type="float" office:value="0.079725" calcext:value-type="float">
            <text:p>0.079725</text:p>
          </table:table-cell>
          <table:table-cell office:value-type="float" office:value="3884431.104" calcext:value-type="float">
            <text:p>3884431.10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4776" calcext:value-type="float">
            <text:p>4776</text:p>
          </table:table-cell>
          <table:table-cell table:formula="of:=[.A281]/[.B281]" office:value-type="float" office:value="0.958752093802345" calcext:value-type="float">
            <text:p>0.9587520938</text:p>
          </table:table-cell>
          <table:table-cell office:value-type="float" office:value="8791" calcext:value-type="float">
            <text:p>8791</text:p>
          </table:table-cell>
          <table:table-cell office:value-type="float" office:value="8748" calcext:value-type="float">
            <text:p>8748</text:p>
          </table:table-cell>
          <table:table-cell table:formula="of:=[.D281]/[.E281]" office:value-type="float" office:value="1.0049154092364" calcext:value-type="float">
            <text:p>1.0049154092</text:p>
          </table:table-cell>
          <table:table-cell office:value-type="float" office:value="6514" calcext:value-type="float">
            <text:p>6514</text:p>
          </table:table-cell>
          <table:table-cell office:value-type="float" office:value="4000" calcext:value-type="float">
            <text:p>4000</text:p>
          </table:table-cell>
          <table:table-cell table:formula="of:=[.G281]/[.H281]" office:value-type="float" office:value="1.6285" calcext:value-type="float">
            <text:p>1.6285</text:p>
          </table:table-cell>
          <table:table-cell office:value-type="float" office:value="48788" calcext:value-type="float">
            <text:p>48788</text:p>
          </table:table-cell>
          <table:table-cell office:value-type="float" office:value="29784" calcext:value-type="float">
            <text:p>29784</text:p>
          </table:table-cell>
          <table:table-cell table:formula="of:=[.J281]/[.K281]" office:value-type="float" office:value="1.63806070373355" calcext:value-type="float">
            <text:p>1.6380607037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984" calcext:value-type="float">
            <text:p>0.0984</text:p>
          </table:table-cell>
          <table:table-cell table:formula="of:=AVERAGE([.C281];[.F281]; [.I281]; [.L281] )" office:value-type="float" office:value="1.30755705169307" calcext:value-type="float">
            <text:p>1.3075570517</text:p>
          </table:table-cell>
          <table:table-cell table:formula="of:=AVERAGE([.M281:.P281])" office:value-type="float" office:value="0.093825" calcext:value-type="float">
            <text:p>0.093825</text:p>
          </table:table-cell>
          <table:table-cell office:value-type="float" office:value="3927914.336" calcext:value-type="float">
            <text:p>3927914.33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089" calcext:value-type="float">
            <text:p>5089</text:p>
          </table:table-cell>
          <table:table-cell table:formula="of:=[.A282]/[.B282]" office:value-type="float" office:value="0.899783847514246" calcext:value-type="float">
            <text:p>0.8997838475</text:p>
          </table:table-cell>
          <table:table-cell office:value-type="float" office:value="8791" calcext:value-type="float">
            <text:p>8791</text:p>
          </table:table-cell>
          <table:table-cell office:value-type="float" office:value="8371" calcext:value-type="float">
            <text:p>8371</text:p>
          </table:table-cell>
          <table:table-cell table:formula="of:=[.D282]/[.E282]" office:value-type="float" office:value="1.05017321705889" calcext:value-type="float">
            <text:p>1.0501732171</text:p>
          </table:table-cell>
          <table:table-cell office:value-type="float" office:value="6514" calcext:value-type="float">
            <text:p>6514</text:p>
          </table:table-cell>
          <table:table-cell office:value-type="float" office:value="3805" calcext:value-type="float">
            <text:p>3805</text:p>
          </table:table-cell>
          <table:table-cell table:formula="of:=[.G282]/[.H282]" office:value-type="float" office:value="1.7119579500657" calcext:value-type="float">
            <text:p>1.7119579501</text:p>
          </table:table-cell>
          <table:table-cell office:value-type="float" office:value="48788" calcext:value-type="float">
            <text:p>48788</text:p>
          </table:table-cell>
          <table:table-cell office:value-type="float" office:value="31101" calcext:value-type="float">
            <text:p>31101</text:p>
          </table:table-cell>
          <table:table-cell table:formula="of:=[.J282]/[.K282]" office:value-type="float" office:value="1.56869554033632" calcext:value-type="float">
            <text:p>1.5686955403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4" calcext:value-type="float">
            <text:p>0.0884</text:p>
          </table:table-cell>
          <table:table-cell table:formula="of:=AVERAGE([.C282];[.F282]; [.I282]; [.L282] )" office:value-type="float" office:value="1.30765263874379" calcext:value-type="float">
            <text:p>1.3076526387</text:p>
          </table:table-cell>
          <table:table-cell table:formula="of:=AVERAGE([.M282:.P282])" office:value-type="float" office:value="0.08395" calcext:value-type="float">
            <text:p>0.08395</text:p>
          </table:table-cell>
          <table:table-cell office:value-type="float" office:value="3183561.658" calcext:value-type="float">
            <text:p>3183561.65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517" calcext:value-type="float">
            <text:p>8517</text:p>
          </table:table-cell>
          <table:table-cell table:formula="of:=[.A283]/[.B283]" office:value-type="float" office:value="0.53763062111072" calcext:value-type="float">
            <text:p>0.5376306211</text:p>
          </table:table-cell>
          <table:table-cell office:value-type="float" office:value="8791" calcext:value-type="float">
            <text:p>8791</text:p>
          </table:table-cell>
          <table:table-cell office:value-type="float" office:value="9129" calcext:value-type="float">
            <text:p>9129</text:p>
          </table:table-cell>
          <table:table-cell table:formula="of:=[.D283]/[.E283]" office:value-type="float" office:value="0.962975134187753" calcext:value-type="float">
            <text:p>0.9629751342</text:p>
          </table:table-cell>
          <table:table-cell office:value-type="float" office:value="6514" calcext:value-type="float">
            <text:p>6514</text:p>
          </table:table-cell>
          <table:table-cell office:value-type="float" office:value="4731" calcext:value-type="float">
            <text:p>4731</text:p>
          </table:table-cell>
          <table:table-cell table:formula="of:=[.G283]/[.H283]" office:value-type="float" office:value="1.37687592475164" calcext:value-type="float">
            <text:p>1.3768759248</text:p>
          </table:table-cell>
          <table:table-cell office:value-type="float" office:value="48788" calcext:value-type="float">
            <text:p>48788</text:p>
          </table:table-cell>
          <table:table-cell office:value-type="float" office:value="55603" calcext:value-type="float">
            <text:p>55603</text:p>
          </table:table-cell>
          <table:table-cell table:formula="of:=[.J283]/[.K283]" office:value-type="float" office:value="0.877434670791144" calcext:value-type="float">
            <text:p>0.8774346708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468" calcext:value-type="float">
            <text:p>0.0468</text:p>
          </table:table-cell>
          <table:table-cell table:formula="of:=AVERAGE([.C283];[.F283]; [.I283]; [.L283] )" office:value-type="float" office:value="0.938729087710314" calcext:value-type="float">
            <text:p>0.9387290877</text:p>
          </table:table-cell>
          <table:table-cell table:formula="of:=AVERAGE([.M283:.P283])" office:value-type="float" office:value="0.043275" calcext:value-type="float">
            <text:p>0.043275</text:p>
          </table:table-cell>
          <table:table-cell office:value-type="float" office:value="1872232.093" calcext:value-type="float">
            <text:p>1872232.09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387" calcext:value-type="float">
            <text:p>13387</text:p>
          </table:table-cell>
          <table:table-cell table:formula="of:=[.A284]/[.B284]" office:value-type="float" office:value="0.342048255770524" calcext:value-type="float">
            <text:p>0.3420482558</text:p>
          </table:table-cell>
          <table:table-cell office:value-type="float" office:value="8791" calcext:value-type="float">
            <text:p>8791</text:p>
          </table:table-cell>
          <table:table-cell office:value-type="float" office:value="10716" calcext:value-type="float">
            <text:p>10716</text:p>
          </table:table-cell>
          <table:table-cell table:formula="of:=[.D284]/[.E284]" office:value-type="float" office:value="0.820362075401269" calcext:value-type="float">
            <text:p>0.8203620754</text:p>
          </table:table-cell>
          <table:table-cell office:value-type="float" office:value="6514" calcext:value-type="float">
            <text:p>6514</text:p>
          </table:table-cell>
          <table:table-cell office:value-type="float" office:value="7018" calcext:value-type="float">
            <text:p>7018</text:p>
          </table:table-cell>
          <table:table-cell table:formula="of:=[.G284]/[.H284]" office:value-type="float" office:value="0.92818466799658" calcext:value-type="float">
            <text:p>0.928184668</text:p>
          </table:table-cell>
          <table:table-cell office:value-type="float" office:value="48788" calcext:value-type="float">
            <text:p>48788</text:p>
          </table:table-cell>
          <table:table-cell office:value-type="float" office:value="68781" calcext:value-type="float">
            <text:p>68781</text:p>
          </table:table-cell>
          <table:table-cell table:formula="of:=[.J284]/[.K284]" office:value-type="float" office:value="0.709323795815705" calcext:value-type="float">
            <text:p>0.7093237958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97" calcext:value-type="float">
            <text:p>0.0397</text:p>
          </table:table-cell>
          <table:table-cell table:formula="of:=AVERAGE([.C284];[.F284]; [.I284]; [.L284] )" office:value-type="float" office:value="0.699979698746019" calcext:value-type="float">
            <text:p>0.6999796987</text:p>
          </table:table-cell>
          <table:table-cell table:formula="of:=AVERAGE([.M284:.P284])" office:value-type="float" office:value="0.0371" calcext:value-type="float">
            <text:p>0.0371</text:p>
          </table:table-cell>
          <table:table-cell office:value-type="float" office:value="1548622.884" calcext:value-type="float">
            <text:p>1548622.88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332" calcext:value-type="float">
            <text:p>11332</text:p>
          </table:table-cell>
          <table:table-cell table:formula="of:=[.A285]/[.B285]" office:value-type="float" office:value="0.404076950229439" calcext:value-type="float">
            <text:p>0.4040769502</text:p>
          </table:table-cell>
          <table:table-cell office:value-type="float" office:value="8791" calcext:value-type="float">
            <text:p>8791</text:p>
          </table:table-cell>
          <table:table-cell office:value-type="float" office:value="6381" calcext:value-type="float">
            <text:p>6381</text:p>
          </table:table-cell>
          <table:table-cell table:formula="of:=[.D285]/[.E285]" office:value-type="float" office:value="1.37768374862874" calcext:value-type="float">
            <text:p>1.3776837486</text:p>
          </table:table-cell>
          <table:table-cell office:value-type="float" office:value="6514" calcext:value-type="float">
            <text:p>6514</text:p>
          </table:table-cell>
          <table:table-cell office:value-type="float" office:value="3686" calcext:value-type="float">
            <text:p>3686</text:p>
          </table:table-cell>
          <table:table-cell table:formula="of:=[.G285]/[.H285]" office:value-type="float" office:value="1.76722734671731" calcext:value-type="float">
            <text:p>1.7672273467</text:p>
          </table:table-cell>
          <table:table-cell office:value-type="float" office:value="48788" calcext:value-type="float">
            <text:p>48788</text:p>
          </table:table-cell>
          <table:table-cell office:value-type="float" office:value="52139" calcext:value-type="float">
            <text:p>52139</text:p>
          </table:table-cell>
          <table:table-cell table:formula="of:=[.J285]/[.K285]" office:value-type="float" office:value="0.93572949231861" calcext:value-type="float">
            <text:p>0.935729492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865" calcext:value-type="float">
            <text:p>0.0865</text:p>
          </table:table-cell>
          <table:table-cell table:formula="of:=AVERAGE([.C285];[.F285]; [.I285]; [.L285] )" office:value-type="float" office:value="1.12117938447352" calcext:value-type="float">
            <text:p>1.1211793845</text:p>
          </table:table-cell>
          <table:table-cell table:formula="of:=AVERAGE([.M285:.P285])" office:value-type="float" office:value="0.08195" calcext:value-type="float">
            <text:p>0.08195</text:p>
          </table:table-cell>
          <table:table-cell office:value-type="float" office:value="4130646.953" calcext:value-type="float">
            <text:p>4130646.95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286]/[.B286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5679" calcext:value-type="float">
            <text:p>5679</text:p>
          </table:table-cell>
          <table:table-cell table:formula="of:=[.D286]/[.E286]" office:value-type="float" office:value="1.54798379996478" calcext:value-type="float">
            <text:p>1.5479838</text:p>
          </table:table-cell>
          <table:table-cell office:value-type="float" office:value="6514" calcext:value-type="float">
            <text:p>6514</text:p>
          </table:table-cell>
          <table:table-cell office:value-type="float" office:value="3269" calcext:value-type="float">
            <text:p>3269</text:p>
          </table:table-cell>
          <table:table-cell table:formula="of:=[.G286]/[.H286]" office:value-type="float" office:value="1.99265830529214" calcext:value-type="float">
            <text:p>1.9926583053</text:p>
          </table:table-cell>
          <table:table-cell office:value-type="float" office:value="48788" calcext:value-type="float">
            <text:p>48788</text:p>
          </table:table-cell>
          <table:table-cell office:value-type="float" office:value="43118" calcext:value-type="float">
            <text:p>43118</text:p>
          </table:table-cell>
          <table:table-cell table:formula="of:=[.J286]/[.K286]" office:value-type="float" office:value="1.1314996057331" calcext:value-type="float">
            <text:p>1.1314996057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99" calcext:value-type="float">
            <text:p>0.099</text:p>
          </table:table-cell>
          <table:table-cell table:formula="of:=AVERAGE([.C286];[.F286]; [.I286]; [.L286] )" office:value-type="float" office:value="1.31881914745246" calcext:value-type="float">
            <text:p>1.3188191475</text:p>
          </table:table-cell>
          <table:table-cell table:formula="of:=AVERAGE([.M286:.P286])" office:value-type="float" office:value="0.095325" calcext:value-type="float">
            <text:p>0.095325</text:p>
          </table:table-cell>
          <table:table-cell office:value-type="float" office:value="3887374.055" calcext:value-type="float">
            <text:p>3887374.05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234" calcext:value-type="float">
            <text:p>12234</text:p>
          </table:table-cell>
          <table:table-cell table:formula="of:=[.A287]/[.B287]" office:value-type="float" office:value="0.374284780120974" calcext:value-type="float">
            <text:p>0.3742847801</text:p>
          </table:table-cell>
          <table:table-cell office:value-type="float" office:value="8791" calcext:value-type="float">
            <text:p>8791</text:p>
          </table:table-cell>
          <table:table-cell office:value-type="float" office:value="10827" calcext:value-type="float">
            <text:p>10827</text:p>
          </table:table-cell>
          <table:table-cell table:formula="of:=[.D287]/[.E287]" office:value-type="float" office:value="0.811951602475293" calcext:value-type="float">
            <text:p>0.8119516025</text:p>
          </table:table-cell>
          <table:table-cell office:value-type="float" office:value="6514" calcext:value-type="float">
            <text:p>6514</text:p>
          </table:table-cell>
          <table:table-cell office:value-type="float" office:value="8504" calcext:value-type="float">
            <text:p>8504</text:p>
          </table:table-cell>
          <table:table-cell table:formula="of:=[.G287]/[.H287]" office:value-type="float" office:value="0.765992474129821" calcext:value-type="float">
            <text:p>0.7659924741</text:p>
          </table:table-cell>
          <table:table-cell office:value-type="float" office:value="48788" calcext:value-type="float">
            <text:p>48788</text:p>
          </table:table-cell>
          <table:table-cell office:value-type="float" office:value="61242" calcext:value-type="float">
            <text:p>61242</text:p>
          </table:table-cell>
          <table:table-cell table:formula="of:=[.J287]/[.K287]" office:value-type="float" office:value="0.796642826818197" calcext:value-type="float">
            <text:p>0.7966428268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83" calcext:value-type="float">
            <text:p>0.0583</text:p>
          </table:table-cell>
          <table:table-cell table:formula="of:=AVERAGE([.C287];[.F287]; [.I287]; [.L287] )" office:value-type="float" office:value="0.687217920886071" calcext:value-type="float">
            <text:p>0.6872179209</text:p>
          </table:table-cell>
          <table:table-cell table:formula="of:=AVERAGE([.M287:.P287])" office:value-type="float" office:value="0.054975" calcext:value-type="float">
            <text:p>0.054975</text:p>
          </table:table-cell>
          <table:table-cell office:value-type="float" office:value="2460692.008" calcext:value-type="float">
            <text:p>2460692.00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2194" calcext:value-type="float">
            <text:p>12194</text:p>
          </table:table-cell>
          <table:table-cell table:formula="of:=[.A288]/[.B288]" office:value-type="float" office:value="0.375512547154338" calcext:value-type="float">
            <text:p>0.3755125472</text:p>
          </table:table-cell>
          <table:table-cell office:value-type="float" office:value="8791" calcext:value-type="float">
            <text:p>8791</text:p>
          </table:table-cell>
          <table:table-cell office:value-type="float" office:value="9110" calcext:value-type="float">
            <text:p>9110</text:p>
          </table:table-cell>
          <table:table-cell table:formula="of:=[.D288]/[.E288]" office:value-type="float" office:value="0.964983534577388" calcext:value-type="float">
            <text:p>0.9649835346</text:p>
          </table:table-cell>
          <table:table-cell office:value-type="float" office:value="6514" calcext:value-type="float">
            <text:p>6514</text:p>
          </table:table-cell>
          <table:table-cell office:value-type="float" office:value="5362" calcext:value-type="float">
            <text:p>5362</text:p>
          </table:table-cell>
          <table:table-cell table:formula="of:=[.G288]/[.H288]" office:value-type="float" office:value="1.21484520701231" calcext:value-type="float">
            <text:p>1.214845207</text:p>
          </table:table-cell>
          <table:table-cell office:value-type="float" office:value="48788" calcext:value-type="float">
            <text:p>48788</text:p>
          </table:table-cell>
          <table:table-cell office:value-type="float" office:value="65828" calcext:value-type="float">
            <text:p>65828</text:p>
          </table:table-cell>
          <table:table-cell table:formula="of:=[.J288]/[.K288]" office:value-type="float" office:value="0.741143586315853" calcext:value-type="float">
            <text:p>0.7411435863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45" calcext:value-type="float">
            <text:p>0.0445</text:p>
          </table:table-cell>
          <table:table-cell table:formula="of:=AVERAGE([.C288];[.F288]; [.I288]; [.L288] )" office:value-type="float" office:value="0.824121218764972" calcext:value-type="float">
            <text:p>0.8241212188</text:p>
          </table:table-cell>
          <table:table-cell table:formula="of:=AVERAGE([.M288:.P288])" office:value-type="float" office:value="0.0412" calcext:value-type="float">
            <text:p>0.0412</text:p>
          </table:table-cell>
          <table:table-cell office:value-type="float" office:value="1830519.155" calcext:value-type="float">
            <text:p>1830519.15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152" calcext:value-type="float">
            <text:p>13152</text:p>
          </table:table-cell>
          <table:table-cell table:formula="of:=[.A289]/[.B289]" office:value-type="float" office:value="0.3481599756691" calcext:value-type="float">
            <text:p>0.3481599757</text:p>
          </table:table-cell>
          <table:table-cell office:value-type="float" office:value="8791" calcext:value-type="float">
            <text:p>8791</text:p>
          </table:table-cell>
          <table:table-cell office:value-type="float" office:value="10531" calcext:value-type="float">
            <text:p>10531</text:p>
          </table:table-cell>
          <table:table-cell table:formula="of:=[.D289]/[.E289]" office:value-type="float" office:value="0.834773525781027" calcext:value-type="float">
            <text:p>0.8347735258</text:p>
          </table:table-cell>
          <table:table-cell office:value-type="float" office:value="6514" calcext:value-type="float">
            <text:p>6514</text:p>
          </table:table-cell>
          <table:table-cell office:value-type="float" office:value="6941" calcext:value-type="float">
            <text:p>6941</text:p>
          </table:table-cell>
          <table:table-cell table:formula="of:=[.G289]/[.H289]" office:value-type="float" office:value="0.938481486817461" calcext:value-type="float">
            <text:p>0.9384814868</text:p>
          </table:table-cell>
          <table:table-cell office:value-type="float" office:value="48788" calcext:value-type="float">
            <text:p>48788</text:p>
          </table:table-cell>
          <table:table-cell office:value-type="float" office:value="67919" calcext:value-type="float">
            <text:p>67919</text:p>
          </table:table-cell>
          <table:table-cell table:formula="of:=[.J289]/[.K289]" office:value-type="float" office:value="0.718326241552438" calcext:value-type="float">
            <text:p>0.7183262416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423" calcext:value-type="float">
            <text:p>0.0423</text:p>
          </table:table-cell>
          <table:table-cell table:formula="of:=AVERAGE([.C289];[.F289]; [.I289]; [.L289] )" office:value-type="float" office:value="0.709935307455007" calcext:value-type="float">
            <text:p>0.7099353075</text:p>
          </table:table-cell>
          <table:table-cell table:formula="of:=AVERAGE([.M289:.P289])" office:value-type="float" office:value="0.0401" calcext:value-type="float">
            <text:p>0.0401</text:p>
          </table:table-cell>
          <table:table-cell office:value-type="float" office:value="1614690.167" calcext:value-type="float">
            <text:p>1614690.16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447" calcext:value-type="float">
            <text:p>7447</text:p>
          </table:table-cell>
          <table:table-cell table:formula="of:=[.A290]/[.B290]" office:value-type="float" office:value="0.614878474553511" calcext:value-type="float">
            <text:p>0.6148784746</text:p>
          </table:table-cell>
          <table:table-cell office:value-type="float" office:value="8791" calcext:value-type="float">
            <text:p>8791</text:p>
          </table:table-cell>
          <table:table-cell office:value-type="float" office:value="6461" calcext:value-type="float">
            <text:p>6461</text:p>
          </table:table-cell>
          <table:table-cell table:formula="of:=[.D290]/[.E290]" office:value-type="float" office:value="1.36062529020276" calcext:value-type="float">
            <text:p>1.3606252902</text:p>
          </table:table-cell>
          <table:table-cell office:value-type="float" office:value="6514" calcext:value-type="float">
            <text:p>6514</text:p>
          </table:table-cell>
          <table:table-cell office:value-type="float" office:value="3244" calcext:value-type="float">
            <text:p>3244</text:p>
          </table:table-cell>
          <table:table-cell table:formula="of:=[.G290]/[.H290]" office:value-type="float" office:value="2.00801479654747" calcext:value-type="float">
            <text:p>2.0080147965</text:p>
          </table:table-cell>
          <table:table-cell office:value-type="float" office:value="48788" calcext:value-type="float">
            <text:p>48788</text:p>
          </table:table-cell>
          <table:table-cell office:value-type="float" office:value="43154" calcext:value-type="float">
            <text:p>43154</text:p>
          </table:table-cell>
          <table:table-cell table:formula="of:=[.J290]/[.K290]" office:value-type="float" office:value="1.13055568429346" calcext:value-type="float">
            <text:p>1.1305556843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818" calcext:value-type="float">
            <text:p>0.0818</text:p>
          </table:table-cell>
          <table:table-cell table:formula="of:=AVERAGE([.C290];[.F290]; [.I290]; [.L290] )" office:value-type="float" office:value="1.2785185613993" calcext:value-type="float">
            <text:p>1.2785185614</text:p>
          </table:table-cell>
          <table:table-cell table:formula="of:=AVERAGE([.M290:.P290])" office:value-type="float" office:value="0.077775" calcext:value-type="float">
            <text:p>0.077775</text:p>
          </table:table-cell>
          <table:table-cell office:value-type="float" office:value="3866539.709" calcext:value-type="float">
            <text:p>3866539.709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7592" calcext:value-type="float">
            <text:p>7592</text:p>
          </table:table-cell>
          <table:table-cell table:formula="of:=[.A291]/[.B291]" office:value-type="float" office:value="0.60313487881981" calcext:value-type="float">
            <text:p>0.6031348788</text:p>
          </table:table-cell>
          <table:table-cell office:value-type="float" office:value="8791" calcext:value-type="float">
            <text:p>8791</text:p>
          </table:table-cell>
          <table:table-cell office:value-type="float" office:value="5847" calcext:value-type="float">
            <text:p>5847</text:p>
          </table:table-cell>
          <table:table-cell table:formula="of:=[.D291]/[.E291]" office:value-type="float" office:value="1.50350607148965" calcext:value-type="float">
            <text:p>1.5035060715</text:p>
          </table:table-cell>
          <table:table-cell office:value-type="float" office:value="6514" calcext:value-type="float">
            <text:p>6514</text:p>
          </table:table-cell>
          <table:table-cell office:value-type="float" office:value="3162" calcext:value-type="float">
            <text:p>3162</text:p>
          </table:table-cell>
          <table:table-cell table:formula="of:=[.G291]/[.H291]" office:value-type="float" office:value="2.06008855154965" calcext:value-type="float">
            <text:p>2.0600885515</text:p>
          </table:table-cell>
          <table:table-cell office:value-type="float" office:value="48788" calcext:value-type="float">
            <text:p>48788</text:p>
          </table:table-cell>
          <table:table-cell office:value-type="float" office:value="43094" calcext:value-type="float">
            <text:p>43094</text:p>
          </table:table-cell>
          <table:table-cell table:formula="of:=[.J291]/[.K291]" office:value-type="float" office:value="1.13212976284402" calcext:value-type="float">
            <text:p>1.1321297628</text:p>
          </table:table-cell>
          <table:table-cell table:number-columns-repeated="2" office:value-type="float" office:value="0.106" calcext:value-type="float">
            <text:p>0.1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table:formula="of:=AVERAGE([.C291];[.F291]; [.I291]; [.L291] )" office:value-type="float" office:value="1.32471481617578" calcext:value-type="float">
            <text:p>1.3247148162</text:p>
          </table:table-cell>
          <table:table-cell table:formula="of:=AVERAGE([.M291:.P291])" office:value-type="float" office:value="0.1065" calcext:value-type="float">
            <text:p>0.1065</text:p>
          </table:table-cell>
          <table:table-cell office:value-type="float" office:value="4155733.218" calcext:value-type="float">
            <text:p>4155733.21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302" calcext:value-type="float">
            <text:p>5302</text:p>
          </table:table-cell>
          <table:table-cell table:formula="of:=[.A292]/[.B292]" office:value-type="float" office:value="0.863636363636364" calcext:value-type="float">
            <text:p>0.8636363636</text:p>
          </table:table-cell>
          <table:table-cell office:value-type="float" office:value="8791" calcext:value-type="float">
            <text:p>8791</text:p>
          </table:table-cell>
          <table:table-cell office:value-type="float" office:value="8446" calcext:value-type="float">
            <text:p>8446</text:p>
          </table:table-cell>
          <table:table-cell table:formula="of:=[.D292]/[.E292]" office:value-type="float" office:value="1.04084773857447" calcext:value-type="float">
            <text:p>1.0408477386</text:p>
          </table:table-cell>
          <table:table-cell office:value-type="float" office:value="6514" calcext:value-type="float">
            <text:p>6514</text:p>
          </table:table-cell>
          <table:table-cell office:value-type="float" office:value="4080" calcext:value-type="float">
            <text:p>4080</text:p>
          </table:table-cell>
          <table:table-cell table:formula="of:=[.G292]/[.H292]" office:value-type="float" office:value="1.59656862745098" calcext:value-type="float">
            <text:p>1.5965686275</text:p>
          </table:table-cell>
          <table:table-cell office:value-type="float" office:value="48788" calcext:value-type="float">
            <text:p>48788</text:p>
          </table:table-cell>
          <table:table-cell office:value-type="float" office:value="31486" calcext:value-type="float">
            <text:p>31486</text:p>
          </table:table-cell>
          <table:table-cell table:formula="of:=[.J292]/[.K292]" office:value-type="float" office:value="1.54951406974528" calcext:value-type="float">
            <text:p>1.5495140697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827" calcext:value-type="float">
            <text:p>0.0827</text:p>
          </table:table-cell>
          <table:table-cell table:formula="of:=AVERAGE([.C292];[.F292]; [.I292]; [.L292] )" office:value-type="float" office:value="1.26264169985178" calcext:value-type="float">
            <text:p>1.2626416999</text:p>
          </table:table-cell>
          <table:table-cell table:formula="of:=AVERAGE([.M292:.P292])" office:value-type="float" office:value="0.078575" calcext:value-type="float">
            <text:p>0.078575</text:p>
          </table:table-cell>
          <table:table-cell office:value-type="float" office:value="2888181.191" calcext:value-type="float">
            <text:p>2888181.19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8493" calcext:value-type="float">
            <text:p>8493</text:p>
          </table:table-cell>
          <table:table-cell table:formula="of:=[.A293]/[.B293]" office:value-type="float" office:value="0.539149888143177" calcext:value-type="float">
            <text:p>0.5391498881</text:p>
          </table:table-cell>
          <table:table-cell office:value-type="float" office:value="8791" calcext:value-type="float">
            <text:p>8791</text:p>
          </table:table-cell>
          <table:table-cell office:value-type="float" office:value="9118" calcext:value-type="float">
            <text:p>9118</text:p>
          </table:table-cell>
          <table:table-cell table:formula="of:=[.D293]/[.E293]" office:value-type="float" office:value="0.964136872121079" calcext:value-type="float">
            <text:p>0.9641368721</text:p>
          </table:table-cell>
          <table:table-cell office:value-type="float" office:value="6514" calcext:value-type="float">
            <text:p>6514</text:p>
          </table:table-cell>
          <table:table-cell office:value-type="float" office:value="4997" calcext:value-type="float">
            <text:p>4997</text:p>
          </table:table-cell>
          <table:table-cell table:formula="of:=[.G293]/[.H293]" office:value-type="float" office:value="1.30358214928957" calcext:value-type="float">
            <text:p>1.3035821493</text:p>
          </table:table-cell>
          <table:table-cell office:value-type="float" office:value="48788" calcext:value-type="float">
            <text:p>48788</text:p>
          </table:table-cell>
          <table:table-cell office:value-type="float" office:value="55667" calcext:value-type="float">
            <text:p>55667</text:p>
          </table:table-cell>
          <table:table-cell table:formula="of:=[.J293]/[.K293]" office:value-type="float" office:value="0.876425889665331" calcext:value-type="float">
            <text:p>0.8764258897</text:p>
          </table:table-cell>
          <table:table-cell table:number-columns-repeated="2" office:value-type="float" office:value="0.0401" calcext:value-type="float">
            <text:p>0.040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4" calcext:value-type="float">
            <text:p>0.0434</text:p>
          </table:table-cell>
          <table:table-cell table:formula="of:=AVERAGE([.C293];[.F293]; [.I293]; [.L293] )" office:value-type="float" office:value="0.92082369980479" calcext:value-type="float">
            <text:p>0.9208236998</text:p>
          </table:table-cell>
          <table:table-cell table:formula="of:=AVERAGE([.M293:.P293])" office:value-type="float" office:value="0.04065" calcext:value-type="float">
            <text:p>0.04065</text:p>
          </table:table-cell>
          <table:table-cell office:value-type="float" office:value="1795638.906" calcext:value-type="float">
            <text:p>1795638.90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9772" calcext:value-type="float">
            <text:p>9772</text:p>
          </table:table-cell>
          <table:table-cell table:formula="of:=[.A294]/[.B294]" office:value-type="float" office:value="0.468583708555055" calcext:value-type="float">
            <text:p>0.4685837086</text:p>
          </table:table-cell>
          <table:table-cell office:value-type="float" office:value="8791" calcext:value-type="float">
            <text:p>8791</text:p>
          </table:table-cell>
          <table:table-cell office:value-type="float" office:value="10493" calcext:value-type="float">
            <text:p>10493</text:p>
          </table:table-cell>
          <table:table-cell table:formula="of:=[.D294]/[.E294]" office:value-type="float" office:value="0.83779662632231" calcext:value-type="float">
            <text:p>0.8377966263</text:p>
          </table:table-cell>
          <table:table-cell office:value-type="float" office:value="6514" calcext:value-type="float">
            <text:p>6514</text:p>
          </table:table-cell>
          <table:table-cell office:value-type="float" office:value="6867" calcext:value-type="float">
            <text:p>6867</text:p>
          </table:table-cell>
          <table:table-cell table:formula="of:=[.G294]/[.H294]" office:value-type="float" office:value="0.948594728411242" calcext:value-type="float">
            <text:p>0.9485947284</text:p>
          </table:table-cell>
          <table:table-cell office:value-type="float" office:value="48788" calcext:value-type="float">
            <text:p>48788</text:p>
          </table:table-cell>
          <table:table-cell office:value-type="float" office:value="64086" calcext:value-type="float">
            <text:p>64086</text:p>
          </table:table-cell>
          <table:table-cell table:formula="of:=[.J294]/[.K294]" office:value-type="float" office:value="0.761289517211247" calcext:value-type="float">
            <text:p>0.7612895172</text:p>
          </table:table-cell>
          <table:table-cell table:number-columns-repeated="2" office:value-type="float" office:value="0.0454" calcext:value-type="float">
            <text:p>0.045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8" calcext:value-type="float">
            <text:p>0.048</text:p>
          </table:table-cell>
          <table:table-cell table:formula="of:=AVERAGE([.C294];[.F294]; [.I294]; [.L294] )" office:value-type="float" office:value="0.754066145124964" calcext:value-type="float">
            <text:p>0.7540661451</text:p>
          </table:table-cell>
          <table:table-cell table:formula="of:=AVERAGE([.M294:.P294])" office:value-type="float" office:value="0.045825" calcext:value-type="float">
            <text:p>0.045825</text:p>
          </table:table-cell>
          <table:table-cell office:value-type="float" office:value="1745546.763" calcext:value-type="float">
            <text:p>1745546.763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332" calcext:value-type="float">
            <text:p>11332</text:p>
          </table:table-cell>
          <table:table-cell table:formula="of:=[.A295]/[.B295]" office:value-type="float" office:value="0.404076950229439" calcext:value-type="float">
            <text:p>0.4040769502</text:p>
          </table:table-cell>
          <table:table-cell office:value-type="float" office:value="8791" calcext:value-type="float">
            <text:p>8791</text:p>
          </table:table-cell>
          <table:table-cell office:value-type="float" office:value="9048" calcext:value-type="float">
            <text:p>9048</text:p>
          </table:table-cell>
          <table:table-cell table:formula="of:=[.D295]/[.E295]" office:value-type="float" office:value="0.971595932802829" calcext:value-type="float">
            <text:p>0.9715959328</text:p>
          </table:table-cell>
          <table:table-cell office:value-type="float" office:value="6514" calcext:value-type="float">
            <text:p>6514</text:p>
          </table:table-cell>
          <table:table-cell office:value-type="float" office:value="4739" calcext:value-type="float">
            <text:p>4739</text:p>
          </table:table-cell>
          <table:table-cell table:formula="of:=[.G295]/[.H295]" office:value-type="float" office:value="1.37455159316311" calcext:value-type="float">
            <text:p>1.3745515932</text:p>
          </table:table-cell>
          <table:table-cell office:value-type="float" office:value="48788" calcext:value-type="float">
            <text:p>48788</text:p>
          </table:table-cell>
          <table:table-cell office:value-type="float" office:value="52432" calcext:value-type="float">
            <text:p>52432</text:p>
          </table:table-cell>
          <table:table-cell table:formula="of:=[.J295]/[.K295]" office:value-type="float" office:value="0.930500457735734" calcext:value-type="float">
            <text:p>0.930500457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729" calcext:value-type="float">
            <text:p>0.0729</text:p>
          </table:table-cell>
          <table:table-cell table:formula="of:=AVERAGE([.C295];[.F295]; [.I295]; [.L295] )" office:value-type="float" office:value="0.920181233482779" calcext:value-type="float">
            <text:p>0.9201812335</text:p>
          </table:table-cell>
          <table:table-cell table:formula="of:=AVERAGE([.M295:.P295])" office:value-type="float" office:value="0.0684" calcext:value-type="float">
            <text:p>0.0684</text:p>
          </table:table-cell>
          <table:table-cell office:value-type="float" office:value="3339827.778" calcext:value-type="float">
            <text:p>3339827.77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407" calcext:value-type="float">
            <text:p>11407</text:p>
          </table:table-cell>
          <table:table-cell table:formula="of:=[.A296]/[.B296]" office:value-type="float" office:value="0.401420180590865" calcext:value-type="float">
            <text:p>0.4014201806</text:p>
          </table:table-cell>
          <table:table-cell office:value-type="float" office:value="8791" calcext:value-type="float">
            <text:p>8791</text:p>
          </table:table-cell>
          <table:table-cell office:value-type="float" office:value="9277" calcext:value-type="float">
            <text:p>9277</text:p>
          </table:table-cell>
          <table:table-cell table:formula="of:=[.D296]/[.E296]" office:value-type="float" office:value="0.947612374690094" calcext:value-type="float">
            <text:p>0.9476123747</text:p>
          </table:table-cell>
          <table:table-cell office:value-type="float" office:value="6514" calcext:value-type="float">
            <text:p>6514</text:p>
          </table:table-cell>
          <table:table-cell office:value-type="float" office:value="4267" calcext:value-type="float">
            <text:p>4267</text:p>
          </table:table-cell>
          <table:table-cell table:formula="of:=[.G296]/[.H296]" office:value-type="float" office:value="1.52659948441528" calcext:value-type="float">
            <text:p>1.5265994844</text:p>
          </table:table-cell>
          <table:table-cell office:value-type="float" office:value="48788" calcext:value-type="float">
            <text:p>48788</text:p>
          </table:table-cell>
          <table:table-cell office:value-type="float" office:value="52082" calcext:value-type="float">
            <text:p>52082</text:p>
          </table:table-cell>
          <table:table-cell table:formula="of:=[.J296]/[.K296]" office:value-type="float" office:value="0.936753580891671" calcext:value-type="float">
            <text:p>0.9367535809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796" calcext:value-type="float">
            <text:p>0.0796</text:p>
          </table:table-cell>
          <table:table-cell table:formula="of:=AVERAGE([.C296];[.F296]; [.I296]; [.L296] )" office:value-type="float" office:value="0.953096405146977" calcext:value-type="float">
            <text:p>0.9530964051</text:p>
          </table:table-cell>
          <table:table-cell table:formula="of:=AVERAGE([.M296:.P296])" office:value-type="float" office:value="0.075025" calcext:value-type="float">
            <text:p>0.075025</text:p>
          </table:table-cell>
          <table:table-cell office:value-type="float" office:value="3637556.05" calcext:value-type="float">
            <text:p>3637556.05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1913" calcext:value-type="float">
            <text:p>11913</text:p>
          </table:table-cell>
          <table:table-cell table:formula="of:=[.A297]/[.B297]" office:value-type="float" office:value="0.384370015948963" calcext:value-type="float">
            <text:p>0.3843700159</text:p>
          </table:table-cell>
          <table:table-cell office:value-type="float" office:value="8791" calcext:value-type="float">
            <text:p>8791</text:p>
          </table:table-cell>
          <table:table-cell office:value-type="float" office:value="8632" calcext:value-type="float">
            <text:p>8632</text:p>
          </table:table-cell>
          <table:table-cell table:formula="of:=[.D297]/[.E297]" office:value-type="float" office:value="1.01841983317887" calcext:value-type="float">
            <text:p>1.0184198332</text:p>
          </table:table-cell>
          <table:table-cell office:value-type="float" office:value="6514" calcext:value-type="float">
            <text:p>6514</text:p>
          </table:table-cell>
          <table:table-cell office:value-type="float" office:value="4038" calcext:value-type="float">
            <text:p>4038</text:p>
          </table:table-cell>
          <table:table-cell table:formula="of:=[.G297]/[.H297]" office:value-type="float" office:value="1.61317483902922" calcext:value-type="float">
            <text:p>1.613174839</text:p>
          </table:table-cell>
          <table:table-cell office:value-type="float" office:value="48788" calcext:value-type="float">
            <text:p>48788</text:p>
          </table:table-cell>
          <table:table-cell office:value-type="float" office:value="52296" calcext:value-type="float">
            <text:p>52296</text:p>
          </table:table-cell>
          <table:table-cell table:formula="of:=[.J297]/[.K297]" office:value-type="float" office:value="0.932920299831727" calcext:value-type="float">
            <text:p>0.9329202998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707" calcext:value-type="float">
            <text:p>0.0707</text:p>
          </table:table-cell>
          <table:table-cell table:formula="of:=AVERAGE([.C297];[.F297]; [.I297]; [.L297] )" office:value-type="float" office:value="0.987221246997195" calcext:value-type="float">
            <text:p>0.987221247</text:p>
          </table:table-cell>
          <table:table-cell table:formula="of:=AVERAGE([.M297:.P297])" office:value-type="float" office:value="0.066825" calcext:value-type="float">
            <text:p>0.066825</text:p>
          </table:table-cell>
          <table:table-cell office:value-type="float" office:value="2741210.756" calcext:value-type="float">
            <text:p>2741210.756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5571" calcext:value-type="float">
            <text:p>5571</text:p>
          </table:table-cell>
          <table:table-cell table:formula="of:=[.A298]/[.B298]" office:value-type="float" office:value="0.821935020642614" calcext:value-type="float">
            <text:p>0.8219350206</text:p>
          </table:table-cell>
          <table:table-cell office:value-type="float" office:value="8791" calcext:value-type="float">
            <text:p>8791</text:p>
          </table:table-cell>
          <table:table-cell office:value-type="float" office:value="10209" calcext:value-type="float">
            <text:p>10209</text:p>
          </table:table-cell>
          <table:table-cell table:formula="of:=[.D298]/[.E298]" office:value-type="float" office:value="0.861102948378881" calcext:value-type="float">
            <text:p>0.8611029484</text:p>
          </table:table-cell>
          <table:table-cell office:value-type="float" office:value="6514" calcext:value-type="float">
            <text:p>6514</text:p>
          </table:table-cell>
          <table:table-cell office:value-type="float" office:value="5083" calcext:value-type="float">
            <text:p>5083</text:p>
          </table:table-cell>
          <table:table-cell table:formula="of:=[.G298]/[.H298]" office:value-type="float" office:value="1.28152665748574" calcext:value-type="float">
            <text:p>1.2815266575</text:p>
          </table:table-cell>
          <table:table-cell office:value-type="float" office:value="48788" calcext:value-type="float">
            <text:p>48788</text:p>
          </table:table-cell>
          <table:table-cell office:value-type="float" office:value="41953" calcext:value-type="float">
            <text:p>41953</text:p>
          </table:table-cell>
          <table:table-cell table:formula="of:=[.J298]/[.K298]" office:value-type="float" office:value="1.16292041093605" calcext:value-type="float">
            <text:p>1.1629204109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67" calcext:value-type="float">
            <text:p>0.0567</text:p>
          </table:table-cell>
          <table:table-cell table:formula="of:=AVERAGE([.C298];[.F298]; [.I298]; [.L298] )" office:value-type="float" office:value="1.03187125936082" calcext:value-type="float">
            <text:p>1.0318712594</text:p>
          </table:table-cell>
          <table:table-cell table:formula="of:=AVERAGE([.M298:.P298])" office:value-type="float" office:value="0.051525" calcext:value-type="float">
            <text:p>0.051525</text:p>
          </table:table-cell>
          <table:table-cell office:value-type="float" office:value="2141696.792" calcext:value-type="float">
            <text:p>2141696.79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13564" calcext:value-type="float">
            <text:p>13564</text:p>
          </table:table-cell>
          <table:table-cell table:formula="of:=[.A299]/[.B299]" office:value-type="float" office:value="0.337584783249779" calcext:value-type="float">
            <text:p>0.3375847832</text:p>
          </table:table-cell>
          <table:table-cell office:value-type="float" office:value="8791" calcext:value-type="float">
            <text:p>8791</text:p>
          </table:table-cell>
          <table:table-cell office:value-type="float" office:value="11073" calcext:value-type="float">
            <text:p>11073</text:p>
          </table:table-cell>
          <table:table-cell table:formula="of:=[.D299]/[.E299]" office:value-type="float" office:value="0.793913122008489" calcext:value-type="float">
            <text:p>0.793913122</text:p>
          </table:table-cell>
          <table:table-cell office:value-type="float" office:value="6514" calcext:value-type="float">
            <text:p>6514</text:p>
          </table:table-cell>
          <table:table-cell office:value-type="float" office:value="8388" calcext:value-type="float">
            <text:p>8388</text:p>
          </table:table-cell>
          <table:table-cell table:formula="of:=[.G299]/[.H299]" office:value-type="float" office:value="0.776585598474011" calcext:value-type="float">
            <text:p>0.7765855985</text:p>
          </table:table-cell>
          <table:table-cell office:value-type="float" office:value="48788" calcext:value-type="float">
            <text:p>48788</text:p>
          </table:table-cell>
          <table:table-cell office:value-type="float" office:value="68526" calcext:value-type="float">
            <text:p>68526</text:p>
          </table:table-cell>
          <table:table-cell table:formula="of:=[.J299]/[.K299]" office:value-type="float" office:value="0.711963342380994" calcext:value-type="float">
            <text:p>0.711963342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5" calcext:value-type="float">
            <text:p>0.0455</text:p>
          </table:table-cell>
          <table:table-cell table:formula="of:=AVERAGE([.C299];[.F299]; [.I299]; [.L299] )" office:value-type="float" office:value="0.655011711528318" calcext:value-type="float">
            <text:p>0.6550117115</text:p>
          </table:table-cell>
          <table:table-cell table:formula="of:=AVERAGE([.M299:.P299])" office:value-type="float" office:value="0.043" calcext:value-type="float">
            <text:p>0.043</text:p>
          </table:table-cell>
          <table:table-cell office:value-type="float" office:value="1670656.782" calcext:value-type="float">
            <text:p>1670656.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1">00/00/0000</text:date>, <text:time style:data-style-name="N2" text:time-value="11:17:13.040073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1:10:45.222876875</meta:creation-date>
    <dc:date>2021-10-11T11:17:29.212063955</dc:date>
    <meta:editing-duration>PT6M5S</meta:editing-duration>
    <meta:editing-cycles>2</meta:editing-cycles>
    <meta:generator>LibreOffice/5.1.6.2$Linux_X86_64 LibreOffice_project/10m0$Build-2</meta:generator>
    <meta:document-statistic meta:table-count="1" meta:cell-count="5681" meta:object-count="0"/>
  </office:meta>
</office:document-meta>
</file>